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ans3" svg:font-family="'Liberation Sans'" style:font-adornments="Regular" style:font-family-generic="swiss"/>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ohit Hindi" svg:font-family="'Lohit Hindi'"/>
    <style:font-face style:name="Lohit Hindi1" svg:font-family="'Lohit Hindi'" style:font-family-generic="modern" style:font-pitch="fixed"/>
    <style:font-face style:name="Lohit Hindi2" svg:font-family="'Lohit Hindi'" style:font-family-generic="swiss" style:font-pitch="variable"/>
    <style:font-face style:name="Lohit Hindi3" svg:font-family="'Lohit Hind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ce style:name="WenQuanYi Micro Hei" svg:font-family="'WenQuanYi Micro Hei'" style:font-family-generic="modern" style:font-pitch="fixed"/>
    <style:font-face style:name="WenQuanYi Micro Hei1" svg:font-family="'WenQuanYi Micro Hei'" style:font-family-generic="swiss" style:font-pitch="variable"/>
    <style:font-face style:name="WenQuanYi Micro Hei2" svg:font-family="'WenQuanYi Micro Hei'" style:font-family-generic="system" style:font-pitch="variable"/>
    <style:font-face style:name="sans-serif" svg:font-family="sans-serif"/>
  </office:font-face-decls>
  <office:automatic-styles>
    <style:style style:name="Table1" style:family="table">
      <style:table-properties style:width="8.2708in" table:align="left" fo:background-color="#ffffff">
        <style:background-image/>
      </style:table-properties>
    </style:style>
    <style:style style:name="Table1.A" style:family="table-column">
      <style:table-column-properties style:column-width="0.6236in"/>
    </style:style>
    <style:style style:name="Table1.B" style:family="table-column">
      <style:table-column-properties style:column-width="0.2403in"/>
    </style:style>
    <style:style style:name="Table1.C" style:family="table-column">
      <style:table-column-properties style:column-width="0.3236in"/>
    </style:style>
    <style:style style:name="Table1.F" style:family="table-column">
      <style:table-column-properties style:column-width="0.284in"/>
    </style:style>
    <style:style style:name="Table1.K" style:family="table-column">
      <style:table-column-properties style:column-width="0.2792in"/>
    </style:style>
    <style:style style:name="Table1.X" style:family="table-column">
      <style:table-column-properties style:column-width="0.2104in"/>
    </style:style>
    <style:style style:name="Table1.a" style:family="table-column">
      <style:table-column-properties style:column-width="0.1986in"/>
    </style:style>
    <style:style style:name="Table1.c" style:family="table-column">
      <style:table-column-properties style:column-width="0.1569in"/>
    </style:style>
    <style:style style:name="Table1.g" style:family="table-column">
      <style:table-column-properties style:column-width="0.1882in"/>
    </style:style>
    <style:style style:name="Table1.A1" style:family="table-cell">
      <style:table-cell-properties style:vertical-align="middle" fo:background-color="#f2f2f2" fo:padding="0.0194in" fo:border="none">
        <style:background-image/>
      </style:table-cell-properties>
    </style:style>
    <style:style style:name="Table1.B3" style:family="table-cell">
      <style:table-cell-properties style:vertical-align="middle" fo:padding="0.0194in" fo:border="none"/>
    </style:style>
    <style:style style:name="Table1.C3" style:family="table-cell">
      <style:table-cell-properties style:vertical-align="middle" fo:padding="0.0194in" fo:border="none"/>
    </style:style>
    <style:style style:name="Table1.D3" style:family="table-cell">
      <style:table-cell-properties style:vertical-align="middle" fo:padding="0.0194in" fo:border="none"/>
    </style:style>
    <style:style style:name="Table1.E3" style:family="table-cell">
      <style:table-cell-properties style:vertical-align="middle" fo:padding="0.0194in" fo:border="none"/>
    </style:style>
    <style:style style:name="Table1.F3" style:family="table-cell">
      <style:table-cell-properties style:vertical-align="middle" fo:padding="0.0194in" fo:border="none"/>
    </style:style>
    <style:style style:name="Table1.G3" style:family="table-cell">
      <style:table-cell-properties style:vertical-align="middle" fo:padding="0.0194in" fo:border="none"/>
    </style:style>
    <style:style style:name="Table1.H3" style:family="table-cell">
      <style:table-cell-properties style:vertical-align="middle" fo:padding="0.0194in" fo:border="none"/>
    </style:style>
    <style:style style:name="Table1.I3" style:family="table-cell">
      <style:table-cell-properties style:vertical-align="middle" fo:padding="0.0194in" fo:border="none"/>
    </style:style>
    <style:style style:name="Table1.J3" style:family="table-cell">
      <style:table-cell-properties style:vertical-align="middle" fo:padding="0.0194in" fo:border="none"/>
    </style:style>
    <style:style style:name="Table1.K3" style:family="table-cell">
      <style:table-cell-properties style:vertical-align="middle" fo:padding="0.0194in" fo:border="none"/>
    </style:style>
    <style:style style:name="Table1.L3" style:family="table-cell">
      <style:table-cell-properties style:vertical-align="middle" fo:padding="0.0194in" fo:border="none"/>
    </style:style>
    <style:style style:name="Table1.M3" style:family="table-cell">
      <style:table-cell-properties style:vertical-align="middle" fo:padding="0.0194in" fo:border="none"/>
    </style:style>
    <style:style style:name="Table1.N3" style:family="table-cell">
      <style:table-cell-properties style:vertical-align="middle" fo:padding="0.0194in" fo:border="none"/>
    </style:style>
    <style:style style:name="Table1.O3" style:family="table-cell">
      <style:table-cell-properties style:vertical-align="middle" fo:padding="0.0194in" fo:border="none"/>
    </style:style>
    <style:style style:name="Table1.P3" style:family="table-cell">
      <style:table-cell-properties style:vertical-align="middle" fo:padding="0.0194in" fo:border="none"/>
    </style:style>
    <style:style style:name="Table1.Q3" style:family="table-cell">
      <style:table-cell-properties style:vertical-align="middle" fo:padding="0.0194in" fo:border="none"/>
    </style:style>
    <style:style style:name="Table1.R3" style:family="table-cell">
      <style:table-cell-properties style:vertical-align="middle" fo:padding="0.0194in" fo:border="none"/>
    </style:style>
    <style:style style:name="Table1.S3" style:family="table-cell">
      <style:table-cell-properties style:vertical-align="middle" fo:padding="0.0194in" fo:border="none"/>
    </style:style>
    <style:style style:name="Table1.T3" style:family="table-cell">
      <style:table-cell-properties style:vertical-align="middle" fo:padding="0.0194in" fo:border="none"/>
    </style:style>
    <style:style style:name="Table1.U3" style:family="table-cell">
      <style:table-cell-properties style:vertical-align="middle" fo:padding="0.0194in" fo:border="none"/>
    </style:style>
    <style:style style:name="Table1.V3" style:family="table-cell">
      <style:table-cell-properties style:vertical-align="middle" fo:padding="0.0194in" fo:border="none"/>
    </style:style>
    <style:style style:name="Table1.W3" style:family="table-cell">
      <style:table-cell-properties style:vertical-align="middle" fo:padding="0.0194in" fo:border="none"/>
    </style:style>
    <style:style style:name="Table1.X3" style:family="table-cell">
      <style:table-cell-properties style:vertical-align="middle" fo:padding="0.0194in" fo:border="none"/>
    </style:style>
    <style:style style:name="Table1.Y3" style:family="table-cell">
      <style:table-cell-properties style:vertical-align="middle" fo:padding="0.0194in" fo:border="none"/>
    </style:style>
    <style:style style:name="Table1.Z3" style:family="table-cell">
      <style:table-cell-properties style:vertical-align="middle" fo:padding="0.0194in" fo:border="none"/>
    </style:style>
    <style:style style:name="Table1.a3" style:family="table-cell">
      <style:table-cell-properties style:vertical-align="middle" fo:padding="0.0194in" fo:border="none"/>
    </style:style>
    <style:style style:name="Table1.b3" style:family="table-cell">
      <style:table-cell-properties style:vertical-align="middle" fo:padding="0.0194in" fo:border="none"/>
    </style:style>
    <style:style style:name="Table1.c3" style:family="table-cell">
      <style:table-cell-properties style:vertical-align="middle" fo:padding="0.0194in" fo:border="none"/>
    </style:style>
    <style:style style:name="Table1.d3" style:family="table-cell">
      <style:table-cell-properties style:vertical-align="middle" fo:padding="0.0194in" fo:border="none"/>
    </style:style>
    <style:style style:name="Table1.e3" style:family="table-cell">
      <style:table-cell-properties style:vertical-align="middle" fo:padding="0.0194in" fo:border="none"/>
    </style:style>
    <style:style style:name="Table1.f3" style:family="table-cell">
      <style:table-cell-properties style:vertical-align="middle" fo:padding="0.0194in" fo:border="none"/>
    </style:style>
    <style:style style:name="Table1.g3" style:family="table-cell">
      <style:table-cell-properties style:vertical-align="middle" fo:padding="0.0194in" fo:border="none"/>
    </style:style>
    <style:style style:name="Table1.B4" style:family="table-cell">
      <style:table-cell-properties style:vertical-align="middle" fo:padding="0.0194in" fo:border="none"/>
    </style:style>
    <style:style style:name="Table1.C4" style:family="table-cell">
      <style:table-cell-properties style:vertical-align="middle" fo:padding="0.0194in" fo:border="none"/>
    </style:style>
    <style:style style:name="Table1.D4" style:family="table-cell">
      <style:table-cell-properties style:vertical-align="middle" fo:padding="0.0194in" fo:border="none"/>
    </style:style>
    <style:style style:name="Table1.E4" style:family="table-cell">
      <style:table-cell-properties style:vertical-align="middle" fo:padding="0.0194in" fo:border="none"/>
    </style:style>
    <style:style style:name="Table1.F4" style:family="table-cell">
      <style:table-cell-properties style:vertical-align="middle" fo:padding="0.0194in" fo:border="none"/>
    </style:style>
    <style:style style:name="Table1.G4" style:family="table-cell">
      <style:table-cell-properties style:vertical-align="middle" fo:padding="0.0194in" fo:border="none"/>
    </style:style>
    <style:style style:name="Table1.H4" style:family="table-cell">
      <style:table-cell-properties style:vertical-align="middle" fo:padding="0.0194in" fo:border="none"/>
    </style:style>
    <style:style style:name="Table1.I4" style:family="table-cell">
      <style:table-cell-properties style:vertical-align="middle" fo:padding="0.0194in" fo:border="none"/>
    </style:style>
    <style:style style:name="Table1.J4" style:family="table-cell">
      <style:table-cell-properties style:vertical-align="middle" fo:padding="0.0194in" fo:border="none"/>
    </style:style>
    <style:style style:name="Table1.K4" style:family="table-cell">
      <style:table-cell-properties style:vertical-align="middle" fo:padding="0.0194in" fo:border="none"/>
    </style:style>
    <style:style style:name="Table1.L4" style:family="table-cell">
      <style:table-cell-properties style:vertical-align="middle" fo:padding="0.0194in" fo:border="none"/>
    </style:style>
    <style:style style:name="Table1.M4" style:family="table-cell">
      <style:table-cell-properties style:vertical-align="middle" fo:padding="0.0194in" fo:border="none"/>
    </style:style>
    <style:style style:name="Table1.N4" style:family="table-cell">
      <style:table-cell-properties style:vertical-align="middle" fo:padding="0.0194in" fo:border="none"/>
    </style:style>
    <style:style style:name="Table1.O4" style:family="table-cell">
      <style:table-cell-properties style:vertical-align="middle" fo:padding="0.0194in" fo:border="none"/>
    </style:style>
    <style:style style:name="Table1.P4" style:family="table-cell">
      <style:table-cell-properties style:vertical-align="middle" fo:padding="0.0194in" fo:border="none"/>
    </style:style>
    <style:style style:name="Table1.Q4" style:family="table-cell">
      <style:table-cell-properties style:vertical-align="middle" fo:padding="0.0194in" fo:border="none"/>
    </style:style>
    <style:style style:name="Table1.R4" style:family="table-cell">
      <style:table-cell-properties style:vertical-align="middle" fo:padding="0.0194in" fo:border="none"/>
    </style:style>
    <style:style style:name="Table1.S4" style:family="table-cell">
      <style:table-cell-properties style:vertical-align="middle" fo:padding="0.0194in" fo:border="none"/>
    </style:style>
    <style:style style:name="Table1.T4" style:family="table-cell">
      <style:table-cell-properties style:vertical-align="middle" fo:padding="0.0194in" fo:border="none"/>
    </style:style>
    <style:style style:name="Table1.U4" style:family="table-cell">
      <style:table-cell-properties style:vertical-align="middle" fo:padding="0.0194in" fo:border="none"/>
    </style:style>
    <style:style style:name="Table1.V4" style:family="table-cell">
      <style:table-cell-properties style:vertical-align="middle" fo:padding="0.0194in" fo:border="none"/>
    </style:style>
    <style:style style:name="Table1.W4" style:family="table-cell">
      <style:table-cell-properties style:vertical-align="middle" fo:padding="0.0194in" fo:border="none"/>
    </style:style>
    <style:style style:name="Table1.X4" style:family="table-cell">
      <style:table-cell-properties style:vertical-align="middle" fo:padding="0.0194in" fo:border="none"/>
    </style:style>
    <style:style style:name="Table1.Y4" style:family="table-cell">
      <style:table-cell-properties style:vertical-align="middle" fo:padding="0.0194in" fo:border="none"/>
    </style:style>
    <style:style style:name="Table1.Z4" style:family="table-cell">
      <style:table-cell-properties style:vertical-align="middle" fo:padding="0.0194in" fo:border="none"/>
    </style:style>
    <style:style style:name="Table1.a4" style:family="table-cell">
      <style:table-cell-properties style:vertical-align="middle" fo:padding="0.0194in" fo:border="none"/>
    </style:style>
    <style:style style:name="Table1.b4" style:family="table-cell">
      <style:table-cell-properties style:vertical-align="middle" fo:padding="0.0194in" fo:border="none"/>
    </style:style>
    <style:style style:name="Table1.c4" style:family="table-cell">
      <style:table-cell-properties style:vertical-align="middle" fo:padding="0.0194in" fo:border="none"/>
    </style:style>
    <style:style style:name="Table1.d4" style:family="table-cell">
      <style:table-cell-properties style:vertical-align="middle" fo:padding="0.0194in" fo:border="none"/>
    </style:style>
    <style:style style:name="Table1.e4" style:family="table-cell">
      <style:table-cell-properties style:vertical-align="middle" fo:padding="0.0194in" fo:border="none"/>
    </style:style>
    <style:style style:name="Table1.f4" style:family="table-cell">
      <style:table-cell-properties style:vertical-align="middle" fo:padding="0.0194in" fo:border="none"/>
    </style:style>
    <style:style style:name="Table1.g4" style:family="table-cell">
      <style:table-cell-properties style:vertical-align="middle" fo:padding="0.0194in" fo:border="none"/>
    </style:style>
    <style:style style:name="Table2" style:family="table">
      <style:table-properties style:width="8.5361in" table:align="left" fo:background-color="#ffffff">
        <style:background-image/>
      </style:table-properties>
    </style:style>
    <style:style style:name="Table2.A" style:family="table-column">
      <style:table-column-properties style:column-width="4.2576in"/>
    </style:style>
    <style:style style:name="Table2.B" style:family="table-column">
      <style:table-column-properties style:column-width="4.2785in"/>
    </style:style>
    <style:style style:name="Table2.A1" style:family="table-cell">
      <style:table-cell-properties style:vertical-align="middle" fo:padding="0.0194in" fo:border="none"/>
    </style:style>
    <style:style style:name="Table3" style:family="table">
      <style:table-properties style:width="3.0729in" table:align="left" fo:background-color="#ffffff">
        <style:background-image/>
      </style:table-properties>
    </style:style>
    <style:style style:name="Table3.A" style:family="table-column">
      <style:table-column-properties style:column-width="0.35in"/>
    </style:style>
    <style:style style:name="Table3.B" style:family="table-column">
      <style:table-column-properties style:column-width="0.4486in"/>
    </style:style>
    <style:style style:name="Table3.G" style:family="table-column">
      <style:table-column-properties style:column-width="0.4799in"/>
    </style:style>
    <style:style style:name="Table3.A1" style:family="table-cell">
      <style:table-cell-properties style:vertical-align="middle" style:border-line-width-left="0.0049in 0.0049in 0.0049in" style:border-line-width-top="0.0049in 0.0049in 0.0049in" style:border-line-width-bottom="0.0049in 0.0049in 0.0049in" fo:padding="0.0194in" fo:border-left="1.05pt double #808080" fo:border-right="none" fo:border-top="1.05pt double #808080" fo:border-bottom="1.05pt double #808080"/>
    </style:style>
    <style:style style:name="Table3.G1" style:family="table-cell">
      <style:table-cell-properties style:vertical-align="middle" style:border-line-width="0.0049in 0.0049in 0.0049in" fo:padding="0.0194in" fo:border="1.05pt double #808080"/>
    </style:style>
    <style:style style:name="Table3.A2" style:family="table-cell">
      <style:table-cell-properties style:vertical-align="middle" style:border-line-width-left="0.0049in 0.0049in 0.0049in" style:border-line-width-bottom="0.0049in 0.0049in 0.0049in" fo:padding="0.0194in" fo:border-left="1.05pt double #808080" fo:border-right="none" fo:border-top="none" fo:border-bottom="1.05pt double #808080"/>
    </style:style>
    <style:style style:name="Table3.G2" style:family="table-cell">
      <style:table-cell-properties style:vertical-align="middle" style:border-line-width-left="0.0049in 0.0049in 0.0049in" style:border-line-width-right="0.0049in 0.0049in 0.0049in" style:border-line-width-bottom="0.0049in 0.0049in 0.0049in" fo:padding="0.0194in" fo:border-left="1.05pt double #808080" fo:border-right="1.05pt double #808080" fo:border-top="none" fo:border-bottom="1.05pt double #808080"/>
    </style:style>
    <style:style style:name="Table4" style:family="table">
      <style:table-properties style:width="6.925in" table:align="left" fo:background-color="#ffffff">
        <style:background-image/>
      </style:table-properties>
    </style:style>
    <style:style style:name="Table4.A" style:family="table-column">
      <style:table-column-properties style:column-width="0.6083in"/>
    </style:style>
    <style:style style:name="Table4.B" style:family="table-column">
      <style:table-column-properties style:column-width="1.1153in"/>
    </style:style>
    <style:style style:name="Table4.C" style:family="table-column">
      <style:table-column-properties style:column-width="0.7458in"/>
    </style:style>
    <style:style style:name="Table4.D" style:family="table-column">
      <style:table-column-properties style:column-width="1.0444in"/>
    </style:style>
    <style:style style:name="Table4.E" style:family="table-column">
      <style:table-column-properties style:column-width="0.7924in"/>
    </style:style>
    <style:style style:name="Table4.F" style:family="table-column">
      <style:table-column-properties style:column-width="1.0833in"/>
    </style:style>
    <style:style style:name="Table4.G" style:family="table-column">
      <style:table-column-properties style:column-width="1.4257in"/>
    </style:style>
    <style:style style:name="Table4.H" style:family="table-column">
      <style:table-column-properties style:column-width="0.1097in"/>
    </style:style>
    <style:style style:name="Table4.A1" style:family="table-cell">
      <style:table-cell-properties style:vertical-align="middle" style:border-line-width-left="0.0049in 0.0049in 0.0049in" style:border-line-width-top="0.0049in 0.0049in 0.0049in" style:border-line-width-bottom="0.0049in 0.0049in 0.0049in" fo:padding="0.0194in" fo:border-left="1.05pt double #808080" fo:border-right="none" fo:border-top="1.05pt double #808080" fo:border-bottom="1.05pt double #808080"/>
    </style:style>
    <style:style style:name="Table4.H1" style:family="table-cell">
      <style:table-cell-properties style:vertical-align="middle" style:border-line-width="0.0049in 0.0049in 0.0049in" fo:padding="0.0194in" fo:border="1.05pt double #808080"/>
    </style:style>
    <style:style style:name="Table4.A2" style:family="table-cell">
      <style:table-cell-properties style:vertical-align="middle" style:border-line-width-left="0.0049in 0.0049in 0.0049in" style:border-line-width-bottom="0.0049in 0.0049in 0.0049in" fo:padding="0.0194in" fo:border-left="1.05pt double #808080" fo:border-right="none" fo:border-top="none" fo:border-bottom="1.05pt double #808080"/>
    </style:style>
    <style:style style:name="Table4.H2" style:family="table-cell">
      <style:table-cell-properties style:vertical-align="middle" style:border-line-width-left="0.0049in 0.0049in 0.0049in" style:border-line-width-right="0.0049in 0.0049in 0.0049in" style:border-line-width-bottom="0.0049in 0.0049in 0.0049in" fo:padding="0.0194in" fo:border-left="1.05pt double #808080" fo:border-right="1.05pt double #808080" fo:border-top="none" fo:border-bottom="1.05pt double #808080"/>
    </style:style>
    <style:style style:name="Table5" style:family="table">
      <style:table-properties style:width="2.666in" table:align="left" fo:background-color="#ffffff">
        <style:background-image/>
      </style:table-properties>
    </style:style>
    <style:style style:name="Table5.A" style:family="table-column">
      <style:table-column-properties style:column-width="0.6306in"/>
    </style:style>
    <style:style style:name="Table5.B" style:family="table-column">
      <style:table-column-properties style:column-width="0.3694in"/>
    </style:style>
    <style:style style:name="Table5.E" style:family="table-column">
      <style:table-column-properties style:column-width="0.1569in"/>
    </style:style>
    <style:style style:name="Table5.G" style:family="table-column">
      <style:table-column-properties style:column-width="0.4007in"/>
    </style:style>
    <style:style style:name="Table5.A1" style:family="table-cell">
      <style:table-cell-properties style:vertical-align="middle" style:border-line-width-left="0.0049in 0.0049in 0.0049in" style:border-line-width-top="0.0049in 0.0049in 0.0049in" style:border-line-width-bottom="0.0049in 0.0049in 0.0049in" fo:padding="0.0194in" fo:border-left="1.05pt double #808080" fo:border-right="none" fo:border-top="1.05pt double #808080" fo:border-bottom="1.05pt double #808080"/>
    </style:style>
    <style:style style:name="Table5.G1" style:family="table-cell">
      <style:table-cell-properties style:vertical-align="middle" style:border-line-width="0.0049in 0.0049in 0.0049in" fo:padding="0.0194in" fo:border="1.05pt double #808080"/>
    </style:style>
    <style:style style:name="Table5.A2" style:family="table-cell">
      <style:table-cell-properties style:vertical-align="middle" style:border-line-width-left="0.0049in 0.0049in 0.0049in" style:border-line-width-bottom="0.0049in 0.0049in 0.0049in" fo:padding="0.0194in" fo:border-left="1.05pt double #808080" fo:border-right="none" fo:border-top="none" fo:border-bottom="1.05pt double #808080"/>
    </style:style>
    <style:style style:name="Table5.G2" style:family="table-cell">
      <style:table-cell-properties style:vertical-align="middle" style:border-line-width-left="0.0049in 0.0049in 0.0049in" style:border-line-width-right="0.0049in 0.0049in 0.0049in" style:border-line-width-bottom="0.0049in 0.0049in 0.0049in" fo:padding="0.0194in" fo:border-left="1.05pt double #808080" fo:border-right="1.05pt double #808080" fo:border-top="none" fo:border-bottom="1.05pt double #808080"/>
    </style:style>
    <style:style style:name="Table5.B5" style:family="table-cell">
      <style:table-cell-properties style:border-line-width-left="0.0049in 0.0049in 0.0049in" style:border-line-width-right="0.0049in 0.0049in 0.0049in" style:border-line-width-bottom="0.0049in 0.0049in 0.0049in" fo:padding="0.0194in" fo:border-left="1.05pt double #808080" fo:border-right="1.05pt double #808080" fo:border-top="none" fo:border-bottom="1.05pt double #808080"/>
    </style:style>
    <style:style style:name="Table6" style:family="table">
      <style:table-properties style:width="2.4042in" table:align="left" fo:background-color="#ffffff">
        <style:background-image/>
      </style:table-properties>
    </style:style>
    <style:style style:name="Table6.A" style:family="table-column">
      <style:table-column-properties style:column-width="2.2972in"/>
    </style:style>
    <style:style style:name="Table6.B" style:family="table-column">
      <style:table-column-properties style:column-width="0.1069in"/>
    </style:style>
    <style:style style:name="Table6.A1" style:family="table-cell">
      <style:table-cell-properties style:vertical-align="middle" fo:padding="0.0194in" fo:border="none"/>
    </style:style>
    <style:style style:name="Table7" style:family="table">
      <style:table-properties style:width="2.2271in" table:align="left" fo:background-color="#ffffff">
        <style:background-image/>
      </style:table-properties>
    </style:style>
    <style:style style:name="Table7.A" style:family="table-column">
      <style:table-column-properties style:column-width="0.6306in"/>
    </style:style>
    <style:style style:name="Table7.B" style:family="table-column">
      <style:table-column-properties style:column-width="0.5618in"/>
    </style:style>
    <style:style style:name="Table7.C" style:family="table-column">
      <style:table-column-properties style:column-width="0.5979in"/>
    </style:style>
    <style:style style:name="Table7.D" style:family="table-column">
      <style:table-column-properties style:column-width="0.4368in"/>
    </style:style>
    <style:style style:name="Table7.A1" style:family="table-cell">
      <style:table-cell-properties style:vertical-align="middle" style:border-line-width-left="0.0049in 0.0049in 0.0049in" style:border-line-width-top="0.0049in 0.0049in 0.0049in" style:border-line-width-bottom="0.0049in 0.0049in 0.0049in" fo:padding="0.0194in" fo:border-left="1.05pt double #808080" fo:border-right="none" fo:border-top="1.05pt double #808080" fo:border-bottom="1.05pt double #808080"/>
    </style:style>
    <style:style style:name="Table7.D1" style:family="table-cell">
      <style:table-cell-properties style:vertical-align="middle" style:border-line-width="0.0049in 0.0049in 0.0049in" fo:padding="0.0194in" fo:border="1.05pt double #808080"/>
    </style:style>
    <style:style style:name="Table7.A2" style:family="table-cell">
      <style:table-cell-properties style:vertical-align="middle" style:border-line-width-left="0.0049in 0.0049in 0.0049in" style:border-line-width-bottom="0.0049in 0.0049in 0.0049in" fo:padding="0.0194in" fo:border-left="1.05pt double #808080" fo:border-right="none" fo:border-top="none" fo:border-bottom="1.05pt double #808080"/>
    </style:style>
    <style:style style:name="Table7.D2" style:family="table-cell">
      <style:table-cell-properties style:vertical-align="middle" style:border-line-width-left="0.0049in 0.0049in 0.0049in" style:border-line-width-right="0.0049in 0.0049in 0.0049in" style:border-line-width-bottom="0.0049in 0.0049in 0.0049in" fo:padding="0.0194in" fo:border-left="1.05pt double #808080" fo:border-right="1.05pt double #808080" fo:border-top="none" fo:border-bottom="1.05pt double #808080"/>
    </style:style>
    <style:style style:name="Table8" style:family="table">
      <style:table-properties style:width="1.3799in" table:align="left" fo:background-color="#ffffff">
        <style:background-image/>
      </style:table-properties>
    </style:style>
    <style:style style:name="Table8.A" style:family="table-column">
      <style:table-column-properties style:column-width="0.416in"/>
    </style:style>
    <style:style style:name="Table8.B" style:family="table-column">
      <style:table-column-properties style:column-width="0.4056in"/>
    </style:style>
    <style:style style:name="Table8.C" style:family="table-column">
      <style:table-column-properties style:column-width="0.5583in"/>
    </style:style>
    <style:style style:name="Table8.A1" style:family="table-cell">
      <style:table-cell-properties style:vertical-align="middle" style:border-line-width-left="0.0049in 0.0049in 0.0049in" style:border-line-width-top="0.0049in 0.0049in 0.0049in" style:border-line-width-bottom="0.0049in 0.0049in 0.0049in" fo:padding="0.0194in" fo:border-left="1.05pt double #808080" fo:border-right="none" fo:border-top="1.05pt double #808080" fo:border-bottom="1.05pt double #808080"/>
    </style:style>
    <style:style style:name="Table8.C1" style:family="table-cell">
      <style:table-cell-properties style:vertical-align="middle" style:border-line-width="0.0049in 0.0049in 0.0049in" fo:padding="0.0194in" fo:border="1.05pt double #808080"/>
    </style:style>
    <style:style style:name="Table8.A2" style:family="table-cell">
      <style:table-cell-properties style:vertical-align="middle" style:border-line-width-left="0.0049in 0.0049in 0.0049in" style:border-line-width-bottom="0.0049in 0.0049in 0.0049in" fo:padding="0.0194in" fo:border-left="1.05pt double #808080" fo:border-right="none" fo:border-top="none" fo:border-bottom="1.05pt double #808080"/>
    </style:style>
    <style:style style:name="Table8.C2" style:family="table-cell">
      <style:table-cell-properties style:vertical-align="middle" style:border-line-width-left="0.0049in 0.0049in 0.0049in" style:border-line-width-right="0.0049in 0.0049in 0.0049in" style:border-line-width-bottom="0.0049in 0.0049in 0.0049in" fo:padding="0.0194in" fo:border-left="1.05pt double #808080" fo:border-right="1.05pt double #808080" fo:border-top="none" fo:border-bottom="1.05pt double #808080"/>
    </style:style>
    <style:style style:name="Table7" style:family="table">
      <style:table-properties style:width="2.2271in" table:align="left" fo:background-color="#ffffff">
        <style:background-image/>
      </style:table-properties>
    </style:style>
    <style:style style:name="Table7.A" style:family="table-column">
      <style:table-column-properties style:column-width="0.6306in"/>
    </style:style>
    <style:style style:name="Table7.B" style:family="table-column">
      <style:table-column-properties style:column-width="0.5618in"/>
    </style:style>
    <style:style style:name="Table7.C" style:family="table-column">
      <style:table-column-properties style:column-width="0.5979in"/>
    </style:style>
    <style:style style:name="Table7.D" style:family="table-column">
      <style:table-column-properties style:column-width="0.4368in"/>
    </style:style>
    <style:style style:name="Table7.A1" style:family="table-cell">
      <style:table-cell-properties style:vertical-align="middle" style:border-line-width-left="0.0049in 0.0049in 0.0049in" style:border-line-width-top="0.0049in 0.0049in 0.0049in" style:border-line-width-bottom="0.0049in 0.0049in 0.0049in" fo:padding="0.0194in" fo:border-left="1.05pt double #808080" fo:border-right="none" fo:border-top="1.05pt double #808080" fo:border-bottom="1.05pt double #808080"/>
    </style:style>
    <style:style style:name="Table7.D1" style:family="table-cell">
      <style:table-cell-properties style:vertical-align="middle" style:border-line-width="0.0049in 0.0049in 0.0049in" fo:padding="0.0194in" fo:border="1.05pt double #808080"/>
    </style:style>
    <style:style style:name="Table7.A2" style:family="table-cell">
      <style:table-cell-properties style:vertical-align="middle" style:border-line-width-left="0.0049in 0.0049in 0.0049in" style:border-line-width-bottom="0.0049in 0.0049in 0.0049in" fo:padding="0.0194in" fo:border-left="1.05pt double #808080" fo:border-right="none" fo:border-top="none" fo:border-bottom="1.05pt double #808080"/>
    </style:style>
    <style:style style:name="Table7.D2" style:family="table-cell">
      <style:table-cell-properties style:vertical-align="middle" style:border-line-width-left="0.0049in 0.0049in 0.0049in" style:border-line-width-right="0.0049in 0.0049in 0.0049in" style:border-line-width-bottom="0.0049in 0.0049in 0.0049in" fo:padding="0.0194in" fo:border-left="1.05pt double #808080" fo:border-right="1.05pt double #808080" fo:border-top="none" fo:border-bottom="1.05pt double #808080"/>
    </style:style>
    <style:style style:name="Table8" style:family="table">
      <style:table-properties style:width="1.3799in" table:align="left" fo:background-color="#ffffff">
        <style:background-image/>
      </style:table-properties>
    </style:style>
    <style:style style:name="Table8.A" style:family="table-column">
      <style:table-column-properties style:column-width="0.416in"/>
    </style:style>
    <style:style style:name="Table8.B" style:family="table-column">
      <style:table-column-properties style:column-width="0.4056in"/>
    </style:style>
    <style:style style:name="Table8.C" style:family="table-column">
      <style:table-column-properties style:column-width="0.5583in"/>
    </style:style>
    <style:style style:name="Table8.A1" style:family="table-cell">
      <style:table-cell-properties style:vertical-align="middle" style:border-line-width-left="0.0049in 0.0049in 0.0049in" style:border-line-width-top="0.0049in 0.0049in 0.0049in" style:border-line-width-bottom="0.0049in 0.0049in 0.0049in" fo:padding="0.0194in" fo:border-left="1.05pt double #808080" fo:border-right="none" fo:border-top="1.05pt double #808080" fo:border-bottom="1.05pt double #808080"/>
    </style:style>
    <style:style style:name="Table8.C1" style:family="table-cell">
      <style:table-cell-properties style:vertical-align="middle" style:border-line-width="0.0049in 0.0049in 0.0049in" fo:padding="0.0194in" fo:border="1.05pt double #808080"/>
    </style:style>
    <style:style style:name="Table8.A2" style:family="table-cell">
      <style:table-cell-properties style:vertical-align="middle" style:border-line-width-left="0.0049in 0.0049in 0.0049in" style:border-line-width-bottom="0.0049in 0.0049in 0.0049in" fo:padding="0.0194in" fo:border-left="1.05pt double #808080" fo:border-right="none" fo:border-top="none" fo:border-bottom="1.05pt double #808080"/>
    </style:style>
    <style:style style:name="Table8.C2" style:family="table-cell">
      <style:table-cell-properties style:vertical-align="middle" style:border-line-width-left="0.0049in 0.0049in 0.0049in" style:border-line-width-right="0.0049in 0.0049in 0.0049in" style:border-line-width-bottom="0.0049in 0.0049in 0.0049in" fo:padding="0.0194in" fo:border-left="1.05pt double #808080" fo:border-right="1.05pt double #808080" fo:border-top="none" fo:border-bottom="1.05pt double #808080"/>
    </style:style>
    <style:style style:name="P1" style:family="paragraph" style:parent-style-name="Heading_20_1">
      <loext:graphic-properties draw:fill="solid" draw:fill-color="#ffffff" draw:opacity="100%"/>
      <style:paragraph-properties fo:margin-left="0in" fo:margin-right="0in" fo:margin-top="0in" fo:margin-bottom="0.0835in" style:contextual-spacing="false" style:line-height-at-least="0.198in" fo:orphans="2" fo:widows="2" fo:text-indent="0in" style:auto-text-indent="false" fo:background-color="#ffffff" fo:padding="0in" fo:border="none"/>
      <style:text-properties fo:font-variant="normal" fo:text-transform="none" fo:color="#000000" loext:opacity="100%" style:font-name="sans-serif" fo:font-size="18pt" fo:letter-spacing="normal" fo:font-style="normal" fo:font-weight="normal" officeooo:paragraph-rsid="00221a48"/>
    </style:style>
    <style:style style:name="P2" style:family="paragraph" style:parent-style-name="Heading_20_1">
      <style:paragraph-properties fo:margin-left="0in" fo:margin-right="0in" style:line-height-at-least="0.198in" fo:orphans="2" fo:widows="2" fo:text-indent="0in" style:auto-text-indent="false"/>
      <style:text-properties fo:font-variant="normal" fo:text-transform="none" fo:color="#000000" loext:opacity="100%" style:font-name="sans-serif" fo:font-size="18pt" fo:letter-spacing="normal" fo:font-style="normal" fo:font-weight="normal" officeooo:paragraph-rsid="00221a48"/>
    </style:style>
    <style:style style:name="P3" style:family="paragraph" style:parent-style-name="Heading_20_1">
      <style:paragraph-properties fo:margin-left="0in" fo:margin-right="0in" style:line-height-at-least="0.198in" fo:orphans="2" fo:widows="2" fo:text-indent="0in" style:auto-text-indent="false"/>
      <style:text-properties fo:font-variant="normal" fo:text-transform="none" fo:color="#000000" loext:opacity="100%" style:font-name="sans-serif" fo:font-size="18pt" fo:letter-spacing="normal" fo:font-style="normal" fo:font-weight="normal" officeooo:paragraph-rsid="00235762"/>
    </style:style>
    <style:style style:name="P4" style:family="paragraph" style:parent-style-name="Heading_20_1">
      <loext:graphic-properties draw:fill="solid" draw:fill-color="#ffffff" draw:opacity="100%"/>
      <style:paragraph-properties fo:margin-left="0in" fo:margin-right="0in" fo:margin-top="0in" fo:margin-bottom="0.0835in" style:contextual-spacing="false" style:line-height-at-least="0.198in" fo:orphans="2" fo:widows="2" fo:text-indent="0in" style:auto-text-indent="false" fo:background-color="#ffffff" fo:padding="0in" fo:border="none"/>
      <style:text-properties fo:font-variant="normal" fo:text-transform="none" fo:color="#000000" loext:opacity="100%" style:font-name="sans-serif" fo:font-size="18pt" fo:letter-spacing="normal" fo:font-style="normal" fo:font-weight="normal" officeooo:paragraph-rsid="00235762"/>
    </style:style>
    <style:style style:name="P5" style:family="paragraph" style:parent-style-name="Quotations">
      <style:paragraph-properties fo:margin-left="0in" fo:margin-right="0in" style:line-height-at-least="0.198in" fo:orphans="2" fo:widows="2" fo:text-indent="0in" style:auto-text-indent="false"/>
      <style:text-properties fo:font-variant="normal" fo:text-transform="none" fo:color="#000000" loext:opacity="100%" style:font-name="sans-serif" fo:font-size="9.75pt" fo:letter-spacing="normal" fo:font-style="normal" fo:font-weight="normal" officeooo:paragraph-rsid="00235762"/>
    </style:style>
    <style:style style:name="P6" style:family="paragraph" style:parent-style-name="Text_20_body">
      <style:paragraph-properties fo:margin-left="0in" fo:margin-right="0in" style:line-height-at-least="0.198in" fo:orphans="2" fo:widows="2" fo:text-indent="0in" style:auto-text-indent="false"/>
      <style:text-properties fo:font-variant="normal" fo:text-transform="none" fo:color="#000000" loext:opacity="100%" style:font-name="sans-serif" fo:font-size="9.75pt" fo:letter-spacing="normal" fo:font-style="normal" fo:font-weight="normal" officeooo:paragraph-rsid="00235762"/>
    </style:style>
    <style:style style:name="P7" style:family="paragraph" style:parent-style-name="Text_20_body">
      <style:paragraph-properties fo:margin-left="0in" fo:margin-right="0in" style:line-height-at-least="0.198in" fo:orphans="2" fo:widows="2" fo:text-indent="0in" style:auto-text-indent="false"/>
      <style:text-properties fo:font-variant="normal" fo:text-transform="none" fo:color="#000000" loext:opacity="100%" style:font-name="sans-serif" fo:font-size="9.75pt" fo:letter-spacing="normal" fo:font-style="normal" fo:font-weight="normal" officeooo:paragraph-rsid="00221a48"/>
    </style:style>
    <style:style style:name="P8" style:family="paragraph" style:parent-style-name="Text_20_body">
      <style:paragraph-properties fo:margin-left="0in" fo:margin-right="0in" style:line-height-at-least="0.198in" fo:orphans="2" fo:widows="2" fo:text-indent="0in" style:auto-text-indent="false"/>
      <style:text-properties fo:font-variant="normal" fo:text-transform="none" fo:color="#000000" loext:opacity="100%" style:font-name="sans-serif" fo:font-size="9.75pt" fo:letter-spacing="normal" fo:font-style="normal" fo:font-weight="normal" officeooo:paragraph-rsid="0034d662"/>
    </style:style>
    <style:style style:name="P9" style:family="paragraph" style:parent-style-name="Text_20_body">
      <style:paragraph-properties fo:margin-left="0in" fo:margin-right="0in" style:line-height-at-least="0.198in" fo:orphans="2" fo:widows="2" fo:text-indent="0in" style:auto-text-indent="false"/>
      <style:text-properties fo:font-variant="normal" fo:text-transform="none" fo:color="#000000" loext:opacity="100%" style:font-name="sans-serif" fo:font-size="9.75pt" fo:letter-spacing="normal" fo:font-style="normal" fo:font-weight="normal" officeooo:paragraph-rsid="003d769b"/>
    </style:style>
    <style:style style:name="P10" style:family="paragraph" style:parent-style-name="Text_20_body">
      <style:paragraph-properties fo:margin-left="0in" fo:margin-right="0in" style:line-height-at-least="0.198in" fo:orphans="2" fo:widows="2" fo:text-indent="0in" style:auto-text-indent="false"/>
      <style:text-properties fo:font-variant="normal" fo:text-transform="none" fo:color="#000000" loext:opacity="100%" style:font-name="sans-serif" fo:font-size="9.75pt" fo:letter-spacing="normal" fo:font-style="normal" fo:font-weight="normal" officeooo:paragraph-rsid="0095f2ba"/>
    </style:style>
    <style:style style:name="P11" style:family="paragraph" style:parent-style-name="Text_20_body">
      <style:paragraph-properties fo:margin-left="0in" fo:margin-right="0in" style:line-height-at-least="0.198in" fo:orphans="2" fo:widows="2" fo:text-indent="0in" style:auto-text-indent="false"/>
      <style:text-properties fo:font-variant="normal" fo:text-transform="none" fo:color="#000000" loext:opacity="100%" style:font-name="sans-serif" fo:font-size="9.75pt" fo:letter-spacing="normal" fo:font-style="normal" fo:font-weight="normal" officeooo:rsid="00173854" officeooo:paragraph-rsid="00173854"/>
    </style:style>
    <style:style style:name="P12" style:family="paragraph" style:parent-style-name="Text_20_body">
      <style:paragraph-properties fo:margin-left="0in" fo:margin-right="0in" style:line-height-at-least="0.198in" fo:orphans="2" fo:widows="2" fo:text-indent="0in" style:auto-text-indent="false"/>
      <style:text-properties fo:font-variant="normal" fo:text-transform="none" fo:color="#000000" loext:opacity="100%" style:font-name="sans-serif" fo:font-size="9.75pt" fo:letter-spacing="normal" fo:font-style="normal" fo:font-weight="normal" officeooo:rsid="0034d662" officeooo:paragraph-rsid="0034d662"/>
    </style:style>
    <style:style style:name="P13" style:family="paragraph" style:parent-style-name="Text_20_body">
      <style:paragraph-properties fo:margin-left="0in" fo:margin-right="0in" style:line-height-at-least="0.198in" fo:orphans="2" fo:widows="2" fo:text-indent="0in" style:auto-text-indent="false"/>
      <style:text-properties fo:font-variant="normal" fo:text-transform="none" fo:color="#000000" loext:opacity="100%" style:font-name="sans-serif" fo:font-size="9.75pt" fo:letter-spacing="normal" fo:font-style="normal" fo:font-weight="normal" officeooo:rsid="0034d662" officeooo:paragraph-rsid="003d769b"/>
    </style:style>
    <style:style style:name="P14" style:family="paragraph" style:parent-style-name="Text_20_body">
      <style:paragraph-properties fo:margin-left="0in" fo:margin-right="0in" style:line-height-at-least="0.198in" fo:orphans="2" fo:widows="2" fo:text-indent="0in" style:auto-text-indent="false"/>
      <style:text-properties fo:font-variant="normal" fo:text-transform="none" fo:color="#000000" loext:opacity="100%" style:font-name="sans-serif" fo:font-size="9.75pt" fo:letter-spacing="normal" fo:font-style="normal" fo:font-weight="normal" officeooo:rsid="0027f8b6" officeooo:paragraph-rsid="0034d662"/>
    </style:style>
    <style:style style:name="P15" style:family="paragraph" style:parent-style-name="Heading_20_2">
      <style:text-properties fo:font-variant="normal" fo:text-transform="none" fo:color="#000000" loext:opacity="100%" style:font-name="sans-serif" fo:font-size="9.75pt" fo:letter-spacing="normal" fo:font-style="normal" fo:font-weight="normal" officeooo:rsid="004d1361" style:font-weight-asian="normal" style:font-weight-complex="normal"/>
    </style:style>
    <style:style style:name="P16" style:family="paragraph" style:parent-style-name="Text_20_body">
      <style:text-properties fo:font-variant="normal" fo:text-transform="none" fo:color="#000000" loext:opacity="100%" style:font-name="sans-serif" fo:font-size="9.75pt" fo:letter-spacing="normal" fo:font-style="normal" fo:font-weight="normal" officeooo:rsid="004d1361" officeooo:paragraph-rsid="0095f2ba" style:font-weight-asian="normal" style:font-weight-complex="normal"/>
    </style:style>
    <style:style style:name="P17" style:family="paragraph" style:parent-style-name="Text_20_body">
      <style:paragraph-properties fo:margin-left="0in" fo:margin-right="0in" style:line-height-at-least="0.198in" fo:orphans="2" fo:widows="2" fo:text-indent="0in" style:auto-text-indent="false"/>
      <style:text-properties fo:font-variant="normal" fo:text-transform="none" fo:color="#000000" loext:opacity="100%" style:font-name="sans-serif" fo:font-size="9.75pt" fo:letter-spacing="normal" fo:font-style="normal" fo:font-weight="normal" officeooo:rsid="004d1361" officeooo:paragraph-rsid="0095f2ba" style:font-weight-asian="normal" style:font-weight-complex="normal"/>
    </style:style>
    <style:style style:name="P18" style:family="paragraph" style:parent-style-name="Text_20_body">
      <style:paragraph-properties fo:margin-left="0in" fo:margin-right="0in" style:line-height-at-least="0.198in" fo:orphans="2" fo:widows="2" fo:text-indent="0in" style:auto-text-indent="false"/>
      <style:text-properties fo:font-variant="normal" fo:text-transform="none" fo:color="#000000" loext:opacity="100%" style:font-name="sans-serif" fo:font-size="9.75pt" fo:letter-spacing="normal" fo:font-style="normal" fo:font-weight="normal" officeooo:rsid="00229728" officeooo:paragraph-rsid="0095f2ba"/>
    </style:style>
    <style:style style:name="P19" style:family="paragraph" style:parent-style-name="Text_20_body">
      <style:paragraph-properties fo:margin-left="0in" fo:margin-right="0in" style:line-height-at-least="0.198in" fo:orphans="2" fo:widows="2" fo:text-indent="0in" style:auto-text-indent="false"/>
      <style:text-properties fo:font-variant="normal" fo:text-transform="none" fo:color="#000000" loext:opacity="100%" style:font-name="sans-serif" fo:font-size="9.75pt" fo:letter-spacing="normal" fo:font-style="normal" fo:font-weight="normal" officeooo:rsid="004d1361" officeooo:paragraph-rsid="0095f2ba"/>
    </style:style>
    <style:style style:name="P20" style:family="paragraph" style:parent-style-name="Text_20_body">
      <style:paragraph-properties fo:margin-left="0in" fo:margin-right="0in" style:line-height-at-least="0.198in" fo:orphans="2" fo:widows="2" fo:text-indent="0in" style:auto-text-indent="false"/>
      <style:text-properties fo:font-variant="normal" fo:text-transform="none" fo:color="#000000" loext:opacity="100%" style:font-name="sans-serif" fo:font-size="9.75pt" fo:letter-spacing="normal" fo:font-style="normal" fo:font-weight="normal" officeooo:rsid="00262726" officeooo:paragraph-rsid="0095f2ba"/>
    </style:style>
    <style:style style:name="P21" style:family="paragraph" style:parent-style-name="Heading_20_2">
      <loext:graphic-properties draw:fill="solid" draw:fill-color="#ffffff" draw:opacity="100%"/>
      <style:paragraph-properties fo:margin-left="0in" fo:margin-right="0in" fo:margin-top="0in" fo:margin-bottom="0.0835in" style:contextual-spacing="false" style:line-height-at-least="0.198in" fo:orphans="2" fo:widows="2" fo:text-indent="0in" style:auto-text-indent="false" fo:background-color="#ffffff" fo:padding="0in" fo:border="none"/>
      <style:text-properties fo:font-variant="normal" fo:text-transform="none" fo:color="#000000" loext:opacity="100%" style:font-name="sans-serif" fo:font-size="14.25pt" fo:letter-spacing="normal" fo:font-style="normal" fo:font-weight="normal" officeooo:paragraph-rsid="00221a48"/>
    </style:style>
    <style:style style:name="P22" style:family="paragraph" style:parent-style-name="Heading_20_2">
      <loext:graphic-properties draw:fill="solid" draw:fill-color="#ffffff" draw:opacity="100%"/>
      <style:paragraph-properties fo:margin-left="0in" fo:margin-right="0in" fo:margin-top="0in" fo:margin-bottom="0.0835in" style:contextual-spacing="false" style:line-height-at-least="0.198in" fo:orphans="2" fo:widows="2" fo:text-indent="0in" style:auto-text-indent="false" fo:background-color="#ffffff" fo:padding="0in" fo:border="none"/>
      <style:text-properties fo:font-variant="normal" fo:text-transform="none" fo:color="#000000" loext:opacity="100%" style:font-name="sans-serif" fo:font-size="14.25pt" fo:letter-spacing="normal" fo:font-style="normal" fo:font-weight="normal" officeooo:paragraph-rsid="00235762"/>
    </style:style>
    <style:style style:name="P23" style:family="paragraph" style:parent-style-name="Text_20_body">
      <loext:graphic-properties draw:fill="solid" draw:fill-color="#ffffff" draw:opacity="100%"/>
      <style:paragraph-properties fo:margin-left="0in" fo:margin-right="0in" fo:margin-top="0in" fo:margin-bottom="0.0835in" style:contextual-spacing="false" style:line-height-at-least="0.198in" fo:orphans="2" fo:widows="2" fo:text-indent="0in" style:auto-text-indent="false" fo:background-color="#ffffff" fo:padding="0in" fo:border="none"/>
      <style:text-properties fo:font-variant="normal" fo:text-transform="none" fo:color="#000000" loext:opacity="100%" style:font-name="sans-serif" fo:font-size="14.25pt" fo:letter-spacing="normal" fo:font-style="normal" fo:font-weight="normal" officeooo:rsid="0026ad64" officeooo:paragraph-rsid="0034d662"/>
    </style:style>
    <style:style style:name="P24" style:family="paragraph" style:parent-style-name="Heading_20_3">
      <loext:graphic-properties draw:fill="solid" draw:fill-color="#ffffff" draw:opacity="100%"/>
      <style:paragraph-properties fo:margin-left="0in" fo:margin-right="0in" fo:margin-top="0in" fo:margin-bottom="0.0835in" style:contextual-spacing="false" style:line-height-at-least="0.198in" fo:orphans="2" fo:widows="2" fo:text-indent="0in" style:auto-text-indent="false" fo:background-color="#ffffff" fo:padding="0in" fo:border="none"/>
      <style:text-properties fo:font-variant="normal" fo:text-transform="none" fo:color="#000000" loext:opacity="100%" style:font-name="sans-serif" fo:font-size="12.75pt" fo:letter-spacing="normal" fo:font-style="normal" fo:font-weight="bold" officeooo:paragraph-rsid="00221a48"/>
    </style:style>
    <style:style style:name="P25" style:family="paragraph" style:parent-style-name="Heading_20_3">
      <loext:graphic-properties draw:fill="solid" draw:fill-color="#ffffff" draw:opacity="100%"/>
      <style:paragraph-properties fo:margin-left="0in" fo:margin-right="0in" fo:margin-top="0in" fo:margin-bottom="0.0835in" style:contextual-spacing="false" style:line-height-at-least="0.198in" fo:orphans="2" fo:widows="2" fo:text-indent="0in" style:auto-text-indent="false" fo:background-color="#ffffff" fo:padding="0in" fo:border="none"/>
      <style:text-properties fo:font-variant="normal" fo:text-transform="none" fo:color="#000000" loext:opacity="100%" style:font-name="sans-serif" fo:font-size="12.75pt" fo:letter-spacing="normal" fo:font-style="normal" fo:font-weight="bold" officeooo:paragraph-rsid="00235762"/>
    </style:style>
    <style:style style:name="P26" style:family="paragraph" style:parent-style-name="Heading_20_4">
      <loext:graphic-properties draw:fill="solid" draw:fill-color="#ffffff" draw:opacity="100%"/>
      <style:paragraph-properties fo:margin-left="0in" fo:margin-right="0in" fo:margin-top="0in" fo:margin-bottom="0.0835in" style:contextual-spacing="false" style:line-height-at-least="0.198in" fo:orphans="2" fo:widows="2" fo:text-indent="0in" style:auto-text-indent="false" fo:background-color="#ffffff" fo:padding="0in" fo:border="none"/>
      <style:text-properties fo:font-variant="normal" fo:text-transform="none" fo:color="#000000" loext:opacity="100%" style:font-name="sans-serif" fo:font-size="11.25pt" fo:letter-spacing="normal" fo:font-style="normal" fo:font-weight="bold" officeooo:paragraph-rsid="00235762"/>
    </style:style>
    <style:style style:name="P27" style:family="paragraph" style:parent-style-name="Heading_20_3">
      <loext:graphic-properties draw:fill="solid" draw:fill-color="#ffffff" draw:opacity="100%"/>
      <style:paragraph-properties fo:margin-left="0in" fo:margin-right="0in" fo:margin-top="0in" fo:margin-bottom="0.0835in" style:contextual-spacing="false" style:line-height-at-least="0.198in" fo:orphans="2" fo:widows="2" fo:text-indent="0in" style:auto-text-indent="false" fo:background-color="#ffffff" fo:padding="0in" fo:border="none"/>
      <style:text-properties fo:font-variant="normal" fo:text-transform="none" fo:color="#000000" loext:opacity="100%" fo:letter-spacing="normal" officeooo:paragraph-rsid="00221a48"/>
    </style:style>
    <style:style style:name="P28" style:family="paragraph" style:parent-style-name="Preformatted_20_Text">
      <loext:graphic-properties draw:fill="solid" draw:fill-color="#ffffff" draw:opacity="100%"/>
      <style:paragraph-properties fo:margin-left="0in" fo:margin-right="0in" fo:margin-top="0in" fo:margin-bottom="0.1965in" style:contextual-spacing="false" fo:orphans="2" fo:widows="2" fo:text-indent="0in" style:auto-text-indent="false" fo:background-color="#ffffff" fo:padding="0in" fo:border="none"/>
      <style:text-properties fo:font-variant="normal" fo:text-transform="none" fo:color="#000000" loext:opacity="100%" fo:letter-spacing="normal" officeooo:paragraph-rsid="00221a48"/>
    </style:style>
    <style:style style:name="P29" style:family="paragraph" style:parent-style-name="Preformatted_20_Text">
      <loext:graphic-properties draw:fill="solid" draw:fill-color="#ffffff" draw:opacity="100%"/>
      <style:paragraph-properties fo:margin-left="0in" fo:margin-right="0in" fo:orphans="2" fo:widows="2" fo:text-indent="0in" style:auto-text-indent="false" fo:background-color="#ffffff" fo:padding="0in" fo:border="none"/>
      <style:text-properties fo:font-variant="normal" fo:text-transform="none" fo:color="#000000" loext:opacity="100%" fo:letter-spacing="normal" officeooo:paragraph-rsid="00221a48"/>
    </style:style>
    <style:style style:name="P30" style:family="paragraph" style:parent-style-name="Preformatted_20_Text">
      <loext:graphic-properties draw:fill="solid" draw:fill-color="#ffffff" draw:opacity="100%"/>
      <style:paragraph-properties fo:margin-top="0in" fo:margin-bottom="0.1965in" style:contextual-spacing="false" fo:orphans="2" fo:widows="2" fo:background-color="#ffffff" fo:padding="0in" fo:border="none"/>
      <style:text-properties fo:font-variant="normal" fo:text-transform="none" fo:color="#000000" loext:opacity="100%" fo:letter-spacing="normal" officeooo:paragraph-rsid="00221a48"/>
    </style:style>
    <style:style style:name="P31" style:family="paragraph" style:parent-style-name="Preformatted_20_Text">
      <loext:graphic-properties draw:fill="solid" draw:fill-color="#ffffff" draw:opacity="100%"/>
      <style:paragraph-properties fo:margin-left="0in" fo:margin-right="0in" fo:orphans="2" fo:widows="2" fo:text-indent="0in" style:auto-text-indent="false" fo:background-color="#ffffff" fo:padding="0in" fo:border="none"/>
      <style:text-properties fo:font-variant="normal" fo:text-transform="none" fo:color="#000000" loext:opacity="100%" fo:letter-spacing="normal" officeooo:paragraph-rsid="00235762"/>
    </style:style>
    <style:style style:name="P32" style:family="paragraph" style:parent-style-name="Preformatted_20_Text">
      <loext:graphic-properties draw:fill="solid" draw:fill-color="#ffffff" draw:opacity="100%"/>
      <style:paragraph-properties fo:margin-left="0in" fo:margin-right="0in" fo:margin-top="0in" fo:margin-bottom="0.1965in" style:contextual-spacing="false" fo:orphans="2" fo:widows="2" fo:text-indent="0in" style:auto-text-indent="false" fo:background-color="#ffffff" fo:padding="0in" fo:border="none"/>
      <style:text-properties fo:font-variant="normal" fo:text-transform="none" fo:color="#000000" loext:opacity="100%" fo:letter-spacing="normal" officeooo:paragraph-rsid="00235762"/>
    </style:style>
    <style:style style:name="P33" style:family="paragraph" style:parent-style-name="Preformatted_20_Text">
      <loext:graphic-properties draw:fill="solid" draw:fill-color="#ffffff" draw:opacity="100%"/>
      <style:paragraph-properties fo:orphans="2" fo:widows="2" fo:background-color="#ffffff" fo:padding="0in" fo:border="none"/>
      <style:text-properties fo:font-variant="normal" fo:text-transform="none" fo:color="#000000" loext:opacity="100%" fo:letter-spacing="normal" officeooo:paragraph-rsid="00235762"/>
    </style:style>
    <style:style style:name="P34" style:family="paragraph" style:parent-style-name="Preformatted_20_Text">
      <loext:graphic-properties draw:fill="solid" draw:fill-color="#ffffff" draw:opacity="100%"/>
      <style:paragraph-properties fo:margin-top="0in" fo:margin-bottom="0.1965in" style:contextual-spacing="false" fo:orphans="2" fo:widows="2" fo:background-color="#ffffff" fo:padding="0in" fo:border="none"/>
      <style:text-properties fo:font-variant="normal" fo:text-transform="none" fo:color="#000000" loext:opacity="100%" fo:letter-spacing="normal" officeooo:paragraph-rsid="00235762"/>
    </style:style>
    <style:style style:name="P35" style:family="paragraph" style:parent-style-name="Preformatted_20_Text">
      <loext:graphic-properties draw:fill="solid" draw:fill-color="#ffffff" draw:opacity="100%"/>
      <style:paragraph-properties fo:margin-left="0in" fo:margin-right="0in" fo:orphans="2" fo:widows="2" fo:text-indent="0in" style:auto-text-indent="false" fo:background-color="#ffffff" fo:padding="0in" fo:border="none"/>
      <style:text-properties fo:font-variant="normal" fo:text-transform="none" fo:color="#000000" loext:opacity="100%" fo:letter-spacing="normal" fo:font-style="normal" fo:font-weight="normal" officeooo:paragraph-rsid="00235762"/>
    </style:style>
    <style:style style:name="P36" style:family="paragraph" style:parent-style-name="Preformatted_20_Text">
      <loext:graphic-properties draw:fill="solid" draw:fill-color="#ffffff" draw:opacity="100%"/>
      <style:paragraph-properties fo:margin-top="0in" fo:margin-bottom="0.1965in" style:contextual-spacing="false" fo:orphans="2" fo:widows="2" fo:background-color="#ffffff" fo:padding="0in" fo:border="none"/>
      <style:text-properties fo:font-variant="normal" fo:text-transform="none" fo:color="#000000" loext:opacity="100%" fo:letter-spacing="normal" fo:font-style="normal" fo:font-weight="normal" officeooo:paragraph-rsid="00235762"/>
    </style:style>
    <style:style style:name="P37" style:family="paragraph" style:parent-style-name="Preformatted_20_Text">
      <loext:graphic-properties draw:fill="solid" draw:fill-color="#ffffff" draw:opacity="100%"/>
      <style:paragraph-properties fo:orphans="2" fo:widows="2" fo:background-color="#ffffff" fo:padding="0in" fo:border="none"/>
      <style:text-properties fo:font-variant="normal" fo:text-transform="none" fo:color="#000000" loext:opacity="100%" fo:letter-spacing="normal" fo:font-style="normal" fo:font-weight="normal" officeooo:paragraph-rsid="00235762"/>
    </style:style>
    <style:style style:name="P38" style:family="paragraph" style:parent-style-name="Text_20_body">
      <style:paragraph-properties fo:margin-left="0in" fo:margin-right="0in" style:line-height-at-least="0.198in" fo:orphans="2" fo:widows="2" fo:text-indent="0in" style:auto-text-indent="false"/>
      <style:text-properties fo:font-variant="normal" fo:text-transform="none" fo:color="#5a3696" loext:opacity="100%" style:text-line-through-style="none" style:text-line-through-type="none" fo:letter-spacing="normal" style:text-underline-style="none" officeooo:paragraph-rsid="00221a48" style:text-blinking="false"/>
    </style:style>
    <style:style style:name="P39" style:family="paragraph" style:parent-style-name="Text_20_body">
      <style:paragraph-properties fo:margin-left="0in" fo:margin-right="0in" style:line-height-at-least="0.198in" fo:orphans="2" fo:widows="2" fo:text-indent="0in" style:auto-text-indent="false"/>
      <style:text-properties fo:font-variant="normal" fo:text-transform="none" fo:color="#5a3696" loext:opacity="100%" style:text-line-through-style="none" style:text-line-through-type="none" fo:letter-spacing="normal" style:text-underline-style="none" officeooo:paragraph-rsid="00235762" style:text-blinking="false"/>
    </style:style>
    <style:style style:name="P40" style:family="paragraph" style:parent-style-name="Text_20_body">
      <style:paragraph-properties fo:margin-left="0in" fo:margin-right="0in" style:line-height-at-least="0.198in" fo:orphans="2" fo:widows="2" fo:text-indent="0in" style:auto-text-indent="false"/>
      <style:text-properties fo:font-variant="normal" fo:text-transform="none" fo:color="#5a3696" loext:opacity="100%" style:text-line-through-style="none" style:text-line-through-type="none" fo:letter-spacing="normal" style:text-underline-style="none" officeooo:paragraph-rsid="0034d662" style:text-blinking="false"/>
    </style:style>
    <style:style style:name="P41" style:family="paragraph" style:parent-style-name="Text_20_body">
      <style:paragraph-properties fo:margin-left="0in" fo:margin-right="0in" style:line-height-at-least="0.198in" fo:orphans="2" fo:widows="2" fo:text-indent="0in" style:auto-text-indent="false"/>
      <style:text-properties fo:font-variant="normal" fo:text-transform="none" fo:color="#5a3696" loext:opacity="100%" style:text-line-through-style="none" style:text-line-through-type="none" fo:letter-spacing="normal" style:text-underline-style="none" officeooo:paragraph-rsid="003d769b" style:text-blinking="false"/>
    </style:style>
    <style:style style:name="P42" style:family="paragraph" style:parent-style-name="Text_20_body">
      <style:paragraph-properties fo:margin-left="0in" fo:margin-right="0in" style:line-height-at-least="0.198in" fo:orphans="2" fo:widows="2" fo:text-indent="0in" style:auto-text-indent="false"/>
      <style:text-properties fo:font-variant="normal" fo:text-transform="none" fo:color="#5a3696" loext:opacity="100%" fo:letter-spacing="normal" style:text-underline-style="solid" style:text-underline-width="auto" style:text-underline-color="font-color" officeooo:paragraph-rsid="00221a48"/>
    </style:style>
    <style:style style:name="P43" style:family="paragraph" style:parent-style-name="Table_20_Contents">
      <style:paragraph-properties fo:padding="0in" fo:border="none"/>
      <style:text-properties officeooo:paragraph-rsid="00221a48"/>
    </style:style>
    <style:style style:name="P44" style:family="paragraph" style:parent-style-name="Heading_20_2">
      <style:text-properties officeooo:paragraph-rsid="00235762"/>
    </style:style>
    <style:style style:name="P45" style:family="paragraph" style:parent-style-name="Table_20_Contents">
      <style:text-properties officeooo:paragraph-rsid="00235762"/>
    </style:style>
    <style:style style:name="P46" style:family="paragraph" style:parent-style-name="Table_20_Heading">
      <style:text-properties officeooo:paragraph-rsid="00235762"/>
    </style:style>
    <style:style style:name="P47" style:family="paragraph" style:parent-style-name="Preformatted_20_Text">
      <loext:graphic-properties draw:fill="solid" draw:fill-color="#ffffff" draw:opacity="100%"/>
      <style:paragraph-properties fo:margin-top="0in" fo:margin-bottom="0.1965in" style:contextual-spacing="false" fo:orphans="2" fo:widows="2" fo:background-color="#ffffff" fo:padding="0in" fo:border="none"/>
      <style:text-properties officeooo:paragraph-rsid="00235762"/>
    </style:style>
    <style:style style:name="P48" style:family="paragraph" style:parent-style-name="Preformatted_20_Text">
      <loext:graphic-properties draw:fill="solid" draw:fill-color="#ffffff" draw:opacity="100%"/>
      <style:paragraph-properties fo:orphans="2" fo:widows="2" fo:background-color="#ffffff" fo:padding="0in" fo:border="none"/>
      <style:text-properties officeooo:paragraph-rsid="00235762"/>
    </style:style>
    <style:style style:name="P49" style:family="paragraph" style:parent-style-name="Table_20_Contents">
      <style:text-properties fo:font-size="2pt" officeooo:paragraph-rsid="00221a48" style:font-size-asian="2pt" style:font-size-complex="2pt"/>
    </style:style>
    <style:style style:name="P50" style:family="paragraph" style:parent-style-name="Table_20_Heading">
      <style:text-properties fo:font-size="2pt" officeooo:paragraph-rsid="00221a48" style:font-size-asian="2pt" style:font-size-complex="2pt"/>
    </style:style>
    <style:style style:name="P51" style:family="paragraph" style:parent-style-name="Table_20_Contents">
      <style:text-properties fo:font-size="2pt" officeooo:paragraph-rsid="00235762" style:font-size-asian="2pt" style:font-size-complex="2pt"/>
    </style:style>
    <style:style style:name="P52" style:family="paragraph" style:parent-style-name="Table_20_Heading">
      <style:text-properties fo:font-size="2pt" officeooo:paragraph-rsid="00235762" style:font-size-asian="2pt" style:font-size-complex="2pt"/>
    </style:style>
    <style:style style:name="P53" style:family="paragraph" style:parent-style-name="Table_20_Contents">
      <style:text-properties fo:color="#5a3696" loext:opacity="100%" style:text-line-through-style="none" style:text-line-through-type="none" style:text-underline-style="none" officeooo:paragraph-rsid="00235762" style:text-blinking="false"/>
    </style:style>
    <style:style style:name="P54" style:family="paragraph" style:parent-style-name="Table_20_Heading">
      <style:paragraph-properties fo:text-align="center" style:justify-single-word="false" fo:padding="0in" fo:border="none"/>
      <style:text-properties officeooo:paragraph-rsid="00221a48"/>
    </style:style>
    <style:style style:name="P55" style:family="paragraph" style:parent-style-name="Text_20_body">
      <style:paragraph-properties fo:margin-top="0in" fo:margin-bottom="0in" style:contextual-spacing="false" fo:text-align="center" style:justify-single-word="false"/>
      <style:text-properties officeooo:paragraph-rsid="00221a48"/>
    </style:style>
    <style:style style:name="P56" style:family="paragraph" style:parent-style-name="Text_20_body">
      <style:paragraph-properties fo:margin-top="0in" fo:margin-bottom="0in" style:contextual-spacing="false" fo:text-align="center" style:justify-single-word="false"/>
      <style:text-properties officeooo:paragraph-rsid="00235762"/>
    </style:style>
    <style:style style:name="P57" style:family="paragraph" style:parent-style-name="Text_20_body">
      <style:paragraph-properties fo:margin-left="0in" fo:margin-right="0in" style:line-height-at-least="0.198in" fo:orphans="2" fo:widows="2" fo:text-indent="0in" style:auto-text-indent="false" fo:padding="0in" fo:border="none"/>
      <style:text-properties officeooo:paragraph-rsid="00195fdc"/>
    </style:style>
    <style:style style:name="P58" style:family="paragraph" style:parent-style-name="Text_20_body">
      <style:paragraph-properties fo:margin-left="0in" fo:margin-right="0in" style:line-height-at-least="0.198in" fo:orphans="2" fo:widows="2" fo:text-indent="0in" style:auto-text-indent="false"/>
      <style:text-properties officeooo:paragraph-rsid="00221a48"/>
    </style:style>
    <style:style style:name="P59" style:family="paragraph" style:parent-style-name="Text_20_body">
      <style:paragraph-properties fo:margin-left="0in" fo:margin-right="0in" style:line-height-at-least="0.198in" fo:orphans="2" fo:widows="2" fo:text-indent="0in" style:auto-text-indent="false"/>
      <style:text-properties officeooo:paragraph-rsid="00235762"/>
    </style:style>
    <style:style style:name="P60" style:family="paragraph" style:parent-style-name="Text_20_body">
      <style:paragraph-properties fo:margin-left="0in" fo:margin-right="0in" style:line-height-at-least="0.198in" fo:orphans="2" fo:widows="2" fo:text-indent="0in" style:auto-text-indent="false" fo:padding="0in" fo:border="none"/>
      <style:text-properties officeooo:paragraph-rsid="00235762"/>
    </style:style>
    <style:style style:name="P61" style:family="paragraph" style:parent-style-name="Text_20_body">
      <style:paragraph-properties fo:margin-left="0in" fo:margin-right="0in" style:line-height-at-least="0.198in" fo:orphans="2" fo:widows="2" fo:text-indent="0in" style:auto-text-indent="false"/>
      <style:text-properties officeooo:paragraph-rsid="0095f2ba"/>
    </style:style>
    <style:style style:name="P62" style:family="paragraph" style:parent-style-name="Text_20_body">
      <style:paragraph-properties fo:margin-left="0in" fo:margin-right="0in" style:line-height-at-least="0.198in" fo:orphans="2" fo:widows="2" fo:text-indent="0in" style:auto-text-indent="false"/>
      <style:text-properties fo:font-weight="normal" officeooo:rsid="0034d662" officeooo:paragraph-rsid="0034d662" style:font-weight-asian="normal" style:font-weight-complex="normal"/>
    </style:style>
    <style:style style:name="P63" style:family="paragraph" style:parent-style-name="Heading_20_1">
      <style:text-properties officeooo:paragraph-rsid="003d769b"/>
    </style:style>
    <style:style style:name="P64" style:family="paragraph" style:parent-style-name="Heading_20_2">
      <style:text-properties officeooo:paragraph-rsid="003d769b"/>
    </style:style>
    <style:style style:name="P65" style:family="paragraph" style:parent-style-name="Heading_20_3">
      <style:text-properties officeooo:paragraph-rsid="0034d662"/>
    </style:style>
    <style:style style:name="P66" style:family="paragraph" style:parent-style-name="Text_20_body">
      <style:paragraph-properties fo:margin-left="0in" fo:margin-right="0in" style:line-height-at-least="0.198in" fo:orphans="2" fo:widows="2" fo:text-indent="0in" style:auto-text-indent="false"/>
      <style:text-properties officeooo:rsid="00439544" officeooo:paragraph-rsid="00439544"/>
    </style:style>
    <style:style style:name="P67" style:family="paragraph" style:parent-style-name="Text_20_body">
      <style:paragraph-properties fo:margin-left="0in" fo:margin-right="0in" style:line-height-at-least="0.198in" fo:orphans="2" fo:widows="2" fo:text-indent="0in" style:auto-text-indent="false"/>
      <style:text-properties officeooo:rsid="00496a70" officeooo:paragraph-rsid="00496a70"/>
    </style:style>
    <style:style style:name="P68" style:family="paragraph" style:parent-style-name="Text_20_body">
      <style:paragraph-properties fo:margin-left="0in" fo:margin-right="0in" style:line-height-at-least="0.198in" fo:orphans="2" fo:widows="2" fo:text-indent="0in" style:auto-text-indent="false"/>
      <style:text-properties officeooo:rsid="00496a70" officeooo:paragraph-rsid="00606280"/>
    </style:style>
    <style:style style:name="P69" style:family="paragraph" style:parent-style-name="Text_20_body">
      <style:paragraph-properties fo:margin-left="0in" fo:margin-right="0in" style:line-height-at-least="0.198in" fo:orphans="2" fo:widows="2" fo:text-indent="0in" style:auto-text-indent="false"/>
      <style:text-properties officeooo:rsid="004b28b5" officeooo:paragraph-rsid="004b28b5"/>
    </style:style>
    <style:style style:name="P70" style:family="paragraph" style:parent-style-name="Text_20_body">
      <style:paragraph-properties fo:margin-left="0in" fo:margin-right="0in" style:line-height-at-least="0.198in" fo:orphans="2" fo:widows="2" fo:text-indent="0in" style:auto-text-indent="false"/>
      <style:text-properties officeooo:rsid="005742a8" officeooo:paragraph-rsid="0068f940"/>
    </style:style>
    <style:style style:name="P71" style:family="paragraph" style:parent-style-name="Text_20_body">
      <style:paragraph-properties fo:margin-left="0in" fo:margin-right="0in" style:line-height-at-least="0.198in" fo:orphans="2" fo:widows="2" fo:text-indent="0in" style:auto-text-indent="false"/>
      <style:text-properties officeooo:rsid="005a4156" officeooo:paragraph-rsid="005a4156"/>
    </style:style>
    <style:style style:name="P72" style:family="paragraph" style:parent-style-name="Heading_20_1">
      <style:paragraph-properties fo:break-before="page"/>
    </style:style>
    <style:style style:name="P73" style:family="paragraph" style:parent-style-name="Heading_20_2">
      <style:text-properties officeooo:paragraph-rsid="007ffb7c"/>
    </style:style>
    <style:style style:name="P74" style:family="paragraph" style:parent-style-name="Heading_20_2">
      <style:text-properties officeooo:paragraph-rsid="0093f93e"/>
    </style:style>
    <style:style style:name="P75" style:family="paragraph" style:parent-style-name="Heading_20_3">
      <style:text-properties officeooo:paragraph-rsid="0093f93e"/>
    </style:style>
    <style:style style:name="P76" style:family="paragraph" style:parent-style-name="Heading_20_4">
      <style:text-properties officeooo:paragraph-rsid="0093f93e"/>
    </style:style>
    <style:style style:name="P77" style:family="paragraph" style:parent-style-name="Heading_20_2">
      <style:text-properties officeooo:paragraph-rsid="0095f2ba"/>
    </style:style>
    <style:style style:name="P78" style:family="paragraph" style:parent-style-name="Heading_20_3">
      <style:text-properties officeooo:paragraph-rsid="0095f2ba"/>
    </style:style>
    <style:style style:name="P79" style:family="paragraph" style:parent-style-name="Heading_20_4">
      <style:text-properties officeooo:paragraph-rsid="0095f2ba"/>
    </style:style>
    <style:style style:name="P80" style:family="paragraph" style:parent-style-name="Text_20_body">
      <style:text-properties officeooo:paragraph-rsid="0095f2ba"/>
    </style:style>
    <style:style style:name="P81" style:family="paragraph" style:parent-style-name="Heading_20_2">
      <style:text-properties officeooo:rsid="009f038b" officeooo:paragraph-rsid="0095f2ba"/>
    </style:style>
    <style:style style:name="P82" style:family="paragraph" style:parent-style-name="Text_20_body">
      <style:paragraph-properties fo:margin-left="0in" fo:margin-right="0in" style:line-height-at-least="0.198in" fo:orphans="2" fo:widows="2" fo:text-indent="0in" style:auto-text-indent="false"/>
      <style:text-properties officeooo:rsid="009f038b" officeooo:paragraph-rsid="009f038b"/>
    </style:style>
    <style:style style:name="P83" style:family="paragraph" style:parent-style-name="Heading_20_3">
      <style:paragraph-properties fo:margin-left="0in" fo:margin-right="0in" style:line-height-at-least="0.198in" fo:orphans="2" fo:widows="2" fo:text-indent="0in" style:auto-text-indent="false"/>
      <style:text-properties officeooo:rsid="0077f174" officeooo:paragraph-rsid="0077f174"/>
    </style:style>
    <style:style style:name="P84" style:family="paragraph" style:parent-style-name="Text_20_body">
      <style:paragraph-properties fo:margin-left="0in" fo:margin-right="0in" style:line-height-at-least="0.198in" fo:orphans="2" fo:widows="2" fo:text-indent="0in" style:auto-text-indent="false"/>
      <style:text-properties officeooo:rsid="0077f174" officeooo:paragraph-rsid="0077f174"/>
    </style:style>
    <style:style style:name="P85" style:family="paragraph" style:parent-style-name="Heading_20_3">
      <style:text-properties officeooo:paragraph-rsid="0077f174"/>
    </style:style>
    <style:style style:name="P86" style:family="paragraph" style:parent-style-name="Heading_20_3">
      <style:text-properties officeooo:rsid="00a22e26" officeooo:paragraph-rsid="00a22e26"/>
    </style:style>
    <style:style style:name="P87" style:family="paragraph" style:parent-style-name="Text_20_body">
      <style:text-properties officeooo:rsid="00a22e26" officeooo:paragraph-rsid="00a22e26"/>
    </style:style>
    <style:style style:name="P88" style:family="paragraph" style:parent-style-name="Text_20_body">
      <style:paragraph-properties fo:margin-left="0in" fo:margin-right="0in" style:line-height-at-least="0.198in" fo:orphans="2" fo:widows="2" fo:text-indent="0in" style:auto-text-indent="false"/>
      <style:text-properties officeooo:rsid="00605e20" officeooo:paragraph-rsid="00605e20"/>
    </style:style>
    <style:style style:name="P89" style:family="paragraph" style:parent-style-name="Text_20_body">
      <style:paragraph-properties fo:margin-left="0in" fo:margin-right="0in" style:line-height-at-least="0.198in" fo:orphans="2" fo:widows="2" fo:text-indent="0in" style:auto-text-indent="false"/>
      <style:text-properties officeooo:rsid="00606280" officeooo:paragraph-rsid="00606280"/>
    </style:style>
    <style:style style:name="P90" style:family="paragraph" style:parent-style-name="Text_20_body">
      <style:paragraph-properties fo:margin-left="0in" fo:margin-right="0in" style:line-height-at-least="0.198in" fo:orphans="2" fo:widows="2" fo:text-indent="0in" style:auto-text-indent="false"/>
      <style:text-properties officeooo:rsid="002ee08a" officeooo:paragraph-rsid="002ee08a"/>
    </style:style>
    <style:style style:name="P91" style:family="paragraph" style:parent-style-name="Text_20_body">
      <style:paragraph-properties fo:margin-left="0in" fo:margin-right="0in" style:line-height-at-least="0.198in" fo:orphans="2" fo:widows="2" fo:text-indent="0in" style:auto-text-indent="false"/>
      <style:text-properties officeooo:rsid="00660a70" officeooo:paragraph-rsid="00660a70"/>
    </style:style>
    <style:style style:name="P92" style:family="paragraph" style:parent-style-name="Text_20_body">
      <style:paragraph-properties style:line-height-at-least="0.198in" fo:orphans="2" fo:widows="2"/>
      <style:text-properties officeooo:rsid="0068f940" officeooo:paragraph-rsid="0068f940"/>
    </style:style>
    <style:style style:name="P93" style:family="paragraph" style:parent-style-name="Text_20_body">
      <style:paragraph-properties fo:margin-left="0in" fo:margin-right="0in" style:line-height-at-least="0.198in" fo:orphans="2" fo:widows="2" fo:text-indent="0in" style:auto-text-indent="false"/>
      <style:text-properties officeooo:rsid="006f164b" officeooo:paragraph-rsid="006f164b"/>
    </style:style>
    <style:style style:name="P94" style:family="paragraph" style:parent-style-name="Text_20_body">
      <style:paragraph-properties fo:margin-left="0in" fo:margin-right="0in" style:line-height-at-least="0.198in" fo:orphans="2" fo:widows="2" fo:text-indent="0in" style:auto-text-indent="false"/>
      <style:text-properties officeooo:rsid="00719808" officeooo:paragraph-rsid="00719808"/>
    </style:style>
    <style:style style:name="P95" style:family="paragraph" style:parent-style-name="Text_20_body">
      <style:paragraph-properties fo:margin-left="0in" fo:margin-right="0in" style:line-height-at-least="0.198in" fo:orphans="2" fo:widows="2" fo:text-indent="0in" style:auto-text-indent="false"/>
      <style:text-properties officeooo:rsid="00745917" officeooo:paragraph-rsid="00745917"/>
    </style:style>
    <style:style style:name="P96" style:family="paragraph" style:parent-style-name="Text_20_body">
      <style:paragraph-properties fo:margin-left="0in" fo:margin-right="0in" style:line-height-at-least="0.198in" fo:orphans="2" fo:widows="2" fo:text-indent="0in" style:auto-text-indent="false"/>
      <style:text-properties officeooo:rsid="0075c26c" officeooo:paragraph-rsid="0075c26c"/>
    </style:style>
    <style:style style:name="P97" style:family="paragraph" style:parent-style-name="Text_20_body">
      <style:paragraph-properties fo:margin-left="0in" fo:margin-right="0in" style:line-height-at-least="0.198in" fo:orphans="2" fo:widows="2" fo:text-indent="0in" style:auto-text-indent="false"/>
      <style:text-properties officeooo:rsid="0075c26c" officeooo:paragraph-rsid="0077f174"/>
    </style:style>
    <style:style style:name="P98" style:family="paragraph" style:parent-style-name="Text_20_body">
      <style:paragraph-properties fo:margin-left="0in" fo:margin-right="0in" style:line-height-at-least="0.198in" fo:orphans="2" fo:widows="2" fo:text-indent="0in" style:auto-text-indent="false"/>
      <style:text-properties officeooo:rsid="007ffb7c" officeooo:paragraph-rsid="007ffb7c"/>
    </style:style>
    <style:style style:name="P99" style:family="paragraph" style:parent-style-name="Text_20_body">
      <style:paragraph-properties style:line-height-at-least="0.198in" fo:orphans="2" fo:widows="2"/>
      <style:text-properties officeooo:rsid="007ffb7c" officeooo:paragraph-rsid="007ffb7c"/>
    </style:style>
    <style:style style:name="P100" style:family="paragraph" style:parent-style-name="Text_20_body">
      <style:paragraph-properties style:line-height-at-least="0.198in" fo:orphans="2" fo:widows="2"/>
      <style:text-properties officeooo:rsid="0081500b" officeooo:paragraph-rsid="0081500b"/>
    </style:style>
    <style:style style:name="P101" style:family="paragraph" style:parent-style-name="Text_20_body">
      <style:paragraph-properties style:line-height-at-least="0.198in" fo:orphans="2" fo:widows="2"/>
      <style:text-properties officeooo:rsid="00837c87" officeooo:paragraph-rsid="00837c87"/>
    </style:style>
    <style:style style:name="P102" style:family="paragraph" style:parent-style-name="Text_20_body">
      <style:paragraph-properties style:line-height-at-least="0.198in" fo:orphans="2" fo:widows="2"/>
      <style:text-properties officeooo:rsid="0085faf9" officeooo:paragraph-rsid="0085faf9"/>
    </style:style>
    <style:style style:name="P103" style:family="paragraph" style:parent-style-name="Text_20_body">
      <style:paragraph-properties fo:margin-left="0in" fo:margin-right="0in" style:line-height-at-least="0.198in" fo:orphans="2" fo:widows="2" fo:text-indent="0in" style:auto-text-indent="false"/>
      <style:text-properties officeooo:rsid="00861b4f" officeooo:paragraph-rsid="0093f93e"/>
    </style:style>
    <style:style style:name="P104" style:family="paragraph" style:parent-style-name="Text_20_body">
      <style:paragraph-properties fo:margin-left="0in" fo:margin-right="0in" style:line-height-at-least="0.198in" fo:orphans="2" fo:widows="2" fo:text-indent="0in" style:auto-text-indent="false"/>
      <style:text-properties officeooo:rsid="0088839c" officeooo:paragraph-rsid="0095f2ba"/>
    </style:style>
    <style:style style:name="P105" style:family="paragraph" style:parent-style-name="Text_20_body">
      <style:text-properties officeooo:rsid="00889896" officeooo:paragraph-rsid="0095f2ba"/>
    </style:style>
    <style:style style:name="P106" style:family="paragraph" style:parent-style-name="Text_20_body">
      <style:paragraph-properties fo:margin-left="0in" fo:margin-right="0in" style:line-height-at-least="0.198in" fo:orphans="2" fo:widows="2" fo:text-indent="0in" style:auto-text-indent="false"/>
      <style:text-properties officeooo:rsid="008a4911" officeooo:paragraph-rsid="0093f93e"/>
    </style:style>
    <style:style style:name="P107" style:family="paragraph" style:parent-style-name="Text_20_body">
      <style:paragraph-properties fo:margin-left="0in" fo:margin-right="0in" style:line-height-at-least="0.198in" fo:orphans="2" fo:widows="2" fo:text-indent="0in" style:auto-text-indent="false"/>
      <style:text-properties officeooo:rsid="008d16fa" officeooo:paragraph-rsid="0093f93e"/>
    </style:style>
    <style:style style:name="P108" style:family="paragraph" style:parent-style-name="Text_20_body">
      <style:paragraph-properties fo:margin-left="0in" fo:margin-right="0in" style:line-height-at-least="0.198in" fo:orphans="2" fo:widows="2" fo:text-indent="0in" style:auto-text-indent="false"/>
      <style:text-properties officeooo:rsid="008ea1c7" officeooo:paragraph-rsid="0093f93e"/>
    </style:style>
    <style:style style:name="P109" style:family="paragraph" style:parent-style-name="Text_20_body">
      <style:paragraph-properties fo:margin-left="0in" fo:margin-right="0in" style:line-height-at-least="0.198in" fo:orphans="2" fo:widows="2" fo:text-indent="0in" style:auto-text-indent="false"/>
      <style:text-properties officeooo:rsid="008f5b4f" officeooo:paragraph-rsid="0093f93e"/>
    </style:style>
    <style:style style:name="P110" style:family="paragraph" style:parent-style-name="Text_20_body">
      <style:paragraph-properties fo:margin-left="0in" fo:margin-right="0in" style:line-height-at-least="0.198in" fo:orphans="2" fo:widows="2" fo:text-indent="0in" style:auto-text-indent="false"/>
      <style:text-properties officeooo:rsid="008fcd66" officeooo:paragraph-rsid="0093f93e"/>
    </style:style>
    <style:style style:name="P111" style:family="paragraph" style:parent-style-name="Text_20_body">
      <style:text-properties officeooo:rsid="002d0b1c" officeooo:paragraph-rsid="0095f2ba"/>
    </style:style>
    <style:style style:name="P112" style:family="paragraph" style:parent-style-name="Text_20_body">
      <style:text-properties officeooo:rsid="001f7fb3" officeooo:paragraph-rsid="0095f2ba"/>
    </style:style>
    <style:style style:name="P113" style:family="paragraph" style:parent-style-name="Text_20_body">
      <style:text-properties officeooo:rsid="002095a2" officeooo:paragraph-rsid="0095f2ba"/>
    </style:style>
    <style:style style:name="P114" style:family="paragraph" style:parent-style-name="Text_20_body">
      <style:text-properties fo:font-weight="bold" officeooo:paragraph-rsid="0095f2ba" style:font-weight-asian="bold" style:font-weight-complex="bold"/>
    </style:style>
    <style:style style:name="P115" style:family="paragraph" style:parent-style-name="Text_20_body">
      <loext:graphic-properties draw:fill="solid" draw:fill-color="#ffffff" draw:opacity="100%"/>
      <style:paragraph-properties fo:margin-left="0in" fo:margin-right="0in" fo:margin-top="0in" fo:margin-bottom="0.0835in" style:contextual-spacing="false" style:line-height-at-least="0.198in" fo:orphans="2" fo:widows="2" fo:text-indent="0in" style:auto-text-indent="false" fo:background-color="#ffffff" fo:padding="0in" fo:border="none"/>
      <style:text-properties officeooo:rsid="00237439" officeooo:paragraph-rsid="0095f2ba"/>
    </style:style>
    <style:style style:name="P116" style:family="paragraph" style:parent-style-name="Text_20_body">
      <loext:graphic-properties draw:fill="solid" draw:fill-color="#ffffff" draw:opacity="100%"/>
      <style:paragraph-properties fo:margin-left="0in" fo:margin-right="0in" fo:margin-top="0in" fo:margin-bottom="0.0835in" style:contextual-spacing="false" style:line-height-at-least="0.198in" fo:orphans="2" fo:widows="2" fo:text-indent="0in" style:auto-text-indent="false" fo:background-color="#ffffff" fo:padding="0in" fo:border="none"/>
      <style:text-properties officeooo:rsid="0024ee9c" officeooo:paragraph-rsid="0095f2ba"/>
    </style:style>
    <style:style style:name="P117" style:family="paragraph" style:parent-style-name="Text_20_body">
      <style:paragraph-properties fo:margin-left="0in" fo:margin-right="0in" style:line-height-at-least="0.198in" fo:orphans="2" fo:widows="2" fo:text-indent="0in" style:auto-text-indent="false"/>
      <style:text-properties officeooo:rsid="009d4cd7" officeooo:paragraph-rsid="009d4cd7"/>
    </style:style>
    <style:style style:name="P118" style:family="paragraph" style:parent-style-name="Text_20_body">
      <style:paragraph-properties fo:margin-left="0in" fo:margin-right="0in" style:line-height-at-least="0.198in" fo:orphans="2" fo:widows="2" fo:text-indent="0in" style:auto-text-indent="false"/>
      <style:text-properties officeooo:rsid="009f8ce5" officeooo:paragraph-rsid="009f8ce5"/>
    </style:style>
    <style:style style:name="P119" style:family="paragraph" style:parent-style-name="Text_20_body">
      <style:text-properties officeooo:rsid="009fca6e" officeooo:paragraph-rsid="009fca6e"/>
    </style:style>
    <style:style style:name="P120" style:family="paragraph" style:parent-style-name="Text_20_body">
      <style:text-properties officeooo:rsid="00a3ae7a" officeooo:paragraph-rsid="00a3ae7a"/>
    </style:style>
    <style:style style:name="P121" style:family="paragraph" style:parent-style-name="Text_20_body">
      <style:paragraph-properties fo:margin-left="0in" fo:margin-right="0in" style:line-height-at-least="0.198in" fo:orphans="2" fo:widows="2" fo:text-indent="0in" style:auto-text-indent="false"/>
      <style:text-properties officeooo:rsid="00a5e6ad" officeooo:paragraph-rsid="00a5e6ad"/>
    </style:style>
    <style:style style:name="P122" style:family="paragraph" style:parent-style-name="Text_20_body">
      <style:text-properties officeooo:rsid="00a9e6db" officeooo:paragraph-rsid="00a9e6db"/>
    </style:style>
    <style:style style:name="P123" style:family="paragraph" style:parent-style-name="Contents_20_1">
      <style:paragraph-properties>
        <style:tab-stops>
          <style:tab-stop style:position="6.9252in" style:type="right" style:leader-style="dotted" style:leader-text="."/>
        </style:tab-stops>
      </style:paragraph-properties>
    </style:style>
    <style:style style:name="P124" style:family="paragraph" style:parent-style-name="Contents_20_2">
      <style:paragraph-properties>
        <style:tab-stops>
          <style:tab-stop style:position="6.7283in" style:type="right" style:leader-style="dotted" style:leader-text="."/>
        </style:tab-stops>
      </style:paragraph-properties>
    </style:style>
    <style:style style:name="P125" style:family="paragraph" style:parent-style-name="Contents_20_3">
      <style:paragraph-properties>
        <style:tab-stops>
          <style:tab-stop style:position="6.5311in" style:type="right" style:leader-style="dotted" style:leader-text="."/>
        </style:tab-stops>
      </style:paragraph-properties>
    </style:style>
    <style:style style:name="P126" style:family="paragraph" style:parent-style-name="Contents_20_4">
      <style:paragraph-properties>
        <style:tab-stops>
          <style:tab-stop style:position="6.3346in" style:type="right" style:leader-style="dotted" style:leader-text="."/>
        </style:tab-stops>
      </style:paragraph-properties>
    </style:style>
    <style:style style:name="P127" style:family="paragraph" style:parent-style-name="Heading_20_2">
      <style:text-properties officeooo:paragraph-rsid="00d3e592"/>
    </style:style>
    <style:style style:name="P128" style:family="paragraph" style:parent-style-name="Heading_20_3">
      <style:text-properties officeooo:rsid="009fca6e" officeooo:paragraph-rsid="009fca6e"/>
    </style:style>
    <style:style style:name="P129" style:family="paragraph" style:parent-style-name="Heading_20_3">
      <style:text-properties officeooo:paragraph-rsid="00f2ecae"/>
    </style:style>
    <style:style style:name="P130" style:family="paragraph" style:parent-style-name="Heading_20_4">
      <style:text-properties officeooo:rsid="008fcd66" officeooo:paragraph-rsid="0093f93e"/>
    </style:style>
    <style:style style:name="P131" style:family="paragraph" style:parent-style-name="Heading_20_4">
      <style:text-properties officeooo:paragraph-rsid="00f0b149"/>
    </style:style>
    <style:style style:name="P132" style:family="paragraph" style:parent-style-name="Heading_20_4">
      <style:text-properties officeooo:paragraph-rsid="00f2ecae"/>
    </style:style>
    <style:style style:name="P133" style:family="paragraph" style:parent-style-name="Heading_20_4">
      <style:text-properties officeooo:rsid="00b92527"/>
    </style:style>
    <style:style style:name="P134" style:family="paragraph" style:parent-style-name="Heading_20_4">
      <style:text-properties officeooo:paragraph-rsid="00f6d129"/>
    </style:style>
    <style:style style:name="P135" style:family="paragraph" style:parent-style-name="Preformatted_20_Text">
      <loext:graphic-properties draw:fill="solid" draw:fill-color="#ffffff" draw:opacity="100%"/>
      <style:paragraph-properties fo:margin-left="0in" fo:margin-right="0in" fo:margin-top="0in" fo:margin-bottom="0.1965in" style:contextual-spacing="false" fo:orphans="2" fo:widows="2" fo:text-indent="0in" style:auto-text-indent="false" fo:background-color="#ffffff" fo:padding="0in" fo:border="none"/>
      <style:text-properties fo:font-variant="normal" fo:text-transform="none" fo:color="#000000" loext:opacity="100%" fo:letter-spacing="normal" officeooo:paragraph-rsid="00c284ff"/>
    </style:style>
    <style:style style:name="P136" style:family="paragraph" style:parent-style-name="Text_20_body" style:list-style-name="L1">
      <style:paragraph-properties style:line-height-at-least="0.198in" fo:orphans="2" fo:widows="2"/>
      <style:text-properties officeooo:rsid="00672b10" officeooo:paragraph-rsid="00660a70"/>
    </style:style>
    <style:style style:name="P137" style:family="paragraph" style:parent-style-name="Text_20_body" style:list-style-name="L1">
      <style:paragraph-properties style:line-height-at-least="0.198in" fo:orphans="2" fo:widows="2"/>
      <style:text-properties officeooo:rsid="00672b10" officeooo:paragraph-rsid="0068f940"/>
    </style:style>
    <style:style style:name="P138" style:family="paragraph" style:parent-style-name="Text_20_body" style:list-style-name="L1">
      <style:paragraph-properties style:line-height-at-least="0.198in" fo:orphans="2" fo:widows="2"/>
      <style:text-properties officeooo:rsid="0068f940" officeooo:paragraph-rsid="0068f940"/>
    </style:style>
    <style:style style:name="P139" style:family="paragraph" style:parent-style-name="Text_20_body" style:list-style-name="L2">
      <style:paragraph-properties style:line-height-at-least="0.198in" fo:orphans="2" fo:widows="2"/>
      <style:text-properties officeooo:rsid="00605e20" officeooo:paragraph-rsid="00605e20"/>
    </style:style>
    <style:style style:name="P140" style:family="paragraph" style:parent-style-name="Text_20_body" style:list-style-name="L2">
      <style:paragraph-properties style:line-height-at-least="0.198in" fo:orphans="2" fo:widows="2"/>
      <style:text-properties officeooo:rsid="00606280" officeooo:paragraph-rsid="00606280"/>
    </style:style>
    <style:style style:name="P141" style:family="paragraph" style:parent-style-name="Text_20_body" style:list-style-name="L3">
      <style:paragraph-properties style:line-height-at-least="0.198in" fo:orphans="2" fo:widows="2"/>
      <style:text-properties officeooo:rsid="00606280" officeooo:paragraph-rsid="00606280"/>
    </style:style>
    <style:style style:name="P142" style:family="paragraph" style:parent-style-name="Text_20_body" style:list-style-name="L4">
      <style:paragraph-properties style:line-height-at-least="0.198in" fo:orphans="2" fo:widows="2"/>
      <style:text-properties officeooo:rsid="00606280" officeooo:paragraph-rsid="00606280"/>
    </style:style>
    <style:style style:name="P143" style:family="paragraph" style:parent-style-name="Text_20_body" style:list-style-name="L2">
      <style:paragraph-properties style:line-height-at-least="0.198in" fo:orphans="2" fo:widows="2"/>
      <style:text-properties officeooo:rsid="006f164b" officeooo:paragraph-rsid="006f164b"/>
    </style:style>
    <style:style style:name="P144" style:family="paragraph" style:parent-style-name="Text_20_body" style:list-style-name="L2">
      <style:paragraph-properties style:line-height-at-least="0.198in" fo:orphans="2" fo:widows="2"/>
      <style:text-properties officeooo:rsid="0061a1fd" officeooo:paragraph-rsid="0061a1fd"/>
    </style:style>
    <style:style style:name="P145" style:family="paragraph" style:parent-style-name="Text_20_body" style:list-style-name="L4">
      <style:paragraph-properties style:line-height-at-least="0.198in" fo:orphans="2" fo:widows="2"/>
      <style:text-properties officeooo:rsid="00496a70" officeooo:paragraph-rsid="00606280"/>
    </style:style>
    <style:style style:name="P146" style:family="paragraph" style:parent-style-name="Text_20_body" style:list-style-name="L5">
      <style:paragraph-properties style:line-height-at-least="0.198in" fo:orphans="2" fo:widows="2"/>
      <style:text-properties officeooo:rsid="00496a70" officeooo:paragraph-rsid="00606280"/>
    </style:style>
    <style:style style:name="P147" style:family="paragraph" style:parent-style-name="Text_20_body">
      <style:paragraph-properties fo:margin-left="0in" fo:margin-right="0in" style:line-height-at-least="0.198in" fo:orphans="2" fo:widows="2" fo:text-indent="0in" style:auto-text-indent="false"/>
      <style:text-properties fo:font-variant="normal" fo:text-transform="none" fo:color="#000000" loext:opacity="100%" style:font-name="sans-serif" fo:font-size="9.75pt" fo:letter-spacing="normal" fo:font-style="normal" fo:font-weight="normal" officeooo:rsid="00262726" officeooo:paragraph-rsid="0095f2ba"/>
    </style:style>
    <style:style style:name="P148" style:family="paragraph" style:parent-style-name="Text_20_body" style:list-style-name="L6">
      <style:paragraph-properties fo:margin-top="0in" fo:margin-bottom="0in" style:contextual-spacing="false" style:line-height-at-least="0.198in" fo:orphans="2" fo:widows="2" fo:padding="0in" fo:border="none"/>
      <style:text-properties fo:font-variant="normal" fo:text-transform="none" fo:color="#000000" loext:opacity="100%" style:font-name="sans-serif" fo:font-size="9.75pt" fo:letter-spacing="normal" fo:font-style="normal" fo:font-weight="normal" officeooo:paragraph-rsid="0095f2ba"/>
    </style:style>
    <style:style style:name="P149" style:family="paragraph" style:parent-style-name="Text_20_body" style:list-style-name="L10">
      <style:paragraph-properties fo:margin-left="0in" fo:margin-right="0in" fo:margin-top="0in" fo:margin-bottom="0in" style:contextual-spacing="false" style:line-height-at-least="0.198in" fo:orphans="2" fo:widows="2" fo:text-indent="0in" style:auto-text-indent="false" fo:padding="0in" fo:border="none"/>
      <style:text-properties fo:font-variant="normal" fo:text-transform="none" fo:color="#000000" loext:opacity="100%" style:font-name="sans-serif" fo:font-size="9.75pt" fo:letter-spacing="normal" fo:font-style="normal" fo:font-weight="normal" officeooo:paragraph-rsid="00221a48"/>
    </style:style>
    <style:style style:name="P150" style:family="paragraph" style:parent-style-name="Text_20_body" style:list-style-name="L10">
      <style:paragraph-properties fo:margin-top="0in" fo:margin-bottom="0in" style:contextual-spacing="false" style:line-height-at-least="0.198in" fo:orphans="2" fo:widows="2" fo:padding="0in" fo:border="none"/>
      <style:text-properties fo:font-variant="normal" fo:text-transform="none" fo:color="#000000" loext:opacity="100%" style:font-name="sans-serif" fo:font-size="9.75pt" fo:letter-spacing="normal" fo:font-style="normal" fo:font-weight="normal" officeooo:paragraph-rsid="00221a48"/>
    </style:style>
    <style:style style:name="P151" style:family="paragraph" style:parent-style-name="Text_20_body" style:list-style-name="L11">
      <style:paragraph-properties fo:margin-left="0in" fo:margin-right="0in" fo:margin-top="0in" fo:margin-bottom="0in" style:contextual-spacing="false" style:line-height-at-least="0.198in" fo:orphans="2" fo:widows="2" fo:text-indent="0in" style:auto-text-indent="false" fo:padding="0in" fo:border="none"/>
      <style:text-properties fo:font-variant="normal" fo:text-transform="none" fo:color="#000000" loext:opacity="100%" style:font-name="sans-serif" fo:font-size="9.75pt" fo:letter-spacing="normal" fo:font-style="normal" fo:font-weight="normal" officeooo:paragraph-rsid="00221a48"/>
    </style:style>
    <style:style style:name="P152" style:family="paragraph" style:parent-style-name="Text_20_body" style:list-style-name="L12">
      <style:paragraph-properties fo:margin-left="0in" fo:margin-right="0in" fo:margin-top="0in" fo:margin-bottom="0in" style:contextual-spacing="false" style:line-height-at-least="0.198in" fo:orphans="2" fo:widows="2" fo:text-indent="0in" style:auto-text-indent="false" fo:padding="0in" fo:border="none"/>
      <style:text-properties fo:font-variant="normal" fo:text-transform="none" fo:color="#000000" loext:opacity="100%" style:font-name="sans-serif" fo:font-size="9.75pt" fo:letter-spacing="normal" fo:font-style="normal" fo:font-weight="normal" officeooo:paragraph-rsid="00221a48"/>
    </style:style>
    <style:style style:name="P153" style:family="paragraph" style:parent-style-name="Text_20_body" style:list-style-name="L13">
      <style:paragraph-properties fo:margin-left="0in" fo:margin-right="0in" fo:margin-top="0in" fo:margin-bottom="0in" style:contextual-spacing="false" style:line-height-at-least="0.198in" fo:orphans="2" fo:widows="2" fo:text-indent="0in" style:auto-text-indent="false" fo:padding="0in" fo:border="none"/>
      <style:text-properties fo:font-variant="normal" fo:text-transform="none" fo:color="#000000" loext:opacity="100%" style:font-name="sans-serif" fo:font-size="9.75pt" fo:letter-spacing="normal" fo:font-style="normal" fo:font-weight="normal" officeooo:paragraph-rsid="00235762"/>
    </style:style>
    <style:style style:name="P154" style:family="paragraph" style:parent-style-name="Text_20_body" style:list-style-name="L13">
      <style:paragraph-properties fo:margin-top="0in" fo:margin-bottom="0in" style:contextual-spacing="false" style:line-height-at-least="0.198in" fo:orphans="2" fo:widows="2" fo:padding="0in" fo:border="none"/>
      <style:text-properties fo:font-variant="normal" fo:text-transform="none" fo:color="#000000" loext:opacity="100%" style:font-name="sans-serif" fo:font-size="9.75pt" fo:letter-spacing="normal" fo:font-style="normal" fo:font-weight="normal" officeooo:paragraph-rsid="00235762"/>
    </style:style>
    <style:style style:name="P155" style:family="paragraph" style:parent-style-name="Text_20_body" style:list-style-name="L14">
      <style:paragraph-properties fo:margin-left="0in" fo:margin-right="0in" fo:margin-top="0in" fo:margin-bottom="0in" style:contextual-spacing="false" style:line-height-at-least="0.198in" fo:orphans="2" fo:widows="2" fo:text-indent="0in" style:auto-text-indent="false" fo:padding="0in" fo:border="none"/>
      <style:text-properties fo:font-variant="normal" fo:text-transform="none" fo:color="#000000" loext:opacity="100%" style:font-name="sans-serif" fo:font-size="9.75pt" fo:letter-spacing="normal" fo:font-style="normal" fo:font-weight="normal" officeooo:paragraph-rsid="00235762"/>
    </style:style>
    <style:style style:name="P156" style:family="paragraph" style:parent-style-name="Text_20_body" style:list-style-name="L14">
      <style:paragraph-properties fo:margin-top="0in" fo:margin-bottom="0in" style:contextual-spacing="false" style:line-height-at-least="0.198in" fo:orphans="2" fo:widows="2" fo:padding="0in" fo:border="none"/>
      <style:text-properties fo:font-variant="normal" fo:text-transform="none" fo:color="#000000" loext:opacity="100%" style:font-name="sans-serif" fo:font-size="9.75pt" fo:letter-spacing="normal" fo:font-style="normal" fo:font-weight="normal" officeooo:paragraph-rsid="00235762"/>
    </style:style>
    <style:style style:name="P157" style:family="paragraph" style:parent-style-name="Text_20_body" style:list-style-name="L15">
      <style:paragraph-properties fo:margin-left="0in" fo:margin-right="0in" fo:margin-top="0in" fo:margin-bottom="0in" style:contextual-spacing="false" style:line-height-at-least="0.198in" fo:orphans="2" fo:widows="2" fo:text-indent="0in" style:auto-text-indent="false" fo:padding="0in" fo:border="none"/>
      <style:text-properties fo:font-variant="normal" fo:text-transform="none" fo:color="#000000" loext:opacity="100%" style:font-name="sans-serif" fo:font-size="9.75pt" fo:letter-spacing="normal" fo:font-style="normal" fo:font-weight="normal" officeooo:paragraph-rsid="00235762"/>
    </style:style>
    <style:style style:name="P158" style:family="paragraph" style:parent-style-name="Text_20_body" style:list-style-name="L16">
      <style:paragraph-properties fo:margin-left="0in" fo:margin-right="0in" fo:margin-top="0in" fo:margin-bottom="0in" style:contextual-spacing="false" style:line-height-at-least="0.198in" fo:orphans="2" fo:widows="2" fo:text-indent="0in" style:auto-text-indent="false" fo:padding="0in" fo:border="none"/>
      <style:text-properties fo:font-variant="normal" fo:text-transform="none" fo:color="#000000" loext:opacity="100%" style:font-name="sans-serif" fo:font-size="9.75pt" fo:letter-spacing="normal" fo:font-style="normal" fo:font-weight="normal" officeooo:paragraph-rsid="00235762"/>
    </style:style>
    <style:style style:name="P159" style:family="paragraph" style:parent-style-name="Text_20_body" style:list-style-name="L16">
      <style:paragraph-properties fo:margin-top="0in" fo:margin-bottom="0in" style:contextual-spacing="false" style:line-height-at-least="0.198in" fo:orphans="2" fo:widows="2" fo:padding="0in" fo:border="none"/>
      <style:text-properties fo:font-variant="normal" fo:text-transform="none" fo:color="#000000" loext:opacity="100%" style:font-name="sans-serif" fo:font-size="9.75pt" fo:letter-spacing="normal" fo:font-style="normal" fo:font-weight="normal" officeooo:paragraph-rsid="00235762"/>
    </style:style>
    <style:style style:name="P160" style:family="paragraph" style:parent-style-name="Text_20_body" style:list-style-name="L17">
      <style:paragraph-properties fo:margin-left="0in" fo:margin-right="0in" fo:margin-top="0in" fo:margin-bottom="0in" style:contextual-spacing="false" style:line-height-at-least="0.198in" fo:orphans="2" fo:widows="2" fo:text-indent="0in" style:auto-text-indent="false" fo:padding="0in" fo:border="none"/>
      <style:text-properties fo:font-variant="normal" fo:text-transform="none" fo:color="#000000" loext:opacity="100%" style:font-name="sans-serif" fo:font-size="9.75pt" fo:letter-spacing="normal" fo:font-style="normal" fo:font-weight="normal" officeooo:paragraph-rsid="00235762"/>
    </style:style>
    <style:style style:name="P161" style:family="paragraph" style:parent-style-name="Text_20_body" style:list-style-name="L17">
      <style:paragraph-properties fo:margin-top="0in" fo:margin-bottom="0in" style:contextual-spacing="false" style:line-height-at-least="0.198in" fo:orphans="2" fo:widows="2" fo:padding="0in" fo:border="none"/>
      <style:text-properties fo:font-variant="normal" fo:text-transform="none" fo:color="#000000" loext:opacity="100%" style:font-name="sans-serif" fo:font-size="9.75pt" fo:letter-spacing="normal" fo:font-style="normal" fo:font-weight="normal" officeooo:paragraph-rsid="00235762"/>
    </style:style>
    <style:style style:name="P162" style:family="paragraph" style:parent-style-name="Text_20_body" style:list-style-name="L18">
      <style:paragraph-properties fo:margin-left="0in" fo:margin-right="0in" fo:margin-top="0in" fo:margin-bottom="0in" style:contextual-spacing="false" style:line-height-at-least="0.198in" fo:orphans="2" fo:widows="2" fo:text-indent="0in" style:auto-text-indent="false" fo:padding="0in" fo:border="none"/>
      <style:text-properties fo:font-variant="normal" fo:text-transform="none" fo:color="#000000" loext:opacity="100%" style:font-name="sans-serif" fo:font-size="9.75pt" fo:letter-spacing="normal" fo:font-style="normal" fo:font-weight="normal" officeooo:paragraph-rsid="00235762"/>
    </style:style>
    <style:style style:name="P163" style:family="paragraph" style:parent-style-name="Text_20_body" style:list-style-name="L18">
      <style:paragraph-properties fo:margin-top="0in" fo:margin-bottom="0in" style:contextual-spacing="false" style:line-height-at-least="0.198in" fo:orphans="2" fo:widows="2" fo:padding="0in" fo:border="none"/>
      <style:text-properties fo:font-variant="normal" fo:text-transform="none" fo:color="#000000" loext:opacity="100%" style:font-name="sans-serif" fo:font-size="9.75pt" fo:letter-spacing="normal" fo:font-style="normal" fo:font-weight="normal" officeooo:paragraph-rsid="00235762"/>
    </style:style>
    <style:style style:name="P164" style:family="paragraph" style:parent-style-name="Text_20_body" style:list-style-name="L19">
      <style:paragraph-properties fo:margin-left="0in" fo:margin-right="0in" fo:margin-top="0in" fo:margin-bottom="0in" style:contextual-spacing="false" style:line-height-at-least="0.198in" fo:orphans="2" fo:widows="2" fo:text-indent="0in" style:auto-text-indent="false" fo:padding="0in" fo:border="none"/>
      <style:text-properties fo:font-variant="normal" fo:text-transform="none" fo:color="#000000" loext:opacity="100%" style:font-name="sans-serif" fo:font-size="9.75pt" fo:letter-spacing="normal" fo:font-style="normal" fo:font-weight="normal" officeooo:paragraph-rsid="00235762"/>
    </style:style>
    <style:style style:name="P165" style:family="paragraph" style:parent-style-name="Text_20_body" style:list-style-name="L19">
      <style:paragraph-properties fo:margin-top="0in" fo:margin-bottom="0in" style:contextual-spacing="false" style:line-height-at-least="0.198in" fo:orphans="2" fo:widows="2" fo:padding="0in" fo:border="none"/>
      <style:text-properties fo:font-variant="normal" fo:text-transform="none" fo:color="#000000" loext:opacity="100%" style:font-name="sans-serif" fo:font-size="9.75pt" fo:letter-spacing="normal" fo:font-style="normal" fo:font-weight="normal" officeooo:paragraph-rsid="00235762"/>
    </style:style>
    <style:style style:name="P166" style:family="paragraph" style:parent-style-name="Text_20_body" style:list-style-name="L20">
      <style:paragraph-properties fo:margin-top="0in" fo:margin-bottom="0in" style:contextual-spacing="false" style:line-height-at-least="0.198in" fo:orphans="2" fo:widows="2" fo:padding="0in" fo:border="none"/>
      <style:text-properties fo:font-variant="normal" fo:text-transform="none" fo:color="#000000" loext:opacity="100%" style:font-name="sans-serif" fo:font-size="9.75pt" fo:letter-spacing="normal" fo:font-style="normal" fo:font-weight="normal" officeooo:paragraph-rsid="0034d662"/>
    </style:style>
    <style:style style:name="P167" style:family="paragraph" style:parent-style-name="Text_20_body" style:list-style-name="L20">
      <style:paragraph-properties fo:margin-left="0in" fo:margin-right="0in" fo:margin-top="0in" fo:margin-bottom="0in" style:contextual-spacing="false" style:line-height-at-least="0.198in" fo:orphans="2" fo:widows="2" fo:text-indent="0in" style:auto-text-indent="false" fo:padding="0in" fo:border="none"/>
      <style:text-properties fo:font-variant="normal" fo:text-transform="none" fo:color="#000000" loext:opacity="100%" style:font-name="sans-serif" fo:font-size="9.75pt" fo:letter-spacing="normal" fo:font-style="normal" fo:font-weight="normal" officeooo:paragraph-rsid="0034d662"/>
    </style:style>
    <style:style style:name="P168" style:family="paragraph" style:parent-style-name="Text_20_body">
      <style:paragraph-properties fo:margin-left="0in" fo:margin-right="0in" style:line-height-at-least="0.198in" fo:orphans="2" fo:widows="2" fo:text-indent="0in" style:auto-text-indent="false"/>
      <style:text-properties fo:font-variant="normal" fo:text-transform="none" fo:color="#000000" loext:opacity="100%" style:font-name="sans-serif" fo:font-size="9.75pt" fo:letter-spacing="normal" fo:font-style="normal" fo:font-weight="normal" officeooo:paragraph-rsid="00c284ff"/>
    </style:style>
    <style:style style:name="P169" style:family="paragraph" style:parent-style-name="Text_20_body">
      <style:paragraph-properties fo:margin-left="0in" fo:margin-right="0in" style:line-height-at-least="0.198in" fo:orphans="2" fo:widows="2" fo:text-indent="0in" style:auto-text-indent="false"/>
      <style:text-properties fo:font-variant="normal" fo:text-transform="none" fo:color="#000000" loext:opacity="100%" style:font-name="sans-serif" fo:font-size="9.75pt" fo:letter-spacing="normal" fo:font-style="normal" fo:font-weight="normal" officeooo:paragraph-rsid="00c61714"/>
    </style:style>
    <style:style style:name="P170" style:family="paragraph" style:parent-style-name="Text_20_body">
      <style:paragraph-properties fo:margin-left="0in" fo:margin-right="0in" style:line-height-at-least="0.198in" fo:orphans="2" fo:widows="2" fo:text-indent="0in" style:auto-text-indent="false"/>
      <style:text-properties fo:font-variant="normal" fo:text-transform="none" fo:color="#000000" loext:opacity="100%" style:font-name="sans-serif" fo:font-size="9.75pt" fo:letter-spacing="normal" fo:font-style="normal" fo:font-weight="normal" officeooo:paragraph-rsid="00235762"/>
    </style:style>
    <style:style style:name="P171" style:family="paragraph" style:parent-style-name="Text_20_body">
      <style:paragraph-properties fo:margin-left="0in" fo:margin-right="0in" style:line-height-at-least="0.198in" fo:orphans="2" fo:widows="2" fo:text-indent="0in" style:auto-text-indent="false"/>
      <style:text-properties fo:font-variant="normal" fo:text-transform="none" fo:color="#000000" loext:opacity="100%" style:font-name="sans-serif" fo:font-size="9.75pt" fo:letter-spacing="normal" fo:font-style="normal" fo:font-weight="normal" officeooo:paragraph-rsid="00f2ecae"/>
    </style:style>
    <style:style style:name="P172" style:family="paragraph" style:parent-style-name="Text_20_body" style:list-style-name="L6">
      <style:paragraph-properties fo:margin-top="0in" fo:margin-bottom="0in" style:contextual-spacing="false" style:line-height-at-least="0.198in" fo:orphans="2" fo:widows="2" fo:padding="0in" fo:border="none"/>
      <style:text-properties fo:font-variant="normal" fo:text-transform="none" fo:color="#000000" loext:opacity="100%" style:font-name="sans-serif" fo:font-size="9.75pt" fo:letter-spacing="normal" fo:font-style="normal" fo:font-weight="normal" officeooo:rsid="00235762" officeooo:paragraph-rsid="0095f2ba"/>
    </style:style>
    <style:style style:name="P173" style:family="paragraph" style:parent-style-name="Text_20_body">
      <style:paragraph-properties fo:margin-left="0in" fo:margin-right="0in" style:line-height-at-least="0.198in" fo:orphans="2" fo:widows="2" fo:text-indent="0in" style:auto-text-indent="false"/>
      <style:text-properties fo:font-variant="normal" fo:text-transform="none" fo:color="#000000" loext:opacity="100%" style:font-name="sans-serif" fo:font-size="9.75pt" fo:letter-spacing="normal" fo:font-style="normal" fo:font-weight="normal" officeooo:rsid="00a41fdf" officeooo:paragraph-rsid="00a41fdf"/>
    </style:style>
    <style:style style:name="P174" style:family="paragraph" style:parent-style-name="Text_20_body">
      <style:paragraph-properties fo:margin-left="0in" fo:margin-right="0in" style:line-height-at-least="0.198in" fo:orphans="2" fo:widows="2" fo:text-indent="0in" style:auto-text-indent="false"/>
      <style:text-properties fo:font-variant="normal" fo:text-transform="none" fo:color="#000000" loext:opacity="100%" style:font-name="sans-serif" fo:font-size="9.75pt" fo:letter-spacing="normal" fo:font-style="normal" fo:font-weight="normal" officeooo:rsid="00bcafb1" officeooo:paragraph-rsid="00c284ff"/>
    </style:style>
    <style:style style:name="P175" style:family="paragraph" style:parent-style-name="Text_20_body">
      <style:paragraph-properties fo:margin-left="0in" fo:margin-right="0in" style:line-height-at-least="0.198in" fo:orphans="2" fo:widows="2" fo:text-indent="0in" style:auto-text-indent="false"/>
      <style:text-properties fo:font-variant="normal" fo:text-transform="none" fo:color="#000000" loext:opacity="100%" style:font-name="sans-serif" fo:font-size="9.75pt" fo:letter-spacing="normal" fo:font-style="normal" fo:font-weight="normal" officeooo:rsid="00c5ae67" officeooo:paragraph-rsid="00c5ae67"/>
    </style:style>
    <style:style style:name="P176" style:family="paragraph" style:parent-style-name="Text_20_body">
      <style:paragraph-properties fo:margin-left="0in" fo:margin-right="0in" style:line-height-at-least="0.198in" fo:orphans="2" fo:widows="2" fo:text-indent="0in" style:auto-text-indent="false"/>
      <style:text-properties fo:font-variant="normal" fo:text-transform="none" fo:color="#000000" loext:opacity="100%" style:font-name="sans-serif" fo:font-size="9.75pt" fo:letter-spacing="normal" fo:font-style="normal" fo:font-weight="normal" officeooo:rsid="00c61714" officeooo:paragraph-rsid="00c61714"/>
    </style:style>
    <style:style style:name="P177" style:family="paragraph" style:parent-style-name="Text_20_body" style:list-style-name="L10">
      <style:paragraph-properties fo:margin-left="0in" fo:margin-right="0in" fo:margin-top="0in" fo:margin-bottom="0in" style:contextual-spacing="false" style:line-height-at-least="0.198in" fo:orphans="2" fo:widows="2" fo:text-indent="0in" style:auto-text-indent="false" fo:padding="0in" fo:border="none"/>
      <style:text-properties fo:font-variant="normal" fo:text-transform="none" fo:color="#000000" loext:opacity="100%" style:font-name="sans-serif" fo:font-size="9.75pt" fo:letter-spacing="normal" fo:font-style="normal" fo:font-weight="normal" officeooo:rsid="00c8e075" officeooo:paragraph-rsid="00c8e075"/>
    </style:style>
    <style:style style:name="P178" style:family="paragraph" style:parent-style-name="Text_20_body" style:list-style-name="L10">
      <style:paragraph-properties fo:margin-top="0in" fo:margin-bottom="0in" style:contextual-spacing="false" style:line-height-at-least="0.198in" fo:orphans="2" fo:widows="2" fo:padding="0in" fo:border="none"/>
      <style:text-properties fo:font-variant="normal" fo:text-transform="none" fo:color="#000000" loext:opacity="100%" style:font-name="sans-serif" fo:font-size="9.75pt" fo:letter-spacing="normal" fo:font-style="normal" fo:font-weight="normal" officeooo:rsid="00c8e075" officeooo:paragraph-rsid="00c8e075"/>
    </style:style>
    <style:style style:name="P179" style:family="paragraph" style:parent-style-name="Text_20_body" style:list-style-name="L10">
      <style:paragraph-properties fo:margin-top="0in" fo:margin-bottom="0in" style:contextual-spacing="false" style:line-height-at-least="0.198in" fo:orphans="2" fo:widows="2" fo:padding="0in" fo:border="none"/>
      <style:text-properties fo:font-variant="normal" fo:text-transform="none" fo:color="#000000" loext:opacity="100%" style:font-name="sans-serif" fo:font-size="9.75pt" fo:letter-spacing="normal" fo:font-style="normal" fo:font-weight="normal" officeooo:rsid="00c9f4b9" officeooo:paragraph-rsid="00c9f4b9"/>
    </style:style>
    <style:style style:name="P180" style:family="paragraph" style:parent-style-name="Text_20_body">
      <style:paragraph-properties fo:margin-left="0in" fo:margin-right="0in" style:line-height-at-least="0.198in" fo:orphans="2" fo:widows="2" fo:text-indent="0in" style:auto-text-indent="false"/>
      <style:text-properties fo:font-variant="normal" fo:text-transform="none" fo:color="#000000" loext:opacity="100%" style:font-name="sans-serif" fo:font-size="9.75pt" fo:letter-spacing="normal" fo:font-style="normal" fo:font-weight="normal" officeooo:rsid="00719808" officeooo:paragraph-rsid="00dfa0c7"/>
    </style:style>
    <style:style style:name="P181" style:family="paragraph" style:parent-style-name="Text_20_body">
      <style:paragraph-properties fo:margin-left="0in" fo:margin-right="0in" style:line-height-at-least="0.198in" fo:orphans="2" fo:widows="2" fo:text-indent="0in" style:auto-text-indent="false"/>
      <style:text-properties fo:font-variant="normal" fo:text-transform="none" fo:color="#000000" loext:opacity="100%" style:font-name="sans-serif" fo:font-size="9.75pt" fo:letter-spacing="normal" fo:font-style="normal" fo:font-weight="normal" officeooo:rsid="003764a5" officeooo:paragraph-rsid="00f2ecae" style:font-weight-asian="normal" style:font-weight-complex="normal"/>
    </style:style>
    <style:style style:name="P182" style:family="paragraph" style:parent-style-name="Text_20_body">
      <style:paragraph-properties fo:margin-left="0in" fo:margin-right="0in" style:line-height-at-least="0.198in" fo:orphans="2" fo:widows="2" fo:text-indent="0in" style:auto-text-indent="false"/>
      <style:text-properties fo:font-variant="normal" fo:text-transform="none" fo:color="#000000" loext:opacity="100%" style:font-name="sans-serif" fo:font-size="9.75pt" fo:letter-spacing="normal" fo:font-style="normal" fo:font-weight="normal" officeooo:rsid="00b92527" officeooo:paragraph-rsid="00f6d129" style:font-weight-asian="normal" style:font-weight-complex="normal"/>
    </style:style>
    <style:style style:name="P183" style:family="paragraph" style:parent-style-name="Text_20_body">
      <style:paragraph-properties fo:margin-left="0in" fo:margin-right="0in" style:line-height-at-least="0.198in" fo:orphans="2" fo:widows="2" fo:text-indent="0in" style:auto-text-indent="false"/>
      <style:text-properties fo:font-variant="normal" fo:text-transform="none" fo:color="#000000" loext:opacity="100%" style:font-name="sans-serif" fo:font-size="9.75pt" fo:letter-spacing="normal" fo:font-style="normal" fo:font-weight="normal" officeooo:rsid="00f6d129" officeooo:paragraph-rsid="00f6d129" style:font-weight-asian="normal" style:font-weight-complex="normal"/>
    </style:style>
    <style:style style:name="P184" style:family="paragraph" style:parent-style-name="Text_20_body">
      <style:text-properties fo:font-variant="normal" fo:text-transform="none" fo:color="#000000" loext:opacity="100%" style:font-name="sans-serif" fo:font-size="9.75pt" fo:letter-spacing="normal" fo:font-style="normal" fo:font-weight="normal" officeooo:rsid="004d1361" officeooo:paragraph-rsid="0095f2ba" style:font-weight-asian="normal" style:font-weight-complex="normal"/>
    </style:style>
    <style:style style:name="P185" style:family="paragraph" style:parent-style-name="Text_20_body">
      <style:paragraph-properties fo:margin-left="0in" fo:margin-right="0in" style:line-height-at-least="0.198in" fo:orphans="2" fo:widows="2" fo:text-indent="0in" style:auto-text-indent="false"/>
      <style:text-properties fo:font-variant="normal" fo:text-transform="none" fo:color="#000000" loext:opacity="100%" style:font-name="sans-serif" fo:font-size="9.75pt" fo:letter-spacing="normal" fo:font-style="normal" fo:font-weight="normal" officeooo:rsid="009a1c4e" officeooo:paragraph-rsid="00f2ecae"/>
    </style:style>
    <style:style style:name="P186" style:family="paragraph" style:parent-style-name="Text_20_body" style:list-style-name="L7">
      <style:paragraph-properties style:line-height-at-least="0.198in" fo:orphans="2" fo:widows="2"/>
      <style:text-properties officeooo:rsid="007ffb7c" officeooo:paragraph-rsid="007ffb7c"/>
    </style:style>
    <style:style style:name="P187" style:family="paragraph" style:parent-style-name="Text_20_body" style:list-style-name="L9">
      <style:paragraph-properties style:line-height-at-least="0.198in" fo:orphans="2" fo:widows="2"/>
      <style:text-properties officeooo:rsid="007ffb7c" officeooo:paragraph-rsid="007ffb7c"/>
    </style:style>
    <style:style style:name="P188" style:family="paragraph" style:parent-style-name="Text_20_body" style:list-style-name="L8">
      <style:paragraph-properties style:line-height-at-least="0.198in" fo:orphans="2" fo:widows="2"/>
      <style:text-properties officeooo:rsid="00837c87" officeooo:paragraph-rsid="00837c87"/>
    </style:style>
    <style:style style:name="P189" style:family="paragraph" style:parent-style-name="Text_20_body" style:list-style-name="L9">
      <style:paragraph-properties style:line-height-at-least="0.198in" fo:orphans="2" fo:widows="2"/>
      <style:text-properties officeooo:rsid="0081500b" officeooo:paragraph-rsid="0081500b"/>
    </style:style>
    <style:style style:name="P190" style:family="paragraph" style:parent-style-name="Text_20_body">
      <style:text-properties officeooo:rsid="00a9f3c2" officeooo:paragraph-rsid="00a9f3c2"/>
    </style:style>
    <style:style style:name="P191" style:family="paragraph" style:parent-style-name="Text_20_body">
      <style:paragraph-properties fo:margin-left="0in" fo:margin-right="0in" style:line-height-at-least="0.198in" fo:orphans="2" fo:widows="2" fo:text-indent="0in" style:auto-text-indent="false"/>
      <style:text-properties officeooo:rsid="008fcd66" officeooo:paragraph-rsid="00ab58d7"/>
    </style:style>
    <style:style style:name="P192" style:family="paragraph" style:parent-style-name="Text_20_body">
      <style:paragraph-properties fo:margin-left="0in" fo:margin-right="0in" style:line-height-at-least="0.198in" fo:orphans="2" fo:widows="2" fo:text-indent="0in" style:auto-text-indent="false"/>
      <style:text-properties officeooo:rsid="00ab58d7" officeooo:paragraph-rsid="00ab58d7"/>
    </style:style>
    <style:style style:name="P193" style:family="paragraph" style:parent-style-name="Text_20_body">
      <style:paragraph-properties fo:margin-left="0in" fo:margin-right="0in" style:line-height-at-least="0.198in" fo:orphans="2" fo:widows="2" fo:text-indent="0in" style:auto-text-indent="false"/>
      <style:text-properties officeooo:rsid="00ace91f" officeooo:paragraph-rsid="00ad0875"/>
    </style:style>
    <style:style style:name="P194" style:family="paragraph" style:parent-style-name="Text_20_body">
      <style:paragraph-properties fo:margin-left="0in" fo:margin-right="0in" style:line-height-at-least="0.198in" fo:orphans="2" fo:widows="2" fo:text-indent="0in" style:auto-text-indent="false"/>
      <style:text-properties officeooo:rsid="00ad0875" officeooo:paragraph-rsid="00ad0875"/>
    </style:style>
    <style:style style:name="P195" style:family="paragraph" style:parent-style-name="Text_20_body">
      <style:paragraph-properties fo:margin-left="0in" fo:margin-right="0in" style:line-height-at-least="0.198in" fo:orphans="2" fo:widows="2" fo:text-indent="0in" style:auto-text-indent="false"/>
      <style:text-properties officeooo:rsid="00af710e" officeooo:paragraph-rsid="00af710e"/>
    </style:style>
    <style:style style:name="P196" style:family="paragraph" style:parent-style-name="Text_20_body">
      <style:text-properties officeooo:rsid="00b2155c" officeooo:paragraph-rsid="00b2155c"/>
    </style:style>
    <style:style style:name="P197" style:family="paragraph" style:parent-style-name="Text_20_body">
      <style:paragraph-properties fo:margin-left="0in" fo:margin-right="0in" style:line-height-at-least="0.198in" fo:orphans="2" fo:widows="2" fo:text-indent="0in" style:auto-text-indent="false"/>
      <style:text-properties officeooo:rsid="00b2155c" officeooo:paragraph-rsid="00b2155c"/>
    </style:style>
    <style:style style:name="P198" style:family="paragraph" style:parent-style-name="Text_20_body">
      <style:paragraph-properties fo:margin-left="0in" fo:margin-right="0in" style:line-height-at-least="0.198in" fo:orphans="2" fo:widows="2" fo:text-indent="0in" style:auto-text-indent="false"/>
      <style:text-properties officeooo:rsid="008ea1c7" officeooo:paragraph-rsid="0093f93e"/>
    </style:style>
    <style:style style:name="P199" style:family="paragraph" style:parent-style-name="Text_20_body">
      <style:paragraph-properties fo:margin-left="0in" fo:margin-right="0in" style:line-height-at-least="0.198in" fo:orphans="2" fo:widows="2" fo:text-indent="0in" style:auto-text-indent="false"/>
      <style:text-properties officeooo:rsid="00b35a11" officeooo:paragraph-rsid="00b35a11"/>
    </style:style>
    <style:style style:name="P200" style:family="paragraph" style:parent-style-name="Text_20_body">
      <style:paragraph-properties fo:margin-left="0in" fo:margin-right="0in" style:line-height-at-least="0.198in" fo:orphans="2" fo:widows="2" fo:text-indent="0in" style:auto-text-indent="false"/>
      <style:text-properties officeooo:rsid="00b92527" officeooo:paragraph-rsid="00b92527"/>
    </style:style>
    <style:style style:name="P201" style:family="paragraph" style:parent-style-name="Text_20_body">
      <style:paragraph-properties fo:margin-left="0in" fo:margin-right="0in" style:line-height-at-least="0.198in" fo:orphans="2" fo:widows="2" fo:text-indent="0in" style:auto-text-indent="false"/>
      <style:text-properties officeooo:rsid="00b92527" officeooo:paragraph-rsid="00f6d129"/>
    </style:style>
    <style:style style:name="P202" style:family="paragraph" style:parent-style-name="Text_20_body">
      <style:paragraph-properties fo:margin-left="0in" fo:margin-right="0in" style:line-height-at-least="0.198in" fo:orphans="2" fo:widows="2" fo:text-indent="0in" style:auto-text-indent="false"/>
      <style:text-properties fo:font-weight="normal" officeooo:rsid="008fcd66" officeooo:paragraph-rsid="00f0b149" style:font-weight-asian="normal" style:font-weight-complex="normal"/>
    </style:style>
    <style:style style:name="P203" style:family="paragraph" style:parent-style-name="Text_20_body">
      <style:paragraph-properties fo:margin-left="0in" fo:margin-right="0in" style:line-height-at-least="0.198in" fo:orphans="2" fo:widows="2" fo:text-indent="0in" style:auto-text-indent="false"/>
      <style:text-properties officeooo:rsid="00c7924f" officeooo:paragraph-rsid="00c7924f"/>
    </style:style>
    <style:style style:name="P204" style:family="paragraph" style:parent-style-name="Text_20_body">
      <style:paragraph-properties fo:margin-left="0in" fo:margin-right="0in" style:line-height-at-least="0.198in" fo:orphans="2" fo:widows="2" fo:text-indent="0in" style:auto-text-indent="false"/>
      <style:text-properties officeooo:rsid="00c7924f" officeooo:paragraph-rsid="00f6d129"/>
    </style:style>
    <style:style style:name="P205" style:family="paragraph" style:parent-style-name="Text_20_body">
      <style:paragraph-properties fo:margin-left="0in" fo:margin-right="0in" style:line-height-at-least="0.198in" fo:orphans="2" fo:widows="2" fo:text-indent="0in" style:auto-text-indent="false"/>
      <style:text-properties officeooo:rsid="00439544" officeooo:paragraph-rsid="00508451"/>
    </style:style>
    <style:style style:name="P206" style:family="paragraph" style:parent-style-name="Text_20_body">
      <style:paragraph-properties fo:margin-left="0in" fo:margin-right="0in" style:line-height-at-least="0.198in" fo:orphans="2" fo:widows="2" fo:text-indent="0in" style:auto-text-indent="false"/>
      <style:text-properties officeooo:rsid="00439544" officeooo:paragraph-rsid="00d3e592"/>
    </style:style>
    <style:style style:name="P207" style:family="paragraph" style:parent-style-name="Text_20_body">
      <style:paragraph-properties style:line-height-at-least="0.198in" fo:orphans="2" fo:widows="2"/>
      <style:text-properties officeooo:rsid="00ce3b33" officeooo:paragraph-rsid="00ce3b33"/>
    </style:style>
    <style:style style:name="P208" style:family="paragraph" style:parent-style-name="Text_20_body">
      <style:paragraph-properties fo:margin-left="0in" fo:margin-right="0in" style:line-height-at-least="0.198in" fo:orphans="2" fo:widows="2" fo:text-indent="0in" style:auto-text-indent="false"/>
      <style:text-properties officeooo:rsid="005742a8" officeooo:paragraph-rsid="00d3e592"/>
    </style:style>
    <style:style style:name="P209" style:family="paragraph" style:parent-style-name="Text_20_body">
      <style:paragraph-properties fo:margin-left="0in" fo:margin-right="0in" style:line-height-at-least="0.198in" fo:orphans="2" fo:widows="2" fo:text-indent="0in" style:auto-text-indent="false"/>
      <style:text-properties officeooo:rsid="0044bbaa" officeooo:paragraph-rsid="00d3e592"/>
    </style:style>
    <style:style style:name="P210" style:family="paragraph" style:parent-style-name="Text_20_body">
      <style:paragraph-properties style:line-height-at-least="0.198in" fo:orphans="2" fo:widows="2"/>
      <style:text-properties officeooo:rsid="00d51202" officeooo:paragraph-rsid="00d51202"/>
    </style:style>
    <style:style style:name="P211" style:family="paragraph" style:parent-style-name="Text_20_body">
      <style:paragraph-properties style:line-height-at-least="0.198in" fo:orphans="2" fo:widows="2"/>
      <style:text-properties officeooo:rsid="00d7199c" officeooo:paragraph-rsid="00d7199c"/>
    </style:style>
    <style:style style:name="P212" style:family="paragraph" style:parent-style-name="Text_20_body">
      <style:paragraph-properties style:line-height-at-least="0.198in" fo:orphans="2" fo:widows="2"/>
      <style:text-properties officeooo:rsid="00d8e551" officeooo:paragraph-rsid="00d8e551"/>
    </style:style>
    <style:style style:name="P213" style:family="paragraph" style:parent-style-name="Text_20_body">
      <style:paragraph-properties style:line-height-at-least="0.198in" fo:orphans="2" fo:widows="2"/>
      <style:text-properties officeooo:rsid="00da2df8" officeooo:paragraph-rsid="00da2df8"/>
    </style:style>
    <style:style style:name="P214" style:family="paragraph" style:parent-style-name="Text_20_body">
      <style:paragraph-properties fo:margin-left="0in" fo:margin-right="0in" style:line-height-at-least="0.198in" fo:orphans="2" fo:widows="2" fo:text-indent="0in" style:auto-text-indent="false"/>
      <style:text-properties officeooo:rsid="00dca1b5" officeooo:paragraph-rsid="00dca1b5"/>
    </style:style>
    <style:style style:name="P215" style:family="paragraph" style:parent-style-name="Text_20_body">
      <style:paragraph-properties fo:margin-left="0in" fo:margin-right="0in" style:line-height-at-least="0.198in" fo:orphans="2" fo:widows="2" fo:text-indent="0in" style:auto-text-indent="false"/>
      <style:text-properties officeooo:rsid="00e10e1d" officeooo:paragraph-rsid="00e10e1d"/>
    </style:style>
    <style:style style:name="P216" style:family="paragraph" style:parent-style-name="Text_20_body">
      <style:paragraph-properties fo:margin-left="0in" fo:margin-right="0in" style:line-height-at-least="0.198in" fo:orphans="2" fo:widows="2" fo:text-indent="0in" style:auto-text-indent="false"/>
      <style:text-properties officeooo:rsid="00e5785c" officeooo:paragraph-rsid="00e5785c"/>
    </style:style>
    <style:style style:name="P217" style:family="paragraph" style:parent-style-name="Text_20_body">
      <style:paragraph-properties fo:margin-left="0in" fo:margin-right="0in" style:line-height-at-least="0.198in" fo:orphans="2" fo:widows="2" fo:text-indent="0in" style:auto-text-indent="false"/>
      <style:text-properties officeooo:rsid="00ee6928" officeooo:paragraph-rsid="00ee6928"/>
    </style:style>
    <style:style style:name="P218" style:family="paragraph" style:parent-style-name="Text_20_body">
      <style:text-properties officeooo:rsid="00a22e26" officeooo:paragraph-rsid="00a22e26"/>
    </style:style>
    <style:style style:name="P219" style:family="paragraph" style:parent-style-name="Text_20_body">
      <style:text-properties officeooo:rsid="00a00c6e" officeooo:paragraph-rsid="00a00c6e"/>
    </style:style>
    <style:style style:name="P220" style:family="paragraph" style:parent-style-name="Text_20_body">
      <style:paragraph-properties fo:margin-left="0in" fo:margin-right="0in" style:line-height-at-least="0.198in" fo:orphans="2" fo:widows="2" fo:text-indent="0in" style:auto-text-indent="false"/>
      <style:text-properties officeooo:rsid="00262726" officeooo:paragraph-rsid="00f2ecae"/>
    </style:style>
    <style:style style:name="P221" style:family="paragraph" style:parent-style-name="Text_20_body">
      <style:text-properties officeooo:rsid="0033f032" officeooo:paragraph-rsid="00f2ecae"/>
    </style:style>
    <style:style style:name="P222" style:family="paragraph" style:parent-style-name="Text_20_body">
      <style:text-properties officeooo:rsid="0089686e" officeooo:paragraph-rsid="00f2ecae"/>
    </style:style>
    <style:style style:name="P223" style:family="paragraph" style:parent-style-name="Text_20_body">
      <style:text-properties officeooo:rsid="0032c4ec" officeooo:paragraph-rsid="00f2ecae"/>
    </style:style>
    <style:style style:name="P224" style:family="paragraph" style:parent-style-name="Text_20_body">
      <style:text-properties officeooo:rsid="003d769b" officeooo:paragraph-rsid="00f2ecae"/>
    </style:style>
    <style:style style:name="P225" style:family="paragraph" style:parent-style-name="Text_20_body">
      <style:text-properties officeooo:rsid="00f2ecae" officeooo:paragraph-rsid="00f2ecae"/>
    </style:style>
    <style:style style:name="P226" style:family="paragraph">
      <loext:graphic-properties draw:fill="solid" draw:fill-color="#ffff00" draw:opacity="25%"/>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27" style:family="paragraph">
      <loext:graphic-properties draw:fill="solid" draw:fill-color="#33cc66" draw:opacity="25%"/>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28" style:family="paragraph">
      <loext:graphic-properties draw:fill="solid" draw:fill-color="#ff0000" draw:opacity="25%"/>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29" style:family="paragraph">
      <loext:graphic-properties draw:fill="solid" draw:fill-color="#ffffff" draw:opacity="25%"/>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3" style:font-size-complex="18pt" style:font-style-complex="normal" style:font-weight-complex="normal" style:text-emphasize="none" style:font-relief="none" style:text-overline-style="none" style:text-overline-color="font-color"/>
    </style:style>
    <style:style style:name="P230" style:family="paragraph">
      <loext:graphic-properties draw:fill="solid" draw:fill-color="#ffff00" draw:opacity="25%"/>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3" style:font-size-complex="18pt" style:font-style-complex="normal" style:font-weight-complex="normal" style:text-emphasize="none" style:font-relief="none" style:text-overline-style="none" style:text-overline-color="font-color"/>
    </style:style>
    <style:style style:name="P231" style:family="paragraph">
      <loext:graphic-properties draw:fill="none" draw:fill-color="#99cc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3" style:font-size-complex="18pt" style:font-style-complex="normal" style:font-weight-complex="normal" style:text-emphasize="none" style:font-relief="none" style:text-overline-style="none" style:text-overline-color="font-color"/>
    </style:style>
    <style:style style:name="P232" style:family="paragraph">
      <loext:graphic-properties draw:fill="solid" draw:fill-color="#99ccff" draw:opacity="25%"/>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3" style:font-size-complex="18pt" style:font-style-complex="normal" style:font-weight-complex="normal" style:text-emphasize="none" style:font-relief="none" style:text-overline-style="none" style:text-overline-color="font-color"/>
    </style:style>
    <style:style style:name="P233" style:family="paragraph">
      <loext:graphic-properties draw:fill="solid" draw:fill-color="#99cc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WenQuanYi Micro Hei2" style:font-size-asian="12pt" style:font-style-asian="normal" style:font-weight-asian="normal" style:font-name-complex="Lohit Hindi3" style:font-size-complex="12pt" style:font-style-complex="normal" style:font-weight-complex="normal" style:text-emphasize="none" style:font-relief="none" style:text-overline-style="none" style:text-overline-color="font-color"/>
    </style:style>
    <style:style style:name="P234" style:family="paragraph">
      <loext:graphic-properties draw:fill="solid" draw:fill-color="#ff0000" draw:opacity="25%"/>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3" style:font-size-complex="18pt" style:font-style-complex="normal" style:font-weight-complex="normal" style:text-emphasize="none" style:font-relief="none" style:text-overline-style="none" style:text-overline-color="font-color"/>
    </style:style>
    <style:style style:name="P235" style:family="paragraph">
      <style:paragraph-properties fo:margin-left="0in" fo:margin-right="0in" fo:margin-top="0in" fo:margin-bottom="0in" fo:line-height="100%" fo:text-indent="0in" style:writing-mode="lr-tb"/>
    </style:style>
    <style:style style:name="P236"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23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8" style:family="paragraph">
      <style:paragraph-properties fo:margin-left="0in" fo:margin-right="0in" fo:margin-top="0in" fo:margin-bottom="0in" fo:line-height="100%" fo:text-align="center" fo:text-indent="0in" style:writing-mode="lr-tb"/>
    </style:style>
    <style:style style:name="P239" style:family="paragraph">
      <loext:graphic-properties draw:fill="none"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240" style:family="paragraph">
      <loext:graphic-properties draw:fill="none" draw:fill-color="#99cc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WenQuanYi Micro Hei2" style:font-size-asian="12pt" style:font-style-asian="normal" style:font-weight-asian="normal" style:font-name-complex="Lohit Hindi3" style:font-size-complex="12pt" style:font-style-complex="normal" style:font-weight-complex="normal" style:text-emphasize="none" style:font-relief="none" style:text-overline-style="none" style:text-overline-color="font-color"/>
    </style:style>
    <style:style style:name="P241" style:family="paragraph">
      <style:paragraph-properties fo:margin-left="0in" fo:margin-right="0in" fo:margin-top="0in" fo:margin-bottom="0in" fo:line-height="100%" fo:text-align="center" fo:text-indent="0in"/>
    </style:style>
    <style:style style:name="P242" style:family="paragraph">
      <loext:graphic-properties draw:fill="none"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243"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WenQuanYi Micro Hei2" style:font-size-asian="12pt" style:font-style-asian="normal" style:font-weight-asian="normal" style:font-name-complex="Lohit Hindi3" style:font-size-complex="12pt" style:font-style-complex="normal" style:font-weight-complex="normal" style:text-emphasize="none" style:font-relief="none" style:text-overline-style="none" style:text-overline-color="font-color"/>
    </style:style>
    <style:style style:name="P244" style:family="paragraph">
      <loext:graphic-properties draw:fill="solid" draw:fill-color="#33cc66" draw:opacity="25%"/>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3" style:font-size-complex="18pt" style:font-style-complex="normal" style:font-weight-complex="normal" style:text-emphasize="none" style:font-relief="none" style:text-overline-style="none" style:text-overline-color="font-color"/>
    </style:style>
    <style:style style:name="P245" style:family="paragraph">
      <style:paragraph-properties fo:margin-left="0in" fo:margin-right="0in" fo:margin-top="0in" fo:margin-bottom="0in" fo:line-height="100%" fo:text-indent="0in"/>
    </style:style>
    <style:style style:name="P246"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normal" style:letter-kerning="true" style:font-name-asian="Noto Sans CJK SC" style:font-size-asian="15pt" style:font-style-asian="normal" style:font-weight-asian="normal" style:font-name-complex="Lohit Devanagari" style:font-size-complex="15pt" style:font-style-complex="normal" style:font-weight-complex="normal" style:text-emphasize="none" style:font-relief="none" style:text-overline-style="none" style:text-overline-color="font-color"/>
    </style:style>
    <style:style style:name="P247" style:family="paragraph">
      <loext:graphic-properties draw:fill="solid" draw:fill-color="#000000"/>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8" style:family="paragraph">
      <loext:graphic-properties draw:fill="solid" draw:fill-color="#000000"/>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normal" style:letter-kerning="true" style:font-name-asian="Noto Sans CJK SC" style:font-size-asian="15pt" style:font-style-asian="normal" style:font-weight-asian="normal" style:font-name-complex="Lohit Devanagari" style:font-size-complex="15pt" style:font-style-complex="normal" style:font-weight-complex="normal" style:text-emphasize="none" style:font-relief="none" style:text-overline-style="none" style:text-overline-color="font-color"/>
    </style:style>
    <style:style style:name="P249" style:family="paragraph">
      <loext:graphic-properties draw:fill="solid" draw:fill-color="#000000"/>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250"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1" style:family="paragraph">
      <loext:graphic-properties draw:fill="solid" draw:fill-color="#33cc66" draw:opacity="5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2" style:family="paragraph">
      <loext:graphic-properties draw:fill="none" draw:fill-color="#ffffff"/>
      <style:paragraph-properties fo:margin-left="0in" fo:margin-right="0in" fo:margin-top="0in" fo:margin-bottom="0in" fo:line-height="100%" fo:text-align="end" fo:text-indent="0in"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3" style:family="paragraph">
      <loext:graphic-properties draw:fill="solid" draw:fill-color="#000000"/>
      <style:paragraph-properties fo:margin-left="0in" fo:margin-right="0in" fo:margin-top="0in" fo:margin-bottom="0in" fo:line-height="100%" fo:text-align="end" fo:text-indent="0in"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4" style:family="paragraph">
      <loext:graphic-properties draw:fill="none" draw:fill-color="#99cc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WenQuanYi Micro Hei2" style:font-size-asian="18pt" style:font-style-asian="normal" style:font-weight-asian="normal" style:font-name-complex="Lohit Hindi3" style:font-size-complex="18pt" style:font-style-complex="normal" style:font-weight-complex="normal" style:text-emphasize="none" style:font-relief="none" style:text-overline-style="none" style:text-overline-color="font-color"/>
    </style:style>
    <style:style style:name="P255"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DejaVu Sans" style:font-size-asian="12pt" style:font-style-asian="normal" style:font-weight-asian="normal" style:font-name-complex="Lohit Hindi3" style:font-size-complex="12pt" style:font-style-complex="normal" style:font-weight-complex="normal" style:text-emphasize="none" style:font-relief="none" style:text-overline-style="none" style:text-overline-color="font-color"/>
    </style:style>
    <style:style style:name="P256" style:family="paragraph">
      <loext:graphic-properties draw:fill="solid" draw:fill-color="#99cc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3" style:font-size-complex="18pt" style:font-style-complex="normal" style:font-weight-complex="normal" style:text-emphasize="none" style:font-relief="none" style:text-overline-style="none" style:text-overline-color="font-color"/>
    </style:style>
    <style:style style:name="P257" style:family="paragraph">
      <loext:graphic-properties draw:fill="solid" draw:fill-color="#99cc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WenQuanYi Micro Hei2" style:font-size-asian="18pt" style:font-style-asian="normal" style:font-weight-asian="normal" style:font-name-complex="Lohit Hindi3" style:font-size-complex="18pt" style:font-style-complex="normal" style:font-weight-complex="normal" style:text-emphasize="none" style:font-relief="none" style:text-overline-style="none" style:text-overline-color="font-color"/>
    </style:style>
    <style:style style:name="T1" style:family="text">
      <style:text-properties fo:font-style="normal" fo:font-weight="normal"/>
    </style:style>
    <style:style style:name="T2" style:family="text">
      <style:text-properties fo:font-style="normal" fo:font-weight="normal" officeooo:rsid="00195fdc"/>
    </style:style>
    <style:style style:name="T3" style:family="text">
      <style:text-properties style:font-name="sans-serif" fo:font-size="12.75pt" fo:font-style="normal" fo:font-weight="bold"/>
    </style:style>
    <style:style style:name="T4" style:family="text">
      <style:text-properties fo:font-variant="normal" fo:text-transform="none" fo:color="#5a3696" loext:opacity="100%" style:text-line-through-style="none" style:text-line-through-type="none" style:font-name="sans-serif" fo:font-size="9.75pt" fo:letter-spacing="normal" fo:font-style="normal" style:text-underline-style="none" fo:font-weight="normal" style:text-blinking="false"/>
    </style:style>
    <style:style style:name="T5" style:family="text">
      <style:text-properties fo:font-variant="normal" fo:text-transform="none" fo:color="#000000" loext:opacity="100%" style:font-name="sans-serif" fo:font-size="9.75pt" fo:letter-spacing="normal" fo:font-style="normal" fo:font-weight="normal"/>
    </style:style>
    <style:style style:name="T6" style:family="text">
      <style:text-properties fo:font-variant="normal" fo:text-transform="none" fo:color="#000000" loext:opacity="100%" style:font-name="sans-serif" fo:font-size="9.75pt" fo:letter-spacing="normal" fo:font-style="normal" fo:font-weight="normal" officeooo:rsid="001651b9"/>
    </style:style>
    <style:style style:name="T7" style:family="text">
      <style:text-properties fo:font-variant="normal" fo:text-transform="none" fo:color="#000000" loext:opacity="100%" style:font-name="sans-serif" fo:font-size="9.75pt" fo:letter-spacing="normal" fo:font-style="normal" fo:font-weight="normal" officeooo:rsid="001d825e"/>
    </style:style>
    <style:style style:name="T8" style:family="text">
      <style:text-properties fo:font-variant="normal" fo:text-transform="none" fo:color="#000000" loext:opacity="100%" style:font-name="sans-serif" fo:font-size="9.75pt" fo:letter-spacing="normal" fo:font-style="normal" fo:font-weight="normal" style:font-style-asian="normal" style:font-style-complex="normal"/>
    </style:style>
    <style:style style:name="T9" style:family="text">
      <style:text-properties fo:font-variant="normal" fo:text-transform="none" fo:color="#000000" loext:opacity="100%" style:font-name="sans-serif" fo:font-size="9.75pt" fo:letter-spacing="normal" fo:font-style="normal" fo:font-weight="normal" officeooo:rsid="001651b9" style:font-style-asian="normal" style:font-style-complex="normal"/>
    </style:style>
    <style:style style:name="T10" style:family="text">
      <style:text-properties fo:font-variant="normal" fo:text-transform="none" fo:color="#000000" loext:opacity="100%" style:font-name="sans-serif" fo:font-size="9.75pt" fo:letter-spacing="normal" fo:font-style="normal" fo:font-weight="normal" officeooo:rsid="002b3399"/>
    </style:style>
    <style:style style:name="T11" style:family="text">
      <style:text-properties fo:font-variant="normal" fo:text-transform="none" fo:color="#000000" loext:opacity="100%" style:font-name="sans-serif" fo:font-size="9.75pt" fo:letter-spacing="normal" fo:font-style="normal" fo:font-weight="normal" officeooo:rsid="002d0b1c"/>
    </style:style>
    <style:style style:name="T12" style:family="text">
      <style:text-properties fo:font-variant="normal" fo:text-transform="none" fo:color="#000000" loext:opacity="100%" style:font-name="sans-serif" fo:font-size="9.75pt" fo:letter-spacing="normal" fo:font-style="normal" fo:font-weight="normal" officeooo:rsid="005742a8"/>
    </style:style>
    <style:style style:name="T13" style:family="text">
      <style:text-properties fo:font-variant="normal" fo:text-transform="none" fo:color="#000000" loext:opacity="100%" style:font-name="sans-serif" fo:font-size="9.75pt" fo:letter-spacing="normal" fo:font-style="normal" fo:font-weight="normal" officeooo:rsid="0088839c"/>
    </style:style>
    <style:style style:name="T14" style:family="text">
      <style:text-properties fo:font-variant="normal" fo:text-transform="none" fo:color="#000000" loext:opacity="100%" style:font-name="sans-serif" fo:font-size="9.75pt" fo:letter-spacing="normal" fo:font-style="normal" fo:font-weight="normal" officeooo:rsid="004d1361"/>
    </style:style>
    <style:style style:name="T15" style:family="text">
      <style:text-properties fo:font-variant="normal" fo:text-transform="none" fo:color="#000000" loext:opacity="100%" style:font-name="sans-serif" fo:font-size="9.75pt" fo:letter-spacing="normal" fo:font-style="normal" fo:font-weight="normal" officeooo:rsid="00a41fdf"/>
    </style:style>
    <style:style style:name="T16" style:family="text">
      <style:text-properties fo:font-variant="normal" fo:text-transform="none" fo:color="#000000" loext:opacity="100%" style:font-name="sans-serif" fo:font-size="9.75pt" fo:letter-spacing="normal" fo:font-style="italic" fo:font-weight="normal" style:font-style-asian="italic" style:font-style-complex="italic"/>
    </style:style>
    <style:style style:name="T17" style:family="text">
      <style:text-properties fo:font-variant="normal" fo:text-transform="none" fo:color="#000000" loext:opacity="100%" style:font-name="sans-serif" fo:font-size="9.75pt" fo:letter-spacing="normal" fo:font-style="italic" fo:font-weight="normal" officeooo:rsid="001651b9" style:font-style-asian="italic" style:font-style-complex="italic"/>
    </style:style>
    <style:style style:name="T18" style:family="text">
      <style:text-properties fo:font-variant="normal" fo:text-transform="none" fo:color="#000000" loext:opacity="100%" style:font-name="sans-serif" fo:font-size="9.75pt" fo:letter-spacing="normal" fo:font-style="italic" fo:font-weight="normal" officeooo:rsid="004d1361" style:font-style-asian="italic" style:font-style-complex="italic"/>
    </style:style>
    <style:style style:name="T19" style:family="text">
      <style:text-properties fo:font-variant="normal" fo:text-transform="none" fo:color="#3366bb" loext:opacity="100%" style:text-line-through-style="none" style:text-line-through-type="none" style:font-name="sans-serif" fo:font-size="9.75pt" fo:letter-spacing="normal" fo:font-style="normal" style:text-underline-style="none" fo:font-weight="normal" style:text-blinking="false"/>
    </style:style>
    <style:style style:name="T20" style:family="text">
      <style:text-properties fo:font-weight="bold"/>
    </style:style>
    <style:style style:name="T21" style:family="text">
      <style:text-properties fo:font-style="italic" style:font-style-asian="italic" style:font-style-complex="italic"/>
    </style:style>
    <style:style style:name="T22" style:family="text">
      <style:text-properties fo:font-style="italic" officeooo:rsid="00235762" style:font-style-asian="italic" style:font-style-complex="italic"/>
    </style:style>
    <style:style style:name="T23" style:family="text">
      <style:text-properties fo:font-style="italic" officeooo:rsid="00365023" style:font-style-asian="italic" style:font-style-complex="italic"/>
    </style:style>
    <style:style style:name="T24" style:family="text">
      <style:text-properties fo:font-style="italic" officeooo:rsid="001651b9" style:font-style-asian="italic" style:font-style-complex="italic"/>
    </style:style>
    <style:style style:name="T25" style:family="text">
      <style:text-properties fo:font-style="italic" officeooo:rsid="00d7199c" style:font-style-asian="italic" style:font-style-complex="italic"/>
    </style:style>
    <style:style style:name="T26" style:family="text">
      <style:text-properties fo:font-style="italic" officeooo:rsid="00f2ecae" style:font-style-asian="italic" style:font-style-complex="italic"/>
    </style:style>
    <style:style style:name="T27" style:family="text">
      <style:text-properties officeooo:rsid="00195fdc"/>
    </style:style>
    <style:style style:name="T28" style:family="text">
      <style:text-properties officeooo:rsid="001f7fb3"/>
    </style:style>
    <style:style style:name="T29" style:family="text">
      <style:text-properties officeooo:rsid="002095a2"/>
    </style:style>
    <style:style style:name="T30" style:family="text">
      <style:text-properties officeooo:rsid="00221a48"/>
    </style:style>
    <style:style style:name="T31" style:family="text">
      <style:text-properties officeooo:rsid="00229728"/>
    </style:style>
    <style:style style:name="T32" style:family="text">
      <style:text-properties officeooo:rsid="00235762"/>
    </style:style>
    <style:style style:name="T33" style:family="text">
      <style:text-properties officeooo:rsid="0026ad64"/>
    </style:style>
    <style:style style:name="T34" style:family="text">
      <style:text-properties officeooo:rsid="0026fa00"/>
    </style:style>
    <style:style style:name="T35" style:family="text">
      <style:text-properties officeooo:rsid="0027ded4"/>
    </style:style>
    <style:style style:name="T36" style:family="text">
      <style:text-properties officeooo:rsid="002b3399"/>
    </style:style>
    <style:style style:name="T37" style:family="text">
      <style:text-properties officeooo:rsid="002ee08a"/>
    </style:style>
    <style:style style:name="T38" style:family="text">
      <style:text-properties officeooo:rsid="00306213"/>
    </style:style>
    <style:style style:name="T39" style:family="text">
      <style:text-properties officeooo:rsid="00365023"/>
    </style:style>
    <style:style style:name="T40" style:family="text">
      <style:text-properties officeooo:rsid="003764a5"/>
    </style:style>
    <style:style style:name="T41" style:family="text">
      <style:text-properties officeooo:rsid="003d769b"/>
    </style:style>
    <style:style style:name="T42" style:family="text">
      <style:text-properties officeooo:rsid="003f5995"/>
    </style:style>
    <style:style style:name="T43" style:family="text">
      <style:text-properties officeooo:rsid="00471740"/>
    </style:style>
    <style:style style:name="T44" style:family="text">
      <style:text-properties officeooo:rsid="004b28b5"/>
    </style:style>
    <style:style style:name="T45" style:family="text">
      <style:text-properties officeooo:rsid="004d1361"/>
    </style:style>
    <style:style style:name="T46" style:family="text">
      <style:text-properties officeooo:rsid="004e9df6"/>
    </style:style>
    <style:style style:name="T47" style:family="text">
      <style:text-properties officeooo:rsid="00508451"/>
    </style:style>
    <style:style style:name="T48" style:family="text">
      <style:text-properties officeooo:rsid="0058810e"/>
    </style:style>
    <style:style style:name="T49" style:family="text">
      <style:text-properties officeooo:rsid="005a7577"/>
    </style:style>
    <style:style style:name="T50" style:family="text">
      <style:text-properties officeooo:rsid="005b7cef"/>
    </style:style>
    <style:style style:name="T51" style:family="text">
      <style:text-properties officeooo:rsid="005e56c3"/>
    </style:style>
    <style:style style:name="T52" style:family="text">
      <style:text-properties officeooo:rsid="00606280"/>
    </style:style>
    <style:style style:name="T53" style:family="text">
      <style:text-properties officeooo:rsid="0061a1fd"/>
    </style:style>
    <style:style style:name="T54" style:family="text">
      <style:text-properties officeooo:rsid="0063bfab"/>
    </style:style>
    <style:style style:name="T55" style:family="text">
      <style:text-properties officeooo:rsid="00672b10"/>
    </style:style>
    <style:style style:name="T56" style:family="text">
      <style:text-properties officeooo:rsid="0069f3e8"/>
    </style:style>
    <style:style style:name="T57" style:family="text">
      <style:text-properties officeooo:rsid="006bb1f0"/>
    </style:style>
    <style:style style:name="T58" style:family="text">
      <style:text-properties officeooo:rsid="006d7962"/>
    </style:style>
    <style:style style:name="T59" style:family="text">
      <style:text-properties officeooo:rsid="00745917"/>
    </style:style>
    <style:style style:name="T60" style:family="text">
      <style:text-properties officeooo:rsid="0075c26c"/>
    </style:style>
    <style:style style:name="T61" style:family="text">
      <style:text-properties officeooo:rsid="0078c440"/>
    </style:style>
    <style:style style:name="T62" style:family="text">
      <style:text-properties officeooo:rsid="007f48a1"/>
    </style:style>
    <style:style style:name="T63" style:family="text">
      <style:text-properties officeooo:rsid="007ffb7c"/>
    </style:style>
    <style:style style:name="T64" style:family="text">
      <style:text-properties officeooo:rsid="0081500b"/>
    </style:style>
    <style:style style:name="T65" style:family="text">
      <style:text-properties officeooo:rsid="00825a5a"/>
    </style:style>
    <style:style style:name="T66" style:family="text">
      <style:text-properties officeooo:rsid="00879954"/>
    </style:style>
    <style:style style:name="T67" style:family="text">
      <style:text-properties officeooo:rsid="0088839c"/>
    </style:style>
    <style:style style:name="T68" style:family="text">
      <style:text-properties officeooo:rsid="001651b9"/>
    </style:style>
    <style:style style:name="T69" style:family="text">
      <style:text-properties style:font-style-asian="normal" style:font-style-complex="normal"/>
    </style:style>
    <style:style style:name="T70" style:family="text">
      <style:text-properties officeooo:rsid="001651b9" style:font-style-asian="normal" style:font-style-complex="normal"/>
    </style:style>
    <style:style style:name="T71" style:family="text">
      <style:text-properties officeooo:rsid="00895613"/>
    </style:style>
    <style:style style:name="T72" style:family="text">
      <style:text-properties officeooo:rsid="008ea1c7"/>
    </style:style>
    <style:style style:name="T73" style:family="text">
      <style:text-properties officeooo:rsid="008f5b4f"/>
    </style:style>
    <style:style style:name="T74" style:family="text">
      <style:text-properties officeooo:rsid="008fcd66"/>
    </style:style>
    <style:style style:name="T75" style:family="text">
      <style:text-properties officeooo:rsid="0092f9ef"/>
    </style:style>
    <style:style style:name="T76" style:family="text">
      <style:text-properties officeooo:rsid="00931f7e"/>
    </style:style>
    <style:style style:name="T77" style:family="text">
      <style:text-properties officeooo:rsid="009a1c4e"/>
    </style:style>
    <style:style style:name="T78" style:family="text">
      <style:text-properties officeooo:rsid="009a9d6c"/>
    </style:style>
    <style:style style:name="T79" style:family="text">
      <style:text-properties officeooo:rsid="009b17cb"/>
    </style:style>
    <style:style style:name="T80" style:family="text">
      <style:text-properties officeooo:rsid="009f8ce5"/>
    </style:style>
    <style:style style:name="T81" style:family="text">
      <style:text-properties officeooo:rsid="00a00c6e"/>
    </style:style>
    <style:style style:name="T82" style:family="text">
      <style:text-properties officeooo:rsid="00a0b871"/>
    </style:style>
    <style:style style:name="T83" style:family="text">
      <style:text-properties officeooo:rsid="00a22e26"/>
    </style:style>
    <style:style style:name="T84" style:family="text">
      <style:text-properties officeooo:rsid="00a3ae7a"/>
    </style:style>
    <style:style style:name="T85" style:family="text">
      <style:text-properties officeooo:rsid="00a40fa3"/>
    </style:style>
    <style:style style:name="T86" style:family="text">
      <style:text-properties officeooo:rsid="00a5e6ad"/>
    </style:style>
    <style:style style:name="T87" style:family="text">
      <style:text-properties officeooo:rsid="00a7d20b"/>
    </style:style>
    <style:style style:name="T88" style:family="text">
      <style:text-properties officeooo:rsid="00a967b0"/>
    </style:style>
    <style:style style:name="T89" style:family="text">
      <style:text-properties officeooo:rsid="00a9f3c2"/>
    </style:style>
    <style:style style:name="T90" style:family="text">
      <style:text-properties officeooo:rsid="00aa7b82"/>
    </style:style>
    <style:style style:name="T91" style:family="text">
      <style:text-properties officeooo:rsid="00ab58d7"/>
    </style:style>
    <style:style style:name="T92" style:family="text">
      <style:text-properties officeooo:rsid="00ade1f4"/>
    </style:style>
    <style:style style:name="T93" style:family="text">
      <style:text-properties officeooo:rsid="00b201f7"/>
    </style:style>
    <style:style style:name="T94" style:family="text">
      <style:text-properties officeooo:rsid="00b69219"/>
    </style:style>
    <style:style style:name="T95" style:family="text">
      <style:text-properties officeooo:rsid="00b8880f"/>
    </style:style>
    <style:style style:name="T96" style:family="text">
      <style:text-properties officeooo:rsid="00b92527"/>
    </style:style>
    <style:style style:name="T97" style:family="text">
      <style:text-properties officeooo:rsid="00b999b7"/>
    </style:style>
    <style:style style:name="T98" style:family="text">
      <style:text-properties officeooo:rsid="00bae694"/>
    </style:style>
    <style:style style:name="T99" style:family="text">
      <style:text-properties officeooo:rsid="00bcafb1"/>
    </style:style>
    <style:style style:name="T100" style:family="text">
      <style:text-properties officeooo:rsid="00bf3ef9"/>
    </style:style>
    <style:style style:name="T101" style:family="text">
      <style:text-properties officeooo:rsid="00c1a600"/>
    </style:style>
    <style:style style:name="T102" style:family="text">
      <style:text-properties officeooo:rsid="00c26ac4"/>
    </style:style>
    <style:style style:name="T103" style:family="text">
      <style:text-properties officeooo:rsid="00c284ff"/>
    </style:style>
    <style:style style:name="T104" style:family="text">
      <style:text-properties officeooo:rsid="00c3cd47"/>
    </style:style>
    <style:style style:name="T105" style:family="text">
      <style:text-properties officeooo:rsid="00c61714"/>
    </style:style>
    <style:style style:name="T106" style:family="text">
      <style:text-properties officeooo:rsid="00c7924f"/>
    </style:style>
    <style:style style:name="T107" style:family="text">
      <style:text-properties officeooo:rsid="00c8e075"/>
    </style:style>
    <style:style style:name="T108" style:family="text">
      <style:text-properties officeooo:rsid="00c9f4b9"/>
    </style:style>
    <style:style style:name="T109" style:family="text">
      <style:text-properties officeooo:rsid="00cbd595"/>
    </style:style>
    <style:style style:name="T110" style:family="text">
      <style:text-properties officeooo:rsid="00cc363f"/>
    </style:style>
    <style:style style:name="T111" style:family="text">
      <style:text-properties officeooo:rsid="00d51202"/>
    </style:style>
    <style:style style:name="T112" style:family="text">
      <style:text-properties officeooo:rsid="00d7199c"/>
    </style:style>
    <style:style style:name="T113" style:family="text">
      <style:text-properties officeooo:rsid="00d8e551"/>
    </style:style>
    <style:style style:name="T114" style:family="text">
      <style:text-properties officeooo:rsid="00da1914"/>
    </style:style>
    <style:style style:name="T115" style:family="text">
      <style:text-properties officeooo:rsid="00da2df8"/>
    </style:style>
    <style:style style:name="T116" style:family="text">
      <style:text-properties officeooo:rsid="00dd7ebc"/>
    </style:style>
    <style:style style:name="T117" style:family="text">
      <style:text-properties officeooo:rsid="00dfa0c7"/>
    </style:style>
    <style:style style:name="T118" style:family="text">
      <style:text-properties officeooo:rsid="00e44d15"/>
    </style:style>
    <style:style style:name="T119" style:family="text">
      <style:text-properties officeooo:rsid="00e79fa2"/>
    </style:style>
    <style:style style:name="T120" style:family="text">
      <style:text-properties officeooo:rsid="00e949b9"/>
    </style:style>
    <style:style style:name="T121" style:family="text">
      <style:text-properties officeooo:rsid="00eb2045"/>
    </style:style>
    <style:style style:name="T122" style:family="text">
      <style:text-properties officeooo:rsid="00ec368f"/>
    </style:style>
    <style:style style:name="T123" style:family="text">
      <style:text-properties officeooo:rsid="00ee6928"/>
    </style:style>
    <style:style style:name="T124" style:family="text">
      <style:text-properties officeooo:rsid="00eebb3e"/>
    </style:style>
    <style:style style:name="T125" style:family="text">
      <style:text-properties officeooo:rsid="00eef892"/>
    </style:style>
    <style:style style:name="T126" style:family="text">
      <style:text-properties officeooo:rsid="00f2976c"/>
    </style:style>
    <style:style style:name="T127" style:family="text">
      <style:text-properties officeooo:rsid="00f2ecae"/>
    </style:style>
    <style:style style:name="T128" style:family="text">
      <style:text-properties officeooo:rsid="00f6d129"/>
    </style:style>
    <style:style style:name="T129"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30" style:family="text">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T131" style:family="text">
      <style:text-properties fo:font-variant="normal" fo:text-transform="none" style:use-window-font-color="true" loext:opacity="0%" style:text-outline="false" style:text-line-through-style="none" style:text-line-through-type="none" style:font-name="Liberation Sans3" fo:font-size="12pt" fo:font-style="normal" fo:text-shadow="none" style:text-underline-style="none" fo:font-weight="normal" style:letter-kerning="true" style:font-name-asian="Liberation Sans3" style:font-size-asian="12pt" style:font-style-asian="normal" style:font-weight-asian="normal" style:font-name-complex="Liberation Sans3" style:font-size-complex="12pt" style:font-style-complex="normal" style:font-weight-complex="normal" style:text-emphasize="none" style:font-relief="none" style:text-overline-style="none" style:text-overline-color="font-color"/>
    </style:style>
    <style:style style:name="T132" style:family="text">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normal" style:letter-kerning="true" style:font-name-asian="Noto Sans CJK SC" style:font-size-asian="15pt" style:font-style-asian="normal" style:font-weight-asian="normal" style:font-name-complex="Lohit Devanagari" style:font-size-complex="15pt" style:font-style-complex="normal" style:font-weight-complex="normal" style:text-emphasize="none" style:font-relief="none" style:text-overline-style="none" style:text-overline-color="font-color"/>
    </style:style>
    <style:style style:name="T133"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3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WenQuanYi Micro Hei2" style:font-size-asian="12pt" style:font-style-asian="normal" style:font-weight-asian="normal" style:font-name-complex="Lohit Hindi3" style:font-size-complex="12pt" style:font-style-complex="normal" style:font-weight-complex="normal" style:text-emphasize="none" style:font-relief="none" style:text-overline-style="none" style:text-overline-color="font-color"/>
    </style:style>
    <style:style style:name="T135" style:family="text">
      <style:text-properties fo:font-variant="normal" fo:text-transform="none"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DejaVu Sans" style:font-size-asian="12pt" style:font-style-asian="normal" style:font-weight-asian="normal" style:font-name-complex="Lohit Hindi3"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1"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1"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right" style:horizontal-rel="paragraph" fo:padding="0in" fo:border="none"/>
    </style:style>
    <style:style style:name="fr5" style:family="graphic" style:parent-style-name="Frame">
      <style:graphic-properties fo:margin-left="0in" fo:margin-right="0in" fo:margin-top="0in" fo:margin-bottom="0in" style:run-through="foreground" style:wrap="run-through" style:number-wrapped-paragraphs="1"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left" style:number-wrapped-paragraphs="1" style:vertical-pos="from-top" style:vertical-rel="paragraph" style:horizontal-pos="center" style:horizontal-rel="paragraph" fo:padding="0in" fo:border="none"/>
    </style:style>
    <style:style style:name="fr7"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4">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9819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5">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6">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9819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7">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8">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9819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9">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9819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style:style>
    <style:style style:name="gr2" style:family="graphic">
      <style:graphic-properties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solid" draw:fill-color="#ffff00" draw:opacity="25%" draw:textarea-horizontal-align="justify" draw:textarea-vertical-align="middle" draw:auto-grow-height="false" fo:min-height="0.4016in" fo:min-width="0in" fo:padding-top="0.0492in" fo:padding-bottom="0.0492in" fo:padding-left="0.0984in" fo:padding-right="0.0984in" fo:wrap-option="wrap" draw:shadow="hidden" draw:shadow-offset-x="0.0783in" draw:shadow-offset-y="0.0783in" draw:shadow-color="#808080" draw:shadow-opacity="25%" style:run-through="foreground"/>
    </style:style>
    <style:style style:name="gr4" style:family="graphic">
      <style:graphic-properties draw:stroke="none" svg:stroke-width="0in" svg:stroke-color="#3465a4" draw:marker-start="" draw:marker-start-width="0.0783in" draw:marker-start-center="false" draw:marker-end="" draw:marker-end-width="0.0783in" draw:marker-end-center="false" draw:fill="solid" draw:fill-color="#33cc66" draw:opacity="25%" draw:textarea-horizontal-align="justify" draw:textarea-vertical-align="middle" draw:auto-grow-height="false" fo:min-height="0.4016in" fo:min-width="0in" fo:padding-top="0.0492in" fo:padding-bottom="0.0492in" fo:padding-left="0.0984in" fo:padding-right="0.0984in" fo:wrap-option="wrap" draw:shadow="hidden" draw:shadow-offset-x="0.0783in" draw:shadow-offset-y="0.0783in" draw:shadow-color="#808080" draw:shadow-opacity="25%"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solid" draw:fill-color="#ff0000" draw:opacity="25%" draw:textarea-horizontal-align="justify" draw:textarea-vertical-align="middle" draw:auto-grow-height="false" fo:min-height="0.4016in" fo:min-width="0in" fo:padding-top="0.0492in" fo:padding-bottom="0.0492in" fo:padding-left="0.0984in" fo:padding-right="0.0984in" fo:wrap-option="wrap" draw:shadow="hidden" draw:shadow-offset-x="0.0783in" draw:shadow-offset-y="0.0783in" draw:shadow-color="#808080" draw:shadow-opacity="25%"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ffffff" draw:opacity="25%" draw:textarea-horizontal-align="justify" draw:textarea-vertical-align="middle" draw:auto-grow-height="false" fo:min-height="0.2571in" fo:min-width="0.1583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ffff00" draw:opacity="25%" draw:textarea-horizontal-align="justify" draw:textarea-vertical-align="middle" draw:auto-grow-height="false" fo:min-height="0.2571in" fo:min-width="0.1575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1173in" fo:min-width="0.0173in" fo:padding-top="0.0492in" fo:padding-bottom="0.0492in" fo:padding-left="0.0984in" fo:padding-right="0.0984in" fo:wrap-option="wrap" draw:shadow="hidden" draw:shadow-offset-x="0.1181in" draw:shadow-offset-y="0.1181in" draw:shadow-color="#808080" style:run-through="foreground"/>
    </style:style>
    <style:style style:name="gr9"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75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10"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 draw:marker-end-width="0.1181in" draw:marker-end-center="false" draw:fill="solid" draw:fill-color="#ff0000" draw:opacity="25%" draw:textarea-horizontal-align="justify" draw:textarea-vertical-align="middle" draw:auto-grow-height="false" fo:min-height="0.2571in" fo:min-width="0.1575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764in" fo:min-width="0.234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764in" fo:min-width="0.375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1181in" draw:marker-start-center="false" draw:marker-end="" draw:marker-end-width="0.1181in" draw:marker-end-center="false" draw:fill="solid" draw:fill-color="#ff0000" draw:opacity="25%" draw:textarea-horizontal-align="justify" draw:textarea-vertical-align="middle" draw:auto-grow-height="false" fo:min-height="0.2571in" fo:min-width="0.1575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764in" fo:min-width="0.32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8" style:family="graphic">
      <style:graphic-properties draw:stroke="solid" svg:stroke-width="0in" svg:stroke-color="#000000" draw:marker-start="" draw:marker-start-width="0.1181in" draw:marker-start-center="false" draw:marker-end="" draw:marker-end-width="0.1181in" draw:marker-end-center="false" draw:fill="solid" draw:fill-color="#ffff00" draw:opacity="25%" draw:textarea-horizontal-align="justify" draw:textarea-vertical-align="middle" draw:auto-grow-height="false" fo:min-height="0.2571in" fo:min-width="0.1575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9in" fo:min-width="0.095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0"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9in" fo:min-width="0.095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9in" fo:min-width="0.085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3"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9in" fo:min-width="0.095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5" style:family="graphic">
      <style:graphic-properties draw:stroke="solid" svg:stroke-width="0in" svg:stroke-color="#000000" draw:marker-start="" draw:marker-start-width="0.1181in" draw:marker-start-center="false" draw:marker-end="" draw:marker-end-width="0.1181in" draw:marker-end-center="false" draw:fill="solid" draw:fill-color="#ff0000" draw:opacity="25%" draw:textarea-horizontal-align="justify" draw:textarea-vertical-align="middle" draw:auto-grow-height="false" fo:min-height="0.2571in" fo:min-width="0.1575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764in" fo:min-width="0.234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7"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75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9in" fo:min-width="0.095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9"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9in" fo:min-width="0.224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9in" fo:min-width="0.095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2"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9in" fo:min-width="0.224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4"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764in" fo:min-width="0.234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9in" fo:min-width="0.095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9in" fo:min-width="0.259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9in" fo:min-width="0.224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9in" fo:min-width="0.095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9in" fo:min-width="0.224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9in" fo:min-width="0.224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2"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764in" fo:min-width="0.32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4"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45"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1165in" fo:min-width="0.0173in" fo:padding-top="0.0492in" fo:padding-bottom="0.0492in" fo:padding-left="0.0984in" fo:padding-right="0.0984in" fo:wrap-option="wrap" draw:shadow="hidden" draw:shadow-offset-x="0.1181in" draw:shadow-offset-y="0.1181in" draw:shadow-color="#808080" style:run-through="foreground"/>
    </style:style>
    <style:style style:name="gr46"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1165in" fo:min-width="0.0173in" fo:padding-top="0.0492in" fo:padding-bottom="0.0492in" fo:padding-left="0.0984in" fo:padding-right="0.0984in" fo:wrap-option="wrap" draw:shadow="hidden" draw:shadow-offset-x="0.1181in" draw:shadow-offset-y="0.1181in" draw:shadow-color="#808080" style:run-through="foreground"/>
    </style:style>
    <style:style style:name="gr47"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1165in" fo:min-width="0.0173in" fo:padding-top="0.0492in" fo:padding-bottom="0.0492in" fo:padding-left="0.0984in" fo:padding-right="0.0984in" fo:wrap-option="wrap" draw:shadow="hidden" draw:shadow-offset-x="0.1181in" draw:shadow-offset-y="0.1181in" draw:shadow-color="#808080" style:run-through="foreground"/>
    </style:style>
    <style:style style:name="gr48"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1165in" fo:min-width="0.0173in" fo:padding-top="0.0492in" fo:padding-bottom="0.0492in" fo:padding-left="0.0984in" fo:padding-right="0.0984in" fo:wrap-option="wrap" draw:shadow="hidden" draw:shadow-offset-x="0.1181in" draw:shadow-offset-y="0.1181in" draw:shadow-color="#808080" style:run-through="foreground"/>
    </style:style>
    <style:style style:name="gr49"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0"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1"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2"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9in" fo:min-width="0.085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9in" fo:min-width="0.085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9in" fo:min-width="0.085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9in" fo:min-width="0.127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9in" fo:min-width="0.057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9in" fo:min-width="0.095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9in" fo:min-width="0.095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9in" fo:min-width="0.095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9in" fo:min-width="0.095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2"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9in" fo:min-width="0.095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402in" fo:min-width="0.4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9in" fo:min-width="0.224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6"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8"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9"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1165in" fo:min-width="0.0181in" fo:padding-top="0.0492in" fo:padding-bottom="0.0492in" fo:padding-left="0.0984in" fo:padding-right="0.0984in" fo:wrap-option="wrap" draw:shadow="hidden" draw:shadow-offset-x="0.1181in" draw:shadow-offset-y="0.1181in" draw:shadow-color="#808080" style:run-through="foreground"/>
    </style:style>
    <style:style style:name="gr70"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1"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63in" fo:min-width="0.1575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72"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73"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63in" fo:min-width="0.1575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74"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83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75"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75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76"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83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77"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63in" fo:min-width="0.1583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78"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63in" fo:min-width="0.1575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7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37in" fo:min-width="0.0854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8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37in" fo:min-width="0.0854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8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37in" fo:min-width="0.0854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8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37in" fo:min-width="0.0854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83" style:family="graphic">
      <style:graphic-properties draw:stroke="solid" svg:stroke-width="0in" svg:stroke-color="#000000" draw:marker-start="" draw:marker-start-width="0.1181in" draw:marker-start-center="false" draw:marker-end="" draw:marker-end-width="0.1181in" draw:marker-end-center="false" draw:fill="solid" draw:fill-color="#33cc66" draw:opacity="25%" draw:textarea-horizontal-align="justify" draw:textarea-vertical-align="middle" draw:auto-grow-height="false" fo:min-height="0.2563in" fo:min-width="0.1575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84"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1161in" fo:min-width="0.0181in" fo:padding-top="0.0492in" fo:padding-bottom="0.0492in" fo:padding-left="0.0984in" fo:padding-right="0.0984in" fo:wrap-option="wrap" draw:shadow="hidden" draw:shadow-offset-x="0.1181in" draw:shadow-offset-y="0.1181in" draw:shadow-color="#808080" style:run-through="foreground"/>
    </style:style>
    <style:style style:name="gr8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6"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8"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9"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90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9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1.009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9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929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9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9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9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6"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9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224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00"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101"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10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0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8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0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5"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83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106"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0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0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18" style:family="graphic">
      <style:graphic-properties draw:stroke="solid" svg:stroke-width="0in" svg:stroke-color="#000000" draw:marker-start="" draw:marker-start-width="0.1181in" draw:marker-start-center="false" draw:marker-end="" draw:marker-end-width="0.1181in" draw:marker-end-center="false" draw:fill="solid" draw:fill-color="#ffff00" draw:opacity="25%" draw:textarea-horizontal-align="justify" draw:textarea-vertical-align="middle" draw:auto-grow-height="false" fo:min-height="0.2563in" fo:min-width="0.1575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119" style:family="graphic">
      <style:graphic-properties draw:stroke="solid" svg:stroke-width="0in" svg:stroke-color="#000000" draw:marker-start="" draw:marker-start-width="0.1181in" draw:marker-start-center="false" draw:marker-end="" draw:marker-end-width="0.1181in" draw:marker-end-center="false" draw:fill="solid" draw:fill-color="#ff0000" draw:opacity="25%" draw:textarea-horizontal-align="justify" draw:textarea-vertical-align="middle" draw:auto-grow-height="false" fo:min-height="0.2563in" fo:min-width="0.1575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120"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1165in" fo:min-width="0.0181in" fo:padding-top="0.0492in" fo:padding-bottom="0.0492in" fo:padding-left="0.0984in" fo:padding-right="0.0984in" fo:wrap-option="wrap" draw:shadow="hidden" draw:shadow-offset-x="0.1181in" draw:shadow-offset-y="0.1181in" draw:shadow-color="#808080" style:run-through="foreground"/>
    </style:style>
    <style:style style:name="gr121"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1165in" fo:min-width="0.0173in" fo:padding-top="0.0492in" fo:padding-bottom="0.0492in" fo:padding-left="0.0984in" fo:padding-right="0.0984in" fo:wrap-option="wrap" draw:shadow="hidden" draw:shadow-offset-x="0.1181in" draw:shadow-offset-y="0.1181in" draw:shadow-color="#808080" style:run-through="foreground"/>
    </style:style>
    <style:style style:name="gr12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187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187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56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2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120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8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2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8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29"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1165in" fo:min-width="0.0173in" fo:padding-top="0.0492in" fo:padding-bottom="0.0492in" fo:padding-left="0.0984in" fo:padding-right="0.0984in" fo:wrap-option="wrap" draw:shadow="hidden" draw:shadow-offset-x="0.1181in" draw:shadow-offset-y="0.1181in" draw:shadow-color="#808080" style:run-through="foreground"/>
    </style:style>
    <style:style style:name="gr130"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75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131"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132" style:family="graphic">
      <style:graphic-properties draw:stroke="solid" svg:stroke-width="0in" svg:stroke-color="#000000" draw:marker-start="" draw:marker-start-width="0.1181in" draw:marker-start-center="false" draw:marker-end="" draw:marker-end-width="0.1181in" draw:marker-end-center="false" draw:fill="solid" draw:fill-color="#ff0000" draw:opacity="25%" draw:textarea-horizontal-align="justify" draw:textarea-vertical-align="middle" draw:auto-grow-height="false" fo:min-height="0.2571in" fo:min-width="0.1575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1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736in" fo:min-width="0.23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3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736in" fo:min-width="0.374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266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3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8" style:family="graphic">
      <style:graphic-properties draw:stroke="solid" svg:stroke-width="0in" svg:stroke-color="#000000" draw:marker-start="" draw:marker-start-width="0.1181in" draw:marker-start-center="false" draw:marker-end="" draw:marker-end-width="0.1181in" draw:marker-end-center="false" draw:fill="solid" draw:fill-color="#ff0000" draw:opacity="25%" draw:textarea-horizontal-align="justify" draw:textarea-vertical-align="middle" draw:auto-grow-height="false" fo:min-height="0.2571in" fo:min-width="0.1583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1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736in" fo:min-width="0.3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40" style:family="graphic">
      <style:graphic-properties draw:stroke="solid" svg:stroke-width="0in" svg:stroke-color="#000000" draw:marker-start="" draw:marker-start-width="0.1181in" draw:marker-start-center="false" draw:marker-end="" draw:marker-end-width="0.1181in" draw:marker-end-center="false" draw:fill="solid" draw:fill-color="#ffff00" draw:opacity="25%" draw:textarea-horizontal-align="justify" draw:textarea-vertical-align="middle" draw:auto-grow-height="false" fo:min-height="0.2563in" fo:min-width="0.1583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14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42"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8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45"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146"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63in" fo:min-width="0.1575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14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8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49" style:family="graphic">
      <style:graphic-properties draw:stroke="solid" svg:stroke-width="0in" svg:stroke-color="#000000" draw:marker-start="" draw:marker-start-width="0.1181in" draw:marker-start-center="false" draw:marker-end="" draw:marker-end-width="0.1181in" draw:marker-end-center="false" draw:fill="solid" draw:fill-color="#ff0000" draw:opacity="25%" draw:textarea-horizontal-align="justify" draw:textarea-vertical-align="middle" draw:auto-grow-height="false" fo:min-height="0.2571in" fo:min-width="0.1575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15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736in" fo:min-width="0.23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51"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63in" fo:min-width="0.1575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15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866in" fo:min-width="0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54"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15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5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5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5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59"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16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266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6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736in" fo:min-width="0.23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6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866in" fo:min-width="0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63" style:family="graphic">
      <style:graphic-properties draw:stroke="solid" svg:stroke-width="0in" svg:stroke-color="#000000" draw:marker-start="" draw:marker-start-width="0.1181in" draw:marker-start-center="false" draw:marker-end="" draw:marker-end-width="0.1181in" draw:marker-end-center="false" draw:fill="solid" draw:fill-color="#33cc66" draw:opacity="25%" draw:textarea-horizontal-align="justify" draw:textarea-vertical-align="middle" draw:auto-grow-height="false" fo:min-height="0.2563in" fo:min-width="0.1575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16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65"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16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8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6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6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6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8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7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7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72"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23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76"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17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736in" fo:min-width="0.3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79"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180"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18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266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82"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1161in" fo:min-width="0.0173in" fo:padding-top="0.0492in" fo:padding-bottom="0.0492in" fo:padding-left="0.0984in" fo:padding-right="0.0984in" fo:wrap-option="wrap" draw:shadow="hidden" draw:shadow-offset-x="0.1181in" draw:shadow-offset-y="0.1181in" draw:shadow-color="#808080" style:run-through="foreground"/>
    </style:style>
    <style:style style:name="gr183"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1161in" fo:min-width="0.0173in" fo:padding-top="0.0492in" fo:padding-bottom="0.0492in" fo:padding-left="0.0984in" fo:padding-right="0.0984in" fo:wrap-option="wrap" draw:shadow="hidden" draw:shadow-offset-x="0.1181in" draw:shadow-offset-y="0.1181in" draw:shadow-color="#808080" style:run-through="foreground"/>
    </style:style>
    <style:style style:name="gr184"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1161in" fo:min-width="0.0173in" fo:padding-top="0.0492in" fo:padding-bottom="0.0492in" fo:padding-left="0.0984in" fo:padding-right="0.0984in" fo:wrap-option="wrap" draw:shadow="hidden" draw:shadow-offset-x="0.1181in" draw:shadow-offset-y="0.1181in" draw:shadow-color="#808080" style:run-through="foreground"/>
    </style:style>
    <style:style style:name="gr185"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1161in" fo:min-width="0.0173in" fo:padding-top="0.0492in" fo:padding-bottom="0.0492in" fo:padding-left="0.0984in" fo:padding-right="0.0984in" fo:wrap-option="wrap" draw:shadow="hidden" draw:shadow-offset-x="0.1181in" draw:shadow-offset-y="0.1181in" draw:shadow-color="#808080" style:run-through="foreground"/>
    </style:style>
    <style:style style:name="gr186"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8"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9"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0"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8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9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8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9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8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9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120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9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56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96"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63in" fo:min-width="0.1583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197"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198"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63in" fo:min-width="0.1583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199"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83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200"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83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201"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83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202"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63in" fo:min-width="0.1583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203"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63in" fo:min-width="0.1583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20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37in" fo:min-width="0.0854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20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37in" fo:min-width="0.0854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20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37in" fo:min-width="0.0854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20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37in" fo:min-width="0.0854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208" style:family="graphic">
      <style:graphic-properties draw:stroke="solid" svg:stroke-width="0in" svg:stroke-color="#000000" draw:marker-start="" draw:marker-start-width="0.1181in" draw:marker-start-center="false" draw:marker-end="" draw:marker-end-width="0.1181in" draw:marker-end-center="false" draw:fill="solid" draw:fill-color="#33cc66" draw:opacity="25%" draw:textarea-horizontal-align="justify" draw:textarea-vertical-align="middle" draw:auto-grow-height="false" fo:min-height="0.2563in" fo:min-width="0.1583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209"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1161in" fo:min-width="0.0173in" fo:padding-top="0.0492in" fo:padding-bottom="0.0492in" fo:padding-left="0.0984in" fo:padding-right="0.0984in" fo:wrap-option="wrap" draw:shadow="hidden" draw:shadow-offset-x="0.1181in" draw:shadow-offset-y="0.1181in" draw:shadow-color="#808080" style:run-through="foreground"/>
    </style:style>
    <style:style style:name="gr210"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1"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2"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319in" fo:min-width="0.920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319in" fo:min-width="0.804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319in" fo:min-width="0.886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1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20"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1"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2"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25"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226"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2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8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29"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0"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83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231"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4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4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43" style:family="graphic">
      <style:graphic-properties draw:stroke="solid" svg:stroke-width="0in" svg:stroke-color="#000000" draw:marker-start="" draw:marker-start-width="0.1181in" draw:marker-start-center="false" draw:marker-end="" draw:marker-end-width="0.1181in" draw:marker-end-center="false" draw:fill="solid" draw:fill-color="#ffff00" draw:opacity="25%" draw:textarea-horizontal-align="justify" draw:textarea-vertical-align="middle" draw:auto-grow-height="false" fo:min-height="0.2563in" fo:min-width="0.1583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244" style:family="graphic">
      <style:graphic-properties draw:stroke="solid" svg:stroke-width="0in" svg:stroke-color="#000000" draw:marker-start="" draw:marker-start-width="0.1181in" draw:marker-start-center="false" draw:marker-end="" draw:marker-end-width="0.1181in" draw:marker-end-center="false" draw:fill="solid" draw:fill-color="#ff0000" draw:opacity="25%" draw:textarea-horizontal-align="justify" draw:textarea-vertical-align="middle" draw:auto-grow-height="false" fo:min-height="0.2563in" fo:min-width="0.1583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245"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1165in" fo:min-width="0.0173in" fo:padding-top="0.0492in" fo:padding-bottom="0.0492in" fo:padding-left="0.0984in" fo:padding-right="0.0984in" fo:wrap-option="wrap" draw:shadow="hidden" draw:shadow-offset-x="0.1181in" draw:shadow-offset-y="0.1181in" draw:shadow-color="#808080" style:run-through="foreground"/>
    </style:style>
    <style:style style:name="gr246"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1165in" fo:min-width="0.0181in" fo:padding-top="0.0492in" fo:padding-bottom="0.0492in" fo:padding-left="0.0984in" fo:padding-right="0.0984in" fo:wrap-option="wrap" draw:shadow="hidden" draw:shadow-offset-x="0.1181in" draw:shadow-offset-y="0.1181in" draw:shadow-color="#808080" style:run-through="foreground"/>
    </style:style>
    <style:style style:name="gr24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187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187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56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5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120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8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52"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253"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254"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255"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256"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257"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258"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259"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260"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261"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262"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263"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264"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265"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83in" fo:padding-top="0.0492in" fo:padding-bottom="0.0492in" fo:padding-left="0.0984in" fo:padding-right="0.0984in" fo:wrap-option="wrap" draw:shadow="hidden" draw:shadow-offset-x="0.1181in" draw:shadow-offset-y="0.1181in" draw:shadow-color="#808080" draw:shadow-opacity="25%" style:run-through="foreground"/>
    </style:style>
    <style:style style:name="gr266"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83in" fo:padding-top="0.0492in" fo:padding-bottom="0.0492in" fo:padding-left="0.0984in" fo:padding-right="0.0984in" fo:wrap-option="wrap" draw:shadow="hidden" draw:shadow-offset-x="0.1181in" draw:shadow-offset-y="0.1181in" draw:shadow-color="#808080" draw:shadow-opacity="25%" style:run-through="foreground"/>
    </style:style>
    <style:style style:name="gr267"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83in" fo:padding-top="0.0492in" fo:padding-bottom="0.0492in" fo:padding-left="0.0984in" fo:padding-right="0.0984in" fo:wrap-option="wrap" draw:shadow="hidden" draw:shadow-offset-x="0.1181in" draw:shadow-offset-y="0.1181in" draw:shadow-color="#808080" draw:shadow-opacity="25%" style:run-through="foreground"/>
    </style:style>
    <style:style style:name="gr268"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83in" fo:padding-top="0.0492in" fo:padding-bottom="0.0492in" fo:padding-left="0.0984in" fo:padding-right="0.0984in" fo:wrap-option="wrap" draw:shadow="hidden" draw:shadow-offset-x="0.1181in" draw:shadow-offset-y="0.1181in" draw:shadow-color="#808080" draw:shadow-opacity="25%" style:run-through="foreground"/>
    </style:style>
    <style:style style:name="gr269"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1165in" fo:min-width="0.0181in" fo:padding-top="0.0492in" fo:padding-bottom="0.0492in" fo:padding-left="0.0984in" fo:padding-right="0.0984in" fo:wrap-option="wrap" draw:shadow="hidden" draw:shadow-offset-x="0.1181in" draw:shadow-offset-y="0.1181in" draw:shadow-color="#808080" style:run-through="foreground"/>
    </style:style>
    <style:style style:name="gr270"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1"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2"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273"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27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5"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27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277"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278"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279"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280"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281"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282"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283"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284"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83in" fo:padding-top="0.0492in" fo:padding-bottom="0.0492in" fo:padding-left="0.0984in" fo:padding-right="0.0984in" fo:wrap-option="wrap" draw:shadow="hidden" draw:shadow-offset-x="0.1181in" draw:shadow-offset-y="0.1181in" draw:shadow-color="#808080" draw:shadow-opacity="25%" style:run-through="foreground"/>
    </style:style>
    <style:style style:name="gr285"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83in" fo:padding-top="0.0492in" fo:padding-bottom="0.0492in" fo:padding-left="0.0984in" fo:padding-right="0.0984in" fo:wrap-option="wrap" draw:shadow="hidden" draw:shadow-offset-x="0.1181in" draw:shadow-offset-y="0.1181in" draw:shadow-color="#808080" draw:shadow-opacity="25%" style:run-through="foreground"/>
    </style:style>
    <style:style style:name="gr286"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83in" fo:padding-top="0.0492in" fo:padding-bottom="0.0492in" fo:padding-left="0.0984in" fo:padding-right="0.0984in" fo:wrap-option="wrap" draw:shadow="hidden" draw:shadow-offset-x="0.1181in" draw:shadow-offset-y="0.1181in" draw:shadow-color="#808080" draw:shadow-opacity="25%" style:run-through="foreground"/>
    </style:style>
    <style:style style:name="gr28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8"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9"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0"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291"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292"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293"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294"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83in" fo:padding-top="0.0492in" fo:padding-bottom="0.0492in" fo:padding-left="0.0984in" fo:padding-right="0.0984in" fo:wrap-option="wrap" draw:shadow="hidden" draw:shadow-offset-x="0.1181in" draw:shadow-offset-y="0.1181in" draw:shadow-color="#808080" draw:shadow-opacity="25%" style:run-through="foreground"/>
    </style:style>
    <style:style style:name="gr295"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83in" fo:padding-top="0.0492in" fo:padding-bottom="0.0492in" fo:padding-left="0.0984in" fo:padding-right="0.0984in" fo:wrap-option="wrap" draw:shadow="hidden" draw:shadow-offset-x="0.1181in" draw:shadow-offset-y="0.1181in" draw:shadow-color="#808080" draw:shadow-opacity="25%" style:run-through="foreground"/>
    </style:style>
    <style:style style:name="gr296"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83in" fo:padding-top="0.0492in" fo:padding-bottom="0.0492in" fo:padding-left="0.0984in" fo:padding-right="0.0984in" fo:wrap-option="wrap" draw:shadow="hidden" draw:shadow-offset-x="0.1181in" draw:shadow-offset-y="0.1181in" draw:shadow-color="#808080" draw:shadow-opacity="25%" style:run-through="foreground"/>
    </style:style>
    <style:style style:name="gr297"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1165in" fo:min-width="0.0181in" fo:padding-top="0.0492in" fo:padding-bottom="0.0492in" fo:padding-left="0.0984in" fo:padding-right="0.0984in" fo:wrap-option="wrap" draw:shadow="hidden" draw:shadow-offset-x="0.1181in" draw:shadow-offset-y="0.1181in" draw:shadow-color="#808080" style:run-through="foreground"/>
    </style:style>
    <style:style style:name="gr298"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9"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0"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1"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302"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303"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304"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305"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306"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307"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308"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9"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310"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311"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312"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313"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314"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315"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83in" fo:padding-top="0.0492in" fo:padding-bottom="0.0492in" fo:padding-left="0.0984in" fo:padding-right="0.0984in" fo:wrap-option="wrap" draw:shadow="hidden" draw:shadow-offset-x="0.1181in" draw:shadow-offset-y="0.1181in" draw:shadow-color="#808080" draw:shadow-opacity="25%" style:run-through="foreground"/>
    </style:style>
    <style:style style:name="gr316"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317"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318"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9"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83in" fo:padding-top="0.0492in" fo:padding-bottom="0.0492in" fo:padding-left="0.0984in" fo:padding-right="0.0984in" fo:wrap-option="wrap" draw:shadow="hidden" draw:shadow-offset-x="0.1181in" draw:shadow-offset-y="0.1181in" draw:shadow-color="#808080" draw:shadow-opacity="25%" style:run-through="foreground"/>
    </style:style>
    <style:style style:name="gr320"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321"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1165in" fo:min-width="0.0181in" fo:padding-top="0.0492in" fo:padding-bottom="0.0492in" fo:padding-left="0.0984in" fo:padding-right="0.0984in" fo:wrap-option="wrap" draw:shadow="hidden" draw:shadow-offset-x="0.1181in" draw:shadow-offset-y="0.1181in" draw:shadow-color="#808080" style:run-through="foreground"/>
    </style:style>
    <style:style style:name="gr322"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3"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1165in" fo:min-width="0.0181in" fo:padding-top="0.0492in" fo:padding-bottom="0.0492in" fo:padding-left="0.0984in" fo:padding-right="0.0984in" fo:wrap-option="wrap" draw:shadow="hidden" draw:shadow-offset-x="0.1181in" draw:shadow-offset-y="0.1181in" draw:shadow-color="#808080" style:run-through="foreground"/>
    </style:style>
    <style:style style:name="gr324"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325"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326"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327"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328"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83in" fo:padding-top="0.0492in" fo:padding-bottom="0.0492in" fo:padding-left="0.0984in" fo:padding-right="0.0984in" fo:wrap-option="wrap" draw:shadow="hidden" draw:shadow-offset-x="0.1181in" draw:shadow-offset-y="0.1181in" draw:shadow-color="#808080" draw:shadow-opacity="25%" style:run-through="foreground"/>
    </style:style>
    <style:style style:name="gr329"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330"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331"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2"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83in" fo:padding-top="0.0492in" fo:padding-bottom="0.0492in" fo:padding-left="0.0984in" fo:padding-right="0.0984in" fo:wrap-option="wrap" draw:shadow="hidden" draw:shadow-offset-x="0.1181in" draw:shadow-offset-y="0.1181in" draw:shadow-color="#808080" draw:shadow-opacity="25%" style:run-through="foreground"/>
    </style:style>
    <style:style style:name="gr333"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1165in" fo:min-width="0.0181in" fo:padding-top="0.0492in" fo:padding-bottom="0.0492in" fo:padding-left="0.0984in" fo:padding-right="0.0984in" fo:wrap-option="wrap" draw:shadow="hidden" draw:shadow-offset-x="0.1181in" draw:shadow-offset-y="0.1181in" draw:shadow-color="#808080" style:run-through="foreground"/>
    </style:style>
    <style:style style:name="gr33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6"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7"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338"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339"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340"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341"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342"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3.8272in" fo:min-width="7.4035in" fo:padding-top="0.0492in" fo:padding-bottom="0.0492in" fo:padding-left="0.0984in" fo:padding-right="0.0984in" fo:wrap-option="wrap" draw:shadow="hidden" draw:shadow-offset-x="0.0783in" draw:shadow-offset-y="0.0783in" draw:shadow-color="#808080" style:run-through="foreground"/>
    </style:style>
    <style:style style:name="gr34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8"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1165in" fo:min-width="0.0173in" fo:padding-top="0.0492in" fo:padding-bottom="0.0492in" fo:padding-left="0.0984in" fo:padding-right="0.0984in" fo:wrap-option="wrap" draw:shadow="hidden" draw:shadow-offset-x="0.1181in" draw:shadow-offset-y="0.1181in" draw:shadow-color="#808080" style:run-through="foreground"/>
    </style:style>
    <style:style style:name="gr349"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75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350"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351"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75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35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736in" fo:min-width="0.23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5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5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736in" fo:min-width="0.374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5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266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56"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57"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83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35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736in" fo:min-width="0.23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59"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63in" fo:min-width="0.1583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36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61"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6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6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8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64"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365"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63in" fo:min-width="0.1575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36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6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8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68"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75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36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736in" fo:min-width="0.23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70"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63in" fo:min-width="0.1575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37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866in" fo:min-width="0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7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73"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37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7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76"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7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78"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37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266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8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736in" fo:min-width="0.23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8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866in" fo:min-width="0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82"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63in" fo:min-width="0.1575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38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84"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38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8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8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8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8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8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8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9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91"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92"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9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9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23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95"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396"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9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736in" fo:min-width="0.23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98"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399"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40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266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01"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1161in" fo:min-width="0.0173in" fo:padding-top="0.0492in" fo:padding-bottom="0.0492in" fo:padding-left="0.0984in" fo:padding-right="0.0984in" fo:wrap-option="wrap" draw:shadow="hidden" draw:shadow-offset-x="0.1181in" draw:shadow-offset-y="0.1181in" draw:shadow-color="#808080" style:run-through="foreground"/>
    </style:style>
    <style:style style:name="gr402"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1161in" fo:min-width="0.0173in" fo:padding-top="0.0492in" fo:padding-bottom="0.0492in" fo:padding-left="0.0984in" fo:padding-right="0.0984in" fo:wrap-option="wrap" draw:shadow="hidden" draw:shadow-offset-x="0.1181in" draw:shadow-offset-y="0.1181in" draw:shadow-color="#808080" style:run-through="foreground"/>
    </style:style>
    <style:style style:name="gr403"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1161in" fo:min-width="0.0173in" fo:padding-top="0.0492in" fo:padding-bottom="0.0492in" fo:padding-left="0.0984in" fo:padding-right="0.0984in" fo:wrap-option="wrap" draw:shadow="hidden" draw:shadow-offset-x="0.1181in" draw:shadow-offset-y="0.1181in" draw:shadow-color="#808080" style:run-through="foreground"/>
    </style:style>
    <style:style style:name="gr404"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1161in" fo:min-width="0.0173in" fo:padding-top="0.0492in" fo:padding-bottom="0.0492in" fo:padding-left="0.0984in" fo:padding-right="0.0984in" fo:wrap-option="wrap" draw:shadow="hidden" draw:shadow-offset-x="0.1181in" draw:shadow-offset-y="0.1181in" draw:shadow-color="#808080" style:run-through="foreground"/>
    </style:style>
    <style:style style:name="gr40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06"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0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08"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09"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10"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63in" fo:min-width="0.1583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411"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412"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63in" fo:min-width="0.1583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413"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83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414"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83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415"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83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416"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63in" fo:min-width="0.1583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417"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63in" fo:min-width="0.1583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41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37in" fo:min-width="0.0854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41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37in" fo:min-width="0.0854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42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37in" fo:min-width="0.0854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42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37in" fo:min-width="0.0854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422"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63in" fo:min-width="0.1583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423"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1165in" fo:min-width="0.0173in" fo:padding-top="0.0492in" fo:padding-bottom="0.0492in" fo:padding-left="0.0984in" fo:padding-right="0.0984in" fo:wrap-option="wrap" draw:shadow="hidden" draw:shadow-offset-x="0.1181in" draw:shadow-offset-y="0.1181in" draw:shadow-color="#808080" style:run-through="foreground"/>
    </style:style>
    <style:style style:name="gr42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2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26"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2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28"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319in" fo:min-width="0.920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319in" fo:min-width="0.804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319in" fo:min-width="0.886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3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3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36"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39"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440"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44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4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8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4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44"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83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44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4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4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5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5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5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5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5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0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5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11in" fo:min-width="6.7319in" fo:padding-top="0.0492in" fo:padding-bottom="0.0492in" fo:padding-left="0.0984in" fo:padding-right="0.0984in" fo:wrap-option="wrap" draw:shadow="hidden" draw:shadow-offset-x="0.0783in" draw:shadow-offset-y="0.0783in" draw:shadow-color="#808080" style:run-through="foreground" style:wrap="run-through" style:number-wrapped-paragraphs="1" style:vertical-pos="from-top" style:vertical-rel="paragraph" style:horizontal-pos="center" style:horizontal-rel="paragraph"/>
      <style:paragraph-properties style:writing-mode="lr-tb"/>
    </style:style>
    <style:style style:name="gr458" style:family="graphic">
      <style:graphic-properties draw:stroke="solid" svg:stroke-width="0in" svg:stroke-color="#3465a4" draw:marker-start="" draw:marker-start-width="0.0783in" draw:marker-start-center="false" draw:marker-end="" draw:marker-end-width="0.0783in" draw:marker-end-center="false" draw:fill="solid" draw:fill-color="#33cc66" draw:opacity="50%" draw:textarea-horizontal-align="justify" draw:textarea-vertical-align="middle" draw:auto-grow-height="false" fo:min-height="3.3362in" fo:min-width="0.4134in" fo:padding-top="0.0492in" fo:padding-bottom="0.0492in" fo:padding-left="0.0984in" fo:padding-right="0.0984in" fo:wrap-option="wrap" draw:shadow="hidden" draw:shadow-offset-x="0.0783in" draw:shadow-offset-y="0.0783in" draw:shadow-color="#808080" draw:shadow-opacity="50%" style:run-through="foreground"/>
    </style:style>
    <style:style style:name="gr459"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83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460"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83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461"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75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462"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463"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75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464"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1165in" fo:min-width="0.0181in" fo:padding-top="0.0492in" fo:padding-bottom="0.0492in" fo:padding-left="0.0984in" fo:padding-right="0.0984in" fo:wrap-option="wrap" draw:shadow="hidden" draw:shadow-offset-x="0.1181in" draw:shadow-offset-y="0.1181in" draw:shadow-color="#808080" style:run-through="foreground"/>
    </style:style>
    <style:style style:name="gr46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9in" fo:min-width="0.0957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466"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1165in" fo:min-width="0.0173in" fo:padding-top="0.0492in" fo:padding-bottom="0.0492in" fo:padding-left="0.0984in" fo:padding-right="0.0984in" fo:wrap-option="wrap" draw:shadow="hidden" draw:shadow-offset-x="0.1181in" draw:shadow-offset-y="0.1181in" draw:shadow-color="#808080" style:run-through="foreground"/>
    </style:style>
    <style:style style:name="gr467"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75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46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9in" fo:min-width="0.0957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469"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70"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7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74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7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707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7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7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687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7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76"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77" style:family="graphic">
      <style:graphic-properties draw:stroke="dash" draw:stroke-dash="Fine_20_Dotted" svg:stroke-width="0.0201in" svg:stroke-color="#00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478"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79"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8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28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81"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82"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75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483"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1161in" fo:min-width="0.0181in" fo:padding-top="0.0492in" fo:padding-bottom="0.0492in" fo:padding-left="0.0984in" fo:padding-right="0.0984in" fo:wrap-option="wrap" draw:shadow="hidden" draw:shadow-offset-x="0.1181in" draw:shadow-offset-y="0.1181in" draw:shadow-color="#808080" style:run-through="foreground"/>
    </style:style>
    <style:style style:name="gr484"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1161in" fo:min-width="0.0181in" fo:padding-top="0.0492in" fo:padding-bottom="0.0492in" fo:padding-left="0.0984in" fo:padding-right="0.0984in" fo:wrap-option="wrap" draw:shadow="hidden" draw:shadow-offset-x="0.1181in" draw:shadow-offset-y="0.1181in" draw:shadow-color="#808080" style:run-through="foreground"/>
    </style:style>
    <style:style style:name="gr48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799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8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967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87"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83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488"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83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489"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75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490"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491"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75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492"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1165in" fo:min-width="0.0181in" fo:padding-top="0.0492in" fo:padding-bottom="0.0492in" fo:padding-left="0.0984in" fo:padding-right="0.0984in" fo:wrap-option="wrap" draw:shadow="hidden" draw:shadow-offset-x="0.1181in" draw:shadow-offset-y="0.1181in" draw:shadow-color="#808080" style:run-through="foreground"/>
    </style:style>
    <style:style style:name="gr49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9in" fo:min-width="0.0957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494"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1165in" fo:min-width="0.0173in" fo:padding-top="0.0492in" fo:padding-bottom="0.0492in" fo:padding-left="0.0984in" fo:padding-right="0.0984in" fo:wrap-option="wrap" draw:shadow="hidden" draw:shadow-offset-x="0.1181in" draw:shadow-offset-y="0.1181in" draw:shadow-color="#808080" style:run-through="foreground"/>
    </style:style>
    <style:style style:name="gr495"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75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49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9in" fo:min-width="0.0957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49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98"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9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74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0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707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01"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0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687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0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0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05" style:family="graphic">
      <style:graphic-properties draw:stroke="dash" draw:stroke-dash="Fine_20_Dotted" svg:stroke-width="0.0201in" svg:stroke-color="#00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506"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0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0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28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09"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10"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75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511"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1161in" fo:min-width="0.0181in" fo:padding-top="0.0492in" fo:padding-bottom="0.0492in" fo:padding-left="0.0984in" fo:padding-right="0.0984in" fo:wrap-option="wrap" draw:shadow="hidden" draw:shadow-offset-x="0.1181in" draw:shadow-offset-y="0.1181in" draw:shadow-color="#808080" style:run-through="foreground"/>
    </style:style>
    <style:style style:name="gr512"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1161in" fo:min-width="0.0181in" fo:padding-top="0.0492in" fo:padding-bottom="0.0492in" fo:padding-left="0.0984in" fo:padding-right="0.0984in" fo:wrap-option="wrap" draw:shadow="hidden" draw:shadow-offset-x="0.1181in" draw:shadow-offset-y="0.1181in" draw:shadow-color="#808080" style:run-through="foreground"/>
    </style:style>
    <style:style style:name="gr5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799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967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15"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5in" fo:min-width="0.1583in" fo:padding-top="0.0492in" fo:padding-bottom="0.0492in" fo:padding-left="0.0984in" fo:padding-right="0.0984in" fo:wrap-option="wrap" draw:shadow="hidden" draw:shadow-offset-x="0.1181in" draw:shadow-offset-y="0.1181in" draw:shadow-color="#808080" draw:shadow-opacity="25%" style:run-through="foreground"/>
    </style:style>
    <style:style style:name="gr516"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5in" fo:min-width="0.1583in" fo:padding-top="0.0492in" fo:padding-bottom="0.0492in" fo:padding-left="0.0984in" fo:padding-right="0.0984in" fo:wrap-option="wrap" draw:shadow="hidden" draw:shadow-offset-x="0.1181in" draw:shadow-offset-y="0.1181in" draw:shadow-color="#808080" draw:shadow-opacity="25%" style:run-through="foreground"/>
    </style:style>
    <style:style style:name="gr517"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518"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19"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20"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21"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22"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23"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24"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25"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5in" fo:min-width="0.1583in" fo:padding-top="0.0492in" fo:padding-bottom="0.0492in" fo:padding-left="0.0984in" fo:padding-right="0.0984in" fo:wrap-option="wrap" draw:shadow="hidden" draw:shadow-offset-x="0.1181in" draw:shadow-offset-y="0.1181in" draw:shadow-color="#808080" draw:shadow-opacity="25%" style:run-through="foreground"/>
    </style:style>
    <style:style style:name="gr526"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527"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28"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29"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30"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31"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32"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33"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3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3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36"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37"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38"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39"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40"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41"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42"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4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5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279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45"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5in" fo:min-width="0.1583in" fo:padding-top="0.0492in" fo:padding-bottom="0.0492in" fo:padding-left="0.0984in" fo:padding-right="0.0984in" fo:wrap-option="wrap" draw:shadow="hidden" draw:shadow-offset-x="0.1181in" draw:shadow-offset-y="0.1181in" draw:shadow-color="#808080" draw:shadow-opacity="25%" style:run-through="foreground"/>
    </style:style>
    <style:style style:name="gr546"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5in" fo:min-width="0.1583in" fo:padding-top="0.0492in" fo:padding-bottom="0.0492in" fo:padding-left="0.0984in" fo:padding-right="0.0984in" fo:wrap-option="wrap" draw:shadow="hidden" draw:shadow-offset-x="0.1181in" draw:shadow-offset-y="0.1181in" draw:shadow-color="#808080" draw:shadow-opacity="25%" style:run-through="foreground"/>
    </style:style>
    <style:style style:name="gr547"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548"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49"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50"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51"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52"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53"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54"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55"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5in" fo:min-width="0.1583in" fo:padding-top="0.0492in" fo:padding-bottom="0.0492in" fo:padding-left="0.0984in" fo:padding-right="0.0984in" fo:wrap-option="wrap" draw:shadow="hidden" draw:shadow-offset-x="0.1181in" draw:shadow-offset-y="0.1181in" draw:shadow-color="#808080" draw:shadow-opacity="25%" style:run-through="foreground"/>
    </style:style>
    <style:style style:name="gr556"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557"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58"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59"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60"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61"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62"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63"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6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6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66"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67"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68"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69"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70"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71"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72"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73"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74"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75"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76"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77"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578" style:family="graphic">
      <style:graphic-properties style:run-through="foreground" style:wrap="run-through" style:number-wrapped-paragraphs="1" style:vertical-pos="from-top" style:vertical-rel="paragraph" style:horizontal-pos="center" style:horizontal-rel="paragraph"/>
    </style:style>
    <style:style style:name="gr579" style:family="graphic">
      <style:graphic-properties draw:stroke="solid" svg:stroke-width="0in" svg:stroke-color="#3465a4" draw:marker-start="" draw:marker-start-width="0.0783in" draw:marker-start-center="false" draw:marker-end="" draw:marker-end-width="0.0783in" draw:marker-end-center="false" draw:fill="solid" draw:fill-color="#33cc66" draw:opacity="50%" draw:textarea-horizontal-align="justify" draw:textarea-vertical-align="middle" draw:auto-grow-height="false" fo:min-height="0.8043in" fo:min-width="1.4555in" fo:padding-top="0.0492in" fo:padding-bottom="0.0492in" fo:padding-left="0.0984in" fo:padding-right="0.0984in" fo:wrap-option="wrap" draw:shadow="hidden" draw:shadow-offset-x="0.0783in" draw:shadow-offset-y="0.0783in" draw:shadow-color="#808080" draw:shadow-opacity="50%" style:run-through="foreground"/>
    </style:style>
    <style:style style:name="gr580"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81"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82"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83"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84"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85"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91in" fo:padding-top="0.0492in" fo:padding-bottom="0.0492in" fo:padding-left="0.0984in" fo:padding-right="0.0984in" fo:wrap-option="wrap" draw:shadow="hidden" draw:shadow-offset-x="0.1181in" draw:shadow-offset-y="0.1181in" draw:shadow-color="#808080" draw:shadow-opacity="25%" style:run-through="foreground"/>
    </style:style>
    <style:style style:name="gr586"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91in" fo:padding-top="0.0492in" fo:padding-bottom="0.0492in" fo:padding-left="0.0984in" fo:padding-right="0.0984in" fo:wrap-option="wrap" draw:shadow="hidden" draw:shadow-offset-x="0.1181in" draw:shadow-offset-y="0.1181in" draw:shadow-color="#808080" draw:shadow-opacity="25%" style:run-through="foreground"/>
    </style:style>
    <style:style style:name="gr58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88"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89"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90"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91"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92"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93" style:family="graphic">
      <style:graphic-properties draw:stroke="solid" svg:stroke-width="0in" svg:stroke-color="#3465a4" draw:marker-start="" draw:marker-start-width="0.0783in" draw:marker-start-center="false" draw:marker-end="" draw:marker-end-width="0.0783in" draw:marker-end-center="false" draw:fill="solid" draw:fill-color="#33cc66" draw:opacity="50%" draw:textarea-horizontal-align="justify" draw:textarea-vertical-align="middle" draw:auto-grow-height="false" fo:min-height="0.8043in" fo:min-width="1.4555in" fo:padding-top="0.0492in" fo:padding-bottom="0.0492in" fo:padding-left="0.0984in" fo:padding-right="0.0984in" fo:wrap-option="wrap" draw:shadow="hidden" draw:shadow-offset-x="0.0783in" draw:shadow-offset-y="0.0783in" draw:shadow-color="#808080" draw:shadow-opacity="50%" style:run-through="foreground"/>
    </style:style>
    <style:style style:name="gr594"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91in" fo:padding-top="0.0492in" fo:padding-bottom="0.0492in" fo:padding-left="0.0984in" fo:padding-right="0.0984in" fo:wrap-option="wrap" draw:shadow="hidden" draw:shadow-offset-x="0.1181in" draw:shadow-offset-y="0.1181in" draw:shadow-color="#808080" draw:shadow-opacity="25%" style:run-through="foreground"/>
    </style:style>
    <style:style style:name="gr595"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91in" fo:padding-top="0.0492in" fo:padding-bottom="0.0492in" fo:padding-left="0.0984in" fo:padding-right="0.0984in" fo:wrap-option="wrap" draw:shadow="hidden" draw:shadow-offset-x="0.1181in" draw:shadow-offset-y="0.1181in" draw:shadow-color="#808080" draw:shadow-opacity="25%" style:run-through="foreground"/>
    </style:style>
    <style:style style:name="gr596"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9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98"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599"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600"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601"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602" style:family="graphic">
      <style:graphic-properties style:run-through="foreground" style:wrap="right" style:number-wrapped-paragraphs="no-limit" style:wrap-contour="true" style:wrap-contour-mode="full" style:vertical-pos="from-top" style:vertical-rel="paragraph" style:horizontal-pos="center" style:horizontal-rel="paragraph" draw:wrap-influence-on-position="once-concurrent" loext:allow-overlap="true" style:flow-with-text="false"/>
    </style:style>
    <style:style style:name="gr603"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604" style:family="graphic">
      <style:graphic-properties draw:stroke="none" svg:stroke-width="0in" svg:stroke-color="#000000" draw:marker-start="" draw:marker-start-width="0.0783in" draw:marker-start-center="false" draw:marker-end="" draw:marker-end-width="0.0783in" draw:marker-end-center="false" draw:fill="solid" draw:fill-color="#000000" draw:textarea-horizontal-align="left" draw:textarea-vertical-align="middle" draw:auto-grow-height="true" draw:auto-grow-width="tru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60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06" style:family="graphic">
      <style:graphic-properties draw:stroke="solid" svg:stroke-width="0in" svg:stroke-color="#3465a4"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07" style:family="graphic">
      <style:graphic-properties style:run-through="foreground" style:wrap="run-through" style:number-wrapped-paragraphs="1" style:vertical-pos="from-top" style:vertical-rel="paragraph" style:horizontal-pos="center" style:horizontal-rel="paragraph" draw:wrap-influence-on-position="once-concurrent" loext:allow-overlap="true" style:flow-with-text="false"/>
    </style:style>
    <style:style style:name="gr608"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style>
    <style:style style:name="gr609"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63in" fo:min-width="0.1583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610"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6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9in" fo:min-width="0.0953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612"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run-through="foreground"/>
    </style:style>
    <style:style style:name="gr61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37in" fo:min-width="0.0957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614"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63in" fo:min-width="0.1575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615"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1165in" fo:min-width="0.0173in" fo:padding-top="0.0492in" fo:padding-bottom="0.0492in" fo:padding-left="0.0984in" fo:padding-right="0.0984in" fo:wrap-option="wrap" draw:shadow="hidden" draw:shadow-offset-x="0.1181in" draw:shadow-offset-y="0.1181in" draw:shadow-color="#808080" style:run-through="foreground"/>
    </style:style>
    <style:style style:name="gr61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37in" fo:min-width="0.0661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61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37in" fo:min-width="0.2709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618"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11in" fo:min-width="3.25in" fo:padding-top="0.0492in" fo:padding-bottom="0.0492in" fo:padding-left="0.0984in" fo:padding-right="0.0984in" fo:wrap-option="wrap" draw:shadow="hidden" draw:shadow-offset-x="0.0783in" draw:shadow-offset-y="0.0783in" draw:shadow-color="#808080" style:run-through="foreground" style:wrap="run-through" style:number-wrapped-paragraphs="1" style:vertical-pos="from-top" style:vertical-rel="paragraph" style:horizontal-pos="center" style:horizontal-rel="paragraph" draw:wrap-influence-on-position="once-concurrent" loext:allow-overlap="true" style:flow-with-text="false"/>
      <style:paragraph-properties style:writing-mode="lr-tb"/>
    </style:style>
    <style:style style:name="gr6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1.4in" fo:min-width="2.0819in" fo:padding-top="0.0492in" fo:padding-bottom="0.0492in" fo:padding-left="0.0984in" fo:padding-right="0.0984in" fo:wrap-option="wrap" draw:shadow="hidden" draw:shadow-offset-x="0.0783in" draw:shadow-offset-y="0.0783in" draw:shadow-color="#808080" style:run-through="foreground" style:wrap="run-through" style:number-wrapped-paragraphs="1" style:vertical-pos="from-top" style:vertical-rel="paragraph" style:horizontal-pos="center" style:horizontal-rel="paragraph" draw:wrap-influence-on-position="once-concurrent" loext:allow-overlap="true" style:flow-with-text="false"/>
      <style:paragraph-properties style:writing-mode="lr-tb"/>
    </style:style>
    <style:style style:name="gr620"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loext:allow-overlap="true" style:flow-with-text="false"/>
    </style:style>
    <style:style style:name="gr621"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75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62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0953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62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9in" fo:min-width="0.0957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624"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83in" fo:padding-top="0.0492in" fo:padding-bottom="0.0492in" fo:padding-left="0.0984in" fo:padding-right="0.0984in" fo:wrap-option="wrap" draw:shadow="hidden" draw:shadow-offset-x="0.1181in" draw:shadow-offset-y="0.1181in" draw:shadow-color="#808080" draw:shadow-opacity="25%" style:protect="size" style:run-through="foreground"/>
    </style:style>
    <style:style style:name="gr625"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1161in" fo:min-width="0.0181in" fo:padding-top="0.0492in" fo:padding-bottom="0.0492in" fo:padding-left="0.0984in" fo:padding-right="0.0984in" fo:wrap-option="wrap" draw:shadow="hidden" draw:shadow-offset-x="0.1181in" draw:shadow-offset-y="0.1181in" draw:shadow-color="#808080" style:run-through="foreground"/>
    </style:style>
    <style:style style:name="gr62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9in" fo:min-width="0.0661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62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9in" fo:min-width="0.2709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62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0661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62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2709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63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0957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63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9in" fo:min-width="0.289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632"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3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9in" fo:min-width="0.2701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634"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63in" fo:min-width="0.1583in" fo:padding-top="0.0492in" fo:padding-bottom="0.0492in" fo:padding-left="0.0984in" fo:padding-right="0.0984in" fo:wrap-option="wrap" draw:shadow="hidden" draw:shadow-offset-x="0.1181in" draw:shadow-offset-y="0.1181in" draw:shadow-color="#808080" draw:shadow-opacity="25%" style:run-through="foreground"/>
    </style:style>
    <style:style style:name="gr635"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1165in" fo:min-width="0.0181in" fo:padding-top="0.0492in" fo:padding-bottom="0.0492in" fo:padding-left="0.0984in" fo:padding-right="0.0984in" fo:wrap-option="wrap" draw:shadow="hidden" draw:shadow-offset-x="0.1181in" draw:shadow-offset-y="0.1181in" draw:shadow-color="#808080" style:run-through="foreground"/>
    </style:style>
    <style:style style:name="gr63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9in" fo:min-width="0.2654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63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846in" fo:min-width="0.2335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63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2339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639"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83in" fo:padding-top="0.0492in" fo:padding-bottom="0.0492in" fo:padding-left="0.0984in" fo:padding-right="0.0984in" fo:wrap-option="wrap" draw:shadow="hidden" draw:shadow-offset-x="0.1181in" draw:shadow-offset-y="0.1181in" draw:shadow-color="#808080" draw:shadow-opacity="25%" style:run-through="foreground"/>
    </style:style>
    <style:style style:name="gr64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846in" fo:min-width="0.2339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641"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1161in" fo:min-width="0.0173in" fo:padding-top="0.0492in" fo:padding-bottom="0.0492in" fo:padding-left="0.0984in" fo:padding-right="0.0984in" fo:wrap-option="wrap" draw:shadow="hidden" draw:shadow-offset-x="0.1181in" draw:shadow-offset-y="0.1181in" draw:shadow-color="#808080" style:run-through="foreground"/>
    </style:style>
    <style:style style:name="gr64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9in" fo:min-width="0.0846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643"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fo:wrap-option="wrap" draw:shadow="hidden" draw:shadow-offset-x="0.1181in" draw:shadow-offset-y="0.1181in" draw:shadow-color="#808080" style:protect="position size" style:run-through="foreground"/>
    </style:style>
    <style:style style:name="gr64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2654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64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0945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646"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min-height="0.2571in" fo:min-width="0.1575in" fo:padding-top="0.0492in" fo:padding-bottom="0.0492in" fo:padding-left="0.0984in" fo:padding-right="0.0984in" fo:wrap-option="wrap" draw:shadow="hidden" draw:shadow-offset-x="0.1181in" draw:shadow-offset-y="0.1181in" draw:shadow-color="#808080" draw:shadow-opacity="25%" style:run-through="foreground"/>
    </style:style>
    <style:style style:name="gr64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925in" fo:min-width="0.048in" fo:padding-top="0.0492in" fo:padding-bottom="0.0492in" fo:padding-left="0.0984in" fo:padding-right="0.0984in" fo:wrap-option="wrap" draw:shadow="hidden" draw:shadow-offset-x="0.1181in" draw:shadow-offset-y="0.1181in" draw:shadow-color="#808080" style:run-through="foreground"/>
      <style:paragraph-properties style:writing-mode="lr-tb"/>
    </style:style>
    <style:style style:name="gr648"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1154in" fo:min-width="0.0173in" fo:padding-top="0.0492in" fo:padding-bottom="0.0492in" fo:padding-left="0.0984in" fo:padding-right="0.0984in" fo:wrap-option="wrap"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3"><text:a xlink:type="simple" xlink:href="#__RefHeading___Toc6257_4080081430" text:style-name="Index_20_Link" text:visited-style-name="Index_20_Link">A Brief explanation AppArmor’s State machine<text:tab/>4</text:a></text:p>
          <text:p text:style-name="P124"><text:a xlink:type="simple" xlink:href="#__RefHeading___Toc10171_3317420195" text:style-name="Index_20_Link" text:visited-style-name="Index_20_Link">AppArmor’s use case constraints<text:tab/>4</text:a></text:p>
          <text:p text:style-name="P123"><text:a xlink:type="simple" xlink:href="#__RefHeading___Toc6926_4138333514" text:style-name="Index_20_Link" text:visited-style-name="Index_20_Link">DFAs, NFAs and HFAs<text:tab/>4</text:a></text:p>
          <text:p text:style-name="P124"><text:a xlink:type="simple" xlink:href="#__RefHeading___Toc6968_4138333514" text:style-name="Index_20_Link" text:visited-style-name="Index_20_Link">Deterministic Finite Automata (DFA)<text:tab/>5</text:a></text:p>
          <text:p text:style-name="P124"><text:a xlink:type="simple" xlink:href="#__RefHeading___Toc6970_4138333514" text:style-name="Index_20_Link" text:visited-style-name="Index_20_Link">Nondeterministic Finite Automata (NFA)<text:tab/>6</text:a></text:p>
          <text:p text:style-name="P125"><text:a xlink:type="simple" xlink:href="#__RefHeading___Toc20178_3317420195" text:style-name="Index_20_Link" text:visited-style-name="Index_20_Link">NFA trade-offs<text:tab/>7</text:a></text:p>
          <text:p text:style-name="P124"><text:a xlink:type="simple" xlink:href="#__RefHeading___Toc6972_4138333514" text:style-name="Index_20_Link" text:visited-style-name="Index_20_Link">Hybrid Finite Automata (HFA)<text:tab/>7</text:a></text:p>
          <text:p text:style-name="P124"><text:a xlink:type="simple" xlink:href="#__RefHeading___Toc20180_3317420195" text:style-name="Index_20_Link" text:visited-style-name="Index_20_Link">Representing Multiple Rules in a single NFA/DFA<text:tab/>8</text:a></text:p>
          <text:p text:style-name="P125"><text:a xlink:type="simple" xlink:href="#__RefHeading___Toc20182_3317420195" text:style-name="Index_20_Link" text:visited-style-name="Index_20_Link">Multiple unique accept states<text:tab/>10</text:a></text:p>
          <text:p text:style-name="P124"><text:a xlink:type="simple" xlink:href="#__RefHeading___Toc10728_3317420195" text:style-name="Index_20_Link" text:visited-style-name="Index_20_Link">Naive DFA implementation<text:tab/>12</text:a></text:p>
          <text:p text:style-name="P124"><text:a xlink:type="simple" xlink:href="#__RefHeading___Toc6928_4138333514" text:style-name="Index_20_Link" text:visited-style-name="Index_20_Link">Compressed DFA/HFA (cDFA/cHFA)<text:tab/>13</text:a></text:p>
          <text:p text:style-name="P125"><text:a xlink:type="simple" xlink:href="#__RefHeading___Toc6603_4080081430" text:style-name="Index_20_Link" text:visited-style-name="Index_20_Link">Run Time Compressed DFA/HFA<text:tab/>13</text:a></text:p>
          <text:p text:style-name="P126"><text:a xlink:type="simple" xlink:href="#__RefHeading___Toc6932_4138333514" text:style-name="Index_20_Link" text:visited-style-name="Index_20_Link">Trap/Non-accepting State<text:tab/>13</text:a></text:p>
          <text:p text:style-name="P126"><text:a xlink:type="simple" xlink:href="#__RefHeading___Toc6934_4138333514" text:style-name="Index_20_Link" text:visited-style-name="Index_20_Link">Start State<text:tab/>13</text:a></text:p>
          <text:p text:style-name="P126"><text:a xlink:type="simple" xlink:href="#__RefHeading___Toc6978_4138333514" text:style-name="Index_20_Link" text:visited-style-name="Index_20_Link">Base Table<text:tab/>14</text:a></text:p>
          <text:p text:style-name="P126"><text:a xlink:type="simple" xlink:href="#__RefHeading___Toc6936_4138333514" text:style-name="Index_20_Link" text:visited-style-name="Index_20_Link">Default Table<text:tab/>14</text:a></text:p>
          <text:p text:style-name="P126"><text:a xlink:type="simple" xlink:href="#__RefHeading___Toc6980_4138333514" text:style-name="Index_20_Link" text:visited-style-name="Index_20_Link">Next/Check Tables<text:tab/>14</text:a></text:p>
          <text:p text:style-name="P126"><text:a xlink:type="simple" xlink:href="#__RefHeading___Toc6177_4080081430" text:style-name="Index_20_Link" text:visited-style-name="Index_20_Link">Equivalence Class Table<text:tab/>15</text:a></text:p>
          <text:p text:style-name="P126"><text:a xlink:type="simple" xlink:href="#__RefHeading___Toc6982_4138333514" text:style-name="Index_20_Link" text:visited-style-name="Index_20_Link">Accept Table<text:tab/>15</text:a></text:p>
          <text:p text:style-name="P126"><text:a xlink:type="simple" xlink:href="#__RefHeading___Toc6179_4080081430" text:style-name="Index_20_Link" text:visited-style-name="Index_20_Link">Accept2 Table<text:tab/>15</text:a></text:p>
          <text:p text:style-name="P125"><text:a xlink:type="simple" xlink:href="#__RefHeading___Toc20184_3317420195" text:style-name="Index_20_Link" text:visited-style-name="Index_20_Link">Example DFA<text:tab/>15</text:a></text:p>
          <text:p text:style-name="P125"><text:a xlink:type="simple" xlink:href="#__RefHeading___Toc6944_4138333514" text:style-name="Index_20_Link" text:visited-style-name="Index_20_Link">Size Comparison to Naive DFA<text:tab/>16</text:a></text:p>
          <text:p text:style-name="P125"><text:a xlink:type="simple" xlink:href="#__RefHeading___Toc20186_3317420195" text:style-name="Index_20_Link" text:visited-style-name="Index_20_Link">Walking states in the DFA<text:tab/>16</text:a></text:p>
          <text:p text:style-name="P126"><text:a xlink:type="simple" xlink:href="#__RefHeading___Toc6946_4138333514" text:style-name="Index_20_Link" text:visited-style-name="Index_20_Link">Longest Left Matches - TODO<text:tab/>17</text:a></text:p>
          <text:p text:style-name="P126"><text:a xlink:type="simple" xlink:href="#__RefHeading___Toc6940_4138333514" text:style-name="Index_20_Link" text:visited-style-name="Index_20_Link">State Differential Encode - TODO<text:tab/>17</text:a></text:p>
          <text:p text:style-name="P126"><text:a xlink:type="simple" xlink:href="#__RefHeading___Toc6942_4138333514" text:style-name="Index_20_Link" text:visited-style-name="Index_20_Link">Out of Bounds (OOB) transitions - TODO<text:tab/>17</text:a></text:p>
          <text:p text:style-name="P124"><text:a xlink:type="simple" xlink:href="#__RefHeading___Toc10730_3317420195" text:style-name="Index_20_Link" text:visited-style-name="Index_20_Link">Additional Notes<text:tab/>18</text:a></text:p>
          <text:p text:style-name="P126"><text:a xlink:type="simple" xlink:href="#__RefHeading___Toc10734_3317420195" text:style-name="Index_20_Link" text:visited-style-name="Index_20_Link">Build time<text:tab/>18</text:a></text:p>
          <text:p text:style-name="P126"><text:a xlink:type="simple" xlink:href="#__RefHeading___Toc10736_3317420195" text:style-name="Index_20_Link" text:visited-style-name="Index_20_Link">Minimization<text:tab/>18</text:a></text:p>
          <text:p text:style-name="P125"><text:a xlink:type="simple" xlink:href="#__RefHeading___Toc10738_3317420195" text:style-name="Index_20_Link" text:visited-style-name="Index_20_Link">Multiple equivalent DFAs<text:tab/>18</text:a></text:p>
          <text:p text:style-name="P125"><text:a xlink:type="simple" xlink:href="#__RefHeading___Toc10740_3317420195" text:style-name="Index_20_Link" text:visited-style-name="Index_20_Link">Build time<text:tab/>18</text:a></text:p>
          <text:p text:style-name="P125"><text:a xlink:type="simple" xlink:href="#__RefHeading___Toc10742_3317420195" text:style-name="Index_20_Link" text:visited-style-name="Index_20_Link">Converting regular expressions to a DFA<text:tab/>18</text:a></text:p>
          <text:p text:style-name="P125"><text:a xlink:type="simple" xlink:href="#__RefHeading___Toc10744_3317420195" text:style-name="Index_20_Link" text:visited-style-name="Index_20_Link">Extensions<text:tab/>18</text:a></text:p>
          <text:p text:style-name="P123"><text:a xlink:type="simple" xlink:href="#__RefHeading___Toc10746_3317420195" text:style-name="Index_20_Link" text:visited-style-name="Index_20_Link">AppArmor Policy<text:tab/>19</text:a></text:p>
          <text:p text:style-name="P124"><text:a xlink:type="simple" xlink:href="#__RefHeading___Toc10171_33174201951" text:style-name="Index_20_Link" text:visited-style-name="Index_20_Link">Constraints Revisited<text:tab/>19</text:a></text:p>
          <text:p text:style-name="P124"><text:a xlink:type="simple" xlink:href="#__RefHeading___Toc6984_4138333514" text:style-name="Index_20_Link" text:visited-style-name="Index_20_Link">Sharing the DFA ??? where to put<text:tab/>20</text:a></text:p>
          <text:p text:style-name="P124"><text:a xlink:type="simple" xlink:href="#__RefHeading___Toc10726_3317420195" text:style-name="Index_20_Link" text:visited-style-name="Index_20_Link">Implementing Boolean Operations for match expressions<text:tab/>20</text:a></text:p>
          <text:p text:style-name="P125"><text:a xlink:type="simple" xlink:href="#__RefHeading___Toc11134_3317420195" text:style-name="Index_20_Link" text:visited-style-name="Index_20_Link">OR (Union or Alternation)<text:tab/>20</text:a></text:p>
          <text:p text:style-name="P125"><text:a xlink:type="simple" xlink:href="#__RefHeading___Toc11136_3317420195" text:style-name="Index_20_Link" text:visited-style-name="Index_20_Link">And (Intersection)<text:tab/>20</text:a></text:p>
          <text:p text:style-name="P126"><text:a xlink:type="simple" xlink:href="#__RefHeading___Toc11140_3317420195" text:style-name="Index_20_Link" text:visited-style-name="Index_20_Link">Early Bail-out<text:tab/>20</text:a></text:p>
          <text:p text:style-name="P125"><text:a xlink:type="simple" xlink:href="#__RefHeading___Toc11142_3317420195" text:style-name="Index_20_Link" text:visited-style-name="Index_20_Link">Difference ()<text:tab/>20</text:a></text:p>
          <text:p text:style-name="P124"><text:a xlink:type="simple" xlink:href="#__RefHeading___Toc11144_3317420195" text:style-name="Index_20_Link" text:visited-style-name="Index_20_Link">Data Encoding<text:tab/>21</text:a></text:p>
          <text:p text:style-name="P125"><text:a xlink:type="simple" xlink:href="#__RefHeading___Toc11138_3317420195" text:style-name="Index_20_Link" text:visited-style-name="Index_20_Link">Expression Separator<text:tab/>21</text:a></text:p>
          <text:p text:style-name="P126"><text:a xlink:type="simple" xlink:href="#__RefHeading___Toc20188_3317420195" text:style-name="Index_20_Link" text:visited-style-name="Index_20_Link">Null character<text:tab/>21</text:a></text:p>
          <text:p text:style-name="P126"><text:a xlink:type="simple" xlink:href="#__RefHeading___Toc20190_3317420195" text:style-name="Index_20_Link" text:visited-style-name="Index_20_Link">Out of Bounds transition<text:tab/>21</text:a></text:p>
          <text:p text:style-name="P125"><text:a xlink:type="simple" xlink:href="#__RefHeading___Toc11146_3317420195" text:style-name="Index_20_Link" text:visited-style-name="Index_20_Link">Variable Length Data<text:tab/>22</text:a></text:p>
          <text:p text:style-name="P126"><text:soft-page-break/><text:a xlink:type="simple" xlink:href="#__RefHeading___Toc11148_3317420195" text:style-name="Index_20_Link" text:visited-style-name="Index_20_Link">Strings<text:tab/>22</text:a></text:p>
          <text:p text:style-name="P126"><text:a xlink:type="simple" xlink:href="#__RefHeading___Toc11150_3317420195" text:style-name="Index_20_Link" text:visited-style-name="Index_20_Link">Byte String/Binary Date<text:tab/>22</text:a></text:p>
          <text:p text:style-name="P125"><text:a xlink:type="simple" xlink:href="#__RefHeading___Toc11152_3317420195" text:style-name="Index_20_Link" text:visited-style-name="Index_20_Link">Fixed Size Data<text:tab/>22</text:a></text:p>
          <text:p text:style-name="P126"><text:a xlink:type="simple" xlink:href="#__RefHeading___Toc20192_3317420195" text:style-name="Index_20_Link" text:visited-style-name="Index_20_Link">Byte Arrays<text:tab/>22</text:a></text:p>
          <text:p text:style-name="P126"><text:a xlink:type="simple" xlink:href="#__RefHeading___Toc20194_3317420195" text:style-name="Index_20_Link" text:visited-style-name="Index_20_Link">Integers<text:tab/>22</text:a></text:p>
          <text:p text:style-name="P126"><text:a xlink:type="simple" xlink:href="#__RefHeading___Toc20196_3317420195" text:style-name="Index_20_Link" text:visited-style-name="Index_20_Link">External Boolean Variables<text:tab/>22</text:a></text:p>
          <text:p text:style-name="P126"><text:a xlink:type="simple" xlink:href="#__RefHeading___Toc20198_3317420195" text:style-name="Index_20_Link" text:visited-style-name="Index_20_Link">Pattern Variables: TODO<text:tab/>23</text:a></text:p>
          <text:p text:style-name="P124"><text:a xlink:type="simple" xlink:href="#__RefHeading___Toc6948_4138333514" text:style-name="Index_20_Link" text:visited-style-name="Index_20_Link">Policy DFAs and Permission Encoding<text:tab/>23</text:a></text:p>
          <text:p text:style-name="P124"><text:a xlink:type="simple" xlink:href="#__RefHeading___Toc6195_4080081430" text:style-name="Index_20_Link" text:visited-style-name="Index_20_Link">PolicyDB – encoding of policy rules into the HFA<text:tab/>23</text:a></text:p>
          <text:p text:style-name="P125"><text:a xlink:type="simple" xlink:href="#__RefHeading___Toc20200_3317420195" text:style-name="Index_20_Link" text:visited-style-name="Index_20_Link">Supported Rule Classes – ABI compatibility<text:tab/>24</text:a></text:p>
          <text:p text:style-name="P125"><text:a xlink:type="simple" xlink:href="#__RefHeading___Toc20202_3317420195" text:style-name="Index_20_Link" text:visited-style-name="Index_20_Link">Mediation Classes<text:tab/>26</text:a></text:p>
          <text:p text:style-name="P126"><text:a xlink:type="simple" xlink:href="#__RefHeading___Toc6197_4080081430" text:style-name="Index_20_Link" text:visited-style-name="Index_20_Link">File class<text:tab/>27</text:a></text:p>
          <text:p text:style-name="P124"><text:a xlink:type="simple" xlink:href="#__RefHeading___Toc6199_4080081430" text:style-name="Index_20_Link" text:visited-style-name="Index_20_Link">Link and snapshot rules<text:tab/>27</text:a></text:p>
          <text:p text:style-name="P124"><text:a xlink:type="simple" xlink:href="#__RefHeading___Toc6201_4080081430" text:style-name="Index_20_Link" text:visited-style-name="Index_20_Link">change_profile<text:tab/>27</text:a></text:p>
          <text:p text:style-name="P124"><text:a xlink:type="simple" xlink:href="#__RefHeading___Toc6203_4080081430" text:style-name="Index_20_Link" text:visited-style-name="Index_20_Link">exec rules and environment filtering<text:tab/>27</text:a></text:p>
          <text:p text:style-name="P126"><text:a xlink:type="simple" xlink:href="#__RefHeading___Toc6205_4080081430" text:style-name="Index_20_Link" text:visited-style-name="Index_20_Link">Capability class<text:tab/>27</text:a></text:p>
          <text:p text:style-name="P126"><text:a xlink:type="simple" xlink:href="#__RefHeading___Toc6207_4080081430" text:style-name="Index_20_Link" text:visited-style-name="Index_20_Link">Mount class<text:tab/>27</text:a></text:p>
          <text:p text:style-name="P126"><text:a xlink:type="simple" xlink:href="#__RefHeading___Toc6209_4080081430" text:style-name="Index_20_Link" text:visited-style-name="Index_20_Link">Network class<text:tab/>27</text:a></text:p>
          <text:p text:style-name="P123"><text:a xlink:type="simple" xlink:href="#__RefHeading___Toc6211_4080081430" text:style-name="Index_20_Link" text:visited-style-name="Index_20_Link">Encoding permissions<text:tab/>27</text:a></text:p>
          <text:p text:style-name="P124"><text:a xlink:type="simple" xlink:href="#__RefHeading___Toc6213_4080081430" text:style-name="Index_20_Link" text:visited-style-name="Index_20_Link">Reasons for the major permission rework<text:tab/>27</text:a></text:p>
          <text:p text:style-name="P123"><text:a xlink:type="simple" xlink:href="#__RefHeading___Toc6215_4080081430" text:style-name="Index_20_Link" text:visited-style-name="Index_20_Link">AppArmor 2.1<text:tab/>28</text:a></text:p>
          <text:p text:style-name="P124"><text:a xlink:type="simple" xlink:href="#__RefHeading___Toc6217_4080081430" text:style-name="Index_20_Link" text:visited-style-name="Index_20_Link">Layout<text:tab/>28</text:a></text:p>
          <text:p text:style-name="P124"><text:a xlink:type="simple" xlink:href="#__RefHeading___Toc6219_4080081430" text:style-name="Index_20_Link" text:visited-style-name="Index_20_Link">Compiler internals<text:tab/>28</text:a></text:p>
          <text:p text:style-name="P123"><text:a xlink:type="simple" xlink:href="#__RefHeading___Toc6221_4080081430" text:style-name="Index_20_Link" text:visited-style-name="Index_20_Link">AppArmor 2.3 - 2.7<text:tab/>28</text:a></text:p>
          <text:p text:style-name="P124"><text:a xlink:type="simple" xlink:href="#__RefHeading___Toc6223_4080081430" text:style-name="Index_20_Link" text:visited-style-name="Index_20_Link">File Permission Layout<text:tab/>28</text:a></text:p>
          <text:p text:style-name="P124"><text:a xlink:type="simple" xlink:href="#__RefHeading___Toc6225_4080081430" text:style-name="Index_20_Link" text:visited-style-name="Index_20_Link">Compiler internals<text:tab/>29</text:a></text:p>
          <text:p text:style-name="P123"><text:a xlink:type="simple" xlink:href="#__RefHeading___Toc6227_4080081430" text:style-name="Index_20_Link" text:visited-style-name="Index_20_Link">AppArmor 3.0<text:tab/>29</text:a></text:p>
          <text:p text:style-name="P124"><text:a xlink:type="simple" xlink:href="#__RefHeading___Toc6229_4080081430" text:style-name="Index_20_Link" text:visited-style-name="Index_20_Link">Permission Layout<text:tab/>29</text:a></text:p>
          <text:p text:style-name="P125"><text:a xlink:type="simple" xlink:href="#__RefHeading___Toc6231_4080081430" text:style-name="Index_20_Link" text:visited-style-name="Index_20_Link">File Permission Entry<text:tab/>30</text:a></text:p>
          <text:p text:style-name="P125"><text:a xlink:type="simple" xlink:href="#__RefHeading___Toc6233_4080081430" text:style-name="Index_20_Link" text:visited-style-name="Index_20_Link">Network Permission Entry<text:tab/>30</text:a></text:p>
          <text:p text:style-name="P125"><text:a xlink:type="simple" xlink:href="#__RefHeading___Toc6235_4080081430" text:style-name="Index_20_Link" text:visited-style-name="Index_20_Link">Capability Permission Entry<text:tab/>30</text:a></text:p>
          <text:p text:style-name="P125"><text:a xlink:type="simple" xlink:href="#__RefHeading___Toc6237_4080081430" text:style-name="Index_20_Link" text:visited-style-name="Index_20_Link"> </text:a><text:a xlink:type="simple" xlink:href="#__RefHeading___Toc6237_4080081430" text:style-name="Index_20_Link" text:visited-style-name="Index_20_Link">????</text:a><text:a xlink:type="simple" xlink:href="#__RefHeading___Toc6237_4080081430" text:style-name="Index_20_Link" text:visited-style-name="Index_20_Link"><text:tab/>30</text:a></text:p>
          <text:p text:style-name="P124"><text:a xlink:type="simple" xlink:href="#__RefHeading___Toc6239_4080081430" text:style-name="Index_20_Link" text:visited-style-name="Index_20_Link">Compiler internals<text:tab/>30</text:a></text:p>
          <text:p text:style-name="P123"><text:a xlink:type="simple" xlink:href="#__RefHeading___Toc6241_4080081430" text:style-name="Index_20_Link" text:visited-style-name="Index_20_Link">Why multiple distinct accept states<text:tab/>30</text:a></text:p>
          <text:p text:style-name="P123"><text:a xlink:type="simple" xlink:href="#__RefHeading___Toc6243_4080081430" text:style-name="Index_20_Link" text:visited-style-name="Index_20_Link">Encoding Conditional permissions<text:tab/>30</text:a></text:p>
          <text:p text:style-name="P124"><text:a xlink:type="simple" xlink:href="#__RefHeading___Toc6245_4080081430" text:style-name="Index_20_Link" text:visited-style-name="Index_20_Link">Encoding within the DFA/HFA (parameter)<text:tab/>30</text:a></text:p>
          <text:p text:style-name="P124"><text:a xlink:type="simple" xlink:href="#__RefHeading___Toc6247_4080081430" text:style-name="Index_20_Link" text:visited-style-name="Index_20_Link">Encoding in the (object)<text:tab/>31</text:a></text:p>
          <text:p text:style-name="P124"><text:a xlink:type="simple" xlink:href="#__RefHeading___Toc6249_4080081430" text:style-name="Index_20_Link" text:visited-style-name="Index_20_Link">When conditionals are encoded in stream<text:tab/>31</text:a></text:p>
          <text:p text:style-name="P124"><text:a xlink:type="simple" xlink:href="#__RefHeading___Toc6251_4080081430" text:style-name="Index_20_Link" text:visited-style-name="Index_20_Link">When conditionals are encoded out of band<text:tab/>31</text:a></text:p>
          <text:p text:style-name="P123"><text:a xlink:type="simple" xlink:href="#__RefHeading___Toc6253_4080081430" text:style-name="Index_20_Link" text:visited-style-name="Index_20_Link">Overview<text:tab/>31</text:a></text:p>
          <text:p text:style-name="P123"><text:a xlink:type="simple" xlink:href="#__RefHeading___Toc6255_4080081430" text:style-name="Index_20_Link" text:visited-style-name="Index_20_Link">Generating the DFA/HFA<text:tab/>32</text:a></text:p>
          <text:p text:style-name="P124"><text:a xlink:type="simple" xlink:href="#__RefHeading___Toc6259_4080081430" text:style-name="Index_20_Link" text:visited-style-name="Index_20_Link">Issues with AppArmor's DFA<text:tab/>32</text:a></text:p>
          <text:p text:style-name="P124"><text:a xlink:type="simple" xlink:href="#__RefHeading___Toc6261_4080081430" text:style-name="Index_20_Link" text:visited-style-name="Index_20_Link">Rule to DFA conversion<text:tab/>33</text:a></text:p>
          <text:p text:style-name="P124"><text:a xlink:type="simple" xlink:href="#__RefHeading___Toc6263_4080081430" text:style-name="Index_20_Link" text:visited-style-name="Index_20_Link">rule sorting<text:tab/>34</text:a></text:p>
          <text:p text:style-name="P124"><text:a xlink:type="simple" xlink:href="#__RefHeading___Toc6265_4080081430" text:style-name="Index_20_Link" text:visited-style-name="Index_20_Link">merge duplicates rules<text:tab/>34</text:a></text:p>
          <text:p text:style-name="P124"><text:a xlink:type="simple" xlink:href="#__RefHeading___Toc6267_4080081430" text:style-name="Index_20_Link" text:visited-style-name="Index_20_Link">rule to expression tree conversion<text:tab/>34</text:a></text:p>
          <text:p text:style-name="P125"><text:a xlink:type="simple" xlink:href="#__RefHeading___Toc6269_4080081430" text:style-name="Index_20_Link" text:visited-style-name="Index_20_Link">understanding the tree output<text:tab/>35</text:a></text:p>
          <text:p text:style-name="P124"><text:a xlink:type="simple" xlink:href="#__RefHeading___Toc6271_4080081430" text:style-name="Index_20_Link" text:visited-style-name="Index_20_Link">expression tree simplification (AppArmor 2.3 and later)<text:tab/>35</text:a></text:p>
          <text:p text:style-name="P125"><text:a xlink:type="simple" xlink:href="#__RefHeading___Toc6273_4080081430" text:style-name="Index_20_Link" text:visited-style-name="Index_20_Link">Normalization<text:tab/>36</text:a></text:p>
          <text:p text:style-name="P125"><text:soft-page-break/><text:a xlink:type="simple" xlink:href="#__RefHeading___Toc6275_4080081430" text:style-name="Index_20_Link" text:visited-style-name="Index_20_Link">Factoring Patterns<text:tab/>36</text:a></text:p>
          <text:p text:style-name="P124"><text:a xlink:type="simple" xlink:href="#__RefHeading___Toc6277_4080081430" text:style-name="Index_20_Link" text:visited-style-name="Index_20_Link">dfa creation<text:tab/>36</text:a></text:p>
          <text:p text:style-name="P124"><text:a xlink:type="simple" xlink:href="#__RefHeading___Toc6279_4080081430" text:style-name="Index_20_Link" text:visited-style-name="Index_20_Link">dfa minimization (AppArmor 2.5 and later)<text:tab/>38</text:a></text:p>
          <text:p text:style-name="P125"><text:a xlink:type="simple" xlink:href="#__RefHeading___Toc6281_4080081430" text:style-name="Index_20_Link" text:visited-style-name="Index_20_Link">hashing partition setup<text:tab/>39</text:a></text:p>
          <text:p text:style-name="P126"><text:a xlink:type="simple" xlink:href="#__RefHeading___Toc6283_4080081430" text:style-name="Index_20_Link" text:visited-style-name="Index_20_Link">transition based hashing<text:tab/>39</text:a></text:p>
          <text:p text:style-name="P126"><text:a xlink:type="simple" xlink:href="#__RefHeading___Toc6285_4080081430" text:style-name="Index_20_Link" text:visited-style-name="Index_20_Link">permission based hashing<text:tab/>39</text:a></text:p>
          <text:p text:style-name="P125"><text:a xlink:type="simple" xlink:href="#__RefHeading___Toc6287_4080081430" text:style-name="Index_20_Link" text:visited-style-name="Index_20_Link">partition merging<text:tab/>39</text:a></text:p>
          <text:p text:style-name="P124"><text:a xlink:type="simple" xlink:href="#__RefHeading___Toc6289_4080081430" text:style-name="Index_20_Link" text:visited-style-name="Index_20_Link">dfa unreachable state removal (AppArmor 2.5 and later)<text:tab/>39</text:a></text:p>
          <text:p text:style-name="P124"><text:a xlink:type="simple" xlink:href="#__RefHeading___Toc6291_4080081430" text:style-name="Index_20_Link" text:visited-style-name="Index_20_Link">Default state differential encoding (compression)<text:tab/>39</text:a></text:p>
          <text:p text:style-name="P124"><text:a xlink:type="simple" xlink:href="#__RefHeading___Toc6293_4080081430" text:style-name="Index_20_Link" text:visited-style-name="Index_20_Link">creation of equivalence classes<text:tab/>41</text:a></text:p>
          <text:p text:style-name="P124"><text:a xlink:type="simple" xlink:href="#__RefHeading___Toc6295_4080081430" text:style-name="Index_20_Link" text:visited-style-name="Index_20_Link">dfa table compression<text:tab/>42</text:a></text:p>
          <text:p text:style-name="P125"><text:a xlink:type="simple" xlink:href="#__RefHeading___Toc6297_4080081430" text:style-name="Index_20_Link" text:visited-style-name="Index_20_Link">Compression Efficiency<text:tab/>42</text:a></text:p>
          <text:p text:style-name="P125"><text:a xlink:type="simple" xlink:href="#__RefHeading___Toc6299_4080081430" text:style-name="Index_20_Link" text:visited-style-name="Index_20_Link">Effect various options have on the size of the dfa<text:tab/>43</text:a></text:p>
          <text:p text:style-name="P125"><text:a xlink:type="simple" xlink:href="#__RefHeading___Toc6301_4080081430" text:style-name="Index_20_Link" text:visited-style-name="Index_20_Link">The Basic format<text:tab/>44</text:a></text:p>
          <text:p text:style-name="P125"><text:a xlink:type="simple" xlink:href="#__RefHeading___Toc6303_4080081430" text:style-name="Index_20_Link" text:visited-style-name="Index_20_Link">Basic default entry compression<text:tab/>44</text:a></text:p>
          <text:p text:style-name="P125"><text:a xlink:type="simple" xlink:href="#__RefHeading___Toc6305_4080081430" text:style-name="Index_20_Link" text:visited-style-name="Index_20_Link">Recursive default entry compression<text:tab/>45</text:a></text:p>
          <text:p text:style-name="P123"><text:a xlink:type="simple" xlink:href="#__RefHeading___Toc6307_4080081430" text:style-name="Index_20_Link" text:visited-style-name="Index_20_Link">Computing State Permissions from Rules<text:tab/>45</text:a></text:p>
          <text:p text:style-name="P124"><text:a xlink:type="simple" xlink:href="#__RefHeading___Toc6309_4080081430" text:style-name="Index_20_Link" text:visited-style-name="Index_20_Link">accept nodes<text:tab/>45</text:a></text:p>
          <text:p text:style-name="P124"><text:a xlink:type="simple" xlink:href="#__RefHeading___Toc6311_4080081430" text:style-name="Index_20_Link" text:visited-style-name="Index_20_Link">deny<text:tab/>45</text:a></text:p>
          <text:p text:style-name="P124"><text:a xlink:type="simple" xlink:href="#__RefHeading___Toc6313_4080081430" text:style-name="Index_20_Link" text:visited-style-name="Index_20_Link">x permission<text:tab/>45</text:a></text:p>
          <text:p text:style-name="P123"><text:a xlink:type="simple" xlink:href="#__RefHeading___Toc6930_4138333514" text:style-name="Index_20_Link" text:visited-style-name="Index_20_Link">Compressed DFA/HFA Storage Format and Layout – MOVE???<text:tab/>46</text:a></text:p>
          <text:p text:style-name="P124"><text:a xlink:type="simple" xlink:href="#__RefHeading___Toc6171_4080081430" text:style-name="Index_20_Link" text:visited-style-name="Index_20_Link">Base Layout<text:tab/>46</text:a></text:p>
          <text:p text:style-name="P125"><text:a xlink:type="simple" xlink:href="#__RefHeading___Toc6187_4080081430" text:style-name="Index_20_Link" text:visited-style-name="Index_20_Link">eDFA - variable extension - TODO<text:tab/>47</text:a></text:p>
          <text:p text:style-name="P125"><text:a xlink:type="simple" xlink:href="#__RefHeading___Toc6950_4138333514" text:style-name="Index_20_Link" text:visited-style-name="Index_20_Link">eDFA – transition action TODO<text:tab/>49</text:a></text:p>
          <text:p text:style-name="P125"><text:a xlink:type="simple" xlink:href="#__RefHeading___Toc6189_4080081430" text:style-name="Index_20_Link" text:visited-style-name="Index_20_Link">eDFA - back reference extension - TODO<text:tab/>49</text:a></text:p>
          <text:p text:style-name="P125"><text:a xlink:type="simple" xlink:href="#__RefHeading___Toc6191_4080081430" text:style-name="Index_20_Link" text:visited-style-name="Index_20_Link">eDFA - counting constraints - TODO<text:tab/>49</text:a></text:p>
          <text:p text:style-name="P125"><text:a xlink:type="simple" xlink:href="#__RefHeading___Toc6193_4080081430" text:style-name="Index_20_Link" text:visited-style-name="Index_20_Link">HFA - NFA border states - TODO<text:tab/>49</text:a></text:p>
        </text:index-body>
      </text:table-of-content>
      <text:p text:style-name="P11"/>
      <text:p text:style-name="P11"/>
      <text:p text:style-name="P11"/>
      <text:h text:style-name="P72" text:outline-level="1"><text:bookmark-start text:name="__RefHeading___Toc6257_4080081430"/><text:bookmark text:name="A_Brief_explanation_of_eHFAs_in_AppArmor"/>A Brief explanation AppArmor’<text:span text:style-name="T27">s State machine</text:span><text:bookmark-end text:name="__RefHeading___Toc6257_4080081430"/></text:h>
      <text:p text:style-name="P57"><text:span text:style-name="T5">AppArmor uses an exten</text:span><text:span text:style-name="T11">d</text:span><text:span text:style-name="T5">ed Hybrid Finite Automata (eHFA) as its matching engine, </text:span><text:span text:style-name="T11">augmented with ancillary information external to the </text:span><text:span text:style-name="T12">eHFA</text:span><text:span text:style-name="T11"> connect</text:span><text:span text:style-name="T12">ed</text:span><text:span text:style-name="T11"> via either the state number or permission</text:span><text:span text:style-name="T5">. AppArmor 2.1 was the first iteration of apparmor to use a dfa to perform its pattern matching as they provide a fast matching that is linear to the input stream.</text:span></text:p>
      <text:p text:style-name="P90">This document will cover <text:span text:style-name="T38">DFAs and </text:span>eHFAs in general, <text:span text:style-name="T38">their run time use, format in AppArmor and then how AppArmor builds its DFAs/eHFAs.</text:span></text:p>
      <text:h text:style-name="Heading_20_2" text:outline-level="2"><text:bookmark-start text:name="__RefHeading___Toc10171_3317420195"/>AppArmor’s use case <text:span text:style-name="T58">constraints</text:span><text:bookmark-end text:name="__RefHeading___Toc10171_3317420195"/></text:h>
      <text:p text:style-name="P91">AppArmor has several constraints that have directed its use of DFA/HFAs. It is important to understand these constraints <text:span text:style-name="T55">and their influence on the design.</text:span></text:p>
      <text:list xml:id="list1737463386" text:style-name="L1">
        <text:list-item>
          <text:p text:style-name="P136">Matches need to be fast. Ideally O(n) on input.</text:p>
        </text:list-item>
        <text:list-item>
          <text:p text:style-name="P137">A given expression may be used thousands or even billions of times without change.</text:p>
          <text:list>
            <text:list-item>
              <text:p text:style-name="P138">Upfront build costs are not as important as runtime</text:p>
            </text:list-item>
          </text:list>
        </text:list-item>
        <text:list-item>
          <text:p text:style-name="P138">Needs to be able to used with no or minimal locking</text:p>
          <text:list>
            <text:list-item>
              <text:p text:style-name="P138">Locking in the kernel is runtime expensive</text:p>
            </text:list-item>
            <text:list-item>
              <text:p text:style-name="P138">There are mediation points where locking must not sleep and must block interrupts</text:p>
            </text:list-item>
            <text:list-item>
              <text:p text:style-name="P138">Mediation structure is shared between processes, ideally each of the these processes should be able to proceed in parallel.</text:p>
            </text:list-item>
          </text:list>
        </text:list-item>
        <text:list-item>
          <text:p text:style-name="P138">Dynamic memory use should be avoided/minimized</text:p>
          <text:list>
            <text:list-item>
              <text:p text:style-name="P138">Dynamic memory needs to either be able to sleep OR fail. Since there are mediation points that can’t sleep, use of dynamic memory can lead to none policy mediation failures.</text:p>
            </text:list-item>
            <text:list-item>
              <text:p text:style-name="P138">Dynamic memory allocation can be expensive, slowing down mediation.</text:p>
            </text:list-item>
          </text:list>
        </text:list-item>
        <text:list-item>
          <text:p text:style-name="P138">Memory use static or dynamic should be minimized</text:p>
          <text:list>
            <text:list-item>
              <text:p text:style-name="P138">Kernel memory is a limited resource, especially on embedded platforms.</text:p>
            </text:list-item>
            <text:list-item>
              <text:p text:style-name="P138">Kernel <text:span text:style-name="T56">memory </text:span><text:span text:style-name="T57">can not be swapped, compressed, or defragmented in the same way as userspace memory.</text:span></text:p>
            </text:list-item>
          </text:list>
        </text:list-item>
      </text:list>
      <text:p text:style-name="P92"/>
      <text:p text:style-name="P70"/>
      <text:h text:style-name="Heading_20_1" text:outline-level="1"><text:bookmark-start text:name="__RefHeading___Toc6926_4138333514"/>DFAs, NFAs and HFAs<text:bookmark-end text:name="__RefHeading___Toc6926_4138333514"/></text:h>
      <text:p text:style-name="P66">This document will only provide a very quick overview of DFAs, NFAs, <text:s/>and HFAs, <text:span text:style-name="T46">and focuses more on their use in AppArmor</text:span>. For a more in depth treatment there are many other sources that can <text:span text:style-name="T48">be </text:span>found.</text:p>
      <text:p text:style-name="P93"><text:soft-page-break/>DFAs, NFAs, have the same expressive power for pattern matching but they have different trade-offs in their use. A particularly useful property of finite state machines is that multiple states machines can be combined using boolean operations into a new state machine.</text:p>
      <text:h text:style-name="Heading_20_2" text:outline-level="2"><text:bookmark-start text:name="__RefHeading___Toc6968_4138333514"/>Deterministic Finite Automata (DFA)<text:bookmark-end text:name="__RefHeading___Toc6968_4138333514"/></text:h>
      <text:p text:style-name="P66">D<text:span text:style-name="T44">FA</text:span><text:span text:style-name="T48">s</text:span> are a type of state machine <text:span text:style-name="T44">that matches the capability of Regular </text:span><text:span text:style-name="T48">Expression</text:span><text:span text:style-name="T44">.</text:span></text:p>
      <text:p text:style-name="P69"><draw:frame draw:style-name="fr6" draw:name="Frame2" text:anchor-type="paragraph" svg:y="0.061in" svg:width="2.8402in" draw:z-index="5"><draw:text-box fo:min-height="1.0102in"><text:p text:style-name="Figure"><draw:g text:anchor-type="paragraph" draw:z-index="6" draw:name="Group object 1" draw:style-name="gr608"><draw:frame draw:style-name="gr644" draw:text-style-name="P255" svg:width="0.463in" svg:height="0.2913in" svg:x="0.998in" svg:y="0in"><draw:text-box><text:p text:style-name="P235"><text:span text:style-name="T135">[^a]</text:span></text:p></draw:text-box></draw:frame><draw:frame draw:style-name="gr645" draw:text-style-name="P255" svg:width="0.2921in" svg:height="0.2913in" svg:x="2.548in" svg:y="0.1665in"><draw:text-box><text:p text:style-name="P235"><text:span text:style-name="T135">?</text:span></text:p></draw:text-box></draw:frame><draw:custom-shape draw:style-name="gr639" draw:text-style-name="P232" xml:id="id87" draw:id="id87" svg:width="0.5016in" svg:height="0.5016in" svg:x="0in" svg:y="0.50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46" draw:text-style-name="P232" xml:id="id88" draw:id="id88" svg:width="0.5024in" svg:height="0.5016in" svg:x="0.9984in" svg:y="0.5071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612" draw:text-style-name="P256" draw:type="line" svg:x1="0.5016in" svg:y1="0.7575in" svg:x2="0.9984in" svg:y2="0.7575in" draw:start-shape="id87" draw:start-glue-point="10" draw:end-shape="id88" draw:end-glue-point="6" svg:d="M1274 1924h1262" svg:viewBox="0 0 1265 2"><text:p/></draw:connector><draw:connector draw:style-name="gr612" draw:text-style-name="P256" draw:type="line" svg:x1="1.5008in" svg:y1="0.7575in" svg:x2="1.9984in" svg:y2="0.7575in" draw:start-shape="id88" draw:start-glue-point="10" svg:d="M3812 1924h1264" svg:viewBox="0 0 1266 2"><text:p/></draw:connector><draw:connector draw:style-name="gr612" draw:text-style-name="P256" draw:type="curve" svg:x1="1.4272in" svg:y1="0.5799in" svg:x2="1.072in" svg:y2="0.5799in" draw:start-shape="id88" draw:start-glue-point="11" draw:end-shape="id88" draw:end-glue-point="5" svg:d="M3625 1473c0-1028-902-1028-902 0" svg:viewBox="0 0 903 773"><text:p/></draw:connector><draw:frame draw:style-name="gr645" draw:text-style-name="P255" svg:width="0.2921in" svg:height="0.2913in" svg:x="1.5398in" svg:y="0.4992in"><draw:text-box><text:p text:style-name="P235"><text:span text:style-name="T135">a</text:span></text:p></draw:text-box></draw:frame><draw:frame draw:style-name="gr647" draw:text-style-name="P255" svg:width="0.2453in" svg:height="0.2913in" svg:x="0.539in" svg:y="0.4937in"><draw:text-box><text:p text:style-name="P235"><text:span text:style-name="T135">/</text:span></text:p></draw:text-box></draw:frame><draw:custom-shape draw:style-name="gr646" draw:text-style-name="P232" xml:id="id89" draw:id="id89" svg:width="0.5024in" svg:height="0.5016in" svg:x="1.9984in" svg:y="0.50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48" draw:text-style-name="P231" svg:width="0.3024in" svg:height="0.3016in" svg:x="2.0984in" svg:y="0.6071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612" draw:text-style-name="P257" draw:type="curve" svg:x1="2.5008in" svg:y1="0.7575in" svg:x2="2.25in" svg:y2="0.5071in" draw:start-shape="id89" draw:start-glue-point="10" draw:end-shape="id89" draw:end-glue-point="4" svg:d="M6352 1924c751 0 627-570 280-917-346-346-917-471-917 281" svg:viewBox="0 0 1192 1192"><text:p/></draw:connector></draw:g>Figure <text:sequence text:ref-name="refFigure0" text:name="Figure" text:formula="ooow:Figure+1" style:num-format="1">1</text:sequence>: DFA for the regular expression ^/[^a]a.*</text:p></draw:text-box></draw:frame></text:p>
      <text:p text:style-name="P71">For each state in the machine there is a single transition to another state per possible input. The input is accepted if the state machine is in an accept state (represented by a circle in the state) when the input has been matched.</text:p>
      <text:p text:style-name="P71"><draw:frame draw:style-name="fr5" draw:name="Frame3" text:anchor-type="paragraph" svg:x="0in" svg:y="0.0835in" svg:width="3.0126in" draw:z-index="12"><draw:text-box fo:min-height="1.9689in"><text:p text:style-name="Figure"><draw:g text:anchor-type="paragraph" draw:z-index="13" draw:name="Group object 4" draw:style-name="gr608"><draw:frame draw:style-name="gr622" draw:text-style-name="P243" svg:width="0.2925in" svg:height="0.2913in" svg:x="1.5425in" svg:y="1.1417in"><draw:text-box><text:p text:style-name="P235"><text:span text:style-name="T134">a</text:span></text:p></draw:text-box></draw:frame><draw:custom-shape draw:style-name="gr621" draw:text-style-name="P232" xml:id="id75" draw:id="id75" svg:width="0.5024in" svg:height="0.5016in" svg:x="0.5091in" svg:y="1.46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09" draw:text-style-name="P232" xml:id="id76" draw:id="id76" svg:width="0.5016in" svg:height="0.5024in" svg:x="1.5087in" svg:y="1.463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610" draw:text-style-name="P254" draw:type="line" svg:x1="1.0114in" svg:y1="1.7161in" svg:x2="1.5087in" svg:y2="1.7146in" draw:start-shape="id75" draw:start-glue-point="10" draw:end-shape="id76" draw:end-glue-point="6" svg:d="M2569 4359l1263-4" svg:viewBox="0 0 1265 5"><text:p/></draw:connector><draw:frame draw:style-name="gr622" draw:text-style-name="P243" svg:width="0.2925in" svg:height="0.2913in" svg:x="1.0787in" svg:y="1.4654in"><draw:text-box><text:p text:style-name="P235"><text:span text:style-name="T134">a</text:span></text:p></draw:text-box></draw:frame><draw:connector draw:style-name="gr612" draw:text-style-name="P233" draw:type="line" svg:x1="0.0016in" svg:y1="1.7165in" svg:x2="0.5091in" svg:y2="1.7252in" svg:d="M4 4360l1289 22" svg:viewBox="0 0 1291 23"><text:p/></draw:connector><draw:frame draw:style-name="gr623" draw:text-style-name="P243" svg:width="0.2933in" svg:height="0.2921in" svg:x="0.6154in" svg:y="1.5736in"><draw:text-box><text:p text:style-name="P235"><text:span text:style-name="T134">1</text:span></text:p></draw:text-box></draw:frame><draw:connector draw:style-name="gr610" draw:text-style-name="P240" draw:type="curve" svg:x1="2.0098in" svg:y1="1.7146in" svg:x2="2.5083in" svg:y2="1.7161in" draw:start-shape="id76" draw:start-glue-point="10" svg:d="M5105 4355c1328 0 695 4 1266 4" svg:viewBox="0 0 1268 5"><text:p/></draw:connector><draw:custom-shape draw:style-name="gr625" draw:text-style-name="P231" svg:width="0.3031in" svg:height="0.3039in" svg:x="2.6091in" svg:y="1.5646i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2"><draw:custom-shape draw:style-name="gr624" draw:text-style-name="P232" xml:id="id77" draw:id="id77" svg:width="0.5016in" svg:height="0.5016in" svg:x="2.5098in" svg:y="1.465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610" draw:text-style-name="P240" draw:type="curve" svg:x1="2.9382in" svg:y1="1.5382in" svg:x2="2.5827in" svg:y2="1.5382in" draw:start-shape="id77" draw:start-glue-point="11" draw:end-shape="id77" draw:end-glue-point="5" svg:d="M7463 3907c0-1028-903-1028-903 0" svg:viewBox="0 0 905 773"><text:p/></draw:connector></draw:g><draw:frame draw:style-name="gr628" draw:text-style-name="P243" svg:width="0.2634in" svg:height="0.2913in" svg:x="2.6299in" svg:y="0.9665in"><draw:text-box><text:p text:style-name="P235"><text:span text:style-name="T134">*</text:span></text:p></draw:text-box></draw:frame><draw:frame draw:style-name="gr611" draw:text-style-name="P243" svg:width="0.2925in" svg:height="0.2921in" svg:x="2.6154in" svg:y="1.5736in"><draw:text-box><text:p text:style-name="P235"><text:span text:style-name="T134">4</text:span></text:p></draw:text-box></draw:frame><draw:frame draw:style-name="gr629" draw:text-style-name="P243" svg:width="0.4685in" svg:height="0.2913in" svg:x="2.0169in" svg:y="1.4165in"><draw:text-box><text:p text:style-name="P235"><text:span text:style-name="T134">b, c</text:span></text:p></draw:text-box></draw:frame><draw:frame draw:style-name="gr630" draw:text-style-name="P243" svg:width="0.2933in" svg:height="0.2913in" svg:x="1.6142in" svg:y="1.5717in"><draw:text-box><text:p text:style-name="P235"><text:span text:style-name="T134">2</text:span></text:p></draw:text-box></draw:frame><draw:frame draw:style-name="gr631" draw:text-style-name="P243" svg:width="0.4862in" svg:height="0.2921in" svg:x="1.5362in" svg:y="0.5752in"><draw:text-box><text:p text:style-name="P235"><text:span text:style-name="T134">trap</text:span></text:p></draw:text-box></draw:frame><draw:frame draw:style-name="gr626" draw:text-style-name="P243" svg:width="0.2634in" svg:height="0.2921in" svg:x="1.648in" svg:y="0in"><draw:text-box><text:p text:style-name="P235"><text:span text:style-name="T134">*</text:span></text:p></draw:text-box></draw:frame><draw:connector draw:style-name="gr632" draw:text-style-name="P237" draw:type="curve" svg:x1="0.7606in" svg:y1="1.4654in" svg:x2="1.5087in" svg:y2="0.7161in" draw:start-shape="id75" draw:start-glue-point="4" draw:end-shape="id78" draw:end-glue-point="6" svg:d="M1932 3722c0-1270 634-1903 1900-1903" svg:viewBox="0 0 1901 1905"><text:p/></draw:connector><draw:frame draw:style-name="gr633" draw:text-style-name="P243" svg:width="0.4677in" svg:height="0.2921in" svg:x="0.885in" svg:y="0.5252in"><draw:text-box><text:p text:style-name="P235"><text:span text:style-name="T134">b, c</text:span></text:p></draw:text-box></draw:frame><draw:connector draw:style-name="gr632" draw:text-style-name="P237" draw:type="line" svg:x1="1.7591in" svg:y1="1.4634in" svg:x2="1.7591in" svg:y2="0.9665in" draw:start-shape="id76" draw:start-glue-point="4" svg:d="M4468 3717v-1262" svg:viewBox="0 0 2 1263"><text:p/></draw:connector><draw:custom-shape draw:style-name="gr624" draw:text-style-name="P232" xml:id="id78" draw:id="id78" svg:width="0.5016in" svg:height="0.5016in" svg:x="1.5087in" svg:y="0.465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610" draw:text-style-name="P240" draw:type="curve" svg:x1="1.937in" svg:y1="0.5382in" svg:x2="1.5815in" svg:y2="0.5382in" draw:start-shape="id78" draw:start-glue-point="11" draw:end-shape="id78" draw:end-glue-point="5" svg:d="M4920 1367c0-1028-903-1028-903 0" svg:viewBox="0 0 905 773"><text:p/></draw:connector></draw:g>Figure <text:sequence text:ref-name="refFigure1" text:name="Figure" text:formula="ooow:Figure+1" style:num-format="1">2</text:sequence>: regular expression ^ab.* with trap state shown</text:p></draw:text-box></draw:frame><draw:frame draw:style-name="fr4" draw:name="Frame4" text:anchor-type="paragraph" svg:y="1.0016in" svg:width="3.0126in" draw:z-index="14"><draw:text-box fo:min-height="1.002in"><text:p text:style-name="Figure"><draw:g text:anchor-type="paragraph" draw:z-index="15" draw:name="Group object 5" draw:style-name="gr620"><draw:custom-shape draw:style-name="gr621" draw:text-style-name="P232" xml:id="id72" draw:id="id72" svg:width="0.5024in" svg:height="0.5016in" svg:x="0.5075in" svg:y="0.538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09" draw:text-style-name="P232" xml:id="id73" draw:id="id73" svg:width="0.5016in" svg:height="0.5024in" svg:x="1.5071in" svg:y="0.5366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610" draw:text-style-name="P254" draw:type="line" svg:x1="1.0098in" svg:y1="0.7898in" svg:x2="1.5071in" svg:y2="0.7882in" draw:start-shape="id72" draw:start-glue-point="10" draw:end-shape="id73" draw:end-glue-point="6" svg:d="M2565 2006l1263-4" svg:viewBox="0 0 1265 5"><text:p/></draw:connector><draw:frame draw:style-name="gr622" draw:text-style-name="P243" svg:width="0.2925in" svg:height="0.2913in" svg:x="1.0772in" svg:y="0.5386in"><draw:text-box><text:p text:style-name="P235"><text:span text:style-name="T134">a</text:span></text:p></draw:text-box></draw:frame><draw:connector draw:style-name="gr612" draw:text-style-name="P233" draw:type="line" svg:x1="0in" svg:y1="0.7902in" svg:x2="0.5075in" svg:y2="0.7984in" svg:d="M0 2007l1289 21" svg:viewBox="0 0 1291 23"><text:p/></draw:connector><draw:frame draw:style-name="gr622" draw:text-style-name="P243" svg:width="0.2925in" svg:height="0.2913in" svg:x="1.6126in" svg:y="0.6449in"><draw:text-box><text:p text:style-name="P235"><text:span text:style-name="T134">2</text:span></text:p></draw:text-box></draw:frame><draw:frame draw:style-name="gr623" draw:text-style-name="P243" svg:width="0.2933in" svg:height="0.2921in" svg:x="0.6134in" svg:y="0.6472in"><draw:text-box><text:p text:style-name="P235"><text:span text:style-name="T134">1</text:span></text:p></draw:text-box></draw:frame><draw:connector draw:style-name="gr610" draw:text-style-name="P240" draw:type="curve" svg:x1="2.0083in" svg:y1="0.7882in" svg:x2="2.5071in" svg:y2="0.7898in" draw:start-shape="id73" draw:start-glue-point="10" svg:d="M5101 2002c1328 0 695 4 1267 4" svg:viewBox="0 0 1268 5"><text:p/></draw:connector><draw:g draw:style-name="gr2"><draw:custom-shape draw:style-name="gr624" draw:text-style-name="P232" xml:id="id74" draw:id="id74" svg:width="0.5016in" svg:height="0.5016in" svg:x="2.5083in" svg:y="0.538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25" draw:text-style-name="P231" svg:width="0.3031in" svg:height="0.3039in" svg:x="2.6075in" svg:y="0.6382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610" draw:text-style-name="P240" draw:type="curve" svg:x1="2.9366in" svg:y1="0.6118in" svg:x2="2.5811in" svg:y2="0.6118in" draw:start-shape="id74" draw:start-glue-point="11" draw:end-shape="id74" draw:end-glue-point="5" svg:d="M7459 1554c0-1028-903-1028-903 0" svg:viewBox="0 0 905 773"><text:p/></draw:connector><draw:frame draw:style-name="gr626" draw:text-style-name="P243" svg:width="0.2634in" svg:height="0.2921in" svg:x="2.628in" svg:y="0.0402in"><draw:text-box><text:p text:style-name="P235"><text:span text:style-name="T134">*</text:span></text:p></draw:text-box></draw:frame><draw:frame draw:style-name="gr611" draw:text-style-name="P243" svg:width="0.2925in" svg:height="0.2921in" svg:x="2.6138in" svg:y="0.6472in"><draw:text-box><text:p text:style-name="P235"><text:span text:style-name="T134">4</text:span></text:p></draw:text-box></draw:frame></draw:g><draw:frame draw:style-name="gr627" draw:text-style-name="P243" svg:width="0.4685in" svg:height="0.2921in" svg:x="2.0154in" svg:y="0.4902in"><draw:text-box><text:p text:style-name="P235"><text:span text:style-name="T134">b, c</text:span></text:p></draw:text-box></draw:frame></draw:g>Figure <text:sequence text:ref-name="refFigure2" text:name="Figure" text:formula="ooow:Figure+1" style:num-format="1">3</text:sequence>: regular expression ^ab.* with trap state hidden</text:p></draw:text-box></draw:frame></text:p>
      <text:p text:style-name="P71">Input that <text:span text:style-name="T50">will</text:span> not lead to a match <text:span text:style-name="T49">transitions to a trap state </text:span><text:span text:style-name="T51">as shown in </text:span><text:span text:style-name="T51"><text:sequence-ref text:reference-format="category-and-value" text:ref-name="refFigure1">Figure 2</text:sequence-ref></text:span><text:span text:style-name="T49">. Generally when making state diagrams the trap state and its transitions are left off </text:span><text:span text:style-name="T51">as shown in </text:span><text:span text:style-name="T51"><text:sequence-ref text:reference-format="category-and-value" text:ref-name="refFigure2">Figure 3</text:sequence-ref></text:span><text:span text:style-name="T51">.</text:span></text:p>
      <text:p text:style-name="P71"/>
      <text:p text:style-name="P88">DFAs have some properties that make them a good solution for AppArmor’s mediation. They have</text:p>
      <text:list xml:id="list3902985070" text:style-name="L2">
        <text:list-item>
          <text:p text:style-name="P139">Performance wise they have O(n) (based on input length) cost to find a match</text:p>
        </text:list-item>
        <text:list-item>
          <text:p text:style-name="P140">Have a simple run time engine that can be optimized for caching</text:p>
        </text:list-item>
        <text:list-item>
          <text:p text:style-name="P139">A fixed sized after build and walking them does not require dynamic memory allocation</text:p>
        </text:list-item>
        <text:list-item>
          <text:p text:style-name="P140">Can be minimized</text:p>
        </text:list-item>
        <text:list-item>
          <text:p text:style-name="P143">Boolean operations result in a new DFA that still has O(n) runtime properties. Meaning multiple DFAs (m) can be combined into a single DFA resulting a new DFA with O(n) runtime vs. O(m*n) if kept as separate DFAs.</text:p>
        </text:list-item>
        <text:list-item>
          <text:p text:style-name="P144">Has static bounds known before runtime use</text:p>
        </text:list-item>
        <text:list-item>
          <text:p text:style-name="P140"><text:soft-page-break/>Can be shared between different profiles</text:p>
        </text:list-item>
        <text:list-item>
          <text:p text:style-name="P140">Can be used to derive type splitting</text:p>
        </text:list-item>
      </text:list>
      <text:p text:style-name="P89">They do have some disadvantages</text:p>
      <text:list xml:id="list2130335165" text:style-name="L3">
        <text:list-item>
          <text:p text:style-name="P141">They can be significantly larger than NFAs due to state explosion. This means more kernel memory will be used.</text:p>
        </text:list-item>
        <text:list-item>
          <text:p text:style-name="P141">They can have a significant up front (compile time) build costs</text:p>
        </text:list-item>
      </text:list>
      <text:p text:style-name="P66"/>
      <text:h text:style-name="Heading_20_2" text:outline-level="2"><text:bookmark-start text:name="__RefHeading___Toc6970_4138333514"/>Nondeterministic Finite Automata (NFA)<text:bookmark-end text:name="__RefHeading___Toc6970_4138333514"/></text:h>
      <text:p text:style-name="P66">NFAs <text:span text:style-name="T43">are a type of state machine that allow for two extensions to the DFA: any state may define multiple transitions for a given input, and states may have special no input transitions (often called lambda or epsilon transitions).</text:span></text:p>
      <text:p text:style-name="P67"><draw:frame draw:style-name="fr1" draw:name="Frame1" text:anchor-type="paragraph" svg:y="0.0835in" svg:width="4.011in" draw:z-index="8"><draw:text-box fo:min-height="1.002in"><text:p text:style-name="Figure"><draw:g text:anchor-type="paragraph" draw:z-index="9" draw:name="Group object 2" draw:style-name="gr608"><draw:frame draw:style-name="gr642" draw:text-style-name="P243" svg:width="0.2823in" svg:height="0.2921in" svg:x="3.0787in" svg:y="0.5in"><draw:text-box><text:p text:style-name="P235"><text:span text:style-name="T131">λ</text:span></text:p></draw:text-box></draw:frame><draw:custom-shape draw:style-name="gr624" draw:text-style-name="P232" xml:id="id86" draw:id="id86" svg:width="0.5016in" svg:height="0.5016in" svg:x="2.5087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21" draw:text-style-name="P232" xml:id="id83" draw:id="id83" svg:width="0.5024in" svg:height="0.5016in" svg:x="0.5091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09" draw:text-style-name="P232" xml:id="id84" draw:id="id84" svg:width="0.5016in" svg:height="0.5024in" svg:x="1.5087in" svg:y="0.4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24" draw:text-style-name="P232" xml:id="id85" draw:id="id85" svg:width="0.5016in" svg:height="0.5016in" svg:x="3.5087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610" draw:text-style-name="P254" draw:type="line" svg:x1="1.0114in" svg:y1="0.7492in" svg:x2="1.5087in" svg:y2="0.748in" draw:start-shape="id83" draw:start-glue-point="10" draw:end-shape="id84" draw:end-glue-point="6" svg:d="M2569 1903l1263-3" svg:viewBox="0 0 1265 5"><text:p/></draw:connector><draw:custom-shape draw:style-name="gr625" draw:text-style-name="P231" svg:width="0.3031in" svg:height="0.3039in" svg:x="3.6079in" svg:y="0.5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22" draw:text-style-name="P243" svg:width="0.2925in" svg:height="0.2913in" svg:x="1.0787in" svg:y="0.4984in"><draw:text-box><text:p text:style-name="P235"><text:span text:style-name="T134">a</text:span></text:p></draw:text-box></draw:frame><draw:connector draw:style-name="gr612" draw:text-style-name="P233" draw:type="line" svg:x1="0.0016in" svg:y1="0.75in" svg:x2="0.5091in" svg:y2="0.7583in" svg:d="M4 1905l1289 21" svg:viewBox="0 0 1291 23"><text:p/></draw:connector><draw:frame draw:style-name="gr622" draw:text-style-name="P243" svg:width="0.2925in" svg:height="0.2913in" svg:x="1.6142in" svg:y="0.6047in"><draw:text-box><text:p text:style-name="P235"><text:span text:style-name="T134">2</text:span></text:p></draw:text-box></draw:frame><draw:frame draw:style-name="gr611" draw:text-style-name="P243" svg:width="0.2925in" svg:height="0.2921in" svg:x="2.6142in" svg:y="0.6071in"><draw:text-box><text:p text:style-name="P235"><text:span text:style-name="T134">3</text:span></text:p></draw:text-box></draw:frame><draw:frame draw:style-name="gr623" draw:text-style-name="P243" svg:width="0.2933in" svg:height="0.2921in" svg:x="0.6154in" svg:y="0.6071in"><draw:text-box><text:p text:style-name="P235"><text:span text:style-name="T134">1</text:span></text:p></draw:text-box></draw:frame><draw:connector draw:style-name="gr643" draw:text-style-name="P240" draw:type="curve" svg:x1="0.9374in" svg:y1="0.5717in" svg:x2="0.5827in" svg:y2="0.5717in" draw:start-shape="id83" draw:start-glue-point="11" draw:end-shape="id83" draw:end-glue-point="5" svg:d="M2381 1452c0-1029-901-1029-901 0" svg:viewBox="0 0 903 773"><text:p/></draw:connector><draw:connector draw:style-name="gr610" draw:text-style-name="P240" draw:type="curve" svg:x1="3.937in" svg:y1="0.5717in" svg:x2="3.5815in" svg:y2="0.5717in" draw:start-shape="id85" draw:start-glue-point="11" draw:end-shape="id85" draw:end-glue-point="5" svg:d="M10000 1452c0-1029-903-1029-903 0" svg:viewBox="0 0 905 773"><text:p/></draw:connector><draw:frame draw:style-name="gr626" draw:text-style-name="P243" svg:width="0.2634in" svg:height="0.2921in" svg:x="0.6299in" svg:y="0in"><draw:text-box><text:p text:style-name="P235"><text:span text:style-name="T134">*</text:span></text:p></draw:text-box></draw:frame><draw:frame draw:style-name="gr626" draw:text-style-name="P243" svg:width="0.2634in" svg:height="0.2921in" svg:x="3.628in" svg:y="0in"><draw:text-box><text:p text:style-name="P235"><text:span text:style-name="T134">*</text:span></text:p></draw:text-box></draw:frame><draw:connector draw:style-name="gr610" draw:text-style-name="P240" draw:type="curve" svg:x1="2.0098in" svg:y1="0.748in" svg:x2="2.5083in" svg:y2="0.7492in" draw:start-shape="id84" draw:start-glue-point="10" draw:end-shape="id86" draw:end-glue-point="6" svg:d="M5105 1900c952 0 319 3 1266 3" svg:viewBox="0 0 1268 5"><text:p/></draw:connector><draw:connector draw:style-name="gr610" draw:text-style-name="P240" draw:type="curve" svg:x1="3.0098in" svg:y1="0.7492in" svg:x2="3.5083in" svg:y2="0.7492in" draw:start-shape="id86" draw:start-glue-point="10" draw:end-shape="id85" draw:end-glue-point="6" svg:d="M7645 1903h1266" svg:viewBox="0 0 1268 2"><text:p/></draw:connector><draw:frame draw:style-name="gr611" draw:text-style-name="P243" svg:width="0.2925in" svg:height="0.2921in" svg:x="3.6142in" svg:y="0.6071in"><draw:text-box><text:p text:style-name="P235"><text:span text:style-name="T134">4</text:span></text:p></draw:text-box></draw:frame><draw:frame draw:style-name="gr623" draw:text-style-name="P243" svg:width="0.2933in" svg:height="0.2921in" svg:x="2.0591in" svg:y="0.5in"><draw:text-box><text:p text:style-name="P235"><text:span text:style-name="T134">b</text:span></text:p></draw:text-box></draw:frame></draw:g>Figure <text:sequence text:ref-name="refFigure3" text:name="Figure" text:formula="ooow:Figure+1" style:num-format="1">4</text:sequence>: NFA for the Regular expression .*ab.*</text:p></draw:text-box></draw:frame></text:p>
      <text:p text:style-name="P205"><draw:frame draw:style-name="fr3" draw:name="Frame5" text:anchor-type="paragraph" svg:x="1.8516in" svg:y="0.3543in" svg:width="3.1528in" draw:z-index="10"><draw:text-box fo:min-height="2.5071in"><text:p text:style-name="Figure"><draw:g text:anchor-type="paragraph" draw:z-index="11" draw:name="Group object 3" draw:style-name="gr608"><draw:frame draw:style-name="gr611" draw:text-style-name="P243" svg:width="0.2925in" svg:height="0.2921in" svg:x="1.6098in" svg:y="1.0189in"><draw:text-box><text:p text:style-name="P235"><text:span text:style-name="T134">a</text:span></text:p></draw:text-box></draw:frame><draw:custom-shape draw:style-name="gr634" draw:text-style-name="P232" xml:id="id79" draw:id="id79" svg:width="0.5016in" svg:height="0.5024in" svg:x="0.4953in" svg:y="1.504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34" draw:text-style-name="P232" xml:id="id80" draw:id="id80" svg:width="0.5016in" svg:height="0.5024in" svg:x="1.4965in" svg:y="1.5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35" draw:text-style-name="P231" svg:width="0.3031in" svg:height="0.3031in" svg:x="2.5988in" svg:y="1.5992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612" draw:text-style-name="P233" draw:type="line" svg:x1="0.0008in" svg:y1="1.7366in" svg:x2="0.5098in" svg:y2="1.7453in" svg:d="M2 4411l1293 22" svg:viewBox="0 0 1295 23"><text:p/></draw:connector><draw:frame draw:style-name="gr611" draw:text-style-name="P243" svg:width="0.2925in" svg:height="0.2921in" svg:x="1.0465in" svg:y="1.5043in"><draw:text-box><text:p text:style-name="P235"><text:span text:style-name="T134">a</text:span></text:p></draw:text-box></draw:frame><draw:frame draw:style-name="gr623" draw:text-style-name="P243" svg:width="0.2933in" svg:height="0.2921in" svg:x="0.5992in" svg:y="1.6126in"><draw:text-box><text:p text:style-name="P235"><text:span text:style-name="T134">1</text:span></text:p></draw:text-box></draw:frame><draw:connector draw:style-name="gr610" draw:text-style-name="P240" draw:type="curve" svg:x1="0.9236in" svg:y1="1.578in" svg:x2="0.5681in" svg:y2="1.578in" draw:start-shape="id79" draw:start-glue-point="11" draw:end-shape="id79" draw:end-glue-point="5" svg:d="M2346 4008c0-1034-903-1034-903 0" svg:viewBox="0 0 905 776"><text:p/></draw:connector><draw:frame draw:style-name="gr636" draw:text-style-name="P243" svg:width="0.463in" svg:height="0.2921in" svg:x="0.5343in" svg:y="1.0189in"><draw:text-box><text:p text:style-name="P235"><text:span text:style-name="T134">[^a]</text:span></text:p></draw:text-box></draw:frame><draw:frame draw:style-name="gr637" draw:text-style-name="P243" svg:width="0.4307in" svg:height="0.4835in" svg:x="2.5272in" svg:y="0.5134in"><draw:text-box><text:p text:style-name="P235"><text:span text:style-name="T134">1,2</text:span></text:p><text:p text:style-name="P238"><text:span text:style-name="T134">4</text:span></text:p></draw:text-box></draw:frame><draw:connector draw:style-name="gr610" draw:text-style-name="P240" draw:type="curve" svg:x1="0.9965in" svg:y1="1.7555in" svg:x2="1.4965in" svg:y2="1.7535in" draw:start-shape="id79" draw:start-glue-point="10" draw:end-shape="id80" draw:end-glue-point="6" svg:d="M2531 4459c954 0 321-5 1270-5" svg:viewBox="0 0 1272 7"><text:p/></draw:connector><draw:frame draw:style-name="gr638" draw:text-style-name="P243" svg:width="0.4315in" svg:height="0.2913in" svg:x="1.5319in" svg:y="1.6102in"><draw:text-box><text:p text:style-name="P235"><text:span text:style-name="T134">1,2</text:span></text:p></draw:text-box></draw:frame><draw:connector draw:style-name="gr610" draw:text-style-name="P240" draw:type="curve" svg:x1="1.9256in" svg:y1="1.5756in" svg:x2="1.5697in" svg:y2="1.5756in" draw:start-shape="id80" draw:start-glue-point="11" draw:end-shape="id80" draw:end-glue-point="5" svg:d="M4891 4002c0-1033-904-1033-904 0" svg:viewBox="0 0 905 776"><text:p/></draw:connector><draw:custom-shape draw:style-name="gr639" draw:text-style-name="P232" xml:id="id81" draw:id="id81" svg:width="0.5016in" svg:height="0.5016in" svg:x="2.4992in" svg:y="1.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40" draw:text-style-name="P243" svg:width="0.4315in" svg:height="0.4835in" svg:x="2.5346in" svg:y="1.5154in"><draw:text-box><text:p text:style-name="P235"><text:span text:style-name="T134">1,3</text:span></text:p><text:p text:style-name="P238"><text:span text:style-name="T134">4</text:span></text:p></draw:text-box></draw:frame><draw:custom-shape draw:style-name="gr639" draw:text-style-name="P232" xml:id="id82" draw:id="id82" svg:width="0.5016in" svg:height="0.5016in" svg:x="2.4917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610" draw:text-style-name="P240" draw:type="curve" svg:x1="2.9283in" svg:y1="1.9283in" svg:x2="2.5724in" svg:y2="1.9283in" draw:start-shape="id81" draw:start-glue-point="9" draw:end-shape="id81" draw:end-glue-point="7" svg:d="M7438 4898c0 1032-904 1032-904 0" svg:viewBox="0 0 905 776"><text:p/></draw:connector><draw:frame draw:style-name="gr611" draw:text-style-name="P243" svg:width="0.2925in" svg:height="0.2921in" svg:x="2.6098in" svg:y="2.2146in"><draw:text-box><text:p text:style-name="P235"><text:span text:style-name="T134">b</text:span></text:p></draw:text-box></draw:frame><draw:frame draw:style-name="gr611" draw:text-style-name="P243" svg:width="0.2925in" svg:height="0.2921in" svg:x="2.0098in" svg:y="1.5335in"><draw:text-box><text:p text:style-name="P235"><text:span text:style-name="T134">b</text:span></text:p></draw:text-box></draw:frame><draw:connector draw:style-name="gr610" draw:text-style-name="P240" draw:type="line" svg:x1="1.998in" svg:y1="1.7535in" svg:x2="2.4992in" svg:y2="1.7508in" draw:start-shape="id80" draw:start-glue-point="10" draw:end-shape="id81" draw:end-glue-point="6" svg:d="M5075 4454l1273-7" svg:viewBox="0 0 1275 9"><text:p/></draw:connector><draw:custom-shape draw:style-name="gr641" draw:text-style-name="P231" svg:width="0.3039in" svg:height="0.3039in" svg:x="2.5906in" svg:y="0.598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610" draw:text-style-name="P240" draw:type="line" svg:x1="2.5646in" svg:y1="0.9272in" svg:x2="2.572in" svg:y2="1.5728in" draw:start-shape="id82" draw:start-glue-point="7" draw:end-shape="id81" draw:end-glue-point="5" svg:d="M6514 2355l19 1640" svg:viewBox="0 0 21 1642"><text:p/></draw:connector><draw:connector draw:style-name="gr610" draw:text-style-name="P240" draw:type="line" svg:x1="2.928in" svg:y1="1.5728in" svg:x2="2.9201in" svg:y2="0.9272in" draw:start-shape="id81" draw:start-glue-point="11" draw:end-shape="id82" draw:end-glue-point="9" svg:d="M7437 3995l-20-1640" svg:viewBox="0 0 21 1642"><text:p/></draw:connector><draw:connector draw:style-name="gr610" draw:text-style-name="P240" draw:type="curve" svg:x1="2.9201in" svg:y1="0.5717in" svg:x2="2.5646in" svg:y2="0.5717in" draw:start-shape="id82" draw:start-glue-point="11" draw:end-shape="id82" draw:end-glue-point="5" svg:d="M7417 1452c0-1029-903-1029-903 0" svg:viewBox="0 0 905 773"><text:p/></draw:connector><draw:frame draw:style-name="gr611" draw:text-style-name="P243" svg:width="0.2925in" svg:height="0.2921in" svg:x="2.8598in" svg:y="1.1646in"><draw:text-box><text:p text:style-name="P235"><text:span text:style-name="T134">a</text:span></text:p></draw:text-box></draw:frame><draw:frame draw:style-name="gr611" draw:text-style-name="P243" svg:width="0.2925in" svg:height="0.2921in" svg:x="2.6008in" svg:y="0in"><draw:text-box><text:p text:style-name="P235"><text:span text:style-name="T134">a</text:span></text:p></draw:text-box></draw:frame><draw:frame draw:style-name="gr611" draw:text-style-name="P243" svg:width="0.2925in" svg:height="0.2921in" svg:x="2.3508in" svg:y="1in"><draw:text-box><text:p text:style-name="P235"><text:span text:style-name="T134">b</text:span></text:p></draw:text-box></draw:frame></draw:g>Figure <text:sequence text:ref-name="refFigure4" text:name="Figure" text:formula="ooow:Figure+1" style:num-format="1">5</text:sequence>: DFA for the regular expression .*ab.*</text:p></draw:text-box></draw:frame><text:soft-page-break/><text:span text:style-name="T43">NFAs can always be converted into an equivalent DFA. </text:span><text:span text:style-name="T47">The states in a DFA generated from an NFA are sets of all the reachable NFA states for a particular transition.</text:span></text:p>
      <text:h text:style-name="Heading_20_3" text:outline-level="3"><text:bookmark-start text:name="__RefHeading___Toc20178_3317420195"/>NFA trade-offs<text:bookmark-end text:name="__RefHeading___Toc20178_3317420195"/></text:h>
      <text:p text:style-name="P68">NFAs generally have a different set of trade-offs than DFAs. They are</text:p>
      <text:list xml:id="list1586784290" text:style-name="L4">
        <text:list-item>
          <text:p text:style-name="P145"><text:span text:style-name="T52">g</text:span>enerally, <text:span text:style-name="T52">and sometimes significantly</text:span> smaller (having fewer states) than their equivalent DFA.</text:p>
        </text:list-item>
        <text:list-item>
          <text:p text:style-name="P145"><text:span text:style-name="T52">t</text:span>he<text:span text:style-name="T47">y</text:span> <text:span text:style-name="T52">have a simple direct algorithm</text:span> to <text:span text:style-name="T52">be </text:span>buil<text:span text:style-name="T52">t</text:span> from regular expressions</text:p>
        </text:list-item>
        <text:list-item>
          <text:p text:style-name="P142">they are faster (less compute) to build</text:p>
        </text:list-item>
      </text:list>
      <text:p text:style-name="P68">However the size and up front build costs are off set by</text:p>
      <text:list xml:id="list1383485062" text:style-name="L5">
        <text:list-item>
          <text:p text:style-name="P146"><text:span text:style-name="T52">g</text:span>enerally requiring dynamic memory (queue or stack) <text:span text:style-name="T52">to perform a match</text:span></text:p>
        </text:list-item>
        <text:list-item>
          <text:p text:style-name="P146">may <text:span text:style-name="T47">have a higher run time cost (</text:span>need to traverse multiple states before a match can be found<text:span text:style-name="T47">). </text:span><text:span text:style-name="T52">Instead of state explosion happening at build time like in DFAs, it happens at runtime as a traversal cost.</text:span></text:p>
        </text:list-item>
        <text:list-item>
          <text:p text:style-name="P146">the<text:span text:style-name="T47">y have the</text:span> potential to have multiple matches <text:span text:style-name="T47">for a given input</text:span>, <text:span text:style-name="T44">so that an exhaustive search is needed to find best match. For AppArmor’s purposes (permissions, and labels) an exhaustive search approach is required.</text:span></text:p>
        </text:list-item>
      </text:list>
      <text:h text:style-name="P127" text:outline-level="2"><text:bookmark-start text:name="__RefHeading___Toc6972_4138333514"/>Hybrid Finite Automata (HFA)<text:bookmark-end text:name="__RefHeading___Toc6972_4138333514"/></text:h>
      <text:p text:style-name="P209"/>
      <text:p text:style-name="P209">Hybrid Finite Automata are technically an NFA that has been crafted to have some properties of DFAs. The goal of HFAs is to reduce/remove the state explosion that can happen with a DFA, while maintaining some execution guarantees around the number of states traversed and the amount of memory additional memory that will be used. <text:span text:style-name="T53">As such an HFA can be constructed with known static bounds, like no more than O(2n) states will be walked an no more than a stack with four entries will be needed during the walk. This allows the HFA to have static bounds like the DFA while reducing its size like the NFA.</text:span></text:p>
      <text:p text:style-name="P206"><text:soft-page-break/></text:p>
      <text:p text:style-name="P208"><text:span text:style-name="T54">HFAs do have a significant issue, their</text:span> creation <text:span text:style-name="T54">can be a </text:span>variant of <text:span text:style-name="T54">the </text:span>traveling sales man <text:span text:style-name="T54">problem. Meaning building them can be extremely expensive. In reality the use of heuristics can make them not that much more expensive to build than DFAs in most cases; there just isn’t a bounds guarantee that isn’t exponential.</text:span></text:p>
      <text:p text:style-name="P208"/>
      <text:h text:style-name="Heading_20_2" text:outline-level="2"><text:bookmark-start text:name="__RefHeading___Toc20180_3317420195"/>Representing Multiple Rules <text:span text:style-name="T111">in a single NFA/DFA</text:span><text:bookmark-end text:name="__RefHeading___Toc20180_3317420195"/></text:h>
      <text:p text:style-name="P210">It is possible to represent multiple rule expressions in a single NFA/DFA. Given the following three simple regular expressions <text:span text:style-name="T112">in </text:span><text:sequence-ref text:reference-format="category-and-value" text:ref-name="refFigure11">Figure 6</text:sequence-ref>, and their equivalent NFAs and DFAs <text:span text:style-name="T112">(note that the NFA and DFA for the expression </text:span><text:span text:style-name="T25">abc</text:span><text:span text:style-name="T112"> are the same)</text:span>, <text:span text:style-name="T112">we can build a combined equivalent NFA or DFA that covers all three rules.</text:span></text:p>
      <text:p text:style-name="P210"><draw:frame draw:style-name="fr1" draw:name="Frame12" text:anchor-type="paragraph" svg:y="0.0835in" svg:width="7.602in" draw:z-index="36"><draw:text-box fo:min-height="3.9272in"><text:p text:style-name="Figure"><draw:g text:anchor-type="paragraph" draw:z-index="37" draw:name="Group object 16" draw:style-name="gr1"><draw:g draw:style-name="gr2"><draw:path draw:style-name="gr252" draw:text-style-name="P247" svg:width="0.1362in" svg:height="0.1579in" svg:x="0.4098in" svg:y="0.0953in" svg:viewBox="0 0 347 402" svg:d="M285 402l-105-167h-126v167h-54v-402h190c45 0 80 10 105 30 24 21 37 49 37 85 0 29-10 55-27 75-18 21-42 33-72 39l114 173zM276 116c0-24-7-42-24-54-15-12-38-19-68-19h-130v149h132c29 0 52-7 67-20 16-14 23-32 23-56z"><text:p/></draw:path><draw:path draw:style-name="gr253" draw:text-style-name="P247" svg:width="0.0976in" svg:height="0.1236in" svg:x="0.5717in" svg:y="0.1319in" svg:viewBox="0 0 249 315" svg:d="M52 0v196c0 20 1 36 6 47 4 12 10 19 18 25 10 4 23 7 39 7 25 0 44-8 59-26 14-16 21-40 21-70v-179h52v243c0 36 1 58 2 66h-49c0-1 0-4-1-8 0-4 0-9 0-14-1-6-1-16-1-31h-1c-12 22-26 36-41 46-16 8-35 13-58 13-34 0-58-9-74-25-16-18-24-45-24-84v-206z"><text:p/></draw:path><draw:path draw:style-name="gr254" draw:text-style-name="P247" svg:width="0.0201in" svg:height="0.1665in" svg:x="0.7in" svg:y="0.087in" svg:viewBox="0 0 52 424" svg:d="M0 424c0-142 0-282 0-424 18 0 34 0 52 0 0 142 0 282 0 424-18 0-34 0-52 0z"><text:p/></draw:path><draw:path draw:style-name="gr255" draw:text-style-name="P247" svg:width="0.1075in" svg:height="0.1256in" svg:x="0.7445in" svg:y="0.1295in" svg:viewBox="0 0 274 320" svg:d="M54 171c0 36 8 63 22 82s36 28 64 28c22 0 41-3 53-12 14-10 23-21 28-34l45 12c-18 49-61 73-126 73-45 0-80-14-104-40-24-28-36-68-36-122 0-50 12-90 36-118 24-26 58-40 102-40 91 0 136 55 136 165v6zM221 132c-3-33-11-57-25-71-14-16-33-23-59-23-25 0-44 8-59 25-14 17-23 40-24 69z"><text:p/></draw:path></draw:g><draw:g draw:style-name="gr2"><draw:path draw:style-name="gr256" draw:text-style-name="P247" svg:width="0.1283in" svg:height="0.1583in" svg:x="2.298in" svg:y="0.0953in" svg:viewBox="0 0 327 403" svg:d="M261 403l-215-343 1 27 2 48v268h-49v-403h64l217 345c-2-37-4-64-4-81v-264h50v403z"><text:p/></draw:path><draw:path draw:style-name="gr257" draw:text-style-name="P247" svg:width="0.1122in" svg:height="0.1579in" svg:x="2.4642in" svg:y="0.0953in" svg:viewBox="0 0 286 402" svg:d="M54 44c0 51 0 100 0 150 75 0 150 0 225 0 0 15 0 30 0 45-75 0-150 0-225 0 0 54 0 109 0 163-18 0-36 0-54 0 0-134 0-268 0-402 95 0 191 0 286 0 0 15 0 29 0 44-77 0-154 0-232 0z"><text:p/></draw:path><draw:path draw:style-name="gr258" draw:text-style-name="P247" svg:width="0.1524in" svg:height="0.1583in" svg:x="2.5728in" svg:y="0.0953in" svg:viewBox="0 0 388 403" svg:d="M333 403l-47-118h-183l-47 118h-56l164-403h63l161 403zM194 41l-2 8c-5 16-11 37-22 61l-50 132h150l-52-133c-5-12-11-27-15-44z"><text:p/></draw:path></draw:g><draw:g draw:style-name="gr2"><draw:path draw:style-name="gr259" draw:text-style-name="P247" svg:width="0.1358in" svg:height="0.1579in" svg:x="5.5677in" svg:y="0.0953in" svg:viewBox="0 0 346 402" svg:d="M346 197c0 41-8 78-24 109-16 32-39 55-69 71-29 17-63 25-103 25h-150v-402h133c68 0 121 17 158 52 37 34 55 82 55 145zM292 197c0-50-14-88-41-114-28-26-68-40-119-40h-78v316h91c29 0 55-7 77-20s40-31 52-56c12-24 18-53 18-86z"><text:p/></draw:path><draw:path draw:style-name="gr260" draw:text-style-name="P247" svg:width="0.1122in" svg:height="0.1579in" svg:x="5.7335in" svg:y="0.0953in" svg:viewBox="0 0 286 402" svg:d="M54 44c0 51 0 100 0 150 75 0 150 0 225 0 0 15 0 30 0 45-75 0-150 0-225 0 0 54 0 109 0 163-18 0-36 0-54 0 0-134 0-268 0-402 95 0 191 0 286 0 0 15 0 29 0 44-77 0-154 0-232 0z"><text:p/></draw:path><draw:path draw:style-name="gr261" draw:text-style-name="P247" svg:width="0.1524in" svg:height="0.1583in" svg:x="5.8425in" svg:y="0.0953in" svg:viewBox="0 0 388 403" svg:d="M332 403l-46-118h-183l-47 118h-56l164-403h63l161 403zM194 41l-2 8c-5 16-11 37-22 61l-50 132h150l-52-133c-5-12-11-27-15-44z"><text:p/></draw:path></draw:g><draw:g draw:style-name="gr2"><draw:path draw:style-name="gr262" draw:text-style-name="P248" svg:width="0.0984in" svg:height="0.1047in" svg:x="0.435in" svg:y="0.7126in" svg:viewBox="0 0 251 267" svg:d="M77 267c-25 0-45-7-58-21-13-13-19-32-19-56 0-26 9-47 27-61 17-14 45-22 84-23l58-1v-14c0-21-4-36-13-45-10-9-23-14-43-14-18 0-33 4-41 10-8 7-14 17-16 32l-45-5c7-46 42-69 104-69 32 0 56 7 73 22 16 15 24 37 24 64v111c0 13 2 23 5 29 3 7 10 9 20 9 3 0 8 0 14-1v26c-12 3-23 4-34 4-15 0-27-4-35-12-7-8-11-21-12-40h-1c-11 21-23 34-38 43-15 8-32 12-54 12zM87 235c16 0 30-4 43-12 12-6 21-16 28-28 8-13 11-26 11-39v-21l-46 1c-21 0-36 2-47 7-10 3-18 9-23 17-6 7-9 18-9 31 0 14 4 24 11 32 8 8 19 12 32 12z"><text:p/></draw:path><draw:path draw:style-name="gr263" draw:text-style-name="P248" svg:width="0.0858in" svg:height="0.1406in" svg:x="0.5465in" svg:y="0.6768in" svg:viewBox="0 0 219 358" svg:d="M219 223c0 90-31 135-95 135-19 0-36-4-48-10-13-8-24-20-32-35 0 5-1 13-1 23-1 10-2 15-2 17h-41c1-8 2-27 2-53v-300h42v101c0 10 0 22-1 36h1c8-17 19-28 32-35 12-7 29-11 48-11 33 0 57 11 72 33 16 21 23 54 23 99zM174 224c0-35-5-61-14-77-10-15-26-23-47-23-24 0-41 8-52 25s-17 42-17 78c0 34 6 59 17 75 10 16 27 24 52 24 21 0 37-8 46-23 10-17 15-43 15-79z"><text:p/></draw:path><draw:path draw:style-name="gr264" draw:text-style-name="P248" svg:width="0.0823in" svg:height="0.1047in" svg:x="0.65in" svg:y="0.7126in" svg:viewBox="0 0 210 267" svg:d="M45 132c0 34 5 59 16 76 11 16 26 25 49 25 15 0 27-4 38-12 10-9 17-21 19-38l43 3c-4 24-14 44-31 59-19 14-41 22-68 22-36 0-64-11-82-34-20-23-29-56-29-100 0-43 9-76 29-99 19-23 46-34 82-34 25 0 47 6 65 20 17 14 28 32 33 56l-44 4c-3-14-8-26-18-34-8-8-21-13-37-13-23 0-40 8-50 23s-15 41-15 76z"><text:p/></draw:path></draw:g><draw:g draw:style-name="gr2"><draw:path draw:style-name="gr265" draw:text-style-name="P232" svg:width="0.4618in" svg:height="0.4614in" svg:x="2.6031in" svg:y="0.4925in" svg:viewBox="0 0 1174 1173" svg:d="M1174 587c0 102-26 203-78 292s-126 164-215 215c-90 52-191 79-293 79-104 0-205-27-294-79-90-51-164-126-216-215-51-89-78-190-78-292 0-103 27-204 78-294 52-89 126-163 216-215 89-51 190-78 294-78 102 0 203 27 293 78 89 52 163 126 215 215 52 90 78 191 78 293z"><text:p/></draw:path><draw:path draw:style-name="gr266" draw:text-style-name="P232" svg:width="0.4618in" svg:height="0.4614in" svg:x="3.524in" svg:y="0.4925in" svg:viewBox="0 0 1174 1173" svg:d="M1174 587c0 102-26 203-78 292s-126 164-215 215c-90 52-191 79-293 79-104 0-205-27-294-79-90-51-164-126-216-215-51-89-78-190-78-292 0-103 27-204 78-294 52-89 126-163 216-215 89-51 190-78 294-78 102 0 203 27 293 78 89 52 163 126 215 215 52 90 78 191 78 293z"><text:p/></draw:path><draw:path draw:style-name="gr267" draw:text-style-name="P232" svg:width="0.4618in" svg:height="0.4614in" svg:x="4.4437in" svg:y="0.4909in" svg:viewBox="0 0 1174 1173" svg:d="M1174 587c0 102-26 203-78 292s-126 164-215 215c-90 52-191 79-293 79-104 0-205-27-294-79-90-51-164-126-216-215-51-89-78-190-78-292 0-103 27-204 78-294 52-89 126-163 216-215 89-51 190-78 294-78 102 0 203 27 293 78 89 52 163 126 215 215 52 90 78 191 78 293z"><text:p/></draw:path><draw:path draw:style-name="gr268" draw:text-style-name="P232" svg:width="0.4618in" svg:height="0.4614in" svg:x="5.3646in" svg:y="0.4925in" svg:viewBox="0 0 1174 1173" svg:d="M1174 587c0 102-26 203-78 292s-126 164-215 215c-90 52-191 79-293 79-104 0-205-27-294-79-90-51-164-126-216-215-51-89-78-190-78-292 0-103 27-204 78-294 52-89 126-163 216-215 89-51 190-78 294-78 102 0 203 27 293 78 89 52 163 126 215 215 52 90 78 191 78 293z"><text:p/></draw:path><draw:path draw:style-name="gr269" draw:text-style-name="P231" svg:width="0.2791in" svg:height="0.2795in" svg:x="5.4583in" svg:y="0.5858in" svg:viewBox="0 0 710 711" svg:d="M710 356c0 62-16 123-48 177-30 55-75 99-130 130-53 31-115 48-176 48-63 0-125-17-178-48-55-31-100-75-130-130-31-54-48-115-48-177 0-63 17-124 48-179 30-54 75-98 130-129 53-31 115-48 178-48 61 0 123 17 176 48 55 31 100 75 130 129 32 55 48 116 48 178z"><text:p/></draw:path><draw:path draw:style-name="gr270" draw:text-style-name="P237" svg:width="0.4587in" svg:height="0in" svg:x="3.065in" svg:y="0.7232in" svg:viewBox="0 0 1166 0" svg:d="M0 0c389 0 777 0 1166 0"><text:p/></draw:path><draw:path draw:style-name="gr271" draw:text-style-name="P237" svg:width="0.4571in" svg:height="-0.0004in" draw:transform="rotate (0.00296705972839036) translate (3.98607817580043in 0.723061872804616in)" svg:viewBox="0 0 1162 0" svg:d="M0 0c388 0 775 0 1162 0"><text:p/></draw:path><draw:path draw:style-name="gr272" draw:text-style-name="P249" svg:width="0.0783in" svg:height="0.0835in" svg:x="3.215in" svg:y="0.5846in" svg:viewBox="0 0 200 213" svg:d="M63 213c-22 0-37-5-47-16s-16-26-16-45c0-21 7-38 21-49s37-17 67-18l47-1v-11c0-17-3-29-11-36-7-8-18-11-33-11s-27 3-34 8c-6 5-11 14-12 25l-36-4c6-37 33-55 83-55 26 0 45 6 58 17 13 12 19 30 19 52v89c0 10 2 18 5 23 2 5 7 8 15 8 3 0 7-1 11-2v22c-8 2-18 3-26 3-13 0-22-4-28-11-6-6-9-16-10-31h-1c-9 16-19 27-31 33-11 7-25 10-41 10zM70 188c13 0 24-3 33-9 10-5 18-13 23-24 7-10 9-20 9-30v-17l-37 1c-17 0-29 1-37 5-8 3-15 7-20 14-3 6-6 15-6 25 0 11 3 20 9 25 7 7 15 10 26 10z"><text:p/></draw:path><draw:path draw:style-name="gr273" draw:text-style-name="P249" svg:width="0.0685in" svg:height="0.1122in" svg:x="4.1539in" svg:y="0.5563in" svg:viewBox="0 0 175 286" svg:d="M175 178c0 72-25 108-76 108-15 0-28-3-38-8-10-6-20-15-26-28 0 4 0 10-1 19 0 7-1 12-1 13h-33c1-7 1-21 1-42v-240h34v80c0 8 0 18 0 29 6-12 15-22 26-28 10-6 23-8 38-8 26 0 46 9 58 26 12 18 18 44 18 79zM139 179c0-28-4-48-11-61-7-12-20-19-37-19-19 0-34 7-42 20-9 13-14 34-14 62s5 48 13 61c9 12 23 18 42 18 18 0 30-5 38-18 7-13 11-34 11-63z"><text:p/></draw:path><draw:path draw:style-name="gr274" draw:text-style-name="P237" svg:width="0.4587in" svg:height="-0.0004in" draw:transform="rotate (-0.00296705972839042) translate (4.90568060160243in 0.721704065842166in)" svg:viewBox="0 0 1166 0" svg:d="M0 0c389 0 777 0 1166 0"><text:p/></draw:path><draw:path draw:style-name="gr275" draw:text-style-name="P249" svg:width="0.0657in" svg:height="0.0835in" svg:x="5.026in" svg:y="0.5961in" svg:viewBox="0 0 168 213" svg:d="M36 106c0 27 5 48 13 60 8 14 21 21 38 21 12 0 23-4 31-10 8-7 14-17 16-31l34 2c-3 20-11 36-25 48-15 12-32 17-55 17-28 0-50-9-65-27-16-18-23-44-23-79s7-62 23-79c15-19 37-28 65-28 22 0 39 6 53 17s22 25 26 45l-35 2c-2-12-7-21-14-27-7-7-18-10-31-10-18 0-31 6-39 18s-12 32-12 61z"><text:p/></draw:path><draw:path draw:style-name="gr276" draw:text-style-name="P233" svg:width="0.4602in" svg:height="-0.0004in" draw:transform="rotate (0.0015707963267949) translate (2.14252270396802in 0.723874683288806in)" svg:viewBox="0 0 1170 0" svg:d="M0 0c390 0 780 0 1170 0"><text:p/></draw:path></draw:g><draw:g draw:style-name="gr2"><draw:path draw:style-name="gr277" draw:text-style-name="P248" svg:width="0.0984in" svg:height="0.1047in" svg:x="0.4913in" svg:y="1.8575in" svg:viewBox="0 0 251 267" svg:d="M77 267c-25 0-45-7-58-21-13-13-19-32-19-56 0-26 9-47 27-61 17-14 45-22 84-23l58-1v-14c0-21-4-36-13-45-10-9-23-14-43-14-18 0-33 4-41 10-8 7-14 17-16 32l-45-5c7-46 42-69 104-69 32 0 56 7 73 22 16 15 24 37 24 64v111c0 13 2 23 5 29 3 7 10 9 20 9 3 0 8 0 14-1v26c-12 3-23 4-34 4-15 0-27-4-35-12-7-8-11-21-12-40h-1c-11 21-23 34-38 43-15 8-32 12-54 12zM87 235c16 0 30-4 43-12 12-6 21-16 28-28 8-13 11-26 11-39v-21l-46 1c-21 0-36 2-47 7-10 3-18 9-23 17-6 7-9 18-9 31 0 14 4 24 11 32 8 8 19 12 32 12z"><text:p/></draw:path><draw:path draw:style-name="gr278" draw:text-style-name="P248" svg:width="0.0177in" svg:height="0.0201in" svg:x="0.6083in" svg:y="1.9402in" svg:viewBox="0 0 46 52" svg:d="M0 52c0-17 0-35 0-52 16 0 31 0 46 0 0 17 0 35 0 52-15 0-30 0-46 0z"><text:p/></draw:path><draw:path draw:style-name="gr279" draw:text-style-name="P248" svg:width="0.0681in" svg:height="0.0669in" svg:x="0.6476in" svg:y="1.8287in" svg:viewBox="0 0 174 171" svg:d="M100 70c22-8 43-16 63-24 4 10 7 20 11 31-22 6-44 11-67 18 15 19 29 39 44 59-9 6-18 12-28 17-12-20-24-41-35-62-13 21-25 41-38 61-9-5-19-11-28-16 15-21 30-40 44-59-22-7-44-12-66-18 4-11 7-21 11-32 21 8 42 18 64 26-1-24-2-47-4-71 11 0 22 0 33 0-2 23-3 47-4 70z"><text:p/></draw:path><draw:path draw:style-name="gr280" draw:text-style-name="P248" svg:width="0.0858in" svg:height="0.1406in" svg:x="0.7319in" svg:y="1.8217in" svg:viewBox="0 0 219 358" svg:d="M219 223c0 90-31 135-95 135-19 0-36-4-48-10-13-8-24-20-32-35 0 5-1 13-1 23-1 10-2 15-2 17h-41c1-8 2-27 2-53v-300h42v101c0 10 0 22-1 36h1c8-17 19-28 32-35 12-7 29-11 48-11 33 0 57 11 72 33 16 21 23 54 23 99zM174 224c0-35-5-61-14-77-10-15-26-23-47-23-24 0-41 8-52 25s-17 42-17 78c0 34 6 59 17 75 10 16 27 24 52 24 21 0 37-8 46-23 10-17 15-43 15-79z"><text:p/></draw:path></draw:g><draw:g draw:style-name="gr2"><draw:path draw:style-name="gr281" draw:text-style-name="P248" svg:width="0.0177in" svg:height="0.0201in" svg:x="0.5004in" svg:y="3.0898in" svg:viewBox="0 0 46 52" svg:d="M0 52c0-17 0-35 0-52 16 0 31 0 46 0 0 17 0 35 0 52-15 0-30 0-46 0z"><text:p/></draw:path><draw:path draw:style-name="gr282" draw:text-style-name="P248" svg:width="0.0681in" svg:height="0.0669in" svg:x="0.5406in" svg:y="2.9783in" svg:viewBox="0 0 174 171" svg:d="M100 70c22-8 43-16 63-24 4 10 7 20 11 31-22 6-44 11-67 18 15 19 29 39 44 59-9 6-18 12-29 17-11-20-23-41-34-62-13 21-25 41-38 61-9-5-19-11-28-16 15-21 30-40 44-59-22-7-44-12-66-18 4-11 7-21 11-32 21 8 42 18 64 26-1-24-2-47-4-71 11 0 22 0 33 0-2 23-3 47-4 70z"><text:p/></draw:path><draw:path draw:style-name="gr283" draw:text-style-name="P248" svg:width="0.0984in" svg:height="0.1047in" svg:x="0.6201in" svg:y="3.0071in" svg:viewBox="0 0 251 267" svg:d="M77 267c-25 0-45-7-58-21-13-13-19-32-19-56 0-26 9-47 27-61 17-14 45-22 84-23l58-1v-14c0-21-4-36-13-45-10-9-23-14-43-14-18 0-33 4-41 10-8 7-14 17-16 32l-45-5c7-46 42-69 104-69 32 0 56 7 73 22 16 15 24 37 24 64v111c0 13 2 23 5 29 3 7 10 9 20 9 3 0 8 0 14-1v26c-12 3-23 4-34 4-15 0-27-4-35-12-7-8-11-21-12-40h-1c-11 21-23 34-38 43-15 8-32 12-54 12zM88 235c15 0 29-4 42-12 12-6 21-16 28-28 8-13 11-26 11-39v-21l-46 1c-21 0-36 2-47 7-10 3-18 9-23 17-6 7-9 18-9 31 0 14 4 24 11 32 8 8 19 12 33 12z"><text:p/></draw:path></draw:g><draw:path draw:style-name="gr284" draw:text-style-name="P232" svg:width="0.4618in" svg:height="0.4614in" svg:x="1.6819in" svg:y="1.6768in" svg:viewBox="0 0 1174 1173" svg:d="M1174 587c0 102-26 203-78 292s-126 164-215 215c-90 52-191 79-293 79-104 0-205-27-294-79-90-51-164-126-216-215-51-89-78-190-78-292 0-103 27-204 78-294 52-89 126-163 216-215 89-51 190-78 293-78s204 27 294 78c89 52 163 126 215 215 52 90 78 191 78 293z"><text:p/></draw:path><draw:path draw:style-name="gr285" draw:text-style-name="P232" svg:width="0.4618in" svg:height="0.4614in" svg:x="2.6016in" svg:y="1.6768in" svg:viewBox="0 0 1174 1173" svg:d="M1174 587c0 102-26 203-78 292s-126 164-215 215c-90 52-191 79-293 79-104 0-205-27-294-79-90-51-164-126-216-215-51-89-78-190-78-292 0-103 27-204 78-294 52-89 126-163 216-215 89-51 190-78 294-78 102 0 203 27 293 78 89 52 163 126 215 215 52 90 78 191 78 293z"><text:p/></draw:path><draw:path draw:style-name="gr286" draw:text-style-name="P232" svg:width="0.4618in" svg:height="0.4614in" svg:x="3.524in" svg:y="1.6783in" svg:viewBox="0 0 1174 1173" svg:d="M1174 587c0 102-26 203-78 292s-126 164-215 215c-90 52-191 79-293 79-104 0-205-27-294-79-90-51-164-126-216-215-51-89-78-190-78-292 0-103 27-204 78-294 52-89 126-163 216-215 89-51 190-78 294-78 102 0 203 27 293 78 89 52 163 126 215 215 52 90 78 191 78 293z"><text:p/></draw:path><draw:path draw:style-name="gr287" draw:text-style-name="P237" svg:width="0.4587in" svg:height="0.0004in" draw:transform="rotate (0.00453785605518526) translate (1.22292052597722in 1.90894486189687in)" svg:viewBox="0 0 1166 2" svg:d="M0 0c389 1 777 1 1166 2"><text:p/></draw:path><draw:path draw:style-name="gr288" draw:text-style-name="P237" svg:width="0.4571in" svg:height="0in" svg:x="2.1441in" svg:y="1.9075in" svg:viewBox="0 0 1162 0" svg:d="M0 0c388 0 775 0 1162 0"><text:p/></draw:path><draw:path draw:style-name="gr289" draw:text-style-name="P237" svg:width="0.4602in" svg:height="-0.0004in" draw:transform="rotate (-0.00296705972839042) translate (3.06396903923194in 1.90750478581587in)" svg:viewBox="0 0 1170 0" svg:d="M0 0c390 0 780 0 1170 0"><text:p/></draw:path><draw:path draw:style-name="gr290" draw:text-style-name="P249" svg:width="0.0783in" svg:height="0.0835in" svg:x="2.2744in" svg:y="1.7862in" svg:viewBox="0 0 200 213" svg:d="M63 213c-22 0-37-5-47-16s-16-26-16-45c0-21 7-38 21-49s37-17 67-18l47-1v-11c0-17-3-29-11-36-7-8-18-11-33-11s-27 3-34 8c-6 5-11 14-12 25l-36-4c6-37 33-55 83-55 26 0 45 6 58 17 13 12 19 30 19 52v89c0 10 2 18 5 23 2 5 7 8 15 8 3 0 7-1 11-2v22c-8 2-18 3-26 3-13 0-22-4-28-11-6-6-9-16-10-31h-1c-9 16-19 27-31 33-11 7-25 10-41 10zM70 188c13 0 24-3 33-9 10-5 18-13 23-24 7-10 9-20 9-30v-17l-37 1c-17 0-29 1-37 5-9 3-15 7-20 14-3 6-6 15-6 25 0 11 3 20 9 25 7 7 15 10 26 10z"><text:p/></draw:path><draw:path draw:style-name="gr291" draw:text-style-name="P240" svg:width="0.3268in" svg:height="0.2795in" svg:x="2.6689in" svg:y="1.4646in" svg:viewBox="0 0 831 711" svg:d="M831 711c0-948-831-948-831 0"><text:p/></draw:path><draw:path draw:style-name="gr292" draw:text-style-name="P249" svg:width="0.0685in" svg:height="0.1122in" svg:x="3.2106in" svg:y="1.7748in" svg:viewBox="0 0 175 286" svg:d="M175 178c0 72-25 108-76 108-15 0-28-3-38-8-10-6-20-15-26-28 0 4 0 10-1 19 0 7-1 12-1 13h-33c1-7 1-21 1-42v-240h34v80c0 8 0 18 0 29 6-12 15-22 26-28 10-6 23-8 38-8 26 0 46 9 58 26 12 18 18 44 18 79zM139 179c0-28-4-48-11-61-7-12-20-19-37-19-19 0-34 7-42 20-9 13-14 34-14 62s5 48 13 61c9 12 23 18 42 18 18 0 30-5 38-18 7-13 11-34 11-63z"><text:p/></draw:path><draw:path draw:style-name="gr293" draw:text-style-name="P249" svg:width="0.0728in" svg:height="0.1067in" svg:x="2.815in" svg:y="1.2961in" svg:viewBox="0 0 186 272" svg:d="M186 75c0 11-1 19-4 26-2 8-7 15-12 21-5 7-13 14-25 22l-16 11c-8 8-16 14-20 22-4 7-7 15-7 23h-33c0-9 2-16 4-23 3-6 5-12 10-17 4-5 8-10 13-14 4-3 10-7 15-11 5-3 10-7 15-11s9-7 13-12c4-4 7-10 9-15 2-6 4-12 4-20 0-14-6-25-15-34-10-8-24-13-41-13-19 0-32 5-43 14-10 8-16 21-18 36l-35-2c4-25 13-44 29-58 17-14 39-20 66-20 28 0 51 6 67 20 16 13 24 32 24 55zM67 272v-38h37v38z"><text:p/></draw:path><draw:g draw:style-name="gr2"><draw:path draw:style-name="gr294" draw:text-style-name="P232" svg:width="0.4618in" svg:height="0.4614in" svg:x="4.9043in" svg:y="1.6768in" svg:viewBox="0 0 1174 1173" svg:d="M1174 587c0 102-26 203-78 292s-126 164-215 215c-90 52-191 79-293 79-104 0-205-27-294-79-90-51-164-126-216-215-51-89-78-190-78-292 0-103 27-204 78-294 52-89 126-163 216-215 89-51 190-78 294-78 102 0 203 27 293 78 89 52 163 126 215 215 52 90 78 191 78 293z"><text:p/></draw:path><draw:path draw:style-name="gr295" draw:text-style-name="P232" svg:width="0.4618in" svg:height="0.4614in" svg:x="5.824in" svg:y="1.6768in" svg:viewBox="0 0 1174 1173" svg:d="M1174 587c0 102-26 203-78 292s-126 164-215 215c-90 52-191 79-293 79-104 0-205-27-294-79-90-51-164-126-216-215-51-89-78-190-78-292 0-103 27-204 78-294 52-89 126-163 216-215 89-51 190-78 294-78 102 0 203 27 293 78 89 52 163 126 215 215 52 90 78 191 78 293z"><text:p/></draw:path><draw:path draw:style-name="gr296" draw:text-style-name="P232" svg:width="0.4618in" svg:height="0.4614in" svg:x="6.7465in" svg:y="1.6783in" svg:viewBox="0 0 1174 1173" svg:d="M1174 587c0 102-26 203-78 292s-126 164-215 215c-90 52-191 79-293 79-104 0-205-27-294-79-90-51-164-126-216-215-51-89-78-190-78-292 0-103 27-204 78-294 52-89 126-163 216-215 89-51 190-78 294-78 102 0 203 27 293 78 89 52 163 126 215 215 52 90 78 191 78 293z"><text:p/></draw:path><draw:path draw:style-name="gr297" draw:text-style-name="P231" svg:width="0.2791in" svg:height="0.2795in" svg:x="6.8386in" svg:y="1.7705in" svg:viewBox="0 0 710 711" svg:d="M710 356c0 62-16 123-48 177-30 55-75 99-130 130-53 31-115 48-176 48-63 0-125-17-178-48-55-31-100-75-130-130-31-54-48-115-48-177 0-63 17-124 48-179 30-54 75-98 130-129 53-31 115-48 178-48 61 0 123 17 176 48 55 31 100 75 130 129 32 55 48 116 48 178z"><text:p/></draw:path><draw:path draw:style-name="gr298" draw:text-style-name="P237" svg:width="0.4587in" svg:height="0.0004in" draw:transform="rotate (0.00453785605518526) translate (4.44515425991836in 1.90894486189687in)" svg:viewBox="0 0 1166 2" svg:d="M0 0c389 1 777 1 1166 2"><text:p/></draw:path><draw:path draw:style-name="gr299" draw:text-style-name="P237" svg:width="0.4571in" svg:height="0in" svg:x="5.3661in" svg:y="1.9075in" svg:viewBox="0 0 1162 0" svg:d="M0 0c388 0 775 0 1162 0"><text:p/></draw:path><draw:path draw:style-name="gr300" draw:text-style-name="P237" svg:width="0.4602in" svg:height="-0.0004in" draw:transform="rotate (-0.00296705972839042) translate (6.28580907238569in 1.90750478581587in)" svg:viewBox="0 0 1170 0" svg:d="M0 0c390 0 780 0 1170 0"><text:p/></draw:path><draw:path draw:style-name="gr301" draw:text-style-name="P249" svg:width="0.0783in" svg:height="0.0835in" svg:x="5.4969in" svg:y="1.7862in" svg:viewBox="0 0 200 213" svg:d="M63 213c-22 0-37-5-47-16s-16-26-16-45c0-21 7-38 21-49s37-17 67-18l47-1v-11c0-17-3-29-11-36-7-8-18-11-33-11s-27 3-34 8c-6 5-11 14-12 25l-36-4c6-37 33-55 83-55 26 0 45 6 58 17 13 12 19 30 19 52v89c0 10 2 18 5 23 2 5 7 8 15 8 4 0 7-1 11-2v22c-8 2-18 3-26 3-13 0-22-4-28-11-6-6-9-16-10-31h-1c-9 16-19 27-31 33-11 7-25 10-41 10zM70 188c13 0 24-3 33-9 10-5 18-13 23-24 7-10 9-20 9-30v-17l-37 1c-17 0-29 1-37 5-8 3-15 7-20 14-3 6-6 15-6 25 0 11 3 20 9 25 7 7 15 10 26 10z"><text:p/></draw:path><draw:path draw:style-name="gr302" draw:text-style-name="P240" svg:width="0.3268in" svg:height="0.2795in" svg:x="5.8913in" svg:y="1.4646in" svg:viewBox="0 0 831 711" svg:d="M831 711c0-948-831-948-831 0"><text:p/></draw:path><draw:path draw:style-name="gr303" draw:text-style-name="P249" svg:width="0.0685in" svg:height="0.1122in" svg:x="6.4323in" svg:y="1.7748in" svg:viewBox="0 0 175 286" svg:d="M175 178c0 72-25 108-76 108-15 0-28-3-38-8-10-6-20-15-26-28 0 4 0 10-1 19 0 7-1 12-1 13h-33c1-7 1-21 1-42v-240h34v80c0 8 0 18 0 29 6-12 15-22 26-28 10-6 23-8 38-8 26 0 46 9 58 26 12 18 18 44 18 79zM139 179c0-28-4-48-11-61-7-12-20-19-37-19-19 0-34 7-42 20-9 13-14 34-14 62s5 48 13 61c9 12 23 18 42 18 18 0 30-5 38-18 7-13 11-34 11-63z"><text:p/></draw:path><draw:g draw:style-name="gr2"><draw:path draw:style-name="gr304" draw:text-style-name="P249" svg:width="0.0299in" svg:height="0.1425in" svg:x="6.4697in" svg:y="2.1791in" svg:viewBox="0 0 77 363" svg:d="M0 363c0-121 0-242 0-363 26 0 52 0 77 0 0 8 0 17 0 25-14 0-29 0-44 0 0 105 0 209 0 313 15 0 30 0 44 0 0 9 0 17 0 25-25 0-51 0-77 0z"><text:p/></draw:path><draw:path draw:style-name="gr305" draw:text-style-name="P249" svg:width="0.0701in" svg:height="0.0551in" svg:x="6.5028in" svg:y="2.185in" svg:viewBox="0 0 179 141" svg:d="M147 141c-19-41-38-81-58-122-19 41-38 81-59 122-10 0-20 0-30 0 23-47 47-94 70-141 13 0 26 0 39 0 23 47 47 94 70 141-10 0-21 0-32 0z"><text:p/></draw:path><draw:path draw:style-name="gr306" draw:text-style-name="P249" svg:width="0.0685in" svg:height="0.1122in" svg:x="6.5835in" svg:y="2.1791in" svg:viewBox="0 0 175 286" svg:d="M175 178c0 72-25 108-76 108-15 0-28-3-38-8-10-6-20-15-26-28 0 4 0 10-1 19 0 7-1 12-1 13h-33c1-7 1-21 1-42v-240h34v80c0 8 0 18 0 29 6-12 15-22 26-28 10-6 23-8 38-8 26 0 46 9 58 26 12 18 18 44 18 79zM139 179c0-28-4-48-11-61-7-12-20-19-37-19-19 0-34 7-42 20-9 13-14 34-14 62s5 48 13 61c9 12 23 18 42 18 18 0 30-5 38-18 7-13 11-34 11-63z"><text:p/></draw:path><draw:path draw:style-name="gr307" draw:text-style-name="P249" svg:width="0.0299in" svg:height="0.1425in" svg:x="6.661in" svg:y="2.1791in" svg:viewBox="0 0 77 363" svg:d="M0 363c0-8 0-16 0-25 15 0 29 0 44 0 0-104 0-208 0-313-15 0-29 0-44 0 0-8 0-17 0-25 26 0 52 0 77 0 0 121 0 242 0 363-25 0-51 0-77 0z"><text:p/></draw:path></draw:g><draw:path draw:style-name="gr308" draw:text-style-name="P237" svg:width="0.922in" svg:height="0.2055in" svg:x="6.0551in" svg:y="2.1382in" svg:viewBox="0 0 2343 523" svg:d="M2343 4c0 692-2343 694-2343-4"><text:p/></draw:path><draw:path draw:style-name="gr309" draw:text-style-name="P240" svg:width="0.3268in" svg:height="0.2795in" svg:x="6.8142in" svg:y="1.4661in" svg:viewBox="0 0 831 711" svg:d="M831 711c0-948-831-948-831 0"><text:p/></draw:path><draw:g draw:style-name="gr2"><draw:path draw:style-name="gr310" draw:text-style-name="P249" svg:width="0.0299in" svg:height="0.1425in" svg:x="5.9394in" svg:y="1.2689in" svg:viewBox="0 0 77 363" svg:d="M0 363c0-121 0-242 0-363 26 0 52 0 77 0 0 8 0 17 0 25-14 0-29 0-44 0 0 105 0 209 0 313 15 0 30 0 44 0 0 9 0 17 0 25-25 0-51 0-77 0z"><text:p/></draw:path><draw:path draw:style-name="gr311" draw:text-style-name="P249" svg:width="0.0701in" svg:height="0.0551in" svg:x="5.9728in" svg:y="1.2744in" svg:viewBox="0 0 179 141" svg:d="M147 141c-19-41-38-81-58-122-19 41-38 81-59 122-10 0-20 0-30 0 23-47 47-94 70-141 13 0 26 0 39 0 23 47 47 94 70 141-10 0-21 0-32 0z"><text:p/></draw:path><draw:path draw:style-name="gr312" draw:text-style-name="P249" svg:width="0.0685in" svg:height="0.1122in" svg:x="6.0535in" svg:y="1.2689in" svg:viewBox="0 0 175 286" svg:d="M175 178c0 72-25 108-76 108-15 0-28-3-38-8-10-6-20-15-26-28 0 4 0 10-1 19 0 7-1 12-1 13h-33c1-7 1-21 1-42v-240h34v80c0 8 0 18 0 29 6-12 15-22 26-28 10-6 23-8 38-8 26 0 46 9 58 26 12 18 18 44 18 79zM139 179c0-28-4-48-11-61-7-12-20-19-37-19-19 0-34 7-42 20-9 13-14 34-14 62s5 48 13 61c9 12 23 18 42 18 18 0 30-5 38-18 7-13 11-34 11-63z"><text:p/></draw:path><draw:path draw:style-name="gr313" draw:text-style-name="P249" svg:width="0.0299in" svg:height="0.1425in" svg:x="6.1315in" svg:y="1.2689in" svg:viewBox="0 0 77 363" svg:d="M0 363c0-8 0-16 0-25 15 0 29 0 44 0 0-104 0-208 0-313-15 0-29 0-44 0 0-8 0-17 0-25 26 0 52 0 77 0 0 121 0 242 0 363-25 0-51 0-77 0z"><text:p/></draw:path></draw:g><draw:path draw:style-name="gr314" draw:text-style-name="P249" svg:width="0.0685in" svg:height="0.1122in" svg:x="6.963in" svg:y="1.2921in" svg:viewBox="0 0 175 286" svg:d="M175 178c0 72-25 108-76 108-15 0-28-3-38-8-10-6-20-15-26-28 0 4 0 10-1 19 0 7-1 12-1 13h-33c1-7 1-21 1-42v-240h34v80c0 8 0 18 0 29 6-12 15-22 26-28 10-6 23-8 38-8 26 0 46 9 58 26 12 18 18 44 18 79zM139 179c0-28-4-48-11-61-7-12-20-19-37-19-19 0-34 7-42 20-9 13-14 34-14 62s5 48 13 61c9 12 23 18 42 18 18 0 30-5 38-18 7-13 11-34 11-63z"><text:p/></draw:path></draw:g><draw:g draw:style-name="gr2"><draw:path draw:style-name="gr315" draw:text-style-name="P232" svg:width="0.4618in" svg:height="0.4614in" svg:x="1.6819in" svg:y="2.8291in" svg:viewBox="0 0 1174 1173" svg:d="M1174 587c0 102-26 203-78 292s-126 164-215 215c-90 52-191 79-293 79-104 0-205-27-294-79-90-51-164-126-216-215-51-89-78-190-78-292 0-103 27-204 78-294 52-89 126-163 216-215 89-51 190-78 293-78s204 27 294 78c89 52 163 126 215 215 52 90 78 191 78 294z"><text:p/></draw:path><draw:path draw:style-name="gr316" draw:text-style-name="P249" svg:width="0.0783in" svg:height="0.0835in" svg:x="2.2874in" svg:y="2.9213in" svg:viewBox="0 0 200 213" svg:d="M63 213c-22 0-37-5-47-16s-16-26-16-45c0-21 7-38 21-49s37-17 67-18l47-1v-11c0-17-3-29-11-36-7-8-18-11-33-11s-27 3-34 8c-6 5-11 14-12 25l-36-4c6-37 33-55 83-55 26 0 45 6 58 17 13 12 19 30 19 52v89c0 10 2 18 5 23 2 5 7 8 15 8 4 0 7-1 11-2v22c-8 2-18 3-26 3-13 0-22-4-28-11-6-6-9-16-10-31h-1c-9 16-19 27-31 33-11 7-25 10-41 10zM70 188c13 0 24-3 33-9 10-5 18-13 23-24 7-10 9-20 9-30v-17l-37 1c-17 0-29 1-37 5-8 3-15 7-20 14-3 6-6 15-6 25 0 11 3 20 9 25 7 7 15 10 26 10z"><text:p/></draw:path><draw:path draw:style-name="gr317" draw:text-style-name="P240" svg:width="0.3268in" svg:height="0.2795in" svg:x="1.7496in" svg:y="2.6169in" svg:viewBox="0 0 831 711" svg:d="M831 711c0-948-831-948-831 0"><text:p/></draw:path><draw:path draw:style-name="gr318" draw:text-style-name="P237" svg:width="0.4587in" svg:height="0.0004in" draw:transform="rotate (0.0015707963267949) translate (2.14397202822267in 3.05890520052317in)" svg:viewBox="0 0 1166 2" svg:d="M0 2c389-1 777-1 1166-2"><text:p/></draw:path><draw:path draw:style-name="gr319" draw:text-style-name="P232" svg:width="0.4618in" svg:height="0.4614in" svg:x="2.6031in" svg:y="2.8276in" svg:viewBox="0 0 1174 1173" svg:d="M1174 587c0 102-26 203-78 292s-126 164-215 215c-90 52-191 79-293 79-104 0-205-27-294-79-90-51-164-126-216-215-51-89-78-190-78-292 0-103 27-204 78-294 52-89 126-163 216-215 89-51 190-78 294-78 102 0 203 27 293 78 89 52 163 126 215 215 52 90 78 191 78 294z"><text:p/></draw:path><draw:path draw:style-name="gr320" draw:text-style-name="P249" svg:width="0.0728in" svg:height="0.1067in" svg:x="1.8807in" svg:y="2.4685in" svg:viewBox="0 0 186 272" svg:d="M186 75c0 11-1 19-4 26-2 8-7 15-12 21-5 7-13 14-25 22l-16 11c-8 8-16 14-20 22-4 7-7 15-7 23h-33c0-9 2-16 4-23 3-6 5-12 10-17 4-5 8-10 13-14 4-3 10-7 15-11 5-3 10-7 15-11s9-7 13-12c4-4 7-10 9-15 2-6 4-12 4-20 0-14-6-25-15-34-10-8-24-13-41-13-19 0-32 5-43 14-10 8-16 21-18 36l-35-2c4-25 13-44 29-58 17-14 39-20 66-20 28 0 51 6 67 20 16 13 24 32 24 55zM67 272v-38h37v38z"><text:p/></draw:path><draw:path draw:style-name="gr321" draw:text-style-name="P231" svg:width="0.2791in" svg:height="0.2795in" svg:x="2.6953in" svg:y="2.9224in" svg:viewBox="0 0 710 711" svg:d="M710 356c0 62-16 123-48 177-30 55-75 99-130 130-53 31-115 48-176 48-63 0-125-17-178-48-55-31-100-75-130-130-31-54-48-115-48-177 0-63 17-124 48-179 30-54 75-98 130-129 53-31 115-48 178-48 61 0 123 17 176 48 55 31 100 75 130 129 32 55 48 116 48 179z"><text:p/></draw:path><draw:path draw:style-name="gr322" draw:text-style-name="P237" svg:width="0.4602in" svg:height="0in" draw:transform="rotate (0.0150098315671512) translate (1.22146984667019in 3.06613361807811in)" svg:viewBox="0 0 1170 1" svg:d="M0 0c390 0 780 1 1170 1"><text:p/></draw:path></draw:g><draw:path draw:style-name="gr323" draw:text-style-name="P231" svg:width="0.2791in" svg:height="0.2795in" svg:x="3.6169in" svg:y="1.7705in" svg:viewBox="0 0 710 711" svg:d="M710 356c0 62-16 123-48 177-30 55-75 99-130 130-53 31-115 48-176 48-63 0-125-17-178-48-55-31-100-75-130-130-31-54-48-115-48-177 0-63 17-124 48-179 30-54 75-98 130-129 53-31 115-48 178-48 61 0 123 17 176 48 55 31 100 75 130 129 32 55 48 116 48 178z"><text:p/></draw:path><draw:g draw:style-name="gr2"><draw:path draw:style-name="gr324" draw:text-style-name="P249" svg:width="0.0299in" svg:height="0.1425in" svg:x="5.0531in" svg:y="2.4319in" svg:viewBox="0 0 77 363" svg:d="M0 363c0-121 0-242 0-363 26 0 52 0 77 0 0 8 0 17 0 25-14 0-29 0-44 0 0 105 0 209 0 313 15 0 30 0 44 0 0 9 0 17 0 25-25 0-51 0-77 0z"><text:p/></draw:path><draw:path draw:style-name="gr325" draw:text-style-name="P249" svg:width="0.0701in" svg:height="0.0551in" svg:x="5.0862in" svg:y="2.4374in" svg:viewBox="0 0 179 141" svg:d="M147 141c-19-41-38-81-58-122-19 41-38 81-59 122-10 0-20 0-30 0 23-47 47-94 70-141 13 0 26 0 39 0 23 47 47 94 70 141-10 0-21 0-32 0z"><text:p/></draw:path><draw:path draw:style-name="gr326" draw:text-style-name="P249" svg:width="0.0783in" svg:height="0.0835in" svg:x="5.1646in" svg:y="2.4602in" svg:viewBox="0 0 200 213" svg:d="M63 213c-22 0-37-5-47-16s-16-26-16-45c0-21 7-38 21-49s37-17 67-18l47-1v-11c0-17-3-29-11-36-7-8-18-11-33-11s-27 3-34 8c-6 5-11 14-12 25l-36-4c6-37 33-55 83-55 26 0 45 6 58 17 13 12 19 30 19 52v89c0 10 2 18 5 23 2 5 7 8 15 8 4 0 7-1 11-2v22c-8 2-18 3-26 3-13 0-22-4-28-11-6-6-9-16-10-31h-1c-9 16-19 27-31 33-11 7-25 10-41 10zM70 188c13 0 24-3 33-9 10-5 18-13 23-24 7-10 9-20 9-30v-17l-37 1c-17 0-29 1-37 5-8 3-15 7-20 14-3 6-6 15-6 25 0 11 3 20 9 25 7 7 15 10 26 10z"><text:p/></draw:path><draw:path draw:style-name="gr327" draw:text-style-name="P249" svg:width="0.0299in" svg:height="0.1425in" svg:x="5.2449in" svg:y="2.4319in" svg:viewBox="0 0 77 363" svg:d="M0 363c0-8 0-16 0-25 15 0 29 0 44 0 0-104 0-208 0-313-15 0-29 0-44 0 0-8 0-17 0-25 26 0 52 0 77 0 0 121 0 242 0 363-25 0-51 0-77 0z"><text:p/></draw:path></draw:g><draw:g draw:style-name="gr2"><draw:path draw:style-name="gr328" draw:text-style-name="P232" svg:width="0.4618in" svg:height="0.4614in" svg:x="4.9043in" svg:y="2.8264in" svg:viewBox="0 0 1174 1173" svg:d="M1174 587c0 102-26 203-78 292s-126 164-215 215c-90 52-191 79-293 79-104 0-205-27-294-79-90-51-164-126-216-215-51-89-78-190-78-292 0-103 27-204 78-294 52-89 126-163 216-215 89-51 190-78 294-78 102 0 203 27 293 78 89 52 163 126 215 215 52 90 78 191 78 294z"><text:p/></draw:path><draw:path draw:style-name="gr329" draw:text-style-name="P249" svg:width="0.0783in" svg:height="0.0835in" svg:x="5.5094in" svg:y="2.9189in" svg:viewBox="0 0 200 213" svg:d="M63 213c-22 0-37-5-47-16s-16-26-16-45c0-21 7-38 21-49s37-17 67-18l47-1v-11c0-17-3-29-11-36-7-8-18-11-33-11s-27 3-34 8c-6 5-11 14-12 25l-36-4c6-37 33-55 83-55 26 0 45 6 58 17 13 12 19 30 19 52v89c0 10 2 18 5 23 2 5 7 8 15 8 3 0 7-1 11-2v22c-8 2-18 3-26 3-13 0-22-4-28-11-6-6-9-16-10-31h-1c-9 16-19 27-31 33-11 7-25 10-41 10zM70 188c13 0 24-3 33-9 10-5 18-13 23-24 7-10 9-20 9-30v-17l-37 1c-17 0-29 1-37 5-9 3-15 7-20 14-3 6-6 15-6 25 0 11 3 20 9 25 7 7 15 10 26 10z"><text:p/></draw:path><draw:path draw:style-name="gr330" draw:text-style-name="P240" svg:width="0.3268in" svg:height="0.2795in" svg:x="4.9717in" svg:y="2.6142in" svg:viewBox="0 0 831 711" svg:d="M831 711c0-948-831-948-831 0"><text:p/></draw:path><draw:path draw:style-name="gr331" draw:text-style-name="P237" svg:width="0.4587in" svg:height="-0.0004in" draw:transform="rotate (0.00296705972839036) translate (5.36620666016834in 3.05701165457921in)" svg:viewBox="0 0 1166 0" svg:d="M0 0c389 0 777 0 1166 0"><text:p/></draw:path><draw:path draw:style-name="gr332" draw:text-style-name="P232" svg:width="0.4618in" svg:height="0.4614in" svg:x="5.8252in" svg:y="2.8252in" svg:viewBox="0 0 1174 1173" svg:d="M1174 587c0 102-26 203-78 292s-126 164-215 215c-90 52-191 79-293 79-104 0-205-27-294-79-90-51-164-126-216-215-51-89-78-190-78-292 0-103 27-204 78-294 52-89 126-163 216-215 89-51 190-78 294-78 102 0 203 27 293 78 89 52 163 126 215 215 52 90 78 191 78 294z"><text:p/></draw:path><draw:path draw:style-name="gr333" draw:text-style-name="P231" svg:width="0.2791in" svg:height="0.2795in" svg:x="5.9173in" svg:y="2.9197in" svg:viewBox="0 0 710 711" svg:d="M710 356c0 62-16 123-48 177-30 55-75 99-130 130-53 31-115 48-176 48-63 0-125-17-178-48-55-31-100-75-130-130-31-54-48-115-48-177 0-63 17-124 48-179 30-54 75-98 130-129 53-31 115-48 178-48 61 0 123 17 176 48 55 31 100 75 130 129 32 55 48 116 48 179z"><text:p/></draw:path><draw:path draw:style-name="gr334" draw:text-style-name="P237" svg:width="0.4602in" svg:height="0in" draw:transform="rotate (0.0136135681655558) translate (4.44370043065899in 3.06336771317901in)" svg:viewBox="0 0 1170 1" svg:d="M0 1c390-1 780-1 1170-1"><text:p/></draw:path><draw:path draw:style-name="gr335" draw:text-style-name="P237" svg:width="0.3268in" svg:height="0.2795in" svg:x="5.8933in" svg:y="2.613in" svg:viewBox="0 0 831 711" svg:d="M831 711c0-948-831-948-831 0"><text:p/></draw:path><draw:path draw:style-name="gr336" draw:text-style-name="P237" svg:width="0.9205in" svg:height="0.2055in" svg:x="5.135in" svg:y="3.2862in" svg:viewBox="0 0 2339 523" svg:d="M2339 0c0 698-2339 696-2339 4"><text:p/></draw:path><draw:g draw:style-name="gr2"><draw:path draw:style-name="gr337" draw:text-style-name="P249" svg:width="0.0299in" svg:height="0.1425in" svg:x="5.5142in" svg:y="3.3287in" svg:viewBox="0 0 77 363" svg:d="M0 363c0-121 0-242 0-363 26 0 52 0 77 0 0 8 0 17 0 25-14 0-29 0-44 0 0 105 0 209 0 313 15 0 30 0 44 0 0 9 0 17 0 25-25 0-51 0-77 0z"><text:p/></draw:path><draw:path draw:style-name="gr338" draw:text-style-name="P249" svg:width="0.0701in" svg:height="0.0551in" svg:x="5.5469in" svg:y="3.3343in" svg:viewBox="0 0 179 141" svg:d="M147 141c-19-41-38-81-58-122-19 41-38 81-59 122-10 0-20 0-30 0 23-47 47-94 70-141 13 0 26 0 39 0 23 47 47 94 70 141-10 0-21 0-32 0z"><text:p/></draw:path><draw:path draw:style-name="gr339" draw:text-style-name="P249" svg:width="0.0783in" svg:height="0.0835in" svg:x="5.6248in" svg:y="3.3571in" svg:viewBox="0 0 200 213" svg:d="M63 213c-22 0-37-5-47-16s-16-26-16-45c0-21 7-38 21-49s37-17 67-18l47-1v-11c0-17-3-29-11-36-7-8-18-11-33-11s-27 3-34 8c-6 5-11 14-12 25l-36-4c6-37 33-55 83-55 26 0 45 6 58 17 13 12 19 30 19 52v89c0 10 2 18 5 23 2 5 7 8 15 8 3 0 7-1 11-2v22c-8 2-18 3-26 3-13 0-22-4-28-11-6-6-9-16-10-31h-1c-9 16-19 27-31 33-11 7-25 10-41 10zM70 188c13 0 24-3 33-9 10-5 18-13 23-24 7-10 9-20 9-30v-17l-37 1c-17 0-29 1-37 5-9 3-15 7-20 14-3 6-6 15-6 25 0 11 3 20 9 25 7 7 15 10 26 10z"><text:p/></draw:path><draw:path draw:style-name="gr340" draw:text-style-name="P249" svg:width="0.0299in" svg:height="0.1425in" svg:x="5.7051in" svg:y="3.3287in" svg:viewBox="0 0 77 363" svg:d="M0 363c0-8 0-16 0-25 15 0 29 0 44 0 0-104 0-208 0-313-15 0-29 0-44 0 0-8 0-17 0-25 26 0 52 0 77 0 0 121 0 242 0 363-25 0-51 0-77 0z"><text:p/></draw:path></draw:g></draw:g><draw:path draw:style-name="gr341" draw:text-style-name="P249" svg:width="0.0783in" svg:height="0.0835in" svg:x="6.0244in" svg:y="2.4701in" svg:viewBox="0 0 200 213" svg:d="M63 213c-22 0-37-5-47-16s-16-26-16-45c0-21 7-38 21-49s37-17 67-18l47-1v-11c0-17-3-29-11-36-7-8-18-11-33-11s-27 3-34 8c-6 5-11 14-12 25l-36-4c6-37 33-55 83-55 26 0 45 6 58 17 13 12 19 30 19 52v89c0 10 2 18 5 23 2 5 7 8 15 8 3 0 7-1 11-2v22c-8 2-18 3-26 3-13 0-22-4-28-11-6-6-9-16-10-31h-1c-9 16-19 27-31 33-11 7-25 10-41 10zM70 188c13 0 24-3 33-9 10-5 18-13 23-24 7-10 9-20 9-30v-17l-37 1c-17 0-29 1-37 5-9 3-15 7-20 14-3 6-6 15-6 25 0 11 3 20 9 25 7 7 15 10 26 10z"><text:p/></draw:path><draw:path draw:style-name="gr342" draw:text-style-name="P237" svg:width="6.9996in" svg:height="3.6094in" svg:x="0.3004in" svg:y="-0.0004in" svg:viewBox="0 0 17780 9169" svg:d="M0 9169c0-3056 0-6113 0-9169 5927 0 11853 0 17780 0 0 3056 0 6113 0 9169-5927 0-11853 0-17780 0z"><text:p/></draw:path><draw:path draw:style-name="gr343" draw:text-style-name="P237" svg:width="0in" svg:height="3.6094in" svg:x="0.9913in" svg:y="-0.0004in" svg:viewBox="0 0 0 9169" svg:d="M0 0c0 3056 0 6113 0 9169"><text:p/></draw:path><draw:path draw:style-name="gr344" draw:text-style-name="P237" svg:width="6.9996in" svg:height="0in" svg:x="0.3004in" svg:y="0.2988in" svg:viewBox="0 0 17780 0" svg:d="M0 0c5927 0 11853 0 17780 0"><text:p/></draw:path><draw:path draw:style-name="gr345" draw:text-style-name="P237" svg:width="6.9996in" svg:height="0in" svg:x="0.3004in" svg:y="1.1366in" svg:viewBox="0 0 17780 0" svg:d="M0 0c5927 0 11853 0 17780 0"><text:p/></draw:path><draw:path draw:style-name="gr346" draw:text-style-name="P237" svg:width="6.9996in" svg:height="0in" svg:x="0.3004in" svg:y="2.3909in" svg:viewBox="0 0 17780 0" svg:d="M0 0c5927 0 11853 0 17780 0"><text:p/></draw:path><draw:path draw:style-name="gr347" draw:text-style-name="P237" svg:width="0in" svg:height="2.4598in" svg:x="4.215in" svg:y="1.1492in" svg:viewBox="0 0 0 6249" svg:d="M0 0c0 2083 0 4166 0 6249"><text:p/></draw:path></draw:g>Figure <text:sequence text:ref-name="refFigure11" text:name="Figure" text:formula="ooow:Figure+1" style:num-format="1">6</text:sequence>: 3 simple regular expressions and their equivalent NFAs and DFAs</text:p></draw:text-box></draw:frame></text:p>
      <text:p text:style-name="P211">The equivalent NFA shown in <text:sequence-ref text:reference-format="category-and-value" text:ref-name="refFigure9">Figure 7</text:sequence-ref><text:s/>is easi<text:span text:style-name="T115">ly</text:span> construct<text:span text:style-name="T115">ed</text:span> by adding a shared start state, <text:span text:style-name="T115">sharing the accept state</text:span> and <text:span text:style-name="T115">adding </text:span>some lamba (or epsilon) transitions.</text:p>
      <text:p text:style-name="P207"><draw:frame draw:style-name="fr1" draw:name="Frame10" text:anchor-type="paragraph" svg:y="0.0835in" svg:width="6.002in" draw:z-index="32"><draw:text-box fo:min-height="2.5138in"><text:p text:style-name="Figure"><draw:g text:anchor-type="paragraph" draw:z-index="33" draw:name="Group object 14" draw:style-name="gr1"><draw:custom-shape draw:style-name="gr410" draw:text-style-name="P232" xml:id="id50" draw:id="id50" svg:width="0.5016in" svg:height="0.5024in" svg:x="2.5008in" svg:y="0.0102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11" draw:text-style-name="P233" draw:type="line" svg:x1="1.0909in" svg:y1="1.2528in" svg:x2="1.5008in" svg:y2="1.2618in" draw:end-shape="id48" draw:end-glue-point="6" svg:d="M2771 3182l1041 23" svg:viewBox="0 0 1042 25"><text:p/></draw:connector><draw:custom-shape draw:style-name="gr412" draw:text-style-name="P232" xml:id="id52" draw:id="id52" svg:width="0.5016in" svg:height="0.5024in" svg:x="3.5008in" svg:y="0.0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13" draw:text-style-name="P232" xml:id="id53" draw:id="id53" svg:width="0.5016in" svg:height="0.5016in" svg:x="4.4992in" svg:y="0.00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14" draw:text-style-name="P232" xml:id="id49" draw:id="id49" svg:width="0.5016in" svg:height="0.5016in" svg:x="2.5008in" svg:y="1.00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15" draw:text-style-name="P232" xml:id="id55" draw:id="id55" svg:width="0.5016in" svg:height="0.5016in" svg:x="3.4992in" svg:y="1.00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16" draw:text-style-name="P232" xml:id="id51" draw:id="id51" svg:width="0.5016in" svg:height="0.5024in" svg:x="2.4992in" svg:y="2.0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17" draw:text-style-name="P232" xml:id="id48" draw:id="id48" svg:width="0.5016in" svg:height="0.5024in" svg:x="1.5008in" svg:y="1.010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18" draw:text-style-name="P243" svg:width="0.2831in" svg:height="0.2925in" svg:x="2.0433in" svg:y="1.0102in"><draw:text-box><text:p text:style-name="P235"><text:span text:style-name="T131">λ</text:span></text:p></draw:text-box></draw:frame><draw:frame draw:style-name="gr419" draw:text-style-name="P243" svg:width="0.2823in" svg:height="0.2921in" svg:x="1.976in" svg:y="0.5689in"><draw:text-box><text:p text:style-name="P235"><text:span text:style-name="T131">λ</text:span></text:p></draw:text-box></draw:frame><draw:frame draw:style-name="gr420" draw:text-style-name="P243" svg:width="0.2823in" svg:height="0.2925in" svg:x="1.9508in" svg:y="1.6854in"><draw:text-box><text:p text:style-name="P235"><text:span text:style-name="T131">λ</text:span></text:p></draw:text-box></draw:frame><draw:frame draw:style-name="gr421" draw:text-style-name="P243" svg:width="0.2823in" svg:height="0.2925in" svg:x="4.5508in" svg:y="1.9102in"><draw:text-box><text:p text:style-name="P235"><text:span text:style-name="T131">λ</text:span></text:p></draw:text-box></draw:frame><draw:custom-shape draw:style-name="gr422" draw:text-style-name="P232" xml:id="id54" draw:id="id54" svg:width="0.5016in" svg:height="0.5024in" svg:x="5.4992in" svg:y="1.0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3" draw:text-style-name="P231" svg:width="0.3039in" svg:height="0.3043in" svg:x="5.6008in" svg:y="1.1102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24" draw:text-style-name="P237" draw:type="line" svg:x1="2.0024in" svg:y1="1.2618in" svg:x2="2.5012in" svg:y2="1.2598in" draw:start-shape="id48" draw:start-glue-point="10" draw:end-shape="id49" draw:end-glue-point="6" svg:d="M5086 3205l1267-5" svg:viewBox="0 0 1268 7"><text:p/></draw:connector><draw:connector draw:style-name="gr425" draw:text-style-name="P237" draw:type="line" svg:x1="1.9291in" svg:y1="1.0839in" svg:x2="2.5736in" svg:y2="0.439in" draw:start-shape="id48" draw:start-glue-point="11" draw:end-shape="id50" draw:end-glue-point="7" svg:d="M4900 2753l1637-1638" svg:viewBox="0 0 1639 1640"><text:p/></draw:connector><draw:connector draw:style-name="gr426" draw:text-style-name="P237" draw:type="line" svg:x1="1.9291in" svg:y1="1.439in" svg:x2="2.4992in" svg:y2="2.2618in" draw:start-shape="id48" draw:start-glue-point="9" draw:end-shape="id51" draw:end-glue-point="6" svg:d="M4900 3655l1448 2090" svg:viewBox="0 0 1450 2092"><text:p/></draw:connector><draw:connector draw:style-name="gr427" draw:text-style-name="P237" draw:type="line" svg:x1="3.0024in" svg:y1="0.2618in" svg:x2="3.5012in" svg:y2="0.2618in" draw:start-shape="id50" draw:start-glue-point="10" draw:end-shape="id52" draw:end-glue-point="6" svg:d="M7626 665h1267" svg:viewBox="0 0 1268 2"><text:p/></draw:connector><draw:connector draw:style-name="gr428" draw:text-style-name="P237" draw:type="line" svg:x1="4.0024in" svg:y1="0.2618in" svg:x2="4.4996in" svg:y2="0.2598in" draw:start-shape="id52" draw:start-glue-point="10" draw:end-shape="id53" draw:end-glue-point="6" svg:d="M10166 665l1263-5" svg:viewBox="0 0 1265 7"><text:p/></draw:connector><draw:frame draw:style-name="gr429" draw:text-style-name="P246" svg:width="1.1185in" svg:height="0.3303in" svg:x="0.0008in" svg:y="1.0807in"><draw:text-box><text:p text:style-name="P245"><text:span text:style-name="T132">Rule: a.*b</text:span></text:p></draw:text-box></draw:frame><draw:frame draw:style-name="gr430" draw:text-style-name="P246" svg:width="1.0012in" svg:height="0.3307in" svg:x="0.4465in" svg:y="2.0854in"><draw:text-box><text:p text:style-name="P245"><text:span text:style-name="T132">Rule: .*a</text:span></text:p></draw:text-box></draw:frame><draw:frame draw:style-name="gr431" draw:text-style-name="P246" svg:width="1.0831in" svg:height="0.3307in" svg:x="0.4146in" svg:y="0.0854in"><draw:text-box><text:p text:style-name="P245"><text:span text:style-name="T132">Rule: abc</text:span></text:p></draw:text-box></draw:frame><draw:frame draw:style-name="gr432" draw:text-style-name="P236" svg:width="0.2921in" svg:height="0.2858in" svg:x="3.0598in" svg:y="0in"><draw:text-box><text:p text:style-name="P245"><text:span text:style-name="T129">a</text:span></text:p></draw:text-box></draw:frame><draw:frame draw:style-name="gr433" draw:text-style-name="P236" svg:width="0.2913in" svg:height="0.2858in" svg:x="4.076in" svg:y="0in"><draw:text-box><text:p text:style-name="P245"><text:span text:style-name="T129">b</text:span></text:p></draw:text-box></draw:frame><draw:connector draw:style-name="gr434" draw:text-style-name="P237" draw:type="line" svg:x1="4.928in" svg:y1="0.4374in" svg:x2="5.572in" svg:y2="1.0839in" draw:start-shape="id53" draw:start-glue-point="9" draw:end-shape="id54" draw:end-glue-point="5" svg:d="M12517 1111l1636 1642" svg:viewBox="0 0 1639 1644"><text:p/></draw:connector><draw:connector draw:style-name="gr435" draw:text-style-name="P237" draw:type="line" svg:x1="3.0024in" svg:y1="1.2598in" svg:x2="3.4996in" svg:y2="1.2598in" draw:start-shape="id49" draw:start-glue-point="10" draw:end-shape="id55" draw:end-glue-point="6" svg:d="M7626 3200h1263" svg:viewBox="0 0 1265 2"><text:p/></draw:connector><draw:connector draw:style-name="gr436" draw:text-style-name="P237" draw:type="line" svg:x1="4.0008in" svg:y1="1.2598in" svg:x2="5.4992in" svg:y2="1.2618in" draw:start-shape="id55" draw:start-glue-point="10" draw:end-shape="id54" draw:end-glue-point="6" svg:d="M10162 3200l3806 5" svg:viewBox="0 0 3808 7"><text:p/></draw:connector><draw:frame draw:style-name="gr437" draw:text-style-name="P236" svg:width="0.2921in" svg:height="0.2858in" svg:x="3.0598in" svg:y="0.9752in"><draw:text-box><text:p text:style-name="P245"><text:span text:style-name="T129">a</text:span></text:p></draw:text-box></draw:frame><draw:frame draw:style-name="gr438" draw:text-style-name="P236" svg:width="0.2921in" svg:height="0.2858in" svg:x="3.0508in" svg:y="2in"><draw:text-box><text:p text:style-name="P245"><text:span text:style-name="T129">a</text:span></text:p></draw:text-box></draw:frame><draw:connector draw:style-name="gr439" draw:text-style-name="P240" draw:type="curve" svg:x1="2.9283in" svg:y1="2.0839in" svg:x2="2.5724in" svg:y2="2.0839in" draw:start-shape="id51" draw:start-glue-point="11" draw:end-shape="id51" draw:end-glue-point="5" svg:d="M7438 5293c0-1033-904-1033-904 0" svg:viewBox="0 0 905 776"><text:p/></draw:connector><draw:connector draw:style-name="gr440" draw:text-style-name="P240" draw:type="curve" svg:x1="3.9283in" svg:y1="1.0819in" svg:x2="3.5724in" svg:y2="1.0819in" draw:start-shape="id55" draw:start-glue-point="11" draw:end-shape="id55" draw:end-glue-point="5" svg:d="M9978 2748c0-1028-904-1028-904 0" svg:viewBox="0 0 905 773"><text:p/></draw:connector><draw:frame draw:style-name="gr441" draw:text-style-name="P236" svg:width="0.2913in" svg:height="0.2858in" svg:x="4.5346in" svg:y="1.0102in"><draw:text-box><text:p text:style-name="P245"><text:span text:style-name="T129">b</text:span></text:p></draw:text-box></draw:frame><draw:frame draw:style-name="gr442" draw:text-style-name="P236" svg:width="0.2815in" svg:height="0.2858in" svg:x="5.1445in" svg:y="0.4854in"><draw:text-box><text:p text:style-name="P245"><text:span text:style-name="T129">c</text:span></text:p></draw:text-box></draw:frame><draw:connector draw:style-name="gr443" draw:text-style-name="P237" draw:type="line" svg:x1="3.0008in" svg:y1="2.2618in" svg:x2="3.4992in" svg:y2="2.2598in" draw:start-shape="id51" draw:start-glue-point="10" draw:end-shape="id56" draw:end-glue-point="6" svg:d="M7622 5745l1266-5" svg:viewBox="0 0 1268 7"><text:p/></draw:connector><draw:custom-shape draw:style-name="gr444" draw:text-style-name="P232" xml:id="id56" draw:id="id56" svg:width="0.5016in" svg:height="0.5016in" svg:x="3.4992in" svg:y="2.0091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45" draw:text-style-name="P237" draw:type="line" svg:x1="4.0008in" svg:y1="2.2598in" svg:x2="5.572in" svg:y2="1.439in" draw:start-shape="id56" draw:start-glue-point="10" draw:end-shape="id54" draw:end-glue-point="7" svg:d="M10162 5740l3991-2085" svg:viewBox="0 0 3993 2087"><text:p/></draw:connector><draw:frame draw:style-name="gr446" draw:text-style-name="P236" svg:width="0.2921in" svg:height="0.2858in" svg:x="2.6098in" svg:y="1.55in"><draw:text-box><text:p text:style-name="P245"><text:span text:style-name="T129">?</text:span></text:p></draw:text-box></draw:frame><draw:frame draw:style-name="gr447" draw:text-style-name="P236" svg:width="0.2913in" svg:height="0.2858in" svg:x="3.626in" svg:y="0.5102in"><draw:text-box><text:p text:style-name="P245"><text:span text:style-name="T129">?</text:span></text:p></draw:text-box></draw:frame><draw:frame draw:style-name="gr448" draw:text-style-name="P236" svg:width="0.2921in" svg:height="0.2858in" svg:x="3.6098in" svg:y="2.1102in"><draw:text-box><text:p text:style-name="P245"><text:span text:style-name="T129">8</text:span></text:p></draw:text-box></draw:frame><draw:frame draw:style-name="gr449" draw:text-style-name="P236" svg:width="0.2921in" svg:height="0.2858in" svg:x="1.6098in" svg:y="1.1102in"><draw:text-box><text:p text:style-name="P245"><text:span text:style-name="T129">1</text:span></text:p></draw:text-box></draw:frame><draw:frame draw:style-name="gr450" draw:text-style-name="P236" svg:width="0.2921in" svg:height="0.2858in" svg:x="2.6008in" svg:y="0.1102in"><draw:text-box><text:p text:style-name="P245"><text:span text:style-name="T129">2</text:span></text:p></draw:text-box></draw:frame><draw:frame draw:style-name="gr451" draw:text-style-name="P236" svg:width="0.2921in" svg:height="0.2858in" svg:x="3.6098in" svg:y="0.1102in"><draw:text-box><text:p text:style-name="P245"><text:span text:style-name="T129">3</text:span></text:p></draw:text-box></draw:frame><draw:frame draw:style-name="gr452" draw:text-style-name="P236" svg:width="0.2921in" svg:height="0.2858in" svg:x="4.6008in" svg:y="0.1102in"><draw:text-box><text:p text:style-name="P245"><text:span text:style-name="T129">4</text:span></text:p></draw:text-box></draw:frame><draw:frame draw:style-name="gr453" draw:text-style-name="P236" svg:width="0.2921in" svg:height="0.2858in" svg:x="2.6098in" svg:y="1.1102in"><draw:text-box><text:p text:style-name="P245"><text:span text:style-name="T129">5</text:span></text:p></draw:text-box></draw:frame><draw:frame draw:style-name="gr454" draw:text-style-name="P236" svg:width="0.2921in" svg:height="0.2858in" svg:x="3.6008in" svg:y="1.1102in"><draw:text-box><text:p text:style-name="P245"><text:span text:style-name="T129">6</text:span></text:p></draw:text-box></draw:frame><draw:frame draw:style-name="gr455" draw:text-style-name="P236" svg:width="0.2921in" svg:height="0.2858in" svg:x="2.6098in" svg:y="2.1102in"><draw:text-box><text:p text:style-name="P245"><text:span text:style-name="T129">7</text:span></text:p></draw:text-box></draw:frame><draw:frame draw:style-name="gr456" draw:text-style-name="P236" svg:width="0.2921in" svg:height="0.2858in" svg:x="5.6098in" svg:y="1.1102in"><draw:text-box><text:p text:style-name="P245"><text:span text:style-name="T129">9</text:span></text:p></draw:text-box></draw:frame></draw:g>Figure <text:sequence text:ref-name="refFigure9" text:name="Figure" text:formula="ooow:Figure+1" style:num-format="1">7</text:sequence>: <text:span text:style-name="T113">single </text:span>NFA <text:span text:style-name="T113">for three regular expressions</text:span> </text:p></draw:text-box></draw:frame><text:soft-page-break/></text:p>
      <text:p text:style-name="P212">The process to convert to a DFA is more involved, and can be found in any basic automata resource. The important thing to note is that the DFA states represent sets of NFA states. The numbering of states in <text:sequence-ref text:reference-format="category-and-value" text:ref-name="refFigure9">Figure 7</text:sequence-ref><text:s/>correspond to the set numbers of the states in <text:sequence-ref text:reference-format="category-and-value" text:ref-name="refFigure10">Figure 8</text:sequence-ref>. The important points to understand is that the DFA will have multiple accept states and that a single walk of the DFA is the same as walking each of the three NFAs <text:span text:style-name="T115">at the same time</text:span> (the DFA is literally a way to express a breadth first search of the NFAs).</text:p>
      <text:p text:style-name="P207"><draw:frame draw:style-name="fr1" draw:name="Frame11" text:anchor-type="paragraph" svg:y="0.0835in" svg:width="5.2244in" draw:z-index="34"><draw:text-box fo:min-height="4.2008in"><text:p text:style-name="Figure"><draw:g text:anchor-type="paragraph" draw:z-index="35" draw:name="Group object 15" draw:style-name="gr1"><draw:custom-shape draw:style-name="gr348" draw:text-style-name="P231" svg:width="0.3039in" svg:height="0.3043in" svg:x="3.348in" svg:y="2.07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9" draw:text-style-name="P232" xml:id="id40" draw:id="id40" svg:width="0.5024in" svg:height="0.5016in" svg:x="0.498in" svg:y="1.2236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50" draw:text-style-name="P233" draw:type="line" svg:x1="0in" svg:y1="1.4689in" svg:x2="0.498in" svg:y2="1.4744in" draw:end-shape="id40" draw:end-glue-point="6" svg:d="M0 3731l1265 14" svg:viewBox="0 0 1266 16"><text:p/></draw:connector><draw:custom-shape draw:style-name="gr351" draw:text-style-name="P232" xml:id="id41" draw:id="id41" svg:width="0.5024in" svg:height="0.5016in" svg:x="1.248in" svg:y="1.973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52" draw:text-style-name="P236" svg:width="0.4315in" svg:height="0.4717in" svg:x="0.548in" svg:y="1.2535in"><draw:text-box><text:p text:style-name="P245"><text:span text:style-name="T129">1,2</text:span></text:p><text:p text:style-name="P245"><text:span text:style-name="T129">5,7</text:span></text:p></draw:text-box></draw:frame><draw:connector draw:style-name="gr353" draw:text-style-name="P237" draw:type="line" svg:x1="0.9264in" svg:y1="1.652in" svg:x2="1.3217in" svg:y2="2.0465in" draw:start-shape="id40" draw:start-glue-point="9" draw:end-shape="id41" draw:end-glue-point="5" svg:d="M2353 4196l1004 1002" svg:viewBox="0 0 1005 1004"><text:p/></draw:connector><draw:frame draw:style-name="gr354" draw:text-style-name="P239" svg:width="0.5713in" svg:height="0.4724in" svg:x="1.2228in" svg:y="1.9752in"><draw:text-box><text:p text:style-name="P241"><text:span text:style-name="T129">3,6</text:span></text:p><text:p text:style-name="P241"><text:span text:style-name="T129">7,8,9</text:span></text:p></draw:text-box></draw:frame><draw:frame draw:style-name="gr355" draw:text-style-name="P236" svg:width="0.463in" svg:height="0.2858in" svg:x="0.6854in" svg:y="0.8898in"><draw:text-box><text:p text:style-name="P245"><text:span text:style-name="T129">[^a]</text:span></text:p></draw:text-box></draw:frame><draw:connector draw:style-name="gr356" draw:text-style-name="P237" draw:type="line" svg:x1="0.9264in" svg:y1="1.2965in" svg:x2="1.3217in" svg:y2="0.9035in" draw:start-shape="id40" draw:start-glue-point="11" draw:end-shape="id42" draw:end-glue-point="7" svg:d="M2353 3293l1004-998" svg:viewBox="0 0 1005 1000"><text:p/></draw:connector><draw:custom-shape draw:style-name="gr357" draw:text-style-name="P232" xml:id="id44" draw:id="id44" svg:width="0.5016in" svg:height="0.5016in" svg:x="3.2465in" svg:y="3.223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58" draw:text-style-name="P236" svg:width="0.4315in" svg:height="0.4717in" svg:x="3.298in" svg:y="3.2535in"><draw:text-box><text:p text:style-name="P245"><text:span text:style-name="T129">6,7</text:span></text:p><text:p text:style-name="P245"><text:span text:style-name="T129">8,9</text:span></text:p></draw:text-box></draw:frame><draw:custom-shape draw:style-name="gr359" draw:text-style-name="P232" xml:id="id43" draw:id="id43" svg:width="0.5016in" svg:height="0.5024in" svg:x="2.2465in" svg:y="1.975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60" draw:text-style-name="P236" svg:width="0.2921in" svg:height="0.2858in" svg:x="0.8728in" svg:y="1.7146in"><draw:text-box><text:p text:style-name="P245"><text:span text:style-name="T129">a</text:span></text:p></draw:text-box></draw:frame><draw:connector draw:style-name="gr361" draw:text-style-name="P237" draw:type="line" svg:x1="1.75in" svg:y1="2.2244in" svg:x2="2.2465in" svg:y2="2.2264in" draw:start-shape="id41" draw:start-glue-point="10" draw:end-shape="id43" draw:end-glue-point="6" svg:d="M4445 5650l1261 5" svg:viewBox="0 0 1263 7"><text:p/></draw:connector><draw:frame draw:style-name="gr362" draw:text-style-name="P236" svg:width="0.2921in" svg:height="0.2858in" svg:x="3.898in" svg:y="1.8146in"><draw:text-box><text:p text:style-name="P245"><text:span text:style-name="T129">b</text:span></text:p></draw:text-box></draw:frame><draw:frame draw:style-name="gr363" draw:text-style-name="P236" svg:width="0.2807in" svg:height="0.2858in" svg:x="2.8673in" svg:y="1.1646in"><draw:text-box><text:p text:style-name="P245"><text:span text:style-name="T129">c</text:span></text:p></draw:text-box></draw:frame><draw:connector draw:style-name="gr364" draw:text-style-name="P240" draw:type="curve" svg:x1="3.3193in" svg:y1="3.652in" svg:x2="3.6752in" svg:y2="3.652in" draw:start-shape="id44" draw:start-glue-point="7" draw:end-shape="id44" draw:end-glue-point="9" svg:d="M8431 9276c0 1032 904 1032 904 0" svg:viewBox="0 0 905 776"><text:p/></draw:connector><draw:custom-shape draw:style-name="gr365" draw:text-style-name="P232" xml:id="id46" draw:id="id46" svg:width="0.5024in" svg:height="0.5024in" svg:x="4.248in" svg:y="1.975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66" draw:text-style-name="P236" svg:width="0.2921in" svg:height="0.2858in" svg:x="3.1071in" svg:y="2.7646in"><draw:text-box><text:p text:style-name="P245"><text:span text:style-name="T129">b</text:span></text:p></draw:text-box></draw:frame><draw:frame draw:style-name="gr367" draw:text-style-name="P236" svg:width="0.2815in" svg:height="0.2858in" svg:x="4.9417in" svg:y="2.0898in"><draw:text-box><text:p text:style-name="P245"><text:span text:style-name="T129">c</text:span></text:p></draw:text-box></draw:frame><draw:custom-shape draw:style-name="gr368" draw:text-style-name="P232" xml:id="id45" draw:id="id45" svg:width="0.5024in" svg:height="0.5016in" svg:x="2.498in" svg:y="0.473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69" draw:text-style-name="P239" svg:width="0.4315in" svg:height="0.4724in" svg:x="2.5417in" svg:y="0.5in"><draw:text-box><text:p text:style-name="P241"><text:span text:style-name="T129">7,8</text:span></text:p><text:p text:style-name="P241"><text:span text:style-name="T129">9</text:span></text:p></draw:text-box></draw:frame><draw:custom-shape draw:style-name="gr370" draw:text-style-name="P232" xml:id="id42" draw:id="id42" svg:width="0.5024in" svg:height="0.5024in" svg:x="1.248in" svg:y="0.475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71" draw:text-style-name="P236" svg:width="0.463in" svg:height="0.2858in" svg:x="1.9728in" svg:y="0.6898in"><draw:text-box><text:p text:style-name="P245"><text:span text:style-name="T129">[^a]</text:span></text:p></draw:text-box></draw:frame><draw:frame draw:style-name="gr372" draw:text-style-name="P236" svg:width="0.2921in" svg:height="0.2858in" svg:x="1.3571in" svg:y="0.5752in"><draw:text-box><text:p text:style-name="P245"><text:span text:style-name="T129">7</text:span></text:p></draw:text-box></draw:frame><draw:connector draw:style-name="gr373" draw:text-style-name="P240" draw:type="curve" svg:x1="2.9264in" svg:y1="0.902in" svg:x2="2.9264in" svg:y2="0.5465in" draw:start-shape="id45" draw:start-glue-point="9" draw:end-shape="id45" draw:end-glue-point="11" svg:d="M7433 2291c1032 0 1032-903 0-903" svg:viewBox="0 0 776 905"><text:p/></draw:connector><draw:frame draw:style-name="gr374" draw:text-style-name="P236" svg:width="0.2921in" svg:height="0.2858in" svg:x="3.4319in" svg:y="2.65in"><draw:text-box><text:p text:style-name="P245"><text:span text:style-name="T129">a</text:span></text:p></draw:text-box></draw:frame><draw:frame draw:style-name="gr375" draw:text-style-name="P236" svg:width="0.2921in" svg:height="0.2858in" svg:x="2.5071in" svg:y="2.8752in"><draw:text-box><text:p text:style-name="P245"><text:span text:style-name="T129">a</text:span></text:p></draw:text-box></draw:frame><draw:connector draw:style-name="gr376" draw:text-style-name="P237" draw:type="line" svg:x1="2.498in" svg:y1="0.7244in" svg:x2="1.75in" svg:y2="0.7264in" draw:start-shape="id45" draw:start-glue-point="6" draw:end-shape="id42" draw:end-glue-point="10" svg:d="M6345 1840l-1900 5" svg:viewBox="0 0 1901 7"><text:p/></draw:connector><draw:frame draw:style-name="gr377" draw:text-style-name="P236" svg:width="0.2921in" svg:height="0.2858in" svg:x="1.9728in" svg:y="0in"><draw:text-box><text:p text:style-name="P245"><text:span text:style-name="T129">a</text:span></text:p></draw:text-box></draw:frame><draw:connector draw:style-name="gr378" draw:text-style-name="P240" draw:type="curve" svg:x1="1.4992in" svg:y1="0.4752in" svg:x2="1.248in" svg:y2="0.7264in" draw:start-shape="id42" draw:start-glue-point="4" draw:end-shape="id42" draw:end-glue-point="6" svg:d="M3808 1207c0-754-569-628-917-281-347 348-473 919 279 919" svg:viewBox="0 0 1194 1196"><text:p/></draw:connector><draw:frame draw:style-name="gr379" draw:text-style-name="P236" svg:width="0.463in" svg:height="0.2858in" svg:x="2.698in" svg:y="1.9752in"><draw:text-box><text:p text:style-name="P245"><text:span text:style-name="T129">[^a]</text:span></text:p></draw:text-box></draw:frame><draw:frame draw:style-name="gr380" draw:text-style-name="P239" svg:width="0.4315in" svg:height="0.4724in" svg:x="3.2917in" svg:y="2in"><draw:text-box><text:p text:style-name="P241"><text:span text:style-name="T129">6,7</text:span></text:p><text:p text:style-name="P241"><text:span text:style-name="T129">9</text:span></text:p></draw:text-box></draw:frame><draw:frame draw:style-name="gr381" draw:text-style-name="P236" svg:width="0.2913in" svg:height="0.2858in" svg:x="3.9571in" svg:y="2.6752in"><draw:text-box><text:p text:style-name="P245"><text:span text:style-name="T129">a</text:span></text:p></draw:text-box></draw:frame><draw:custom-shape draw:style-name="gr382" draw:text-style-name="P232" xml:id="id47" draw:id="id47" svg:width="0.5024in" svg:height="0.5024in" svg:x="3.248in" svg:y="1.975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83" draw:text-style-name="P236" svg:width="0.2921in" svg:height="0.2858in" svg:x="3.248in" svg:y="1.5398in"><draw:text-box><text:p text:style-name="P245"><text:span text:style-name="T129">b</text:span></text:p></draw:text-box></draw:frame><draw:connector draw:style-name="gr384" draw:text-style-name="P240" draw:type="curve" svg:x1="4.6764in" svg:y1="2.4035in" svg:x2="4.6764in" svg:y2="2.0484in" draw:start-shape="id46" draw:start-glue-point="9" draw:end-shape="id46" draw:end-glue-point="11" svg:d="M11878 6105c1032 0 1032-902 0-902" svg:viewBox="0 0 776 903"><text:p/></draw:connector><draw:frame draw:style-name="gr385" draw:text-style-name="P236" svg:width="0.2815in" svg:height="0.2858in" svg:x="3.8228in" svg:y="2.15in"><draw:text-box><text:p text:style-name="P245"><text:span text:style-name="T129">c</text:span></text:p></draw:text-box></draw:frame><draw:frame draw:style-name="gr386" draw:text-style-name="P236" svg:width="0.2921in" svg:height="0.2858in" svg:x="3.1819in" svg:y="0.5646in"><draw:text-box><text:p text:style-name="P245"><text:span text:style-name="T129">a</text:span></text:p></draw:text-box></draw:frame><draw:frame draw:style-name="gr387" draw:text-style-name="P236" svg:width="0.2921in" svg:height="0.2858in" svg:x="1.798in" svg:y="1.9898in"><draw:text-box><text:p text:style-name="P245"><text:span text:style-name="T129">b</text:span></text:p></draw:text-box></draw:frame><draw:frame draw:style-name="gr388" draw:text-style-name="P236" svg:width="0.2815in" svg:height="0.2858in" svg:x="4.0917in" svg:y="3.0646in"><draw:text-box><text:p text:style-name="P245"><text:span text:style-name="T129">c</text:span></text:p></draw:text-box></draw:frame><draw:frame draw:style-name="gr389" draw:text-style-name="P236" svg:width="0.2921in" svg:height="0.2858in" svg:x="1.8071in" svg:y="3.1146in"><draw:text-box><text:p text:style-name="P245"><text:span text:style-name="T129">a</text:span></text:p></draw:text-box></draw:frame><draw:frame draw:style-name="gr390" draw:text-style-name="P236" svg:width="0.2921in" svg:height="0.2858in" svg:x="3.348in" svg:y="3.9146in"><draw:text-box><text:p text:style-name="P245"><text:span text:style-name="T129">a</text:span></text:p></draw:text-box></draw:frame><draw:connector draw:style-name="gr391" draw:text-style-name="P237" draw:type="line" svg:x1="3.75in" svg:y1="2.2264in" svg:x2="4.248in" svg:y2="2.2264in" draw:start-shape="id47" draw:start-glue-point="10" draw:end-shape="id46" draw:end-glue-point="6" svg:d="M9525 5655h1265" svg:viewBox="0 0 1266 2"><text:p/></draw:connector><draw:connector draw:style-name="gr392" draw:text-style-name="P237" draw:type="line" svg:x1="4.3217in" svg:y1="2.0484in" svg:x2="3.6764in" svg:y2="2.0484in" draw:start-shape="id46" draw:start-glue-point="5" draw:end-shape="id47" draw:end-glue-point="11" svg:d="M10977 5203h-1639" svg:viewBox="0 0 1640 2"><text:p/></draw:connector><draw:connector draw:style-name="gr393" draw:text-style-name="P237" draw:type="line" svg:x1="4.3217in" svg:y1="2.4035in" svg:x2="3.6752in" svg:y2="3.2965in" draw:start-shape="id46" draw:start-glue-point="7" draw:end-shape="id44" draw:end-glue-point="11" svg:d="M10977 6105l-1642 2268" svg:viewBox="0 0 1644 2270"><text:p/></draw:connector><draw:frame draw:style-name="gr394" draw:text-style-name="P236" svg:width="0.4315in" svg:height="0.2858in" svg:x="4.2917in" svg:y="2.0752in"><draw:text-box><text:p text:style-name="P245"><text:span text:style-name="T129">6,7</text:span></text:p></draw:text-box></draw:frame><draw:connector draw:style-name="gr395" draw:text-style-name="P240" draw:type="curve" svg:x1="3.6764in" svg:y1="2.0484in" svg:x2="3.3217in" svg:y2="2.0484in" draw:start-shape="id47" draw:start-glue-point="11" draw:end-shape="id47" draw:end-glue-point="5" svg:d="M9338 5203c0-1033-901-1033-901 0" svg:viewBox="0 0 903 776"><text:p/></draw:connector><draw:connector draw:style-name="gr396" draw:text-style-name="P237" draw:type="line" svg:x1="2.748in" svg:y1="2.2264in" svg:x2="3.248in" svg:y2="2.2264in" draw:start-shape="id43" draw:start-glue-point="10" draw:end-shape="id47" draw:end-glue-point="6" svg:d="M6980 5655h1270" svg:viewBox="0 0 1272 2"><text:p/></draw:connector><draw:frame draw:style-name="gr397" draw:text-style-name="P239" svg:width="0.4315in" svg:height="0.4717in" svg:x="2.2728in" svg:y="2.0035in"><draw:text-box><text:p text:style-name="P241"><text:span text:style-name="T129">4,6</text:span></text:p><text:p text:style-name="P241"><text:span text:style-name="T129">7,9</text:span></text:p></draw:text-box></draw:frame><draw:connector draw:style-name="gr398" draw:text-style-name="P240" draw:type="curve" draw:line-skew="-0.5535in" svg:x1="1.4992in" svg:y1="1.9736in" svg:x2="4.4992in" svg:y2="1.9752in" draw:start-shape="id41" draw:start-glue-point="4" draw:end-shape="id46" draw:end-glue-point="4" svg:d="M3808 5013c0-2859 7620-2861 7620 4" svg:viewBox="0 0 7622 2150"><text:p/></draw:connector><draw:connector draw:style-name="gr399" draw:text-style-name="P240" draw:type="curve" svg:x1="1.4992in" svg:y1="0.4752in" svg:x2="2.7492in" svg:y2="0.4736in" draw:start-shape="id42" draw:start-glue-point="4" draw:end-shape="id45" draw:end-glue-point="4" svg:d="M3808 1207c0-757 3175-755 3175-4" svg:viewBox="0 0 3177 570"><text:p/></draw:connector><draw:frame draw:style-name="gr400" draw:text-style-name="P236" svg:width="0.463in" svg:height="0.2858in" svg:x="0.748in" svg:y="0.1398in"><draw:text-box><text:p text:style-name="P245"><text:span text:style-name="T129">[^a]</text:span></text:p></draw:text-box></draw:frame><draw:custom-shape draw:style-name="gr401" draw:text-style-name="P231" svg:width="0.3039in" svg:height="0.3039in" svg:x="3.348in" svg:y="3.32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02" draw:text-style-name="P231" svg:width="0.3039in" svg:height="0.3039in" svg:x="2.348in" svg:y="2.0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03" draw:text-style-name="P231" svg:width="0.3039in" svg:height="0.3039in" svg:x="2.598in" svg:y="0.57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04" draw:text-style-name="P231" svg:width="0.3039in" svg:height="0.3039in" svg:x="1.348in" svg:y="2.0717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05" draw:text-style-name="P237" draw:type="curve" svg:x1="3.748in" svg:y1="3.4744in" svg:x2="4.4992in" svg:y2="2.4772in" draw:start-shape="id44" draw:start-glue-point="10" draw:end-shape="id46" draw:end-glue-point="8" svg:d="M9520 8825c1273 0 1908-843 1908-2533" svg:viewBox="0 0 1910 2535"><text:p/></draw:connector><draw:line draw:style-name="gr406" draw:text-style-name="P237" svg:x1="3.498in" svg:y1="2.4752in" svg:x2="3.498in" svg:y2="3.2252in"><text:p/></draw:line><draw:connector draw:style-name="gr407" draw:text-style-name="P237" draw:type="line" svg:x1="3.3193in" svg:y1="3.2965in" svg:x2="3.3217in" svg:y2="2.4035in" draw:start-shape="id44" draw:start-glue-point="5" draw:end-shape="id47" draw:end-glue-point="7" svg:d="M8431 8373l6-2268" svg:viewBox="0 0 7 2270"><text:p/></draw:connector><draw:connector draw:style-name="gr408" draw:text-style-name="P237" draw:type="curve" svg:x1="2.4972in" svg:y1="2.4772in" svg:x2="3.2465in" svg:y2="3.4744in" draw:start-shape="id43" draw:start-glue-point="8" draw:end-shape="id44" draw:end-glue-point="6" svg:d="M6343 6292c0 1690 633 2533 1903 2533" svg:viewBox="0 0 1905 2535"><text:p/></draw:connector><draw:connector draw:style-name="gr409" draw:text-style-name="P237" draw:type="curve" svg:x1="1.4992in" svg:y1="2.4752in" svg:x2="3.3193in" svg:y2="3.652in" draw:start-shape="id41" draw:start-glue-point="8" draw:end-shape="id44" draw:end-glue-point="7" svg:d="M3808 6287c0 1993 1540 2989 4623 2989" svg:viewBox="0 0 4625 2992"><text:p/></draw:connector></draw:g>Figure <text:sequence text:ref-name="refFigure10" text:name="Figure" text:formula="ooow:Figure+1" style:num-format="1">8</text:sequence>: DFA for the 3 match rules. All rules are walked simultaneously</text:p></draw:text-box></draw:frame></text:p>
      <text:p text:style-name="P213">The accept states of the DFA are interesting in that if a single NFA state in the set is an accept state then the DFA state will be an accept state. This has implications for when we use distinct accept states. </text:p>
      <text:h text:style-name="Heading_20_3" text:outline-level="3"><text:bookmark-start text:name="__RefHeading___Toc20182_3317420195"/><text:soft-page-break/><text:span text:style-name="T114">M</text:span>ultiple unique accept states<text:bookmark-end text:name="__RefHeading___Toc20182_3317420195"/></text:h>
      <text:p text:style-name="P214">While <text:sequence-ref text:reference-format="category-and-value" text:ref-name="refFigure10">Figure 8</text:sequence-ref><text:s/>shows multiple accept states they are not really unique and are all derived from the single accept state 9 in the <text:sequence-ref text:reference-format="category-and-value" text:ref-name="refFigure9">Figure 7</text:sequence-ref><text:s/>NFA. AppArmor however tracks more than just accept or no<text:span text:style-name="T116">t</text:span>, it tracks permissions on the accept state. <text:span text:style-name="T116">To do this the accept state has to track additional information, and there is the potential for conflicts within that information. The details of how AppArmor deals with building multiple accept states in DFAs will be covered in ???. For the purposes of enforcing policy the only detail that is needed is the base handling of permissions.</text:span></text:p>
      <text:p text:style-name="P215">Revisiting the example from <text:sequence-ref text:reference-format="category-and-value" text:ref-name="refFigure9">Figure 7</text:sequence-ref><text:s/>with each rule having a unique permission we create an NFA with three distinct accept states ().</text:p>
      <text:p text:style-name="P215"><draw:frame draw:style-name="fr1" draw:name="Frame14" text:anchor-type="paragraph" svg:y="0.0839in" svg:width="6.0063in" draw:z-index="38"><draw:text-box fo:min-height="2.7484in"><text:p text:style-name="Figure"><draw:g text:anchor-type="paragraph" draw:z-index="39" draw:name="Group object 17" draw:style-name="gr1"><draw:custom-shape draw:style-name="gr196" draw:text-style-name="P232" xml:id="id31" draw:id="id31" svg:width="0.5016in" svg:height="0.5024in" svg:x="2.5008in" svg:y="0.0102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97" draw:text-style-name="P233" draw:type="line" svg:x1="1.0909in" svg:y1="1.2528in" svg:x2="1.5008in" svg:y2="1.2618in" draw:end-shape="id29" draw:end-glue-point="6" svg:d="M2771 3182l1041 23" svg:viewBox="0 0 1042 25"><text:p/></draw:connector><draw:custom-shape draw:style-name="gr198" draw:text-style-name="P232" xml:id="id33" draw:id="id33" svg:width="0.5016in" svg:height="0.5024in" svg:x="3.5008in" svg:y="0.0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9" draw:text-style-name="P232" xml:id="id34" draw:id="id34" svg:width="0.5016in" svg:height="0.5016in" svg:x="4.4992in" svg:y="0.00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0" draw:text-style-name="P232" xml:id="id30" draw:id="id30" svg:width="0.5016in" svg:height="0.5016in" svg:x="2.5008in" svg:y="1.00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1" draw:text-style-name="P232" xml:id="id36" draw:id="id36" svg:width="0.5016in" svg:height="0.5016in" svg:x="3.4992in" svg:y="1.00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2" draw:text-style-name="P232" xml:id="id32" draw:id="id32" svg:width="0.5016in" svg:height="0.5024in" svg:x="2.4992in" svg:y="2.0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3" draw:text-style-name="P232" xml:id="id29" draw:id="id29" svg:width="0.5016in" svg:height="0.5024in" svg:x="1.5008in" svg:y="1.010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04" draw:text-style-name="P243" svg:width="0.2831in" svg:height="0.2925in" svg:x="2.0433in" svg:y="1.0102in"><draw:text-box><text:p text:style-name="P235"><text:span text:style-name="T131">λ</text:span></text:p></draw:text-box></draw:frame><draw:frame draw:style-name="gr205" draw:text-style-name="P243" svg:width="0.2823in" svg:height="0.2921in" svg:x="1.976in" svg:y="0.5689in"><draw:text-box><text:p text:style-name="P235"><text:span text:style-name="T131">λ</text:span></text:p></draw:text-box></draw:frame><draw:frame draw:style-name="gr206" draw:text-style-name="P243" svg:width="0.2823in" svg:height="0.2925in" svg:x="1.9508in" svg:y="1.6854in"><draw:text-box><text:p text:style-name="P235"><text:span text:style-name="T131">λ</text:span></text:p></draw:text-box></draw:frame><draw:frame draw:style-name="gr207" draw:text-style-name="P243" svg:width="0.2823in" svg:height="0.2921in" svg:x="4.0299in" svg:y="2.0126in"><draw:text-box><text:p text:style-name="P235"><text:span text:style-name="T131">λ</text:span></text:p></draw:text-box></draw:frame><draw:custom-shape draw:style-name="gr208" draw:text-style-name="P244" xml:id="id35" draw:id="id35" svg:width="0.5016in" svg:height="0.5024in" svg:x="5.5035in" svg:y="0.0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9" draw:text-style-name="P231" svg:width="0.3039in" svg:height="0.3039in" svg:x="5.6051in" svg:y="0.1126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10" draw:text-style-name="P237" draw:type="line" svg:x1="2.0024in" svg:y1="1.2618in" svg:x2="2.5012in" svg:y2="1.2598in" draw:start-shape="id29" draw:start-glue-point="10" draw:end-shape="id30" draw:end-glue-point="6" svg:d="M5086 3205l1267-5" svg:viewBox="0 0 1268 7"><text:p/></draw:connector><draw:connector draw:style-name="gr211" draw:text-style-name="P237" draw:type="line" svg:x1="1.9291in" svg:y1="1.0839in" svg:x2="2.5736in" svg:y2="0.439in" draw:start-shape="id29" draw:start-glue-point="11" draw:end-shape="id31" draw:end-glue-point="7" svg:d="M4900 2753l1637-1638" svg:viewBox="0 0 1639 1640"><text:p/></draw:connector><draw:connector draw:style-name="gr212" draw:text-style-name="P237" draw:type="line" svg:x1="1.9291in" svg:y1="1.439in" svg:x2="2.4992in" svg:y2="2.2618in" draw:start-shape="id29" draw:start-glue-point="9" draw:end-shape="id32" draw:end-glue-point="6" svg:d="M4900 3655l1448 2090" svg:viewBox="0 0 1450 2092"><text:p/></draw:connector><draw:connector draw:style-name="gr213" draw:text-style-name="P237" draw:type="line" svg:x1="3.0024in" svg:y1="0.2618in" svg:x2="3.5012in" svg:y2="0.2618in" draw:start-shape="id31" draw:start-glue-point="10" draw:end-shape="id33" draw:end-glue-point="6" svg:d="M7626 665h1267" svg:viewBox="0 0 1268 2"><text:p/></draw:connector><draw:connector draw:style-name="gr214" draw:text-style-name="P237" draw:type="line" svg:x1="4.0024in" svg:y1="0.2618in" svg:x2="4.4996in" svg:y2="0.2598in" draw:start-shape="id33" draw:start-glue-point="10" draw:end-shape="id34" draw:end-glue-point="6" svg:d="M10166 665l1263-5" svg:viewBox="0 0 1265 7"><text:p/></draw:connector><draw:frame draw:style-name="gr215" draw:text-style-name="P246" svg:width="1.1185in" svg:height="0.3303in" svg:x="0.0008in" svg:y="1.0807in"><draw:text-box><text:p text:style-name="P245"><text:span text:style-name="T132">Rule: a.*b</text:span></text:p></draw:text-box></draw:frame><draw:frame draw:style-name="gr216" draw:text-style-name="P246" svg:width="1.0012in" svg:height="0.3307in" svg:x="0.4465in" svg:y="2.0854in"><draw:text-box><text:p text:style-name="P245"><text:span text:style-name="T132">Rule: .*a</text:span></text:p></draw:text-box></draw:frame><draw:frame draw:style-name="gr217" draw:text-style-name="P246" svg:width="1.0831in" svg:height="0.3307in" svg:x="0.4146in" svg:y="0.0854in"><draw:text-box><text:p text:style-name="P245"><text:span text:style-name="T132">Rule: abc</text:span></text:p></draw:text-box></draw:frame><draw:frame draw:style-name="gr218" draw:text-style-name="P236" svg:width="0.2921in" svg:height="0.2858in" svg:x="3.0598in" svg:y="0in"><draw:text-box><text:p text:style-name="P245"><text:span text:style-name="T129">a</text:span></text:p></draw:text-box></draw:frame><draw:frame draw:style-name="gr219" draw:text-style-name="P236" svg:width="0.2913in" svg:height="0.2858in" svg:x="4.076in" svg:y="0in"><draw:text-box><text:p text:style-name="P245"><text:span text:style-name="T129">b</text:span></text:p></draw:text-box></draw:frame><draw:connector draw:style-name="gr220" draw:text-style-name="P237" draw:type="line" svg:x1="5.0008in" svg:y1="0.2598in" svg:x2="5.5035in" svg:y2="0.2618in" draw:start-shape="id34" draw:start-glue-point="10" draw:end-shape="id35" draw:end-glue-point="6" svg:d="M12702 660l1277 5" svg:viewBox="0 0 1279 7"><text:p/></draw:connector><draw:connector draw:style-name="gr221" draw:text-style-name="P237" draw:type="line" svg:x1="3.0024in" svg:y1="1.2598in" svg:x2="3.4996in" svg:y2="1.2598in" draw:start-shape="id30" draw:start-glue-point="10" draw:end-shape="id36" draw:end-glue-point="6" svg:d="M7626 3200h1263" svg:viewBox="0 0 1265 2"><text:p/></draw:connector><draw:connector draw:style-name="gr222" draw:text-style-name="P237" draw:type="line" svg:x1="4.0008in" svg:y1="1.2598in" svg:x2="4.5035in" svg:y2="1.2618in" draw:start-shape="id36" draw:start-glue-point="10" draw:end-shape="id37" draw:end-glue-point="6" svg:d="M10162 3200l1277 5" svg:viewBox="0 0 1279 7"><text:p/></draw:connector><draw:frame draw:style-name="gr223" draw:text-style-name="P236" svg:width="0.2921in" svg:height="0.2858in" svg:x="3.0598in" svg:y="0.9752in"><draw:text-box><text:p text:style-name="P245"><text:span text:style-name="T129">a</text:span></text:p></draw:text-box></draw:frame><draw:frame draw:style-name="gr224" draw:text-style-name="P236" svg:width="0.2921in" svg:height="0.2858in" svg:x="3.0508in" svg:y="2in"><draw:text-box><text:p text:style-name="P245"><text:span text:style-name="T129">a</text:span></text:p></draw:text-box></draw:frame><draw:connector draw:style-name="gr225" draw:text-style-name="P240" draw:type="curve" svg:x1="2.9283in" svg:y1="2.0839in" svg:x2="2.5724in" svg:y2="2.0839in" draw:start-shape="id32" draw:start-glue-point="11" draw:end-shape="id32" draw:end-glue-point="5" svg:d="M7438 5293c0-1033-904-1033-904 0" svg:viewBox="0 0 905 776"><text:p/></draw:connector><draw:connector draw:style-name="gr226" draw:text-style-name="P240" draw:type="curve" svg:x1="3.9283in" svg:y1="1.0819in" svg:x2="3.5724in" svg:y2="1.0819in" draw:start-shape="id36" draw:start-glue-point="11" draw:end-shape="id36" draw:end-glue-point="5" svg:d="M9978 2748c0-1028-904-1028-904 0" svg:viewBox="0 0 905 773"><text:p/></draw:connector><draw:frame draw:style-name="gr227" draw:text-style-name="P236" svg:width="0.2921in" svg:height="0.2858in" svg:x="4.0551in" svg:y="1.0126in"><draw:text-box><text:p text:style-name="P245"><text:span text:style-name="T129">b</text:span></text:p></draw:text-box></draw:frame><draw:frame draw:style-name="gr228" draw:text-style-name="P236" svg:width="0.2815in" svg:height="0.2858in" svg:x="5.0299in" svg:y="0.0272in"><draw:text-box><text:p text:style-name="P245"><text:span text:style-name="T129">c</text:span></text:p></draw:text-box></draw:frame><draw:connector draw:style-name="gr229" draw:text-style-name="P237" draw:type="line" svg:x1="3.0008in" svg:y1="2.2618in" svg:x2="3.4992in" svg:y2="2.2598in" draw:start-shape="id32" draw:start-glue-point="10" draw:end-shape="id38" draw:end-glue-point="6" svg:d="M7622 5745l1266-5" svg:viewBox="0 0 1268 7"><text:p/></draw:connector><draw:custom-shape draw:style-name="gr230" draw:text-style-name="P232" xml:id="id38" draw:id="id38" svg:width="0.5016in" svg:height="0.5016in" svg:x="3.4992in" svg:y="2.0091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31" draw:text-style-name="P237" draw:type="line" svg:x1="4.0008in" svg:y1="2.2598in" svg:x2="4.5035in" svg:y2="2.2618in" draw:start-shape="id38" draw:start-glue-point="10" draw:end-shape="id39" draw:end-glue-point="6" svg:d="M10162 5740l1277 5" svg:viewBox="0 0 1279 7"><text:p/></draw:connector><draw:frame draw:style-name="gr232" draw:text-style-name="P236" svg:width="0.2921in" svg:height="0.2858in" svg:x="2.6098in" svg:y="1.55in"><draw:text-box><text:p text:style-name="P245"><text:span text:style-name="T129">?</text:span></text:p></draw:text-box></draw:frame><draw:frame draw:style-name="gr233" draw:text-style-name="P236" svg:width="0.2913in" svg:height="0.2858in" svg:x="3.626in" svg:y="0.5102in"><draw:text-box><text:p text:style-name="P245"><text:span text:style-name="T129">?</text:span></text:p></draw:text-box></draw:frame><draw:frame draw:style-name="gr234" draw:text-style-name="P236" svg:width="0.2921in" svg:height="0.2858in" svg:x="3.6098in" svg:y="2.1102in"><draw:text-box><text:p text:style-name="P245"><text:span text:style-name="T129">8</text:span></text:p></draw:text-box></draw:frame><draw:frame draw:style-name="gr235" draw:text-style-name="P236" svg:width="0.2921in" svg:height="0.2858in" svg:x="1.6098in" svg:y="1.1102in"><draw:text-box><text:p text:style-name="P245"><text:span text:style-name="T129">1</text:span></text:p></draw:text-box></draw:frame><draw:frame draw:style-name="gr236" draw:text-style-name="P236" svg:width="0.2921in" svg:height="0.2858in" svg:x="2.6008in" svg:y="0.1102in"><draw:text-box><text:p text:style-name="P245"><text:span text:style-name="T129">2</text:span></text:p></draw:text-box></draw:frame><draw:frame draw:style-name="gr237" draw:text-style-name="P236" svg:width="0.2921in" svg:height="0.2858in" svg:x="3.6098in" svg:y="0.1102in"><draw:text-box><text:p text:style-name="P245"><text:span text:style-name="T129">3</text:span></text:p></draw:text-box></draw:frame><draw:frame draw:style-name="gr238" draw:text-style-name="P236" svg:width="0.2921in" svg:height="0.2858in" svg:x="4.6008in" svg:y="0.1102in"><draw:text-box><text:p text:style-name="P245"><text:span text:style-name="T129">4</text:span></text:p></draw:text-box></draw:frame><draw:frame draw:style-name="gr239" draw:text-style-name="P236" svg:width="0.2921in" svg:height="0.2858in" svg:x="2.6098in" svg:y="1.1102in"><draw:text-box><text:p text:style-name="P245"><text:span text:style-name="T129">5</text:span></text:p></draw:text-box></draw:frame><draw:frame draw:style-name="gr240" draw:text-style-name="P236" svg:width="0.2921in" svg:height="0.2858in" svg:x="3.6008in" svg:y="1.1102in"><draw:text-box><text:p text:style-name="P245"><text:span text:style-name="T129">6</text:span></text:p></draw:text-box></draw:frame><draw:frame draw:style-name="gr241" draw:text-style-name="P236" svg:width="0.2921in" svg:height="0.2858in" svg:x="2.6098in" svg:y="2.1102in"><draw:text-box><text:p text:style-name="P245"><text:span text:style-name="T129">7</text:span></text:p></draw:text-box></draw:frame><draw:frame draw:style-name="gr242" draw:text-style-name="P236" svg:width="0.2921in" svg:height="0.2858in" svg:x="5.6142in" svg:y="0.1272in"><draw:text-box><text:p text:style-name="P245"><text:span text:style-name="T129">9</text:span></text:p></draw:text-box></draw:frame><draw:custom-shape draw:style-name="gr243" draw:text-style-name="P230" xml:id="id37" draw:id="id37" svg:width="0.5016in" svg:height="0.5024in" svg:x="4.5035in" svg:y="1.0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4" draw:text-style-name="P234" xml:id="id39" draw:id="id39" svg:width="0.5016in" svg:height="0.5024in" svg:x="4.5035in" svg:y="2.0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5" draw:text-style-name="P231" svg:width="0.3039in" svg:height="0.3043in" svg:x="4.6051in" svg:y="1.10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6" draw:text-style-name="P231" svg:width="0.3031in" svg:height="0.3043in" svg:x="4.6024in" svg:y="2.108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47" draw:text-style-name="P236" svg:width="0.385in" svg:height="0.2858in" svg:x="4.5709in" svg:y="1.1272in"><draw:text-box><text:p text:style-name="P245"><text:span text:style-name="T129">10</text:span></text:p></draw:text-box></draw:frame><draw:frame draw:style-name="gr248" draw:text-style-name="P236" svg:width="0.385in" svg:height="0.2858in" svg:x="4.5709in" svg:y="2.1272in"><draw:text-box><text:p text:style-name="P245"><text:span text:style-name="T129">11</text:span></text:p></draw:text-box></draw:frame><draw:frame draw:style-name="gr249" draw:text-style-name="P236" svg:width="0.2531in" svg:height="0.2858in" svg:x="5.6272in" svg:y="0.4366in"><draw:text-box><text:p text:style-name="P245"><text:span text:style-name="T129">r</text:span></text:p></draw:text-box></draw:frame><draw:frame draw:style-name="gr250" draw:text-style-name="P236" svg:width="0.3232in" svg:height="0.2858in" svg:x="4.6118in" svg:y="1.4516in"><draw:text-box><text:p text:style-name="P245"><text:span text:style-name="T129">w</text:span></text:p></draw:text-box></draw:frame><draw:frame draw:style-name="gr251" draw:text-style-name="P236" svg:width="0.2815in" svg:height="0.2858in" svg:x="4.6236in" svg:y="2.4626in"><draw:text-box><text:p text:style-name="P245"><text:span text:style-name="T129">x</text:span></text:p></draw:text-box></draw:frame></draw:g>Figure <text:sequence text:ref-name="refFigure13" text:name="Figure" text:formula="ooow:Figure+1" style:num-format="1">9</text:sequence>: The three regular expressions with unique permissions</text:p></draw:text-box></draw:frame></text:p>
      <text:p text:style-name="P215"><text:span text:style-name="T118">The NFAs unique accept state and its associated permission carry over to the DFAs accept states as shown in </text:span><text:span text:style-name="T118"><text:sequence-ref text:reference-format="category-and-value" text:ref-name="refFigure14">Figure 10</text:sequence-ref></text:span><text:span text:style-name="T118">.</text:span></text:p>
      <text:p text:style-name="P215"><draw:frame draw:style-name="fr1" draw:name="Frame15" text:anchor-type="paragraph" svg:y="0.0835in" svg:width="5.2244in" draw:z-index="40"><draw:text-box fo:min-height="4.2008in"><text:p text:style-name="Figure"><draw:g text:anchor-type="paragraph" draw:z-index="41" draw:name="Group object 18" draw:style-name="gr1"><draw:custom-shape draw:style-name="gr129" draw:text-style-name="P231" svg:width="0.3039in" svg:height="0.3043in" svg:x="3.348in" svg:y="2.07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0" draw:text-style-name="P232" xml:id="id21" draw:id="id21" svg:width="0.5024in" svg:height="0.5016in" svg:x="0.498in" svg:y="1.2236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31" draw:text-style-name="P233" draw:type="line" svg:x1="0in" svg:y1="1.4689in" svg:x2="0.498in" svg:y2="1.4744in" draw:end-shape="id21" draw:end-glue-point="6" svg:d="M0 3731l1265 14" svg:viewBox="0 0 1266 16"><text:p/></draw:connector><draw:custom-shape draw:style-name="gr132" draw:text-style-name="P234" xml:id="id22" draw:id="id22" svg:width="0.5024in" svg:height="0.5016in" svg:x="1.248in" svg:y="1.973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3" draw:text-style-name="P236" svg:width="0.4315in" svg:height="0.4717in" svg:x="0.548in" svg:y="1.2535in"><draw:text-box><text:p text:style-name="P245"><text:span text:style-name="T129">1,2</text:span></text:p><text:p text:style-name="P245"><text:span text:style-name="T129">5,7</text:span></text:p></draw:text-box></draw:frame><draw:connector draw:style-name="gr134" draw:text-style-name="P237" draw:type="line" svg:x1="0.9264in" svg:y1="1.652in" svg:x2="1.3217in" svg:y2="2.0465in" draw:start-shape="id21" draw:start-glue-point="9" draw:end-shape="id22" draw:end-glue-point="5" svg:d="M2353 4196l1004 1002" svg:viewBox="0 0 1005 1004"><text:p/></draw:connector><draw:frame draw:style-name="gr135" draw:text-style-name="P239" svg:width="0.5713in" svg:height="0.4724in" svg:x="1.202in" svg:y="1.978in"><draw:text-box><text:p text:style-name="P241"><text:span text:style-name="T129">3,6,7</text:span></text:p><text:p text:style-name="P241"><text:span text:style-name="T129">8,11</text:span></text:p></draw:text-box></draw:frame><draw:frame draw:style-name="gr136" draw:text-style-name="P236" svg:width="0.463in" svg:height="0.2858in" svg:x="0.6854in" svg:y="0.8898in"><draw:text-box><text:p text:style-name="P245"><text:span text:style-name="T129">[^a]</text:span></text:p></draw:text-box></draw:frame><draw:connector draw:style-name="gr137" draw:text-style-name="P237" draw:type="line" svg:x1="0.9264in" svg:y1="1.2965in" svg:x2="1.3217in" svg:y2="0.9035in" draw:start-shape="id21" draw:start-glue-point="11" draw:end-shape="id23" draw:end-glue-point="7" svg:d="M2353 3293l1004-998" svg:viewBox="0 0 1005 1000"><text:p/></draw:connector><draw:custom-shape draw:style-name="gr138" draw:text-style-name="P234" xml:id="id25" draw:id="id25" svg:width="0.5016in" svg:height="0.5016in" svg:x="3.2465in" svg:y="3.223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9" draw:text-style-name="P239" svg:width="0.5248in" svg:height="0.4724in" svg:x="3.2484in" svg:y="3.228in"><draw:text-box><text:p text:style-name="P241"><text:span text:style-name="T129">6,7</text:span></text:p><text:p text:style-name="P241"><text:span text:style-name="T129">8,11</text:span></text:p></draw:text-box></draw:frame><draw:custom-shape draw:style-name="gr140" draw:text-style-name="P230" xml:id="id24" draw:id="id24" svg:width="0.5016in" svg:height="0.5024in" svg:x="2.2465in" svg:y="1.975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41" draw:text-style-name="P236" svg:width="0.2921in" svg:height="0.2858in" svg:x="0.8728in" svg:y="1.7146in"><draw:text-box><text:p text:style-name="P245"><text:span text:style-name="T129">a</text:span></text:p></draw:text-box></draw:frame><draw:connector draw:style-name="gr142" draw:text-style-name="P237" draw:type="line" svg:x1="1.75in" svg:y1="2.2244in" svg:x2="2.2465in" svg:y2="2.2264in" draw:start-shape="id22" draw:start-glue-point="10" draw:end-shape="id24" draw:end-glue-point="6" svg:d="M4445 5650l1261 5" svg:viewBox="0 0 1263 7"><text:p/></draw:connector><draw:frame draw:style-name="gr143" draw:text-style-name="P236" svg:width="0.2921in" svg:height="0.2858in" svg:x="3.898in" svg:y="1.8146in"><draw:text-box><text:p text:style-name="P245"><text:span text:style-name="T129">b</text:span></text:p></draw:text-box></draw:frame><draw:frame draw:style-name="gr144" draw:text-style-name="P236" svg:width="0.2807in" svg:height="0.2858in" svg:x="2.8673in" svg:y="1.1646in"><draw:text-box><text:p text:style-name="P245"><text:span text:style-name="T129">c</text:span></text:p></draw:text-box></draw:frame><draw:connector draw:style-name="gr145" draw:text-style-name="P240" draw:type="curve" svg:x1="3.3193in" svg:y1="3.652in" svg:x2="3.6752in" svg:y2="3.652in" draw:start-shape="id25" draw:start-glue-point="7" draw:end-shape="id25" draw:end-glue-point="9" svg:d="M8431 9276c0 1032 904 1032 904 0" svg:viewBox="0 0 905 776"><text:p/></draw:connector><draw:custom-shape draw:style-name="gr146" draw:text-style-name="P232" xml:id="id27" draw:id="id27" svg:width="0.5024in" svg:height="0.5024in" svg:x="4.248in" svg:y="1.975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47" draw:text-style-name="P236" svg:width="0.2921in" svg:height="0.2858in" svg:x="3.1071in" svg:y="2.7646in"><draw:text-box><text:p text:style-name="P245"><text:span text:style-name="T129">b</text:span></text:p></draw:text-box></draw:frame><draw:frame draw:style-name="gr148" draw:text-style-name="P236" svg:width="0.2815in" svg:height="0.2858in" svg:x="4.9417in" svg:y="2.0898in"><draw:text-box><text:p text:style-name="P245"><text:span text:style-name="T129">c</text:span></text:p></draw:text-box></draw:frame><draw:custom-shape draw:style-name="gr149" draw:text-style-name="P234" xml:id="id26" draw:id="id26" svg:width="0.5024in" svg:height="0.5016in" svg:x="2.498in" svg:y="0.473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0" draw:text-style-name="P239" svg:width="0.4315in" svg:height="0.4724in" svg:x="2.5417in" svg:y="0.5in"><draw:text-box><text:p text:style-name="P241"><text:span text:style-name="T129">7,8</text:span></text:p><text:p text:style-name="P241"><text:span text:style-name="T129">11</text:span></text:p></draw:text-box></draw:frame><draw:custom-shape draw:style-name="gr151" draw:text-style-name="P232" xml:id="id23" draw:id="id23" svg:width="0.5024in" svg:height="0.5024in" svg:x="1.248in" svg:y="0.475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2" draw:text-style-name="P236" svg:width="0.463in" svg:height="0.2858in" svg:x="1.9728in" svg:y="0.6898in"><draw:text-box><text:p text:style-name="P245"><text:span text:style-name="T129">[^a]</text:span></text:p></draw:text-box></draw:frame><draw:frame draw:style-name="gr153" draw:text-style-name="P236" svg:width="0.2921in" svg:height="0.2858in" svg:x="1.3571in" svg:y="0.5752in"><draw:text-box><text:p text:style-name="P245"><text:span text:style-name="T129">7</text:span></text:p></draw:text-box></draw:frame><draw:connector draw:style-name="gr154" draw:text-style-name="P240" draw:type="curve" svg:x1="2.9264in" svg:y1="0.902in" svg:x2="2.9264in" svg:y2="0.5465in" draw:start-shape="id26" draw:start-glue-point="9" draw:end-shape="id26" draw:end-glue-point="11" svg:d="M7433 2291c1032 0 1032-903 0-903" svg:viewBox="0 0 776 905"><text:p/></draw:connector><draw:frame draw:style-name="gr155" draw:text-style-name="P236" svg:width="0.2921in" svg:height="0.2858in" svg:x="3.4319in" svg:y="2.65in"><draw:text-box><text:p text:style-name="P245"><text:span text:style-name="T129">a</text:span></text:p></draw:text-box></draw:frame><draw:frame draw:style-name="gr156" draw:text-style-name="P236" svg:width="0.2921in" svg:height="0.2858in" svg:x="2.5071in" svg:y="2.8752in"><draw:text-box><text:p text:style-name="P245"><text:span text:style-name="T129">a</text:span></text:p></draw:text-box></draw:frame><draw:connector draw:style-name="gr157" draw:text-style-name="P237" draw:type="line" svg:x1="2.498in" svg:y1="0.7244in" svg:x2="1.75in" svg:y2="0.7264in" draw:start-shape="id26" draw:start-glue-point="6" draw:end-shape="id23" draw:end-glue-point="10" svg:d="M6345 1840l-1900 5" svg:viewBox="0 0 1901 7"><text:p/></draw:connector><draw:frame draw:style-name="gr158" draw:text-style-name="P236" svg:width="0.2921in" svg:height="0.2858in" svg:x="1.9728in" svg:y="0in"><draw:text-box><text:p text:style-name="P245"><text:span text:style-name="T129">a</text:span></text:p></draw:text-box></draw:frame><draw:connector draw:style-name="gr159" draw:text-style-name="P240" draw:type="curve" svg:x1="1.4992in" svg:y1="0.4752in" svg:x2="1.248in" svg:y2="0.7264in" draw:start-shape="id23" draw:start-glue-point="4" draw:end-shape="id23" draw:end-glue-point="6" svg:d="M3808 1207c0-754-569-628-917-281-347 348-473 919 279 919" svg:viewBox="0 0 1194 1196"><text:p/></draw:connector><draw:frame draw:style-name="gr160" draw:text-style-name="P236" svg:width="0.463in" svg:height="0.2858in" svg:x="2.698in" svg:y="1.9752in"><draw:text-box><text:p text:style-name="P245"><text:span text:style-name="T129">[^a]</text:span></text:p></draw:text-box></draw:frame><draw:frame draw:style-name="gr161" draw:text-style-name="P239" svg:width="0.4315in" svg:height="0.4724in" svg:x="3.2917in" svg:y="2in"><draw:text-box><text:p text:style-name="P241"><text:span text:style-name="T129">6,7</text:span></text:p><text:p text:style-name="P241"><text:span text:style-name="T129">9</text:span></text:p></draw:text-box></draw:frame><draw:frame draw:style-name="gr162" draw:text-style-name="P236" svg:width="0.2913in" svg:height="0.2858in" svg:x="3.9571in" svg:y="2.6752in"><draw:text-box><text:p text:style-name="P245"><text:span text:style-name="T129">a</text:span></text:p></draw:text-box></draw:frame><draw:custom-shape draw:style-name="gr163" draw:text-style-name="P244" xml:id="id28" draw:id="id28" svg:width="0.5024in" svg:height="0.5024in" svg:x="3.248in" svg:y="1.975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64" draw:text-style-name="P236" svg:width="0.2921in" svg:height="0.2858in" svg:x="3.248in" svg:y="1.5398in"><draw:text-box><text:p text:style-name="P245"><text:span text:style-name="T129">b</text:span></text:p></draw:text-box></draw:frame><draw:connector draw:style-name="gr165" draw:text-style-name="P240" draw:type="curve" svg:x1="4.6764in" svg:y1="2.4035in" svg:x2="4.6764in" svg:y2="2.0484in" draw:start-shape="id27" draw:start-glue-point="9" draw:end-shape="id27" draw:end-glue-point="11" svg:d="M11878 6105c1032 0 1032-902 0-902" svg:viewBox="0 0 776 903"><text:p/></draw:connector><draw:frame draw:style-name="gr166" draw:text-style-name="P236" svg:width="0.2815in" svg:height="0.2858in" svg:x="3.8228in" svg:y="2.15in"><draw:text-box><text:p text:style-name="P245"><text:span text:style-name="T129">c</text:span></text:p></draw:text-box></draw:frame><draw:frame draw:style-name="gr167" draw:text-style-name="P236" svg:width="0.2921in" svg:height="0.2858in" svg:x="3.1819in" svg:y="0.5646in"><draw:text-box><text:p text:style-name="P245"><text:span text:style-name="T129">a</text:span></text:p></draw:text-box></draw:frame><draw:frame draw:style-name="gr168" draw:text-style-name="P236" svg:width="0.2921in" svg:height="0.2858in" svg:x="1.798in" svg:y="1.9898in"><draw:text-box><text:p text:style-name="P245"><text:span text:style-name="T129">b</text:span></text:p></draw:text-box></draw:frame><draw:frame draw:style-name="gr169" draw:text-style-name="P236" svg:width="0.2815in" svg:height="0.2858in" svg:x="4.0917in" svg:y="3.0646in"><draw:text-box><text:p text:style-name="P245"><text:span text:style-name="T129">c</text:span></text:p></draw:text-box></draw:frame><draw:frame draw:style-name="gr170" draw:text-style-name="P236" svg:width="0.2921in" svg:height="0.2858in" svg:x="1.8071in" svg:y="3.1146in"><draw:text-box><text:p text:style-name="P245"><text:span text:style-name="T129">a</text:span></text:p></draw:text-box></draw:frame><draw:frame draw:style-name="gr171" draw:text-style-name="P236" svg:width="0.2921in" svg:height="0.2858in" svg:x="3.348in" svg:y="3.9146in"><draw:text-box><text:p text:style-name="P245"><text:span text:style-name="T129">a</text:span></text:p></draw:text-box></draw:frame><draw:connector draw:style-name="gr172" draw:text-style-name="P237" draw:type="line" svg:x1="3.75in" svg:y1="2.2264in" svg:x2="4.248in" svg:y2="2.2264in" draw:start-shape="id28" draw:start-glue-point="10" draw:end-shape="id27" draw:end-glue-point="6" svg:d="M9525 5655h1265" svg:viewBox="0 0 1266 2"><text:p/></draw:connector><draw:connector draw:style-name="gr173" draw:text-style-name="P237" draw:type="line" svg:x1="4.3217in" svg:y1="2.0484in" svg:x2="3.6764in" svg:y2="2.0484in" draw:start-shape="id27" draw:start-glue-point="5" draw:end-shape="id28" draw:end-glue-point="11" svg:d="M10977 5203h-1639" svg:viewBox="0 0 1640 2"><text:p/></draw:connector><draw:connector draw:style-name="gr174" draw:text-style-name="P237" draw:type="line" svg:x1="4.3217in" svg:y1="2.4035in" svg:x2="3.6752in" svg:y2="3.2965in" draw:start-shape="id27" draw:start-glue-point="7" draw:end-shape="id25" draw:end-glue-point="11" svg:d="M10977 6105l-1642 2268" svg:viewBox="0 0 1644 2270"><text:p/></draw:connector><draw:frame draw:style-name="gr175" draw:text-style-name="P236" svg:width="0.4315in" svg:height="0.2858in" svg:x="4.2917in" svg:y="2.0752in"><draw:text-box><text:p text:style-name="P245"><text:span text:style-name="T129">6,7</text:span></text:p></draw:text-box></draw:frame><draw:connector draw:style-name="gr176" draw:text-style-name="P240" draw:type="curve" svg:x1="3.6764in" svg:y1="2.0484in" svg:x2="3.3217in" svg:y2="2.0484in" draw:start-shape="id28" draw:start-glue-point="11" draw:end-shape="id28" draw:end-glue-point="5" svg:d="M9338 5203c0-1033-901-1033-901 0" svg:viewBox="0 0 903 776"><text:p/></draw:connector><draw:connector draw:style-name="gr177" draw:text-style-name="P237" draw:type="line" svg:x1="2.748in" svg:y1="2.2264in" svg:x2="3.248in" svg:y2="2.2264in" draw:start-shape="id24" draw:start-glue-point="10" draw:end-shape="id28" draw:end-glue-point="6" svg:d="M6980 5655h1270" svg:viewBox="0 0 1272 2"><text:p/></draw:connector><draw:frame draw:style-name="gr178" draw:text-style-name="P239" svg:width="0.5248in" svg:height="0.4724in" svg:x="2.2236in" svg:y="1.978in"><draw:text-box><text:p text:style-name="P241"><text:span text:style-name="T129">4,6</text:span></text:p><text:p text:style-name="P241"><text:span text:style-name="T129">7,10</text:span></text:p></draw:text-box></draw:frame><draw:connector draw:style-name="gr179" draw:text-style-name="P240" draw:type="curve" draw:line-skew="-0.5535in" svg:x1="1.4992in" svg:y1="1.9736in" svg:x2="4.4992in" svg:y2="1.9752in" draw:start-shape="id22" draw:start-glue-point="4" draw:end-shape="id27" draw:end-glue-point="4" svg:d="M3808 5013c0-2859 7620-2861 7620 4" svg:viewBox="0 0 7622 2150"><text:p/></draw:connector><draw:connector draw:style-name="gr180" draw:text-style-name="P240" draw:type="curve" svg:x1="1.4992in" svg:y1="0.4752in" svg:x2="2.7492in" svg:y2="0.4736in" draw:start-shape="id23" draw:start-glue-point="4" draw:end-shape="id26" draw:end-glue-point="4" svg:d="M3808 1207c0-757 3175-755 3175-4" svg:viewBox="0 0 3177 570"><text:p/></draw:connector><draw:frame draw:style-name="gr181" draw:text-style-name="P236" svg:width="0.463in" svg:height="0.2858in" svg:x="0.748in" svg:y="0.1398in"><draw:text-box><text:p text:style-name="P245"><text:span text:style-name="T129">[^a]</text:span></text:p></draw:text-box></draw:frame><draw:custom-shape draw:style-name="gr182" draw:text-style-name="P231" svg:width="0.3039in" svg:height="0.3039in" svg:x="3.348in" svg:y="3.32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3" draw:text-style-name="P231" svg:width="0.3039in" svg:height="0.3039in" svg:x="2.348in" svg:y="2.0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4" draw:text-style-name="P231" svg:width="0.3039in" svg:height="0.3039in" svg:x="2.598in" svg:y="0.57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5" draw:text-style-name="P231" svg:width="0.3039in" svg:height="0.3039in" svg:x="1.348in" svg:y="2.0717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86" draw:text-style-name="P237" draw:type="curve" svg:x1="3.748in" svg:y1="3.4744in" svg:x2="4.4992in" svg:y2="2.4772in" draw:start-shape="id25" draw:start-glue-point="10" draw:end-shape="id27" draw:end-glue-point="8" svg:d="M9520 8825c1273 0 1908-843 1908-2533" svg:viewBox="0 0 1910 2535"><text:p/></draw:connector><draw:line draw:style-name="gr187" draw:text-style-name="P237" svg:x1="3.498in" svg:y1="2.4752in" svg:x2="3.498in" svg:y2="3.2252in"><text:p/></draw:line><draw:connector draw:style-name="gr188" draw:text-style-name="P237" draw:type="line" svg:x1="3.3193in" svg:y1="3.2965in" svg:x2="3.3217in" svg:y2="2.4035in" draw:start-shape="id25" draw:start-glue-point="5" draw:end-shape="id28" draw:end-glue-point="7" svg:d="M8431 8373l6-2268" svg:viewBox="0 0 7 2270"><text:p/></draw:connector><draw:connector draw:style-name="gr189" draw:text-style-name="P237" draw:type="curve" svg:x1="2.4972in" svg:y1="2.4772in" svg:x2="3.2465in" svg:y2="3.4744in" draw:start-shape="id24" draw:start-glue-point="8" draw:end-shape="id25" draw:end-glue-point="6" svg:d="M6343 6292c0 1690 633 2533 1903 2533" svg:viewBox="0 0 1905 2535"><text:p/></draw:connector><draw:connector draw:style-name="gr190" draw:text-style-name="P237" draw:type="curve" svg:x1="1.4992in" svg:y1="2.4752in" svg:x2="3.3193in" svg:y2="3.652in" draw:start-shape="id22" draw:start-glue-point="8" draw:end-shape="id25" draw:end-glue-point="7" svg:d="M3808 6287c0 1993 1540 2989 4623 2989" svg:viewBox="0 0 4625 2992"><text:p/></draw:connector><draw:frame draw:style-name="gr191" draw:text-style-name="P236" svg:width="0.2815in" svg:height="0.2858in" svg:x="1.2917in" svg:y="2.4in"><draw:text-box><text:p text:style-name="P245"><text:span text:style-name="T129">x</text:span></text:p></draw:text-box></draw:frame><draw:frame draw:style-name="gr192" draw:text-style-name="P236" svg:width="0.2815in" svg:height="0.2858in" svg:x="2.6228in" svg:y="0.9146in"><draw:text-box><text:p text:style-name="P245"><text:span text:style-name="T129">x</text:span></text:p></draw:text-box></draw:frame><draw:frame draw:style-name="gr193" draw:text-style-name="P236" svg:width="0.2807in" svg:height="0.2858in" svg:x="3.3673in" svg:y="3.65in"><draw:text-box><text:p text:style-name="P245"><text:span text:style-name="T129">x</text:span></text:p></draw:text-box></draw:frame><draw:frame draw:style-name="gr194" draw:text-style-name="P236" svg:width="0.3232in" svg:height="0.2858in" svg:x="2.248in" svg:y="2.4in"><draw:text-box><text:p text:style-name="P245"><text:span text:style-name="T129">w</text:span></text:p></draw:text-box></draw:frame><draw:frame draw:style-name="gr195" draw:text-style-name="P236" svg:width="0.2531in" svg:height="0.2858in" svg:x="3.448in" svg:y="2.4in"><draw:text-box><text:p text:style-name="P245"><text:span text:style-name="T129">r</text:span></text:p></draw:text-box></draw:frame></draw:g>Figure <text:sequence text:ref-name="refFigure14" text:name="Figure" text:formula="ooow:Figure+1" style:num-format="1">10</text:sequence>: Equivalent DFA for NFA with unique permissions.</text:p></draw:text-box></draw:frame><text:soft-page-break/></text:p>
      <text:p text:style-name="P216">In this case each of the DFA accept states have unique permissions like the NFA, but this is not always the case. The reason this occurs in this example is that each expression has a unique ending character. To see how DFA construction can combine accept states we need a slightly more complicated example.</text:p>
      <text:p text:style-name="P215"><draw:frame draw:style-name="fr1" draw:name="Frame16" text:anchor-type="paragraph" svg:y="0.0839in" svg:width="6.0811in" draw:z-index="42"><draw:text-box fo:min-height="2.7484in"><text:p text:style-name="Figure"><draw:g text:anchor-type="paragraph" draw:z-index="43" draw:name="Group object 19" draw:style-name="gr1"><draw:custom-shape draw:style-name="gr71" draw:text-style-name="P232" xml:id="id12" draw:id="id12" svg:width="0.5024in" svg:height="0.5024in" svg:x="2.5752in" svg:y="0.0102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72" draw:text-style-name="P233" draw:type="line" svg:x1="1.1654in" svg:y1="1.2528in" svg:x2="1.5752in" svg:y2="1.2618in" draw:end-shape="id10" draw:end-glue-point="6" svg:d="M2960 3182l1041 23" svg:viewBox="0 0 1042 25"><text:p/></draw:connector><draw:custom-shape draw:style-name="gr73" draw:text-style-name="P232" xml:id="id14" draw:id="id14" svg:width="0.5024in" svg:height="0.5024in" svg:x="3.5752in" svg:y="0.0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4" draw:text-style-name="P232" xml:id="id15" draw:id="id15" svg:width="0.5016in" svg:height="0.5016in" svg:x="4.5736in" svg:y="0.00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5" draw:text-style-name="P232" xml:id="id11" draw:id="id11" svg:width="0.5024in" svg:height="0.5016in" svg:x="2.5752in" svg:y="1.00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6" draw:text-style-name="P232" xml:id="id17" draw:id="id17" svg:width="0.5016in" svg:height="0.5016in" svg:x="3.5736in" svg:y="1.00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7" draw:text-style-name="P232" xml:id="id13" draw:id="id13" svg:width="0.5016in" svg:height="0.5024in" svg:x="2.5736in" svg:y="2.0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8" draw:text-style-name="P232" xml:id="id10" draw:id="id10" svg:width="0.5024in" svg:height="0.5024in" svg:x="1.5752in" svg:y="1.010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9" draw:text-style-name="P243" svg:width="0.2823in" svg:height="0.2925in" svg:x="2.1181in" svg:y="1.0102in"><draw:text-box><text:p text:style-name="P235"><text:span text:style-name="T131">λ</text:span></text:p></draw:text-box></draw:frame><draw:frame draw:style-name="gr80" draw:text-style-name="P243" svg:width="0.2823in" svg:height="0.2921in" svg:x="2.05in" svg:y="0.5689in"><draw:text-box><text:p text:style-name="P235"><text:span text:style-name="T131">λ</text:span></text:p></draw:text-box></draw:frame><draw:frame draw:style-name="gr81" draw:text-style-name="P243" svg:width="0.2831in" svg:height="0.2925in" svg:x="2.0252in" svg:y="1.6854in"><draw:text-box><text:p text:style-name="P235"><text:span text:style-name="T131">λ</text:span></text:p></draw:text-box></draw:frame><draw:frame draw:style-name="gr82" draw:text-style-name="P243" svg:width="0.2831in" svg:height="0.2921in" svg:x="4.1043in" svg:y="2.0126in"><draw:text-box><text:p text:style-name="P235"><text:span text:style-name="T131">λ</text:span></text:p></draw:text-box></draw:frame><draw:custom-shape draw:style-name="gr83" draw:text-style-name="P244" xml:id="id16" draw:id="id16" svg:width="0.5024in" svg:height="0.5024in" svg:x="5.578in" svg:y="0.0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4" draw:text-style-name="P231" svg:width="0.3031in" svg:height="0.3039in" svg:x="5.6799in" svg:y="0.1126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85" draw:text-style-name="P237" draw:type="line" svg:x1="2.0772in" svg:y1="1.2618in" svg:x2="2.5752in" svg:y2="1.2598in" draw:start-shape="id10" draw:start-glue-point="10" draw:end-shape="id11" draw:end-glue-point="6" svg:d="M5276 3205l1265-5" svg:viewBox="0 0 1266 7"><text:p/></draw:connector><draw:connector draw:style-name="gr86" draw:text-style-name="P237" draw:type="line" svg:x1="2.0035in" svg:y1="1.0839in" svg:x2="2.6484in" svg:y2="0.439in" draw:start-shape="id10" draw:start-glue-point="11" draw:end-shape="id12" draw:end-glue-point="7" svg:d="M5089 2753l1638-1638" svg:viewBox="0 0 1640 1640"><text:p/></draw:connector><draw:connector draw:style-name="gr87" draw:text-style-name="P237" draw:type="line" svg:x1="2.0035in" svg:y1="1.439in" svg:x2="2.5736in" svg:y2="2.2618in" draw:start-shape="id10" draw:start-glue-point="9" draw:end-shape="id13" draw:end-glue-point="6" svg:d="M5089 3655l1448 2090" svg:viewBox="0 0 1450 2092"><text:p/></draw:connector><draw:connector draw:style-name="gr88" draw:text-style-name="P237" draw:type="line" svg:x1="3.0772in" svg:y1="0.2618in" svg:x2="3.5752in" svg:y2="0.2618in" draw:start-shape="id12" draw:start-glue-point="10" draw:end-shape="id14" draw:end-glue-point="6" svg:d="M7816 665h1265" svg:viewBox="0 0 1266 2"><text:p/></draw:connector><draw:connector draw:style-name="gr89" draw:text-style-name="P237" draw:type="line" svg:x1="4.0772in" svg:y1="0.2618in" svg:x2="4.5736in" svg:y2="0.2598in" draw:start-shape="id14" draw:start-glue-point="10" draw:end-shape="id15" draw:end-glue-point="6" svg:d="M10356 665l1261-5" svg:viewBox="0 0 1263 7"><text:p/></draw:connector><draw:frame draw:style-name="gr90" draw:text-style-name="P236" svg:width="1.0996in" svg:height="0.2858in" svg:x="0.0008in" svg:y="1.122in"><draw:text-box><text:p text:style-name="P245"><text:span text:style-name="T129">Rule: w a.*b</text:span></text:p></draw:text-box></draw:frame><draw:frame draw:style-name="gr91" draw:text-style-name="P236" svg:width="1.2067in" svg:height="0.2858in" svg:x="0in" svg:y="2.1126in"><draw:text-box><text:p text:style-name="P245"><text:span text:style-name="T129">Rule: x .*(a|c)</text:span></text:p></draw:text-box></draw:frame><draw:frame draw:style-name="gr92" draw:text-style-name="P236" svg:width="1.126in" svg:height="0.2858in" svg:x="0.0043in" svg:y="0.0925in"><draw:text-box><text:p text:style-name="P245"><text:span text:style-name="T129">Rule: rw abc</text:span></text:p></draw:text-box></draw:frame><draw:frame draw:style-name="gr93" draw:text-style-name="P236" svg:width="0.2921in" svg:height="0.2858in" svg:x="3.1339in" svg:y="0in"><draw:text-box><text:p text:style-name="P245"><text:span text:style-name="T129">a</text:span></text:p></draw:text-box></draw:frame><draw:frame draw:style-name="gr94" draw:text-style-name="P236" svg:width="0.2921in" svg:height="0.2858in" svg:x="4.15in" svg:y="0in"><draw:text-box><text:p text:style-name="P245"><text:span text:style-name="T129">b</text:span></text:p></draw:text-box></draw:frame><draw:connector draw:style-name="gr95" draw:text-style-name="P237" draw:type="line" svg:x1="5.0752in" svg:y1="0.2598in" svg:x2="5.578in" svg:y2="0.2618in" draw:start-shape="id15" draw:start-glue-point="10" draw:end-shape="id16" draw:end-glue-point="6" svg:d="M12891 660l1277 5" svg:viewBox="0 0 1279 7"><text:p/></draw:connector><draw:connector draw:style-name="gr96" draw:text-style-name="P237" draw:type="line" svg:x1="3.0772in" svg:y1="1.2598in" svg:x2="3.5736in" svg:y2="1.2598in" draw:start-shape="id11" draw:start-glue-point="10" draw:end-shape="id17" draw:end-glue-point="6" svg:d="M7816 3200h1261" svg:viewBox="0 0 1263 2"><text:p/></draw:connector><draw:connector draw:style-name="gr97" draw:text-style-name="P237" draw:type="line" svg:x1="4.0752in" svg:y1="1.2598in" svg:x2="4.578in" svg:y2="1.2618in" draw:start-shape="id17" draw:start-glue-point="10" draw:end-shape="id18" draw:end-glue-point="6" svg:d="M10351 3200l1277 5" svg:viewBox="0 0 1279 7"><text:p/></draw:connector><draw:frame draw:style-name="gr98" draw:text-style-name="P236" svg:width="0.2921in" svg:height="0.2858in" svg:x="3.1339in" svg:y="0.9752in"><draw:text-box><text:p text:style-name="P245"><text:span text:style-name="T129">a</text:span></text:p></draw:text-box></draw:frame><draw:frame draw:style-name="gr99" draw:text-style-name="P236" svg:width="0.4213in" svg:height="0.2858in" svg:x="3.05in" svg:y="2.0126in"><draw:text-box><text:p text:style-name="P245"><text:span text:style-name="T129">a,c</text:span></text:p></draw:text-box></draw:frame><draw:connector draw:style-name="gr100" draw:text-style-name="P240" draw:type="curve" svg:x1="3.002in" svg:y1="2.0839in" svg:x2="2.6465in" svg:y2="2.0839in" draw:start-shape="id13" draw:start-glue-point="11" draw:end-shape="id13" draw:end-glue-point="5" svg:d="M7625 5293c0-1033-903-1033-903 0" svg:viewBox="0 0 905 776"><text:p/></draw:connector><draw:connector draw:style-name="gr101" draw:text-style-name="P240" draw:type="curve" svg:x1="4.002in" svg:y1="1.0819in" svg:x2="3.6465in" svg:y2="1.0819in" draw:start-shape="id17" draw:start-glue-point="11" draw:end-shape="id17" draw:end-glue-point="5" svg:d="M10165 2748c0-1028-903-1028-903 0" svg:viewBox="0 0 905 773"><text:p/></draw:connector><draw:frame draw:style-name="gr102" draw:text-style-name="P236" svg:width="0.2913in" svg:height="0.2858in" svg:x="4.1299in" svg:y="1.0126in"><draw:text-box><text:p text:style-name="P245"><text:span text:style-name="T129">b</text:span></text:p></draw:text-box></draw:frame><draw:frame draw:style-name="gr103" draw:text-style-name="P236" svg:width="0.2815in" svg:height="0.2858in" svg:x="5.1043in" svg:y="0.0272in"><draw:text-box><text:p text:style-name="P245"><text:span text:style-name="T129">c</text:span></text:p></draw:text-box></draw:frame><draw:connector draw:style-name="gr104" draw:text-style-name="P237" draw:type="line" svg:x1="3.0752in" svg:y1="2.2618in" svg:x2="3.5736in" svg:y2="2.2598in" draw:start-shape="id13" draw:start-glue-point="10" draw:end-shape="id19" draw:end-glue-point="6" svg:d="M7811 5745l1266-5" svg:viewBox="0 0 1268 7"><text:p/></draw:connector><draw:custom-shape draw:style-name="gr105" draw:text-style-name="P232" xml:id="id19" draw:id="id19" svg:width="0.5016in" svg:height="0.5016in" svg:x="3.5736in" svg:y="2.0091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06" draw:text-style-name="P237" draw:type="line" svg:x1="4.0752in" svg:y1="2.2598in" svg:x2="4.578in" svg:y2="2.2618in" draw:start-shape="id19" draw:start-glue-point="10" draw:end-shape="id20" draw:end-glue-point="6" svg:d="M10351 5740l1277 5" svg:viewBox="0 0 1279 7"><text:p/></draw:connector><draw:frame draw:style-name="gr107" draw:text-style-name="P236" svg:width="0.2921in" svg:height="0.2858in" svg:x="2.6839in" svg:y="1.522in"><draw:text-box><text:p text:style-name="P245"><text:span text:style-name="T129">?</text:span></text:p></draw:text-box></draw:frame><draw:frame draw:style-name="gr108" draw:text-style-name="P236" svg:width="0.2921in" svg:height="0.2858in" svg:x="3.7in" svg:y="0.5102in"><draw:text-box><text:p text:style-name="P245"><text:span text:style-name="T129">?</text:span></text:p></draw:text-box></draw:frame><draw:frame draw:style-name="gr109" draw:text-style-name="P236" svg:width="0.2921in" svg:height="0.2858in" svg:x="3.6839in" svg:y="2.1102in"><draw:text-box><text:p text:style-name="P245"><text:span text:style-name="T129">8</text:span></text:p></draw:text-box></draw:frame><draw:frame draw:style-name="gr110" draw:text-style-name="P236" svg:width="0.2921in" svg:height="0.2858in" svg:x="1.6839in" svg:y="1.1102in"><draw:text-box><text:p text:style-name="P245"><text:span text:style-name="T129">1</text:span></text:p></draw:text-box></draw:frame><draw:frame draw:style-name="gr111" draw:text-style-name="P236" svg:width="0.2921in" svg:height="0.2858in" svg:x="2.6752in" svg:y="0.1102in"><draw:text-box><text:p text:style-name="P245"><text:span text:style-name="T129">2</text:span></text:p></draw:text-box></draw:frame><draw:frame draw:style-name="gr112" draw:text-style-name="P236" svg:width="0.2921in" svg:height="0.2858in" svg:x="3.6839in" svg:y="0.1102in"><draw:text-box><text:p text:style-name="P245"><text:span text:style-name="T129">3</text:span></text:p></draw:text-box></draw:frame><draw:frame draw:style-name="gr113" draw:text-style-name="P236" svg:width="0.2921in" svg:height="0.2858in" svg:x="4.6752in" svg:y="0.1102in"><draw:text-box><text:p text:style-name="P245"><text:span text:style-name="T129">4</text:span></text:p></draw:text-box></draw:frame><draw:frame draw:style-name="gr114" draw:text-style-name="P236" svg:width="0.2921in" svg:height="0.2858in" svg:x="2.6839in" svg:y="1.1102in"><draw:text-box><text:p text:style-name="P245"><text:span text:style-name="T129">5</text:span></text:p></draw:text-box></draw:frame><draw:frame draw:style-name="gr115" draw:text-style-name="P236" svg:width="0.2921in" svg:height="0.2858in" svg:x="3.6752in" svg:y="1.1102in"><draw:text-box><text:p text:style-name="P245"><text:span text:style-name="T129">6</text:span></text:p></draw:text-box></draw:frame><draw:frame draw:style-name="gr116" draw:text-style-name="P236" svg:width="0.2921in" svg:height="0.2858in" svg:x="2.6839in" svg:y="2.1102in"><draw:text-box><text:p text:style-name="P245"><text:span text:style-name="T129">7</text:span></text:p></draw:text-box></draw:frame><draw:frame draw:style-name="gr117" draw:text-style-name="P236" svg:width="0.2913in" svg:height="0.2858in" svg:x="5.689in" svg:y="0.1272in"><draw:text-box><text:p text:style-name="P245"><text:span text:style-name="T129">9</text:span></text:p></draw:text-box></draw:frame><draw:custom-shape draw:style-name="gr118" draw:text-style-name="P230" xml:id="id18" draw:id="id18" svg:width="0.5024in" svg:height="0.5024in" svg:x="4.578in" svg:y="1.0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9" draw:text-style-name="P234" xml:id="id20" draw:id="id20" svg:width="0.5024in" svg:height="0.5024in" svg:x="4.578in" svg:y="2.0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0" draw:text-style-name="P231" svg:width="0.3031in" svg:height="0.3043in" svg:x="4.6799in" svg:y="1.10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1" draw:text-style-name="P231" svg:width="0.3039in" svg:height="0.3043in" svg:x="4.6764in" svg:y="2.108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2" draw:text-style-name="P236" svg:width="0.3858in" svg:height="0.2858in" svg:x="4.6453in" svg:y="1.1272in"><draw:text-box><text:p text:style-name="P245"><text:span text:style-name="T129">10</text:span></text:p></draw:text-box></draw:frame><draw:frame draw:style-name="gr123" draw:text-style-name="P236" svg:width="0.3858in" svg:height="0.2858in" svg:x="4.6453in" svg:y="2.1272in"><draw:text-box><text:p text:style-name="P245"><text:span text:style-name="T129">11</text:span></text:p></draw:text-box></draw:frame><draw:frame draw:style-name="gr124" draw:text-style-name="P236" svg:width="0.2531in" svg:height="0.2858in" svg:x="5.7016in" svg:y="0.4366in"><draw:text-box><text:p text:style-name="P245"><text:span text:style-name="T129">r</text:span></text:p></draw:text-box></draw:frame><draw:frame draw:style-name="gr125" draw:text-style-name="P236" svg:width="0.3232in" svg:height="0.2858in" svg:x="4.6866in" svg:y="1.4516in"><draw:text-box><text:p text:style-name="P245"><text:span text:style-name="T129">w</text:span></text:p></draw:text-box></draw:frame><draw:frame draw:style-name="gr126" draw:text-style-name="P236" svg:width="0.2815in" svg:height="0.2858in" svg:x="4.6984in" svg:y="2.4626in"><draw:text-box><text:p text:style-name="P245"><text:span text:style-name="T129">x</text:span></text:p></draw:text-box></draw:frame><draw:connector draw:style-name="gr127" draw:text-style-name="P237" draw:type="line" svg:x1="4.8244in" svg:y1="0.5102in" svg:x2="4.8291in" svg:y2="1.0102in" draw:start-shape="id15" draw:start-glue-point="8" draw:end-shape="id18" draw:end-glue-point="4" svg:d="M12254 1296l12 1270" svg:viewBox="0 0 14 1272"><text:p/></draw:connector><draw:frame draw:style-name="gr128" draw:text-style-name="P236" svg:width="0.2815in" svg:height="0.2858in" svg:x="4.7689in" svg:y="0.5126in"><draw:text-box><text:p text:style-name="P245"><text:span text:style-name="T129">c</text:span></text:p></draw:text-box></draw:frame></draw:g>Figure <text:sequence text:ref-name="refFigure15" text:name="Figure" text:formula="ooow:Figure+1" style:num-format="1">11</text:sequence>: NFA with shared accept states</text:p></draw:text-box></draw:frame></text:p>
      <text:p text:style-name="P215"><text:sequence-ref text:reference-format="category-and-value" text:ref-name="refFigure15">Figure 11</text:sequence-ref><text:s/><text:span text:style-name="T119">makes two modifications to the NFA in </text:span><text:span text:style-name="T119"><text:sequence-ref text:reference-format="category-and-value" text:ref-name="refFigure13">Figure 9</text:sequence-ref></text:span><text:span text:style-name="T119">. It changes the third rule so that the expression is allowed to end with the letter ‘a’ or ‘</text:span><text:span text:style-name="T122">c</text:span><text:span text:style-name="T119">’; this will cause it to overlap with expression </text:span><text:span text:style-name="T122">1</text:span><text:span text:style-name="T119">. The second change </text:span><text:span text:style-name="T120">is that the the first expression transitions to both the ‘r’ and ‘w’ accepts. This shows how AppArmor shares unique permission accept states during the build phase. </text:span><text:span text:style-name="T120"><text:sequence-ref text:reference-format="category-and-value" text:ref-name="refFigure16">Figure 12</text:sequence-ref></text:span><text:span text:style-name="T120"><text:s/>show</text:span><text:span text:style-name="T123">s</text:span><text:span text:style-name="T120"> how these </text:span><text:span text:style-name="T123">shared </text:span><text:span text:style-name="T120">permission accept states are merged </text:span><text:span text:style-name="T121">when converted to a DFA.</text:span></text:p>
      <text:p text:style-name="P215"><draw:frame draw:style-name="fr1" draw:name="Frame17" text:anchor-type="paragraph" svg:y="0.0835in" svg:width="4.8866in" draw:z-index="44"><draw:text-box fo:min-height="4.202in"><text:p text:style-name="Figure"><draw:g text:anchor-type="paragraph" draw:z-index="45" draw:name="Group object 20" draw:style-name="gr1"><draw:g draw:style-name="gr2" xml:id="id9" draw:id="id9"><draw:path draw:style-name="gr3" draw:text-style-name="P226" svg:width="0.15in" svg:height="0.4996in" svg:x="4.426in" svg:y="1.9823in" svg:viewBox="0 0 382 1270" svg:d="M0 25c38-12 78-20 118-25h143c41 5 82 13 121 26v1215c-51 16-104 26-157 29h-71c-52-3-104-12-154-28z"><text:p/></draw:path><draw:path draw:style-name="gr4" draw:text-style-name="P227" svg:width="0.1736in" svg:height="0.4776in" svg:x="4.2512in" svg:y="1.9945in" svg:viewBox="0 0 442 1214" svg:d="M442 1214c-42-13-83-32-122-54-48-28-92-61-131-100-40-40-75-85-104-134-56-97-85-207-85-319s29-222 85-319 137-177 234-233c39-23 80-41 123-55z"><text:p/></draw:path><draw:path draw:style-name="gr5" draw:text-style-name="P228" svg:width="0.1744in" svg:height="0.478in" svg:x="4.5764in" svg:y="2.0039in" svg:viewBox="0 0 444 1215" svg:d="M0 0c44 14 86 32 126 56 97 56 178 136 234 233 50 87 78 184 84 283v71c-6 100-34 197-84 283-56 97-137 178-234 234-40 23-82 42-126 55z"><text:p/></draw:path><draw:custom-shape draw:style-name="gr6" draw:text-style-name="P229" svg:width="0.5016in" svg:height="0.5016in" svg:x="4.2516in" svg:y="1.9807i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7" draw:text-style-name="P230" xml:id="id7" draw:id="id7" svg:width="0.5024in" svg:height="0.5031in" svg:x="3.248in" svg:y="1.97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231" svg:width="0.3039in" svg:height="0.3051in" svg:x="3.348in" svg:y="2.07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32" xml:id="id1" draw:id="id1" svg:width="0.5024in" svg:height="0.5016in" svg:x="0.498in" svg:y="1.2236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0" draw:text-style-name="P233" draw:type="line" svg:x1="0in" svg:y1="1.4689in" svg:x2="0.498in" svg:y2="1.4744in" draw:end-shape="id1" draw:end-glue-point="6" svg:d="M0 3731l1265 14" svg:viewBox="0 0 1266 16"><text:p/></draw:connector><draw:custom-shape draw:style-name="gr11" draw:text-style-name="P234" xml:id="id2" draw:id="id2" svg:width="0.5024in" svg:height="0.5016in" svg:x="1.248in" svg:y="1.973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36" svg:width="0.4315in" svg:height="0.4752in" svg:x="0.548in" svg:y="1.2535in"><draw:text-box><text:p text:style-name="P235"><text:span text:style-name="T129">1,2</text:span></text:p><text:p text:style-name="P235"><text:span text:style-name="T129">5,7</text:span></text:p></draw:text-box></draw:frame><draw:connector draw:style-name="gr13" draw:text-style-name="P237" draw:type="line" svg:x1="0.9264in" svg:y1="1.652in" svg:x2="1.3217in" svg:y2="2.0465in" draw:start-shape="id1" draw:start-glue-point="9" draw:end-shape="id2" draw:end-glue-point="5" svg:d="M2353 4196l1004 1002" svg:viewBox="0 0 1005 1004"><text:p/></draw:connector><draw:frame draw:style-name="gr14" draw:text-style-name="P239" svg:width="0.5724in" svg:height="0.4752in" svg:x="1.2016in" svg:y="1.978in"><draw:text-box><text:p text:style-name="P238"><text:span text:style-name="T129">3,6,7</text:span></text:p><text:p text:style-name="P238"><text:span text:style-name="T129">8,11</text:span></text:p></draw:text-box></draw:frame><draw:connector draw:style-name="gr15" draw:text-style-name="P237" draw:type="line" svg:x1="0.9264in" svg:y1="1.2965in" svg:x2="1.3217in" svg:y2="0.9043in" draw:start-shape="id1" draw:start-glue-point="11" draw:end-shape="id3" draw:end-glue-point="7" svg:d="M2353 3293l1004-996" svg:viewBox="0 0 1005 998"><text:p/></draw:connector><draw:custom-shape draw:style-name="gr16" draw:text-style-name="P234" xml:id="id5" draw:id="id5" svg:width="0.5024in" svg:height="0.5016in" svg:x="3.2457in" svg:y="3.223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7" draw:text-style-name="P239" svg:width="0.5252in" svg:height="0.4752in" svg:x="3.2528in" svg:y="3.2307in"><draw:text-box><text:p text:style-name="P238"><text:span text:style-name="T129">6,7</text:span></text:p><text:p text:style-name="P238"><text:span text:style-name="T129">8,11</text:span></text:p></draw:text-box></draw:frame><draw:custom-shape draw:style-name="gr18" draw:text-style-name="P230" xml:id="id4" draw:id="id4" svg:width="0.5024in" svg:height="0.5031in" svg:x="2.2457in" svg:y="1.975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36" svg:width="0.2933in" svg:height="0.287in" svg:x="0.872in" svg:y="1.7146in"><draw:text-box><text:p text:style-name="P235"><text:span text:style-name="T129">a</text:span></text:p></draw:text-box></draw:frame><draw:connector draw:style-name="gr20" draw:text-style-name="P237" draw:type="line" svg:x1="1.75in" svg:y1="2.2244in" svg:x2="2.2457in" svg:y2="2.2264in" draw:start-shape="id2" draw:start-glue-point="10" draw:end-shape="id4" draw:end-glue-point="6" svg:d="M4445 5650l1259 5" svg:viewBox="0 0 1261 7"><text:p/></draw:connector><draw:frame draw:style-name="gr21" draw:text-style-name="P236" svg:width="0.2925in" svg:height="0.287in" svg:x="3.9354in" svg:y="2.0055in"><draw:text-box><text:p text:style-name="P235"><text:span text:style-name="T129">b</text:span></text:p></draw:text-box></draw:frame><draw:frame draw:style-name="gr22" draw:text-style-name="P236" svg:width="0.2823in" svg:height="0.287in" svg:x="3.328in" svg:y="1.2189in"><draw:text-box><text:p text:style-name="P235"><text:span text:style-name="T129">c</text:span></text:p></draw:text-box></draw:frame><draw:connector draw:style-name="gr23" draw:text-style-name="P240" draw:type="curve" svg:x1="3.3193in" svg:y1="3.652in" svg:x2="3.6744in" svg:y2="3.652in" draw:start-shape="id5" draw:start-glue-point="7" draw:end-shape="id5" draw:end-glue-point="9" svg:d="M8431 9276c0 1032 902 1032 902 0" svg:viewBox="0 0 903 776"><text:p/></draw:connector><draw:frame draw:style-name="gr24" draw:text-style-name="P236" svg:width="0.2925in" svg:height="0.287in" svg:x="3.1071in" svg:y="2.7646in"><draw:text-box><text:p text:style-name="P235"><text:span text:style-name="T129">b</text:span></text:p></draw:text-box></draw:frame><draw:custom-shape draw:style-name="gr25" draw:text-style-name="P234" xml:id="id6" draw:id="id6" svg:width="0.5024in" svg:height="0.5016in" svg:x="2.498in" svg:y="0.473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6" draw:text-style-name="P239" svg:width="0.4315in" svg:height="0.4752in" svg:x="2.528in" svg:y="0.4807in"><draw:text-box><text:p text:style-name="P238"><text:span text:style-name="T129">7,8</text:span></text:p><text:p text:style-name="P238"><text:span text:style-name="T129">11</text:span></text:p></draw:text-box></draw:frame><draw:custom-shape draw:style-name="gr27" draw:text-style-name="P232" xml:id="id3" draw:id="id3" svg:width="0.5024in" svg:height="0.5031in" svg:x="1.248in" svg:y="0.475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8" draw:text-style-name="P236" svg:width="0.2925in" svg:height="0.2878in" svg:x="1.3571in" svg:y="0.5752in"><draw:text-box><text:p text:style-name="P235"><text:span text:style-name="T129">7</text:span></text:p></draw:text-box></draw:frame><draw:connector draw:style-name="gr29" draw:text-style-name="P240" draw:type="curve" svg:x1="2.9264in" svg:y1="0.902in" svg:x2="2.9264in" svg:y2="0.5465in" draw:start-shape="id6" draw:start-glue-point="9" draw:end-shape="id6" draw:end-glue-point="11" svg:d="M7433 2291c1032 0 1032-903 0-903" svg:viewBox="0 0 776 905"><text:p/></draw:connector><draw:frame draw:style-name="gr30" draw:text-style-name="P236" svg:width="0.4217in" svg:height="0.287in" svg:x="3.4311in" svg:y="2.65in"><draw:text-box><text:p text:style-name="P235"><text:span text:style-name="T129">a,c</text:span></text:p></draw:text-box></draw:frame><draw:frame draw:style-name="gr31" draw:text-style-name="P236" svg:width="0.2925in" svg:height="0.2878in" svg:x="2.5071in" svg:y="2.8752in"><draw:text-box><text:p text:style-name="P235"><text:span text:style-name="T129">a</text:span></text:p></draw:text-box></draw:frame><draw:connector draw:style-name="gr32" draw:text-style-name="P237" draw:type="line" svg:x1="2.498in" svg:y1="0.7244in" svg:x2="1.75in" svg:y2="0.7264in" draw:start-shape="id6" draw:start-glue-point="6" draw:end-shape="id3" draw:end-glue-point="10" svg:d="M6345 1840l-1900 5" svg:viewBox="0 0 1901 7"><text:p/></draw:connector><draw:frame draw:style-name="gr33" draw:text-style-name="P236" svg:width="0.4213in" svg:height="0.287in" svg:x="1.972in" svg:y="0in"><draw:text-box><text:p text:style-name="P235"><text:span text:style-name="T129">a,c</text:span></text:p></draw:text-box></draw:frame><draw:connector draw:style-name="gr34" draw:text-style-name="P240" draw:type="curve" svg:x1="1.4992in" svg:y1="0.4752in" svg:x2="1.248in" svg:y2="0.7264in" draw:start-shape="id3" draw:start-glue-point="4" draw:end-shape="id3" draw:end-glue-point="6" svg:d="M3808 1207c0-752-571-627-919-279-347 347-472 917 281 917" svg:viewBox="0 0 1196 1194"><text:p/></draw:connector><draw:frame draw:style-name="gr35" draw:text-style-name="P239" svg:width="0.4323in" svg:height="0.4752in" svg:x="3.2957in" svg:y="1.9807in"><draw:text-box><text:p text:style-name="P238"><text:span text:style-name="T129">6,7</text:span></text:p><text:p text:style-name="P238"><text:span text:style-name="T129">10</text:span></text:p></draw:text-box></draw:frame><draw:frame draw:style-name="gr36" draw:text-style-name="P236" svg:width="0.2925in" svg:height="0.2878in" svg:x="3.248in" svg:y="1.5398in"><draw:text-box><text:p text:style-name="P235"><text:span text:style-name="T129">b</text:span></text:p></draw:text-box></draw:frame><draw:frame draw:style-name="gr37" draw:text-style-name="P236" svg:width="0.4579in" svg:height="0.287in" svg:x="4.428in" svg:y="2.4055in"><draw:text-box><text:p text:style-name="P235"><text:span text:style-name="T129">rwx</text:span></text:p></draw:text-box></draw:frame><draw:frame draw:style-name="gr38" draw:text-style-name="P236" svg:width="0.4217in" svg:height="0.287in" svg:x="3.1811in" svg:y="0.5646in"><draw:text-box><text:p text:style-name="P235"><text:span text:style-name="T129">a,c</text:span></text:p></draw:text-box></draw:frame><draw:frame draw:style-name="gr39" draw:text-style-name="P236" svg:width="0.2925in" svg:height="0.2878in" svg:x="1.798in" svg:y="1.9898in"><draw:text-box><text:p text:style-name="P235"><text:span text:style-name="T129">b</text:span></text:p></draw:text-box></draw:frame><draw:frame draw:style-name="gr40" draw:text-style-name="P236" svg:width="0.4213in" svg:height="0.287in" svg:x="1.8071in" svg:y="3.1146in"><draw:text-box><text:p text:style-name="P235"><text:span text:style-name="T129">a,c</text:span></text:p></draw:text-box></draw:frame><draw:frame draw:style-name="gr41" draw:text-style-name="P236" svg:width="0.4213in" svg:height="0.287in" svg:x="3.348in" svg:y="3.9146in"><draw:text-box><text:p text:style-name="P235"><text:span text:style-name="T129">a,c</text:span></text:p></draw:text-box></draw:frame><draw:connector draw:style-name="gr42" draw:text-style-name="P240" draw:type="curve" svg:x1="3.6764in" svg:y1="2.0484in" svg:x2="3.3217in" svg:y2="2.0484in" draw:start-shape="id7" draw:start-glue-point="11" draw:end-shape="id7" draw:end-glue-point="5" svg:d="M9338 5203c0-1031-901-1031-901 0" svg:viewBox="0 0 903 776"><text:p/></draw:connector><draw:frame draw:style-name="gr43" draw:text-style-name="P239" xml:id="id8" draw:id="id8" svg:width="0.5252in" svg:height="0.4752in" svg:x="2.2236in" svg:y="1.978in"><draw:text-box><text:p text:style-name="P238"><text:span text:style-name="T129">4,6</text:span></text:p><text:p text:style-name="P238"><text:span text:style-name="T129">7,10</text:span></text:p></draw:text-box></draw:frame><draw:connector draw:style-name="gr44" draw:text-style-name="P240" draw:type="curve" svg:x1="1.4992in" svg:y1="0.4752in" svg:x2="2.7492in" svg:y2="0.4736in" draw:start-shape="id3" draw:start-glue-point="4" draw:end-shape="id6" draw:end-glue-point="4" svg:d="M3808 1207c0-757 3175-755 3175-4" svg:viewBox="0 0 3177 570"><text:p/></draw:connector><draw:custom-shape draw:style-name="gr45" draw:text-style-name="P231" svg:width="0.3039in" svg:height="0.3043in" svg:x="3.348in" svg:y="3.32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6" draw:text-style-name="P231" svg:width="0.3039in" svg:height="0.3043in" svg:x="2.348in" svg:y="2.0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7" draw:text-style-name="P231" svg:width="0.3039in" svg:height="0.3043in" svg:x="2.598in" svg:y="0.57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8" draw:text-style-name="P231" svg:width="0.3039in" svg:height="0.3043in" svg:x="1.348in" svg:y="2.07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9" draw:text-style-name="P237" svg:x1="3.4976in" svg:y1="2.4752in" svg:x2="3.4976in" svg:y2="3.2252in"><text:p/></draw:line><draw:connector draw:style-name="gr50" draw:text-style-name="P237" draw:type="line" svg:x1="3.3193in" svg:y1="3.2965in" svg:x2="3.3217in" svg:y2="2.4043in" draw:start-shape="id5" draw:start-glue-point="5" draw:end-shape="id7" draw:end-glue-point="7" svg:d="M8431 8373l6-2266" svg:viewBox="0 0 7 2268"><text:p/></draw:connector><draw:connector draw:style-name="gr51" draw:text-style-name="P237" draw:type="curve" svg:x1="2.4972in" svg:y1="2.478in" svg:x2="3.2457in" svg:y2="3.4744in" draw:start-shape="id4" draw:start-glue-point="8" draw:end-shape="id5" draw:end-glue-point="6" svg:d="M6343 6294c0 1688 633 2531 1901 2531" svg:viewBox="0 0 1903 2533"><text:p/></draw:connector><draw:connector draw:style-name="gr52" draw:text-style-name="P237" draw:type="curve" svg:x1="1.4992in" svg:y1="2.4752in" svg:x2="3.3193in" svg:y2="3.652in" draw:start-shape="id2" draw:start-glue-point="8" draw:end-shape="id5" draw:end-glue-point="7" svg:d="M3808 6287c0 1993 1540 2989 4623 2989" svg:viewBox="0 0 4625 2992"><text:p/></draw:connector><draw:frame draw:style-name="gr53" draw:text-style-name="P236" svg:width="0.2823in" svg:height="0.287in" svg:x="1.2917in" svg:y="2.4in"><draw:text-box><text:p text:style-name="P235"><text:span text:style-name="T129">x</text:span></text:p></draw:text-box></draw:frame><draw:frame draw:style-name="gr54" draw:text-style-name="P236" svg:width="0.2823in" svg:height="0.2878in" svg:x="2.7209in" svg:y="0.8807in"><draw:text-box><text:p text:style-name="P235"><text:span text:style-name="T129">x</text:span></text:p></draw:text-box></draw:frame><draw:frame draw:style-name="gr55" draw:text-style-name="P236" svg:width="0.2823in" svg:height="0.287in" svg:x="3.3673in" svg:y="3.65in"><draw:text-box><text:p text:style-name="P235"><text:span text:style-name="T129">x</text:span></text:p></draw:text-box></draw:frame><draw:frame draw:style-name="gr56" draw:text-style-name="P236" svg:width="0.324in" svg:height="0.287in" svg:x="2.248in" svg:y="2.4in"><draw:text-box><text:p text:style-name="P235"><text:span text:style-name="T129">w</text:span></text:p></draw:text-box></draw:frame><draw:frame draw:style-name="gr57" draw:text-style-name="P236" svg:width="0.2539in" svg:height="0.287in" svg:x="3.448in" svg:y="2.4in"><draw:text-box><text:p text:style-name="P235"><text:span text:style-name="T129">r</text:span></text:p></draw:text-box></draw:frame><draw:frame draw:style-name="gr58" draw:text-style-name="P236" svg:width="0.2925in" svg:height="0.2878in" svg:x="0.828in" svg:y="0.9307in"><draw:text-box><text:p text:style-name="P235"><text:span text:style-name="T129">b</text:span></text:p></draw:text-box></draw:frame><draw:frame draw:style-name="gr59" draw:text-style-name="P236" svg:width="0.2925in" svg:height="0.287in" svg:x="1.578in" svg:y="1.2189in"><draw:text-box><text:p text:style-name="P235"><text:span text:style-name="T129">c</text:span></text:p></draw:text-box></draw:frame><draw:frame draw:style-name="gr60" draw:text-style-name="P236" svg:width="0.2925in" svg:height="0.2878in" svg:x="0.9528in" svg:y="0.1307in"><draw:text-box><text:p text:style-name="P235"><text:span text:style-name="T129">b</text:span></text:p></draw:text-box></draw:frame><draw:frame draw:style-name="gr61" draw:text-style-name="P236" svg:width="0.2925in" svg:height="0.287in" svg:x="2.0602in" svg:y="0.6689in"><draw:text-box><text:p text:style-name="P235"><text:span text:style-name="T129">b</text:span></text:p></draw:text-box></draw:frame><draw:connector draw:style-name="gr62" draw:text-style-name="P237" draw:type="line" svg:x1="2.7484in" svg:y1="2.2154in" svg:x2="3.248in" svg:y2="2.2264in" draw:start-shape="id8" draw:start-glue-point="1" draw:end-shape="id7" draw:end-glue-point="6" svg:d="M6981 5627l1269 28" svg:viewBox="0 0 1270 30"><text:p/></draw:connector><draw:frame draw:style-name="gr63" draw:text-style-name="P236" svg:width="0.2925in" svg:height="0.2878in" svg:x="2.8028in" svg:y="1.9807in"><draw:text-box><text:p text:style-name="P235"><text:span text:style-name="T129">b</text:span></text:p></draw:text-box></draw:frame><draw:frame draw:style-name="gr64" draw:text-style-name="P242" svg:width="0.6248in" svg:height="0.4531in" svg:x="4.2035in" svg:y="2.0165in"><draw:text-box><text:p text:style-name="P241"><text:span text:style-name="T130">6,7,10</text:span></text:p><text:p text:style-name="P241"><text:span text:style-name="T130">8,9,11</text:span></text:p></draw:text-box></draw:frame><draw:frame draw:style-name="gr65" draw:text-style-name="P236" svg:width="0.4213in" svg:height="0.287in" svg:x="4.0571in" svg:y="2.8555in"><draw:text-box><text:p text:style-name="P235"><text:span text:style-name="T129">a,c</text:span></text:p></draw:text-box></draw:frame><draw:connector draw:style-name="gr66" draw:text-style-name="P237" draw:type="curve" draw:line-skew="-0.4374in" svg:x1="2.4972in" svg:y1="1.9752in" svg:x2="4.502in" svg:y2="1.9807in" draw:start-shape="id4" draw:start-glue-point="4" draw:end-shape="id9" draw:end-glue-point="0" svg:d="M6343 5017c0-2419 5092-2426 5092 14" svg:viewBox="0 0 5094 1831"><text:p/></draw:connector><draw:connector draw:style-name="gr67" draw:text-style-name="P237" draw:type="curve" svg:x1="4.502in" svg:y1="2.4819in" svg:x2="3.748in" svg:y2="3.4744in" draw:start-shape="id9" draw:start-glue-point="2" draw:end-shape="id5" draw:end-glue-point="10" svg:d="M11435 6304c0 1681-638 2521-1915 2521" svg:viewBox="0 0 1917 2522"><text:p/></draw:connector><draw:connector draw:style-name="gr68" draw:text-style-name="P237" draw:type="line" svg:x1="4.2516in" svg:y1="2.2311in" svg:x2="3.75in" svg:y2="2.2264in" draw:start-shape="id9" draw:start-glue-point="3" draw:end-shape="id7" draw:end-glue-point="10" svg:d="M10799 5667l-1274-12" svg:viewBox="0 0 1275 14"><text:p/></draw:connector><draw:custom-shape draw:style-name="gr69" draw:text-style-name="P231" svg:width="0.3043in" svg:height="0.3043in" svg:x="4.3484in" svg:y="2.0807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70" draw:text-style-name="P237" draw:type="curve" svg:x1="1in" svg:y1="1.4744in" svg:x2="2.7492in" svg:y2="0.9752in" draw:start-shape="id1" draw:start-glue-point="10" draw:end-shape="id6" draw:end-glue-point="8" svg:d="M2540 3745c2963 0 4443-422 4443-1268" svg:viewBox="0 0 4445 1270"><text:p/></draw:connector></draw:g>Figure <text:sequence text:ref-name="refFigure16" text:name="Figure" text:formula="ooow:Figure+1" style:num-format="1">12</text:sequence>: DFA with shared accept states</text:p></draw:text-box></draw:frame><text:soft-page-break/></text:p>
      <text:p text:style-name="P217">In particular because the string ‘abc’ is matched by <text:span text:style-name="T124">the first and third</text:span> expressions it will have the permissions from each of the unique accept states. <text:span text:style-name="T124">Overlapping expressions will have their permissions accumulated by the DFA construction, so as long as only a single DFA is walked no further work is needed to account for permissions. For dynamic accumulation of permission between multiple DFAs and dealing with conflicts please see further information in ???</text:span><text:span text:style-name="T125">run time walk??? and ???build time???</text:span><text:span text:style-name="T124">.</text:span></text:p>
      <text:h text:style-name="Heading_20_2" text:outline-level="2"><text:bookmark-start text:name="__RefHeading___Toc10728_3317420195"/>Naive DFA implementation<text:bookmark-end text:name="__RefHeading___Toc10728_3317420195"/></text:h>
      <text:p text:style-name="P117">A naive implementation of a DFA is an array of states with each storing accept information and an array transitions indexed by input. For the purposes of comparison with AppArmor’s DFA the equivalent C structure would be</text:p>
      <text:p text:style-name="P117"><draw:frame text:anchor-type="paragraph" draw:z-index="16" draw:name="Text Frame 'struct s...' 1" draw:style-name="gr619" draw:text-style-name="P250" svg:width="2.2795in" svg:height="1.4988in" svg:x="2.3228in" svg:y="0.0835in"><draw:text-box><text:p text:style-name="P245"><text:span text:style-name="T133">struct state {</text:span></text:p><text:p text:style-name="P245"><text:span text:style-name="T133"><text:tab/></text:span><text:span text:style-name="T133">u32 accept 1;</text:span></text:p><text:p text:style-name="P245"><text:span text:style-name="T133"><text:tab/></text:span><text:span text:style-name="T133">u16 next[256];</text:span></text:p><text:p text:style-name="P245"><text:span text:style-name="T133">};</text:span></text:p></draw:text-box></draw:frame></text:p>
      <text:p text:style-name="P82">with indexing <text:span text:style-name="T80">to find the next state being</text:span></text:p>
      <text:p text:style-name="P82"><draw:frame text:anchor-type="paragraph" draw:z-index="17" draw:name="Text Frame 'state = ...' 1" draw:style-name="gr618" draw:text-style-name="P250" svg:width="3.4476in" svg:height="0.387in" svg:x="1.739in" svg:y="0.0839in"><draw:text-box><text:p text:style-name="P245"><text:span text:style-name="T133">state = </text:span><text:span text:style-name="T133">dfa[state].next[*inp</text:span><text:span text:style-name="T133">ut];</text:span></text:p></draw:text-box></draw:frame></text:p>
      <text:p text:style-name="P118"><text:soft-page-break/>with the size of the dfa being the number of states * (<text:span text:style-name="T87">4</text:span>+2*256).</text:p>
      <text:h text:style-name="P81" text:outline-level="2"><text:bookmark-start text:name="__RefHeading___Toc6928_4138333514"/><text:span text:style-name="T29">C</text:span><text:span text:style-name="T28">ompressed DFA/HFA </text:span><text:span text:style-name="T29">(cDFA/cHFA)</text:span><text:bookmark-end text:name="__RefHeading___Toc6928_4138333514"/></text:h>
      <text:p text:style-name="P111">AppArmors usage pattern for eHFAs is performing thousands or even millions of matches for every time a eHFA gets created. As such AppArmor prioritizes run time performance and memory usage. It performs many operations to reduce the eHFA via state minimization and compression techniques. <text:span text:style-name="T37">The only time the eHFA isn’t compressed is during the build phase, the runtime format is compressed in a manner that is still efficient to access and the storage format may have additional compression applied.</text:span></text:p>
      <text:p text:style-name="P112"><text:span text:style-name="T37">The</text:span> run time run time compress<text:span text:style-name="T37">ion</text:span> format designed to reduce memory usage, <text:span text:style-name="T37">be efficient for processors to access</text:span> and improve cache hits. While it may seem other formats <text:span text:style-name="T37">(eg. uncompressed) </text:span>might be faster testing has show<text:span text:style-name="T37">n that on modern processors the compressed format in the separate table layout is usually faster; while it does </text:span><text:span text:style-name="T66">require</text:span><text:span text:style-name="T37"> a few </text:span><text:span text:style-name="T66">extra </text:span><text:span text:style-name="T37">operations it results in better use of caches.</text:span> <text:span text:style-name="T37">Even in cases where it is slow</text:span><text:span text:style-name="T66">er</text:span><text:span text:style-name="T37"> the</text:span> format <text:span text:style-name="T37">has been shown </text:span>to have a very good balance between memory use and performance.</text:p>
      <text:p text:style-name="P113">The run time format of the cDFA/cHFA is different than the stored format in a couple of ways. The data tables are converted to machine native format and alignments, information not needed at run time is discarded and the storage (container) format m<text:span text:style-name="T67">a</text:span>y employ addition <text:span text:style-name="T30">compression</text:span> to reduce its size while at rest.</text:p>
      <text:h text:style-name="P78" text:outline-level="3"><text:bookmark-start text:name="__RefHeading___Toc6603_4080081430"/><text:span text:style-name="T29">Run Time C</text:span>ompressed DFA/HFA<text:bookmark-end text:name="__RefHeading___Toc6603_4080081430"/></text:h>
      <text:p text:style-name="P61"><text:span text:style-name="T5">The AppArmor compressed DFA/HFA format is </text:span><text:span text:style-name="T7">loosely </text:span><text:span text:style-name="T5">based off of the flex DFA table format. The base format has rema</text:span><text:span text:style-name="T7">i</text:span><text:span text:style-name="T5">n</text:span><text:span text:style-name="T7">e</text:span><text:span text:style-name="T5">d the same since its introduction but it has been tweaked and extend. The base <text:s/>layout is common to all versions of AppArmor; ha</text:span><text:span text:style-name="T10">ving</text:span><text:span text:style-name="T5"> five </text:span><text:span text:style-name="T13">required </text:span><text:span text:style-name="T5">tables: default, base, next, check, </text:span><text:span text:style-name="T10">and </text:span><text:span text:style-name="T5">accept. </text:span><text:span text:style-name="T13">There are also optional tables: equivalent class, and accept2 that may be used.</text:span></text:p>
      <text:p text:style-name="P61"><text:span text:style-name="T5">The </text:span><text:span text:style-name="T16">default</text:span><text:span text:style-name="T5">, </text:span><text:span text:style-name="T16">base</text:span><text:span text:style-name="T5">, </text:span><text:span text:style-name="T13">a</text:span><text:span text:style-name="T16">ccept</text:span><text:span text:style-name="T5"> </text:span><text:span text:style-name="T13">and accept2 </text:span><text:span text:style-name="T5">tables have the same length </text:span><text:span text:style-name="T6">(number of entries) </text:span><text:span text:style-name="T5">and are indexed by the state number. The </text:span><text:span text:style-name="T16">check</text:span><text:span text:style-name="T5">, and </text:span><text:span text:style-name="T16">accept</text:span><text:span text:style-name="T5"> tables are the same size and are index by a states </text:span><text:span text:style-name="T16">base</text:span><text:span text:style-name="T5"> value + input </text:span><text:span text:style-name="T13">byte</text:span><text:span text:style-name="T5">. </text:span></text:p>
      <text:h text:style-name="P79" text:outline-level="4"><text:bookmark-start text:name="__RefHeading___Toc6932_4138333514"/>Trap/<text:span text:style-name="T67">Non-accepting</text:span> State<text:bookmark-end text:name="__RefHeading___Toc6932_4138333514"/></text:h>
      <text:p text:style-name="P20">The trap state is a special state that has no permissions and no transitions. Once it is entered no input will cause the state machine to transition out of this state. The trap state is state 0 in the dfa making it easy to test for if early bailout during matching is desired.</text:p>
      <text:h text:style-name="P79" text:outline-level="4"><text:bookmark-start text:name="__RefHeading___Toc6934_4138333514"/>Start State<text:bookmark-end text:name="__RefHeading___Toc6934_4138333514"/></text:h>
      <text:p text:style-name="P20">The start state is the state where a match against the DFA should start. Technically any valid state within the DFA can be a start state as long as an external mechanism specifies which state should be used.</text:p>
      <text:p text:style-name="P20">If no state is specified the default state is state 1.</text:p>
      <text:h text:style-name="P79" text:outline-level="4"><text:bookmark-start text:name="__RefHeading___Toc6978_4138333514"/><text:soft-page-break/>Base Table<text:bookmark-end text:name="__RefHeading___Toc6978_4138333514"/></text:h>
      <text:p text:style-name="P104"><text:span text:style-name="T5">The base table entry contains both an offset value for the next/check tables and a set of flags. When the flags are not set the base table is indexed by the state</text:span><text:span text:style-name="T14"> </text:span><text:span text:style-name="T5">(</text:span><text:span text:style-name="T18">base</text:span><text:span text:style-name="T9">[state]</text:span><text:span text:style-name="T8">) to find</text:span><text:span text:style-name="T14"> the start position in the </text:span><text:span text:style-name="T18">next/check</text:span><text:span text:style-name="T14"> tables.</text:span></text:p>
      <text:p text:style-name="P114"><text:bookmark-start text:name="__RefHeading___Toc6938_4138333514"/><text:bookmark text:name="eHFA.2FeDFA"/>eHFA/eDFA<text:bookmark text:name="flags"/> <text:span text:style-name="T36">Flags</text:span><text:bookmark-end text:name="__RefHeading___Toc6938_4138333514"/></text:p>
      <text:p text:style-name="P171"><text:span text:style-name="T39">T</text:span>he upper 8 bits <text:span text:style-name="T39">of each </text:span><text:span text:style-name="T23">base</text:span><text:span text:style-name="T39"> table entry </text:span>are reserved for <text:span text:style-name="T39">state </text:span>flags. The<text:span text:style-name="T39">se</text:span> flags used to track which states have special conditions/<text:span text:style-name="T127">extensions, and are covered in more detail in the </text:span><text:span text:style-name="T26">Base DFA Extensions</text:span><text:span text:style-name="T127"> section.</text:span></text:p>
      <text:list xml:id="list3234447329" text:style-name="L6">
        <text:list-item>
          <text:p text:style-name="P148">differential state <text:span text:style-name="T40">encoding</text:span></text:p>
        </text:list-item>
        <text:list-item>
          <text:p text:style-name="P172">out of bounds (oob) transitions</text:p>
        </text:list-item>
      </text:list>
      <text:h text:style-name="P79" text:outline-level="4"><text:bookmark-start text:name="__RefHeading___Toc6936_4138333514"/>Default Table<text:bookmark-end text:name="__RefHeading___Toc6936_4138333514"/></text:h>
      <text:p text:style-name="P19">The <text:span text:style-name="T21">default</text:span> table stores the default transition for a given state, it is used when, when the value at <text:span text:style-name="T24">check</text:span><text:span text:style-name="T68">[</text:span><text:span text:style-name="T21">base</text:span><text:span text:style-name="T70">[state]</text:span> + input<text:span text:style-name="T68">]</text:span> does not equal the current state. </text:p>
      <text:p text:style-name="P18">The default table will be setup in the most efficient way possible. For many states this will mean the defined transitions <text:span text:style-name="T32">will point to new valid states and the default transition will be to the </text:span><text:span text:style-name="T22">trap state</text:span><text:span text:style-name="T32">. However it is possible that the default transition will point to a valid state and one or more input based transitions will point to the trap state or an alternate valid state.</text:span></text:p>
      <text:p text:style-name="P18"/>
      <text:h text:style-name="P79" text:outline-level="4"><text:bookmark-start text:name="__RefHeading___Toc6980_4138333514"/>Next/Check Tables<text:bookmark-end text:name="__RefHeading___Toc6980_4138333514"/></text:h>
      <text:p text:style-name="P61"><text:span text:style-name="T14"><text:s/>The </text:span><text:span text:style-name="T18">next</text:span><text:span text:style-name="T14"> table provides the next state to </text:span><text:span text:style-name="T6">transition</text:span><text:span text:style-name="T14"> to. </text:span><text:span text:style-name="T6">via</text:span><text:span text:style-name="T14"> </text:span><text:span text:style-name="T17">next</text:span><text:span text:style-name="T6">[</text:span><text:span text:style-name="T18">base</text:span><text:span text:style-name="T6">[state]</text:span><text:span text:style-name="T14"> + input</text:span><text:span text:style-name="T6">],</text:span><text:span text:style-name="T14"> if the corresponding check entry matches the current state. </text:span><text:span text:style-name="T15">This encoding allows different states to have overlapping ranges in the table as long as a states transitions fill holes in the overlapping states transitions. Where the holes in a states transitions are created by the default state and differential encoding.</text:span></text:p>
      <text:p text:style-name="P121"><text:span text:style-name="T15">T</text:span><text:span text:style-name="T5">his overlapping of state transition tables allows for a form of compression with a runtime overhead of comparing the current state against the check table entry.</text:span></text:p>
      <text:p text:style-name="P173">See the Example DFA section below for an example.</text:p>
      <text:p text:style-name="P105"/>
      <text:p text:style-name="P80"><text:bookmark-start text:name="__RefHeading___Toc6173_4080081430"/><text:bookmark text:name="DFA16"/>DFA16<text:bookmark-end text:name="__RefHeading___Toc6173_4080081430"/></text:p>
      <text:p text:style-name="P61"><text:span text:style-name="T5">In the DFA16 format, the default, next and check tables are 16 bits wide allowing for at most 65,536 states. It is used when possible to reduce the amount of memory needed by a DFA at run time. The base table is 32 bits wide with the upper byte reserved for flags. The accept table</text:span><text:span text:style-name="T6">(s)</text:span><text:span text:style-name="T5"> size is defined by the application (see </text:span><text:a xlink:type="simple" xlink:href="http://wiki.apparmor.net/index.php/TechnicalDoc_HFA_permissions" text:style-name="Internet_20_link" text:visited-style-name="Visited_20_Internet_20_Link"><text:span text:style-name="T4">Encoding permissions</text:span></text:a><text:span text:style-name="T5"> for apparmor's use of it).</text:span></text:p>
      <text:p text:style-name="P80"/>
      <text:p text:style-name="P80"><text:bookmark-start text:name="__RefHeading___Toc6175_4080081430"/><text:bookmark text:name="DFA32"/>DFA32<text:bookmark-end text:name="__RefHeading___Toc6175_4080081430"/></text:p>
      <text:p text:style-name="P10">In the DFA32 format, the default, next, and check tables are 32 bits wide allowing for the DFA to be much larger at the cost of a larger memory foot print. The base table remains 32 bits wide but a new table is added to store that states flags, thus giving it a full 32bit index. The accept table size remains defined by the application just like in the DFA16 format.</text:p>
      <text:h text:style-name="P79" text:outline-level="4"><text:bookmark-start text:name="__RefHeading___Toc6177_4080081430"/><text:soft-page-break/>Equivalence Class Table<text:bookmark-end text:name="__RefHeading___Toc6177_4080081430"/></text:h>
      <text:p text:style-name="P115">The DFA supports an additional Equivalence Class (EQ) table. When present this table has a fixed size of 256 entries and it is used to map an input byte to an alternative byte to be used for lookup in the dfa. Equivalence classes can be used on some data types to help reduce common input into contiguous blocks that can be used to achieve better packing with comb compression.</text:p>
      <text:p text:style-name="P115">The DFA is currently limited to a single equivalence class table that is applied globally to all input of the dfa.</text:p>
      <text:p text:style-name="P115"/>
      <text:p text:style-name="P116">The presence of the equivalence class table changes the dfa walk from</text:p>
      <text:p text:style-name="P116"><text:s text:c="3"/>check/next[base[state] + input]</text:p>
      <text:p text:style-name="P116">to</text:p>
      <text:p text:style-name="P116"><text:s text:c="3"/>check/next[base[state] + EQ[input]]</text:p>
      <text:h text:style-name="P79" text:outline-level="4"><text:bookmark-start text:name="__RefHeading___Toc6982_4138333514"/>Accept Table<text:bookmark-end text:name="__RefHeading___Toc6982_4138333514"/></text:h>
      <text:p text:style-name="P19">The accept table while being part of the DFA is not used by the DFA, its values are defined externally to the DFA <text:span text:style-name="T66">and its up to the user of the DFA to interpret the Accept tables</text:span>.</text:p>
      <text:h text:style-name="P79" text:outline-level="4"><text:bookmark-start text:name="__RefHeading___Toc6179_4080081430"/><text:bookmark text:name="AppArmor_2.3_-_2.7"/>A<text:span text:style-name="T31">ccept2 Table</text:span><text:bookmark-end text:name="__RefHeading___Toc6179_4080081430"/></text:h>
      <text:p text:style-name="P10"><text:span text:style-name="T31">In AppArmor 2.3 </text:span>A second accept table was added. <text:span text:style-name="T31">It has the same length and data type as the accept table. </text:span><text:span text:style-name="T39">AppArmor currently only uses Accept2 when permissions are directly encoded in the accept table. For a detailed discussion of</text:span><text:span text:style-name="T31"> </text:span><text:span text:style-name="T71">permission encoding in the accept tables see ???</text:span><text:span text:style-name="T31">.</text:span></text:p>
      <text:h text:style-name="P86" text:outline-level="3"><text:bookmark-start text:name="__RefHeading___Toc20184_3317420195"/>Example DFA<text:bookmark-end text:name="__RefHeading___Toc20184_3317420195"/></text:h>
      <text:p text:style-name="P87">For the DFA in <text:sequence-ref text:reference-format="category-and-value" text:ref-name="refFigure5">Figure 13</text:sequence-ref><text:s/>that has <text:span text:style-name="T84">a trap state of 0 and </text:span>the 3 possible input values of a, b, and c.</text:p>
      <text:p text:style-name="P87"><draw:frame draw:style-name="fr1" draw:name="Frame6" text:anchor-type="paragraph" svg:y="0.0008in" svg:width="3.0118in" draw:z-index="18"><draw:text-box fo:min-height="1.002in"><text:p text:style-name="Figure"><draw:g text:anchor-type="paragraph" draw:z-index="19" draw:name="Group object 6" draw:style-name="gr608"><draw:custom-shape draw:style-name="gr609" draw:text-style-name="P232" xml:id="id69" draw:id="id69" svg:width="0.5031in" svg:height="0.5024in" svg:x="0.5079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09" draw:text-style-name="P232" xml:id="id70" draw:id="id70" svg:width="0.5016in" svg:height="0.5024in" svg:x="1.5079in" svg:y="0.4965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610" draw:text-style-name="P254" draw:type="line" svg:x1="1.0106in" svg:y1="0.75in" svg:x2="1.5079in" svg:y2="0.748in" draw:start-shape="id69" draw:start-glue-point="10" draw:end-shape="id70" draw:end-glue-point="6" svg:d="M2567 1905l1263-5" svg:viewBox="0 0 1265 7"><text:p/></draw:connector><draw:frame draw:style-name="gr611" draw:text-style-name="P243" svg:width="0.2925in" svg:height="0.2921in" svg:x="1.078in" svg:y="0.4984in"><draw:text-box><text:p text:style-name="P235"><text:span text:style-name="T134">a</text:span></text:p></draw:text-box></draw:frame><draw:connector draw:style-name="gr612" draw:text-style-name="P233" draw:type="line" svg:x1="0.0008in" svg:y1="0.75in" svg:x2="0.5075in" svg:y2="0.7583in" svg:d="M2 1905l1287 21" svg:viewBox="0 0 1289 23"><text:p/></draw:connector><draw:frame draw:style-name="gr611" draw:text-style-name="P243" svg:width="0.2925in" svg:height="0.2921in" svg:x="1.6134in" svg:y="0.6047in"><draw:text-box><text:p text:style-name="P235"><text:span text:style-name="T134">2</text:span></text:p></draw:text-box></draw:frame><draw:frame draw:style-name="gr613" draw:text-style-name="P243" svg:width="0.2933in" svg:height="0.2925in" svg:x="0.6142in" svg:y="0.6071in"><draw:text-box><text:p text:style-name="P235"><text:span text:style-name="T134">1</text:span></text:p></draw:text-box></draw:frame><draw:connector draw:style-name="gr610" draw:text-style-name="P240" draw:type="curve" svg:x1="2.0091in" svg:y1="0.748in" svg:x2="2.5075in" svg:y2="0.7492in" draw:start-shape="id70" draw:start-glue-point="10" svg:d="M5103 1900c1328 0 695 3 1266 3" svg:viewBox="0 0 1268 5"><text:p/></draw:connector><draw:custom-shape draw:style-name="gr614" draw:text-style-name="P232" xml:id="id71" draw:id="id71" svg:width="0.5024in" svg:height="0.5024in" svg:x="2.5083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15" draw:text-style-name="P231" svg:width="0.3039in" svg:height="0.3043in" svg:x="2.6079in" svg:y="0.598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610" draw:text-style-name="P240" draw:type="curve" svg:x1="2.9366in" svg:y1="0.572in" svg:x2="2.5819in" svg:y2="0.572in" draw:start-shape="id71" draw:start-glue-point="11" draw:end-shape="id71" draw:end-glue-point="5" svg:d="M7459 1453c0-1033-901-1033-901 0" svg:viewBox="0 0 903 776"><text:p/></draw:connector><draw:frame draw:style-name="gr616" draw:text-style-name="P243" svg:width="0.2634in" svg:height="0.2925in" svg:x="2.6287in" svg:y="0in"><draw:text-box><text:p text:style-name="P235"><text:span text:style-name="T134">*</text:span></text:p></draw:text-box></draw:frame><draw:frame draw:style-name="gr613" draw:text-style-name="P243" svg:width="0.2933in" svg:height="0.2925in" svg:x="2.6142in" svg:y="0.6071in"><draw:text-box><text:p text:style-name="P235"><text:span text:style-name="T134">3</text:span></text:p></draw:text-box></draw:frame><draw:frame draw:style-name="gr617" draw:text-style-name="P243" svg:width="0.4685in" svg:height="0.2925in" svg:x="2.0161in" svg:y="0.45in"><draw:text-box><text:p text:style-name="P235"><text:span text:style-name="T134">b, c</text:span></text:p></draw:text-box></draw:frame></draw:g>Figure <text:sequence text:ref-name="refFigure5" text:name="Figure" text:formula="ooow:Figure+1" style:num-format="1">13</text:sequence>: <text:span text:style-name="T83">DFA for ^a(b|c).*</text:span> </text:p></draw:text-box></draw:frame></text:p>
      <text:p text:style-name="P87"/>
      <text:p text:style-name="P87"><text:s/>A possible cDFA table layout would be</text:p>
      <text:p text:style-name="P87"><draw:g text:anchor-type="paragraph" draw:z-index="20" draw:name="Group object 7" draw:style-name="gr607"><draw:g draw:style-name="gr2"><draw:g draw:style-name="gr2"><draw:path draw:style-name="gr603" draw:text-style-name="P250" svg:width="0.7106in" svg:height="1.778in" svg:x="5.1567in" svg:y="0.0831in" svg:viewBox="0 0 1806 4517" svg:d="M0 4517c0-1506 0-3011 0-4517 602 0 1204 0 1806 0 0 1506 0 3011 0 4517-602 0-1204 0-1806 0z"><text:p/></draw:path><draw:path draw:style-name="gr604" draw:text-style-name="P247" svg:width="0.1394in" svg:height="0.172in" svg:x="5.2764in" svg:y="0.1878in" svg:viewBox="0 0 355 438" svg:d="M283 438l-233-373 1 30 2 52v291h-53v-438h69l236 375c-2-40-4-70-4-88v-287h54v438z"><text:p/></draw:path><draw:path draw:style-name="gr604" draw:text-style-name="P247" svg:width="0.1169in" svg:height="0.1366in" svg:x="5.4465in" svg:y="0.2244in" svg:viewBox="0 0 298 348" svg:d="M59 186c0 39 8 68 23 89 16 21 40 31 70 31 24 0 44-4 58-14 15-10 25-22 30-37l49 14c-20 53-66 79-137 79-49 0-87-15-113-44-26-30-39-74-39-132 0-55 13-98 39-128 26-29 63-44 111-44 99 0 148 60 148 179v7zM240 143c-3-35-12-61-27-77-15-17-36-25-64-25-27 0-48 9-64 28-16 18-25 43-26 74z"><text:p/></draw:path><draw:path draw:style-name="gr604" draw:text-style-name="P247" svg:width="0.1193in" svg:height="0.1319in" svg:x="5.5764in" svg:y="0.2268in" svg:viewBox="0 0 304 336" svg:d="M241 336c-30-46-60-92-90-138-30 46-61 92-91 138-20 0-40 0-60 0 40-58 80-115 119-173-38-54-75-109-113-163 20 0 41 0 61 0 28 44 56 87 84 131 28-44 55-87 83-131 21 0 42 0 62 0-38 54-75 108-113 163 40 57 80 115 121 173-21 0-42 0-63 0z"><text:p/></draw:path><draw:path draw:style-name="gr604" draw:text-style-name="P247" svg:width="0.0634in" svg:height="0.1634in" svg:x="5.7028in" svg:y="0.1972in" svg:viewBox="0 0 162 416" svg:d="M162 409c-18 5-37 7-56 7-45 0-67-25-67-76v-224h-39v-41h41l16-75h38v75h62v41h-62v212c0 16 2 27 7 34 6 6 15 10 28 10 7 0 18-2 32-5z"><text:p/></draw:path><draw:path draw:style-name="gr604" draw:text-style-name="P247" svg:width="0.1193in" svg:height="0.1768in" svg:x="5.265in" svg:y="0.4646in" svg:viewBox="0 0 304 450" svg:d="M304 225c0 73-13 129-39 167-26 39-64 58-114 58s-88-19-113-57c-25-39-38-95-38-168 0-75 12-131 37-169 24-37 63-56 116-56 51 0 89 19 114 57 24 38 37 94 37 168zM247 225c0-63-7-109-22-137-15-29-39-43-72-43-34 0-59 14-74 42s-23 74-23 138c0 62 8 107 23 136s40 43 73 43c32 0 57-14 72-44 15-29 23-74 23-135z"><text:p/></draw:path><draw:path draw:style-name="gr604" draw:text-style-name="P247" svg:width="0.1193in" svg:height="0.1768in" svg:x="5.265in" svg:y="0.7441in" svg:viewBox="0 0 304 450" svg:d="M304 225c0 73-13 129-39 167-26 39-64 58-114 58s-88-19-113-57c-25-39-38-95-38-168 0-75 12-131 37-169 24-37 63-56 116-56 51 0 89 19 114 57 24 38 37 94 37 168zM247 225c0-63-7-109-22-137-15-29-39-43-72-43-34 0-59 14-74 42s-23 74-23 138c0 62 8 107 23 136s40 43 73 43c32 0 57-14 72-44 15-29 23-74 23-135z"><text:p/></draw:path><draw:path draw:style-name="gr604" draw:text-style-name="P247" svg:width="0.1193in" svg:height="0.1768in" svg:x="5.265in" svg:y="1.024in" svg:viewBox="0 0 304 450" svg:d="M304 225c0 73-13 129-39 167-26 39-64 58-114 58s-88-19-113-57c-25-39-38-95-38-168 0-75 12-131 37-169 24-37 63-56 116-56 51 0 89 19 114 57 24 38 37 94 37 168zM247 225c0-63-7-109-22-137-15-29-39-43-72-43-34 0-59 14-74 42s-23 74-23 138c0 62 8 107 23 136s40 43 73 43c32 0 57-14 72-44 15-29 23-74 23-135z"><text:p/></draw:path><draw:path draw:style-name="gr604" draw:text-style-name="P247" svg:width="0.1134in" svg:height="0.1744in" svg:x="5.2677in" svg:y="1.3039in" svg:viewBox="0 0 289 444" svg:d="M0 444v-39c11-25 23-46 39-65 15-18 31-35 48-50 16-15 33-29 49-42 17-12 32-25 45-38s24-26 32-40c8-15 12-31 12-48 0-24-7-43-21-56s-34-20-59-20c-23 0-43 6-58 19-16 13-25 31-27 55l-58-5c5-35 19-63 45-84s58-31 98-31c44 0 78 10 102 31s35 51 35 89c0 17-3 34-11 50-8 17-19 34-35 51-15 17-44 42-87 78-24 19-43 37-57 52-14 16-24 31-31 45h228v48z"><text:p/></draw:path><draw:path draw:style-name="gr604" draw:text-style-name="P247" svg:width="0.1193in" svg:height="0.1768in" svg:x="5.265in" svg:y="1.5846in" svg:viewBox="0 0 304 450" svg:d="M304 225c0 73-13 129-39 167-26 39-64 58-114 58s-88-19-113-57c-25-39-38-95-38-168 0-75 12-131 37-169 24-37 63-56 116-56 51 0 89 19 114 57 24 38 37 94 37 168zM247 225c0-63-7-109-22-137-15-29-39-43-72-43-34 0-59 14-74 42s-23 74-23 138c0 62 8 107 23 136s40 43 73 43c32 0 57-14 72-44 15-29 23-74 23-135z"><text:p/></draw:path></draw:g><draw:g draw:style-name="gr2"><draw:path draw:style-name="gr603" draw:text-style-name="P250" svg:width="0.9039in" svg:height="1.778in" svg:x="5.8634in" svg:y="0.0831in" svg:viewBox="0 0 2297 4517" svg:d="M0 4517c0-1506 0-3011 0-4517 766 0 1531 0 2297 0 0 1506 0 3011 0 4517-766 0-1531 0-2297 0z"><text:p/></draw:path><draw:path draw:style-name="gr604" draw:text-style-name="P247" svg:width="0.1579in" svg:height="0.1768in" svg:x="5.9744in" svg:y="0.185in" svg:viewBox="0 0 402 450" svg:d="M213 48c-48 0-86 16-113 47-26 31-40 74-40 128s14 97 42 129c28 33 66 49 114 49 61 0 107-30 138-91l48 25c-18 37-43 66-76 86-32 19-70 29-113 29-44 0-82-9-114-27-32-19-57-45-74-79s-25-74-25-121c0-70 19-124 56-164 38-39 90-59 157-59 46 0 85 9 116 27 31 19 54 46 69 81l-56 19c-10-26-26-45-49-58-22-14-49-21-80-21z"><text:p/></draw:path><draw:path draw:style-name="gr604" draw:text-style-name="P247" svg:width="0.1051in" svg:height="0.1811in" svg:x="6.1591in" svg:y="0.178in" svg:viewBox="0 0 268 461" svg:d="M54 182c12-21 27-38 44-48 16-10 38-15 64-15 36 0 63 9 80 27s26 48 26 91v224h-56v-213c0-24-2-41-7-53-4-11-11-20-21-25s-24-8-41-8c-27 0-48 9-63 27-16 18-24 43-24 74v198h-56v-461h56v120c0 13-1 26-1 39-1 14-1 21-2 23z"><text:p/></draw:path><draw:path draw:style-name="gr604" draw:text-style-name="P247" svg:width="0.1169in" svg:height="0.1366in" svg:x="6.2909in" svg:y="0.2244in" svg:viewBox="0 0 298 348" svg:d="M59 186c0 39 8 68 23 89 16 21 40 31 70 31 24 0 44-4 58-14 15-10 25-22 30-37l49 14c-20 53-66 79-137 79-49 0-87-15-113-44-26-30-39-74-39-132 0-55 13-98 39-128 26-29 63-44 111-44 99 0 148 60 148 179v7zM240 143c-3-35-12-61-27-77-15-17-36-25-64-25-27 0-48 9-64 28-16 18-25 43-26 74z"><text:p/></draw:path><draw:path draw:style-name="gr604" draw:text-style-name="P247" svg:width="0.1075in" svg:height="0.1366in" svg:x="6.4291in" svg:y="0.2244in" svg:viewBox="0 0 274 348" svg:d="M58 172c0 45 7 78 21 100 14 21 36 32 64 32 20 0 36-5 50-16 13-11 21-27 24-50l57 4c-5 32-18 58-41 77-24 19-53 29-88 29-47 0-83-15-108-44-25-30-37-73-37-130s12-100 37-129c25-30 61-45 107-45 34 0 63 9 85 27 23 17 37 42 43 73l-57 5c-3-19-11-34-22-45-12-11-29-16-51-16-29 0-51 10-64 29-13 20-20 53-20 99z"><text:p/></draw:path><draw:path draw:style-name="gr604" draw:text-style-name="P247" svg:width="0.1083in" svg:height="0.1811in" svg:x="6.561in" svg:y="0.178in" svg:viewBox="0 0 276 461" svg:d="M210 461c-38-51-75-102-113-154-14 12-28 23-41 34 0 40 0 80 0 120-19 0-37 0-56 0 0-154 0-307 0-461 19 0 37 0 56 0 0 96 0 192 0 288 49-54 98-109 147-163 22 0 44 0 66 0-46 48-91 96-137 144 48 64 96 128 144 192-22 0-44 0-66 0z"><text:p/></draw:path><draw:path draw:style-name="gr604" draw:text-style-name="P247" svg:width="0.1193in" svg:height="0.1768in" svg:x="5.9717in" svg:y="0.4646in" svg:viewBox="0 0 304 450" svg:d="M304 225c0 73-13 129-39 167-26 39-64 58-114 58s-88-19-113-57c-25-39-38-95-38-168 0-75 12-131 37-169 24-37 63-56 116-56 51 0 89 19 114 57 24 38 37 94 37 168zM247 225c0-63-7-109-22-137-15-29-39-43-72-43-34 0-59 14-74 42s-23 74-23 138c0 62 8 107 23 136s40 43 73 43c32 0 57-14 72-44 15-29 23-74 23-135z"><text:p/></draw:path><draw:path draw:style-name="gr604" draw:text-style-name="P247" svg:width="0.1193in" svg:height="0.1768in" svg:x="5.9717in" svg:y="0.7441in" svg:viewBox="0 0 304 450" svg:d="M304 225c0 73-13 129-39 167-26 39-64 58-114 58s-88-19-113-57c-25-39-38-95-38-168 0-75 12-131 37-169 24-37 63-56 116-56 51 0 89 19 114 57 24 38 37 94 37 168zM247 225c0-63-7-109-22-137-15-29-39-43-72-43-34 0-59 14-74 42s-23 74-23 138c0 62 8 107 23 136s40 43 73 43c32 0 57-14 72-44 15-29 23-74 23-135z"><text:p/></draw:path><draw:path draw:style-name="gr604" draw:text-style-name="P247" svg:width="0.1193in" svg:height="0.1768in" svg:x="5.9717in" svg:y="1.024in" svg:viewBox="0 0 304 450" svg:d="M304 225c0 73-13 129-39 167-26 39-64 58-114 58s-88-19-113-57c-25-39-38-95-38-168 0-75 12-131 37-169 24-37 63-56 116-56 51 0 89 19 114 57 24 38 37 94 37 168zM247 225c0-63-7-109-22-137-15-29-39-43-72-43-34 0-59 14-74 42s-23 74-23 138c0 62 8 107 23 136s40 43 73 43c32 0 57-14 72-44 15-29 23-74 23-135z"><text:p/></draw:path><draw:path draw:style-name="gr604" draw:text-style-name="P247" svg:width="0.1075in" svg:height="0.172in" svg:x="5.9807in" svg:y="1.3067in" svg:viewBox="0 0 274 438" svg:d="M0 438c0-16 0-32 0-48 37 0 74 0 111 0 0-112 0-224 0-337-33 24-65 47-98 71 0-18 0-35 0-53 34-24 69-47 103-71 17 0 34 0 51 0 0 130 0 260 0 390 36 0 71 0 107 0 0 16 0 32 0 48-91 0-183 0-274 0z"><text:p/></draw:path><draw:path draw:style-name="gr604" draw:text-style-name="P247" svg:width="0.1134in" svg:height="0.1744in" svg:x="5.9744in" svg:y="1.5846in" svg:viewBox="0 0 289 444" svg:d="M0 444v-39c11-25 23-46 39-65 15-18 31-35 48-50 16-15 33-29 49-42 17-12 32-25 45-38s24-26 32-40c8-15 12-31 12-48 0-24-7-43-21-56s-34-20-59-20c-23 0-43 6-58 19-16 13-25 31-27 55l-58-5c5-35 19-63 45-84s58-31 98-31c44 0 78 10 102 31s35 51 35 89c0 17-3 34-11 50-8 17-19 34-35 51-15 17-44 42-87 78-24 19-43 37-57 52-14 16-24 31-31 45h228v48z"><text:p/></draw:path></draw:g><draw:path draw:style-name="gr605" draw:text-style-name="P237" svg:width="1.5996in" svg:height="0in" svg:x="5.1677in" svg:y="0.3874in" svg:viewBox="0 0 4064 0" svg:d="M0 0c1355 0 2709 0 4064 0"><text:p/></draw:path></draw:g><draw:g draw:style-name="gr2"><draw:g draw:style-name="gr2"><draw:path draw:style-name="gr603" draw:text-style-name="P252" svg:width="0.7807in" svg:height="1.498in" svg:x="0.1567in" svg:y="0.2118in" svg:viewBox="0 0 1984 3806" svg:d="M0 3806c0-1269 0-2537 0-3806 661 0 1323 0 1984 0 0 1269 0 2537 0 3806-661 0-1323 0-1984 0z"><text:p/></draw:path><draw:path draw:style-name="gr604" draw:text-style-name="P253" svg:width="0.1437in" svg:height="0.1768in" svg:x="0.2673in" svg:y="0.3126in" svg:viewBox="0 0 366 450" svg:d="M366 323c0 40-16 72-48 94-31 22-76 33-133 33-106 0-168-37-185-111l57-12c7 27 21 46 43 58 21 13 50 19 87 19 39 0 68-7 89-20s31-32 31-58c0-14-3-26-10-35-6-8-15-16-27-22-12-5-26-10-42-14-17-4-35-8-55-13-34-8-60-15-78-23s-32-16-43-25c-10-10-18-21-23-34-6-12-9-27-9-43 0-37 15-66 43-87 29-20 70-30 123-30 50 0 88 8 114 23s45 41 55 78l-58 10c-6-23-19-40-37-51-18-10-42-15-74-15-35 0-62 6-80 17-19 12-28 29-28 52 0 13 4 24 11 33s17 17 31 23c13 6 40 13 80 22 13 3 27 6 40 10 13 3 26 7 38 11 13 5 24 10 35 16 10 6 20 13 27 22 8 8 14 19 19 30 4 12 7 26 7 42z"><text:p/></draw:path><draw:path draw:style-name="gr604" draw:text-style-name="P253" svg:width="0.0634in" svg:height="0.1634in" svg:x="0.4264in" svg:y="0.3264in" svg:viewBox="0 0 162 416" svg:d="M162 409c-18 5-37 7-56 7-45 0-67-25-67-76v-224h-39v-41h41l16-75h38v75h62v41h-62v212c0 16 2 27 7 34 6 6 15 10 28 10 7 0 18-2 32-5z"><text:p/></draw:path><draw:path draw:style-name="gr604" draw:text-style-name="P253" svg:width="0.128in" svg:height="0.1366in" svg:x="0.5028in" svg:y="0.3528in" svg:viewBox="0 0 326 348" svg:d="M101 348c-33 0-59-9-76-27-17-17-25-42-25-73 0-35 11-61 34-80 23-18 60-28 111-30l75-1v-18c0-27-6-47-17-59-12-12-30-17-55-17s-43 4-54 12c-12 9-19 22-21 41l-58-5c9-61 54-91 134-91 43 0 74 10 96 29 21 19 32 47 32 84v145c0 16 2 29 6 37s13 12 25 12c5 0 11 0 18-2v35c-14 3-28 5-43 5-21 0-36-5-45-16s-15-28-16-51h-2c-14 25-31 43-50 54s-42 16-69 16zM114 306c21 0 39-5 55-14s28-22 37-38c10-16 14-33 14-50v-28l-61 1c-26 1-46 4-60 8-13 5-24 13-31 23-7 11-11 24-11 41 0 18 5 32 15 42s24 15 42 15z"><text:p/></draw:path><draw:path draw:style-name="gr604" draw:text-style-name="P253" svg:width="0.0634in" svg:height="0.1634in" svg:x="0.6354in" svg:y="0.3264in" svg:viewBox="0 0 162 416" svg:d="M162 409c-18 5-37 7-56 7-45 0-67-25-67-76v-224h-39v-41h41l16-75h38v75h62v41h-62v212c0 16 2 27 7 34 6 6 15 10 28 10 7 0 18-2 32-5z"><text:p/></draw:path><draw:path draw:style-name="gr604" draw:text-style-name="P253" svg:width="0.1169in" svg:height="0.1366in" svg:x="0.7118in" svg:y="0.3528in" svg:viewBox="0 0 298 348" svg:d="M59 186c0 39 8 68 23 89 16 21 40 31 70 31 24 0 44-4 58-14 15-10 25-22 30-37l49 14c-20 53-66 79-137 79-49 0-87-15-113-44-26-30-39-74-39-132 0-55 13-98 39-128 26-29 63-44 111-44 99 0 148 60 148 179v7zM240 143c-3-35-12-61-27-77-15-17-36-25-64-25-27 0-48 9-64 28-16 18-25 43-26 74z"><text:p/></draw:path><draw:path draw:style-name="gr604" draw:text-style-name="P253" svg:width="0.1193in" svg:height="0.1768in" svg:x="0.7114in" svg:y="0.5925in" svg:viewBox="0 0 304 450" svg:d="M304 225c0 73-13 129-39 167-26 39-64 58-114 58s-88-19-113-57c-25-39-38-95-38-168 0-75 12-131 37-169 24-37 63-56 116-56 51 0 89 19 114 57 24 38 37 94 37 168zM247 225c0-63-7-109-22-137-15-29-39-43-72-43-34 0-59 14-74 42s-23 74-23 138c0 62 8 107 23 136s40 43 73 43c32 0 57-14 72-44 15-29 23-74 23-135z"><text:p/></draw:path><draw:path draw:style-name="gr604" draw:text-style-name="P253" svg:width="0.1075in" svg:height="0.172in" svg:x="0.7205in" svg:y="0.8752in" svg:viewBox="0 0 274 438" svg:d="M0 438c0-16 0-32 0-48 37 0 74 0 111 0 0-112 0-224 0-337-33 24-65 47-98 71 0-18 0-35 0-53 34-24 69-47 103-71 17 0 34 0 51 0 0 130 0 260 0 390 36 0 71 0 107 0 0 16 0 32 0 48-91 0-183 0-274 0z"><text:p/></draw:path><draw:path draw:style-name="gr604" draw:text-style-name="P253" svg:width="0.1134in" svg:height="0.1744in" svg:x="0.7134in" svg:y="1.1528in" svg:viewBox="0 0 289 444" svg:d="M0 444v-39c11-25 23-46 39-65 15-18 31-35 48-50 16-15 33-29 49-42 17-12 32-25 45-38s24-26 32-40c8-15 12-31 12-48 0-24-7-43-21-56s-34-20-59-20c-23 0-43 6-58 19-16 13-25 31-27 55l-58-5c5-35 19-63 45-84s58-31 98-31c44 0 78 10 102 31s35 51 35 89c0 17-3 34-11 50-8 17-19 34-35 51-15 17-44 42-87 78-24 19-43 37-57 52-14 16-24 31-31 45h228v48z"><text:p/></draw:path><draw:path draw:style-name="gr604" draw:text-style-name="P253" svg:width="0.1181in" svg:height="0.1768in" svg:x="0.711in" svg:y="1.4323in" svg:viewBox="0 0 301 450" svg:d="M301 323c0 40-13 72-38 94-26 22-63 33-110 33-44 0-80-10-106-30s-42-49-47-89l58-5c7 52 39 78 95 78 28 0 50-7 66-21s24-34 24-62c0-24-9-42-27-56-19-13-45-20-80-20h-31v-48h30c31 0 55-7 71-20 17-13 26-32 26-55 0-24-7-42-21-56-14-13-34-20-61-20-25 0-45 6-60 19-15 12-24 30-26 53l-57-4c5-36 19-64 45-84 25-20 58-30 98-30 44 0 78 10 103 31 24 20 36 48 36 85 0 28-8 50-23 68-16 17-39 29-68 35v2c32 3 58 14 76 32 18 19 27 42 27 70z"><text:p/></draw:path></draw:g><draw:g draw:style-name="gr2"><draw:path draw:style-name="gr603" draw:text-style-name="P250" svg:width="0.9874in" svg:height="1.498in" svg:x="1.9067in" svg:y="0.213in" svg:viewBox="0 0 2509 3806" svg:d="M0 3806c0-1269 0-2537 0-3806 836 0 1673 0 2509 0 0 1269 0 2537 0 3806-836 0-1673 0-2509 0z"><text:p/></draw:path><draw:path draw:style-name="gr604" draw:text-style-name="P247" svg:width="0.1476in" svg:height="0.1717in" svg:x="2.0264in" svg:y="0.3173in" svg:viewBox="0 0 376 437" svg:d="M376 214c0 45-9 85-26 119-18 34-43 59-75 77s-69 27-112 27h-163v-437h144c74 0 132 19 172 56s60 90 60 158zM317 214c0-54-15-95-45-124-30-28-73-43-129-43h-84v343h98c32 0 60-7 84-21s43-34 56-61c13-26 20-58 20-94z"><text:p/></draw:path><draw:path draw:style-name="gr604" draw:text-style-name="P247" svg:width="0.1169in" svg:height="0.1366in" svg:x="2.1965in" svg:y="0.3543in" svg:viewBox="0 0 298 348" svg:d="M59 186c0 39 8 68 23 89 16 21 40 31 70 31 24 0 44-4 58-14 15-10 25-22 30-37l49 14c-20 53-66 79-137 79-49 0-87-15-113-44-26-30-39-74-39-132 0-55 13-98 39-128 26-29 63-44 111-44 99 0 148 60 148 179v7zM240 143c-3-35-12-61-27-77-15-17-36-25-64-25-27 0-48 9-64 28-16 18-25 43-26 74z"><text:p/></draw:path><draw:path draw:style-name="gr604" draw:text-style-name="P247" svg:width="0.0657in" svg:height="0.1807in" svg:x="2.3272in" svg:y="0.3087in" svg:viewBox="0 0 168 460" svg:d="M103 165v295h-56v-295h-47v-41h47v-38c0-30 7-52 20-66 14-13 34-20 62-20 16 0 29 1 39 4v42c-9-1-17-2-24-2-15 0-25 3-31 11-7 7-10 20-10 39v30h65v41z"><text:p/></draw:path><draw:path draw:style-name="gr604" draw:text-style-name="P247" svg:width="0.128in" svg:height="0.1366in" svg:x="2.4039in" svg:y="0.3543in" svg:viewBox="0 0 326 348" svg:d="M101 348c-33 0-59-9-76-27-17-17-25-42-25-73 0-35 11-61 34-80 23-18 60-28 111-30l75-1v-18c0-27-6-47-17-59-12-12-30-17-55-17s-43 4-54 12c-12 9-19 22-21 41l-58-5c9-61 54-91 134-91 43 0 74 10 96 29 21 19 32 47 32 84v145c0 16 2 29 6 37s13 12 25 12c5 0 11 0 18-2v35c-14 3-28 5-43 5-21 0-36-5-45-16s-15-28-16-51h-2c-14 25-31 43-50 54s-42 16-69 16zM114 306c21 0 39-5 55-14s28-22 37-38c10-16 14-33 14-50v-28l-61 1c-26 1-46 4-60 8-13 5-24 13-31 23-7 11-11 24-11 41 0 18 5 32 15 42s24 15 42 15z"><text:p/></draw:path><draw:path draw:style-name="gr604" draw:text-style-name="P247" svg:width="0.1059in" svg:height="0.1343in" svg:x="2.548in" svg:y="0.3567in" svg:viewBox="0 0 270 342" svg:d="M56 0v213c0 22 2 39 7 51 4 13 11 21 20 27 10 5 24 8 42 8 27 0 48-9 64-28 15-18 23-44 23-76v-195h56v264c0 39 1 63 2 72h-53c0-1 0-4-1-9 0-4 0-9 0-15-1-6-1-17-1-34h-1c-13 24-28 40-45 50-17 9-38 14-63 14-36 0-63-9-80-27-17-19-26-49-26-91v-224z"><text:p/></draw:path><draw:path draw:style-name="gr604" draw:text-style-name="P247" svg:width="0.0217in" svg:height="0.1811in" svg:x="2.6878in" svg:y="0.3087in" svg:viewBox="0 0 56 461" svg:d="M0 461c0-154 0-307 0-461 19 0 37 0 56 0 0 154 0 307 0 461-19 0-37 0-56 0z"><text:p/></draw:path><draw:path draw:style-name="gr604" draw:text-style-name="P247" svg:width="0.0634in" svg:height="0.1634in" svg:x="2.7291in" svg:y="0.3272in" svg:viewBox="0 0 162 416" svg:d="M162 409c-18 5-37 7-56 7-45 0-67-25-67-76v-224h-39v-41h41l16-75h38v75h62v41h-62v212c0 16 2 27 7 34 6 6 15 10 28 10 7 0 18-2 32-5z"><text:p/></draw:path><draw:path draw:style-name="gr604" draw:text-style-name="P247" svg:width="0.1193in" svg:height="0.1768in" svg:x="2.015in" svg:y="0.5941in" svg:viewBox="0 0 304 450" svg:d="M304 225c0 73-13 129-39 167-26 39-64 58-114 58s-88-19-113-57c-25-39-38-95-38-168 0-75 12-131 37-169 24-37 63-56 116-56 51 0 89 19 114 57 24 38 37 94 37 168zM247 225c0-63-7-109-22-137-15-29-39-43-72-43-34 0-59 14-74 42s-23 74-23 138c0 62 8 107 23 136s40 43 73 43c32 0 57-14 72-44 15-29 23-74 23-135z"><text:p/></draw:path><draw:path draw:style-name="gr604" draw:text-style-name="P247" svg:width="0.1193in" svg:height="0.1768in" svg:x="2.015in" svg:y="0.874in" svg:viewBox="0 0 304 450" svg:d="M304 225c0 73-13 129-39 167-26 39-64 58-114 58s-88-19-113-57c-25-39-38-95-38-168 0-75 12-131 37-169 24-37 63-56 116-56 51 0 89 19 114 57 24 38 37 94 37 168zM247 225c0-63-7-109-22-137-15-29-39-43-72-43-34 0-59 14-74 42s-23 74-23 138c0 62 8 107 23 136s40 43 73 43c32 0 57-14 72-44 15-29 23-74 23-135z"><text:p/></draw:path><draw:path draw:style-name="gr604" draw:text-style-name="P247" svg:width="0.1181in" svg:height="0.1768in" svg:x="2.0146in" svg:y="1.1539in" svg:viewBox="0 0 301 450" svg:d="M301 323c0 40-13 72-38 94-26 22-63 33-110 33-44 0-80-10-106-30s-42-49-47-89l58-5c7 52 39 78 95 78 28 0 50-7 66-21s24-34 24-62c0-24-9-42-27-56-19-13-45-20-80-20h-31v-48h30c31 0 55-7 71-20 17-13 26-32 26-55 0-24-7-42-21-56-14-13-34-20-61-20-25 0-45 6-60 19-15 12-24 30-26 53l-57-4c5-36 19-64 45-84 25-20 58-30 98-30 44 0 78 10 103 31 24 20 36 48 36 85 0 28-8 50-23 68-16 17-39 29-68 35v2c32 3 58 14 76 32 18 19 27 42 27 70z"><text:p/></draw:path><draw:path draw:style-name="gr604" draw:text-style-name="P247" svg:width="0.1181in" svg:height="0.1768in" svg:x="2.0146in" svg:y="1.4346in" svg:viewBox="0 0 301 450" svg:d="M301 323c0 40-13 72-38 94-26 22-63 33-110 33-44 0-80-10-106-30s-42-49-47-89l58-5c7 52 39 78 95 78 28 0 50-7 66-21s24-34 24-62c0-24-9-42-27-56-19-13-45-20-80-20h-31v-48h30c31 0 55-7 71-20 17-13 26-32 26-55 0-24-7-42-21-56-14-13-34-20-61-20-25 0-45 6-60 19-15 12-24 30-26 53l-57-4c5-36 19-64 45-84 25-20 58-30 98-30 44 0 78 10 103 31 24 20 36 48 36 85 0 28-8 50-23 68-16 17-39 29-68 35v2c32 3 58 14 76 32 18 19 27 42 27 70z"><text:p/></draw:path></draw:g><draw:g draw:style-name="gr2"><draw:path draw:style-name="gr603" draw:text-style-name="P250" svg:width="0.9606in" svg:height="1.498in" svg:x="0.9465in" svg:y="0.2118in" svg:viewBox="0 0 2441 3806" svg:d="M0 3806c0-1269 0-2537 0-3806 814 0 1627 0 2441 0 0 1269 0 2537 0 3806-814 0-1627 0-2441 0z"><text:p/></draw:path><draw:path draw:style-name="gr604" draw:text-style-name="P247" svg:width="0.1654in" svg:height="0.172in" svg:x="1.0445in" svg:y="0.3154in" svg:viewBox="0 0 421 438" svg:d="M361 438l-50-128h-199l-51 128h-61l178-438h68l175 438zM211 45l-3 8c-5 18-12 40-23 67l-55 143h163l-56-144c-6-14-12-30-17-48z"><text:p/></draw:path><draw:path draw:style-name="gr604" draw:text-style-name="P247" svg:width="0.1075in" svg:height="0.1366in" svg:x="1.2213in" svg:y="0.3528in" svg:viewBox="0 0 274 348" svg:d="M58 172c0 45 7 78 21 100 14 21 36 32 64 32 20 0 36-5 50-16 13-11 21-27 24-50l57 4c-5 32-18 58-41 77-24 19-53 29-88 29-47 0-83-15-108-44-25-30-37-73-37-130s12-100 37-129c25-30 61-45 107-45 34 0 63 9 85 27 23 17 37 42 43 73l-57 5c-3-19-11-34-22-45-12-11-29-16-51-16-29 0-51 10-64 29-13 20-20 53-20 99z"><text:p/></draw:path><draw:path draw:style-name="gr604" draw:text-style-name="P247" svg:width="0.1075in" svg:height="0.1366in" svg:x="1.3472in" svg:y="0.3528in" svg:viewBox="0 0 274 348" svg:d="M58 172c0 45 7 78 21 100 14 21 36 32 64 32 20 0 36-5 50-16 13-11 21-27 24-50l57 4c-5 32-18 58-41 77-24 19-53 29-88 29-47 0-83-15-108-44-25-30-37-73-37-130s12-100 37-129c25-30 61-45 107-45 34 0 63 9 85 27 23 17 37 42 43 73l-57 5c-3-19-11-34-22-45-12-11-29-16-51-16-29 0-51 10-64 29-13 20-20 53-20 99z"><text:p/></draw:path><draw:path draw:style-name="gr604" draw:text-style-name="P247" svg:width="0.1169in" svg:height="0.1366in" svg:x="1.4713in" svg:y="0.3528in" svg:viewBox="0 0 298 348" svg:d="M59 186c0 39 8 68 23 89 16 21 40 31 70 31 24 0 44-4 58-14 15-10 25-22 30-37l49 14c-20 53-66 79-137 79-49 0-87-15-113-44-26-30-39-74-39-132 0-55 13-98 39-128 26-29 63-44 111-44 99 0 148 60 148 179v7zM240 143c-3-35-12-61-27-77-15-17-36-25-64-25-27 0-48 9-64 28-16 18-25 43-26 74z"><text:p/></draw:path><draw:path draw:style-name="gr604" draw:text-style-name="P247" svg:width="0.1122in" svg:height="0.1862in" svg:x="1.6154in" svg:y="0.3528in" svg:viewBox="0 0 286 474" svg:d="M286 172c0 118-42 176-124 176-51 0-86-19-104-58h-2c1 2 2 19 2 53v131h-56v-399c0-35-1-58-2-69h54c0 1 0 4 1 9 0 5 1 13 1 23 1 11 1 18 1 22h1c10-21 23-36 40-46 16-9 38-14 64-14 42 0 72 14 93 42 20 27 31 71 31 130zM227 174c0-47-6-81-19-101s-33-30-60-30c-22 0-40 5-52 14-13 9-22 24-29 44-6 20-9 45-9 77 0 44 7 77 21 98s37 31 68 31c28 0 48-10 61-31 13-20 19-54 19-102z"><text:p/></draw:path><draw:path draw:style-name="gr604" draw:text-style-name="P247" svg:width="0.0634in" svg:height="0.1634in" svg:x="1.7413in" svg:y="0.3264in" svg:viewBox="0 0 162 416" svg:d="M162 409c-18 5-37 7-56 7-45 0-67-25-67-76v-224h-39v-41h41l16-75h38v75h62v41h-62v212c0 16 2 27 7 34 6 6 15 10 28 10 7 0 18-2 32-5z"><text:p/></draw:path><draw:path draw:style-name="gr604" draw:text-style-name="P247" svg:width="0.1059in" svg:height="0.1343in" svg:x="1.0614in" svg:y="0.6327in" svg:viewBox="0 0 270 342" svg:d="M214 342v-213c0-22-3-39-7-51-4-13-11-21-21-27-9-5-23-8-42-8-26 0-48 9-63 28-16 18-23 44-23 76v195h-56v-264c0-39-1-63-2-72h53c0 1 0 4 0 9 1 4 1 9 1 15s1 17 1 34h1c13-24 28-40 45-50 16-9 37-14 62-14 37 0 64 9 81 27 17 19 26 49 26 91v224z"><text:p/></draw:path><draw:path draw:style-name="gr604" draw:text-style-name="P247" svg:width="0.1177in" svg:height="0.1366in" svg:x="1.1937in" svg:y="0.6327in" svg:viewBox="0 0 300 348" svg:d="M300 174c0 59-13 102-39 131s-63 43-112 43-86-15-111-45c-25-29-38-73-38-129 0-116 50-174 150-174 52 0 89 14 114 42 24 29 36 72 36 132zM241 174c0-47-7-80-20-101-14-21-37-32-70-32-32 0-56 11-71 32-14 22-21 55-21 101 0 44 7 77 21 100 15 22 37 33 68 33 33 0 57-11 72-32 14-22 21-55 21-101z"><text:p/></draw:path><draw:path draw:style-name="gr604" draw:text-style-name="P247" svg:width="0.1059in" svg:height="0.1343in" svg:x="1.0614in" svg:y="0.9126in" svg:viewBox="0 0 270 342" svg:d="M214 342v-213c0-22-3-39-7-51-4-13-11-21-21-27-9-5-23-8-42-8-26 0-48 9-63 28-16 18-23 44-23 76v195h-56v-264c0-39-1-63-2-72h53c0 1 0 4 0 9 1 4 1 9 1 15s1 17 1 34h1c13-24 28-40 45-50 16-9 37-14 62-14 37 0 64 9 81 27 17 19 26 49 26 91v224z"><text:p/></draw:path><draw:path draw:style-name="gr604" draw:text-style-name="P247" svg:width="0.1177in" svg:height="0.1366in" svg:x="1.1937in" svg:y="0.9126in" svg:viewBox="0 0 300 348" svg:d="M300 174c0 59-13 102-39 131s-63 43-112 43-86-15-111-45c-25-29-38-73-38-129 0-116 50-174 150-174 52 0 89 14 114 42 24 29 36 72 36 132zM241 174c0-47-7-80-20-101-14-21-37-32-70-32-32 0-56 11-71 32-14 22-21 55-21 101 0 44 7 77 21 100 15 22 37 33 68 33 33 0 57-11 72-32 14-22 21-55 21-101z"><text:p/></draw:path><draw:path draw:style-name="gr604" draw:text-style-name="P247" svg:width="0.1059in" svg:height="0.1343in" svg:x="1.0614in" svg:y="1.1925in" svg:viewBox="0 0 270 342" svg:d="M214 342v-213c0-22-3-39-7-51-4-13-11-21-21-27-9-5-23-8-42-8-26 0-48 9-63 28-16 18-23 44-23 76v195h-56v-264c0-39-1-63-2-72h53c0 1 0 4 0 9 1 4 1 9 1 15s1 17 1 34h1c13-24 28-40 45-50 16-9 37-14 62-14 37 0 64 9 81 27 17 19 26 49 26 91v224z"><text:p/></draw:path><draw:path draw:style-name="gr604" draw:text-style-name="P247" svg:width="0.1177in" svg:height="0.1366in" svg:x="1.1937in" svg:y="1.1925in" svg:viewBox="0 0 300 348" svg:d="M300 174c0 59-13 102-39 131s-63 43-112 43-86-15-111-45c-25-29-38-73-38-129 0-116 50-174 150-174 52 0 89 14 114 42 24 29 36 72 36 132zM241 174c0-47-7-80-20-101-14-21-37-32-70-32-32 0-56 11-71 32-14 22-21 55-21 101 0 44 7 77 21 100 15 22 37 33 68 33 33 0 57-11 72-32 14-22 21-55 21-101z"><text:p/></draw:path><draw:path draw:style-name="gr604" draw:text-style-name="P247" svg:width="0.1236in" svg:height="0.1839in" svg:x="1.0449in" svg:y="1.4752in" svg:viewBox="0 0 315 468" svg:d="M58 468c-16-1-28-2-39-4v-42c8 1 17 2 26 2 35 0 62-25 83-77l5-13-133-334h60l70 186c1 2 3 6 4 10s6 18 14 41c8 22 12 35 13 38l21-61 74-214h59l-129 336c-14 35-27 62-39 80-12 17-25 30-40 39-14 8-31 12-49 13z"><text:p/></draw:path><draw:path draw:style-name="gr604" draw:text-style-name="P247" svg:width="0.1169in" svg:height="0.1366in" svg:x="1.1799in" svg:y="1.4732in" svg:viewBox="0 0 298 348" svg:d="M59 186c0 39 8 68 23 89 16 21 40 31 70 31 24 0 44-4 58-14 15-10 25-22 30-37l49 14c-20 53-66 79-137 79-49 0-87-15-113-44-26-30-39-74-39-132 0-55 13-98 39-128 26-29 63-44 111-44 99 0 148 60 148 179v7zM240 143c-3-35-12-61-27-77-15-17-36-25-64-25-27 0-48 9-64 28-16 18-25 43-26 74z"><text:p/></draw:path><draw:path draw:style-name="gr604" draw:text-style-name="P247" svg:width="0.1087in" svg:height="0.1362in" svg:x="1.3146in" svg:y="1.4736in" svg:viewBox="0 0 277 347" svg:d="M277 248c0 32-12 56-36 73-24 18-57 26-100 26-42 0-74-7-97-20-22-14-37-36-44-65l49-9c5 18 15 31 30 39 15 9 35 13 62 13 28 0 49-5 62-13 13-9 20-22 20-39 0-14-5-24-14-33-9-8-24-15-44-20l-40-11c-32-8-55-16-68-24-14-8-25-18-32-29-8-11-12-25-12-42 0-31 11-54 33-70s54-24 95-24c37 0 67 7 89 20 21 13 35 33 41 62l-50 6c-3-14-12-26-25-34-14-8-32-12-55-12-25 0-43 4-55 12-12 7-18 19-18 34 0 10 2 18 7 24s12 12 22 16 30 10 61 18c30 7 51 14 64 20 13 7 24 14 31 21 8 8 14 17 18 27s6 21 6 34z"><text:p/></draw:path></draw:g><draw:g draw:style-name="gr2"><draw:path draw:style-name="gr603" draw:text-style-name="P250" svg:width="0.7657in" svg:height="1.498in" svg:x="2.8909in" svg:y="0.2118in" svg:viewBox="0 0 1946 3806" svg:d="M0 3806c0-1269 0-2537 0-3806 649 0 1297 0 1946 0 0 1269 0 2537 0 3806-649 0-1297 0-1946 0z"><text:p/></draw:path><draw:path draw:style-name="gr604" draw:text-style-name="P247" svg:width="0.1327in" svg:height="0.1717in" svg:x="3.0094in" svg:y="0.3154in" svg:viewBox="0 0 338 437" svg:d="M338 314c0 39-14 69-43 91-28 22-67 32-118 32h-177v-437h159c102 0 154 35 154 106 0 26-8 48-22 66-15 17-35 29-62 35 35 4 62 16 81 35s28 43 28 72zM253 113c0-23-8-40-24-50s-40-16-70-16h-100v139h100c31 0 55-6 71-18 15-12 23-30 23-55zM278 310c0-52-36-78-108-78h-111v158h115c36 0 63-7 79-20 17-14 25-34 25-60z"><text:p/></draw:path><draw:path draw:style-name="gr604" draw:text-style-name="P247" svg:width="0.128in" svg:height="0.1366in" svg:x="3.1661in" svg:y="0.3528in" svg:viewBox="0 0 326 348" svg:d="M101 348c-33 0-59-9-76-27-17-17-25-42-25-73 0-35 11-61 34-80 23-18 60-28 111-30l75-1v-18c0-27-6-47-17-59-12-12-30-17-55-17s-43 4-54 12c-12 9-19 22-21 41l-58-5c9-61 54-91 134-91 43 0 74 10 96 29 21 19 32 47 32 84v145c0 16 2 29 6 37s13 12 25 12c5 0 11 0 18-2v35c-14 3-28 5-43 5-21 0-36-5-45-16s-15-28-16-51h-2c-14 25-31 43-50 54s-42 16-69 16zM114 306c21 0 39-5 55-14s28-22 37-38c10-16 14-33 14-50v-28l-61 1c-26 1-46 4-60 8-13 5-24 13-31 23-7 11-11 24-11 41 0 18 5 32 15 42s24 15 42 15z"><text:p/></draw:path><draw:path draw:style-name="gr604" draw:text-style-name="P247" svg:width="0.1087in" svg:height="0.1362in" svg:x="3.3012in" svg:y="0.3531in" svg:viewBox="0 0 277 347" svg:d="M277 248c0 32-12 56-36 73-24 18-57 26-100 26-42 0-74-7-97-20-22-14-37-36-44-65l49-9c5 18 15 31 30 39 15 9 35 13 62 13 28 0 49-5 62-13 13-9 20-22 20-39 0-14-5-24-14-33-9-8-24-15-44-20l-40-11c-32-8-55-16-68-24-14-8-25-18-32-29-8-11-12-25-12-42 0-31 11-54 33-70s54-24 95-24c37 0 67 7 89 20 21 13 35 33 41 62l-50 6c-3-14-12-26-25-34-14-8-32-12-55-12-25 0-43 4-55 12-12 7-18 19-18 34 0 10 2 18 7 24s12 12 22 16 30 10 61 18c30 7 51 14 64 20 13 7 24 14 31 21 8 8 14 17 18 27s6 21 6 34z"><text:p/></draw:path><draw:path draw:style-name="gr604" draw:text-style-name="P247" svg:width="0.1169in" svg:height="0.1366in" svg:x="3.4295in" svg:y="0.3528in" svg:viewBox="0 0 298 348" svg:d="M59 186c0 39 8 68 23 89 16 21 40 31 70 31 24 0 44-4 58-14 15-10 25-22 30-37l49 14c-20 53-66 79-137 79-49 0-87-15-113-44-26-30-39-74-39-132 0-55 13-98 39-128 26-29 63-44 111-44 99 0 148 60 148 179v7zM240 143c-3-35-12-61-27-77-15-17-36-25-64-25-27 0-48 9-64 28-16 18-25 43-26 74z"><text:p/></draw:path><draw:path draw:style-name="gr604" draw:text-style-name="P247" svg:width="0.1193in" svg:height="0.1768in" svg:x="2.9996in" svg:y="0.5925in" svg:viewBox="0 0 304 450" svg:d="M304 225c0 73-13 129-39 167-26 39-64 58-114 58s-88-19-113-57c-25-39-38-95-38-168 0-75 12-131 37-169 24-37 63-56 116-56 51 0 89 19 114 57 24 38 37 94 37 168zM247 225c0-63-7-109-22-137-15-29-39-43-72-43-34 0-59 14-74 42s-23 74-23 138c0 62 8 107 23 136s40 43 73 43c32 0 57-14 72-44 15-29 23-74 23-135z"><text:p/></draw:path><draw:path draw:style-name="gr604" draw:text-style-name="P247" svg:width="0.1181in" svg:height="0.1768in" svg:x="2.9992in" svg:y="0.8732in" svg:viewBox="0 0 301 450" svg:d="M301 323c0 40-13 72-38 94-26 22-63 33-110 33-44 0-80-10-106-30s-42-49-47-89l58-5c7 52 39 78 95 78 28 0 50-7 66-21s24-34 24-62c0-24-9-42-27-56-19-13-45-20-80-20h-31v-48h30c31 0 55-7 71-20 17-13 26-32 26-55 0-24-7-42-21-56-14-13-34-20-61-20-25 0-45 6-60 19-15 12-24 30-26 53l-57-4c5-36 19-64 45-84 25-20 58-30 98-30 44 0 78 10 103 31 24 20 36 48 36 85 0 28-8 50-23 68-16 17-39 29-68 35v2c32 3 58 14 76 32 18 19 27 42 27 70z"><text:p/></draw:path><draw:path draw:style-name="gr604" draw:text-style-name="P247" svg:width="0.1256in" svg:height="0.172in" svg:x="2.9949in" svg:y="1.1555in" svg:viewBox="0 0 320 438" svg:d="M259 339v99h-53v-99h-206v-44l200-295h59v294h61v45zM206 63c-1 1-3 7-9 17-5 9-9 16-12 20l-112 165-17 23-5 6h155z"><text:p/></draw:path><draw:path draw:style-name="gr604" draw:text-style-name="P247" svg:width="0.1193in" svg:height="0.1768in" svg:x="2.9996in" svg:y="1.4323in" svg:viewBox="0 0 304 450" svg:d="M304 225c0 73-13 129-39 167-26 39-64 58-114 58s-88-19-113-57c-25-39-38-95-38-168 0-75 12-131 37-169 24-37 63-56 116-56 51 0 89 19 114 57 24 38 37 94 37 168zM247 225c0-63-7-109-22-137-15-29-39-43-72-43-34 0-59 14-74 42s-23 74-23 138c0 62 8 107 23 136s40 43 73 43c32 0 57-14 72-44 15-29 23-74 23-135z"><text:p/></draw:path></draw:g><draw:path draw:style-name="gr605" draw:text-style-name="P237" svg:width="3.4996in" svg:height="0in" svg:x="0.1567in" svg:y="0.5374in" svg:viewBox="0 0 8890 0" svg:d="M0 0c2963 0 5927 0 8890 0"><text:p/></draw:path></draw:g><draw:path draw:style-name="gr606" draw:text-style-name="P237" svg:width="1.513in" svg:height="0in" draw:transform="rotate (0.13229595730117) translate (3.65659265998993in 0.68697990637608in)" svg:viewBox="0 0 3844 1" svg:d="M0 1c1281-1 2562-1 3844-1"><text:p/></draw:path><draw:path draw:style-name="gr606" draw:text-style-name="P237" svg:width="1.5587in" svg:height="0in" draw:transform="rotate (-0.276285620590702) translate (3.65667224847343in 0.961672063022302in)" svg:viewBox="0 0 3960 0" svg:d="M0 0c1320 0 2640 0 3960 0"><text:p/></draw:path><draw:path draw:style-name="gr606" draw:text-style-name="P237" svg:width="1.5886in" svg:height="-0.0004in" draw:transform="rotate (-0.336499479784507) translate (3.65664370078741in 1.18736329833766in)" svg:viewBox="0 0 4036 0" svg:d="M0 0c1345 0 2691 0 4036 0"><text:p/></draw:path><draw:path draw:style-name="gr606" draw:text-style-name="P237" svg:width="1.7886in" svg:height="-0.0004in" draw:transform="rotate (0.576307719008528) translate (3.65664370078737in 1.46216644794401in)" svg:viewBox="0 0 4544 0" svg:d="M0 0c1515 0 3029 0 4544 0"><text:p/></draw:path></draw:g></text:p>
      <text:p text:style-name="P120"><text:soft-page-break/>Notice how state 2 uses the default transition for both the matchable input b and c while encoding the none matched input a into the next/check tables.</text:p>
      <text:p text:style-name="P87">If however the DFA allowed for 4 possible input values of a, b, c, and d, the cDFA table layout would change<text:span text:style-name="T97">s</text:span> to</text:p>
      <text:p text:style-name="P87"><draw:g text:anchor-type="paragraph" draw:z-index="21" draw:name="Group object 8" draw:style-name="gr602"><draw:g draw:style-name="gr2"><draw:g draw:style-name="gr2"><draw:path draw:style-name="gr603" draw:text-style-name="P250" svg:width="0.7106in" svg:height="2.3378in" svg:x="5.1583in" svg:y="0.0839in" svg:viewBox="0 0 1806 5939" svg:d="M0 5939c0-1980 0-3959 0-5939 602 0 1204 0 1806 0 0 1980 0 3959 0 5939-602 0-1204 0-1806 0z"><text:p/></draw:path><draw:path draw:style-name="gr604" draw:text-style-name="P247" svg:width="0.1394in" svg:height="0.172in" svg:x="5.2764in" svg:y="0.1878in" svg:viewBox="0 0 355 438" svg:d="M283 438l-233-373 1 30 2 52v291h-53v-438h69l236 375c-2-40-4-70-4-88v-287h54v438z"><text:p/></draw:path><draw:path draw:style-name="gr604" draw:text-style-name="P247" svg:width="0.1169in" svg:height="0.1366in" svg:x="5.4465in" svg:y="0.2244in" svg:viewBox="0 0 298 348" svg:d="M59 186c0 39 8 68 23 89 16 21 40 31 70 31 24 0 44-4 58-14 15-10 25-22 30-37l49 14c-20 53-66 79-137 79-49 0-87-15-113-44-26-30-39-74-39-132 0-55 13-98 39-128 26-29 63-44 111-44 99 0 148 60 148 179v7zM240 143c-3-35-12-61-27-77-15-17-36-25-64-25-27 0-48 9-64 28-16 18-25 43-26 74z"><text:p/></draw:path><draw:path draw:style-name="gr604" draw:text-style-name="P247" svg:width="0.1193in" svg:height="0.1319in" svg:x="5.5772in" svg:y="0.2268in" svg:viewBox="0 0 304 336" svg:d="M241 336c-30-46-60-92-90-138-30 46-61 92-91 138-20 0-40 0-60 0 40-58 80-115 119-173-38-54-75-109-113-163 20 0 41 0 61 0 28 44 56 87 84 131 28-44 55-87 83-131 21 0 42 0 62 0-38 54-75 108-113 163 40 57 80 115 121 173-21 0-42 0-63 0z"><text:p/></draw:path><draw:path draw:style-name="gr604" draw:text-style-name="P247" svg:width="0.0634in" svg:height="0.1634in" svg:x="5.7031in" svg:y="0.1972in" svg:viewBox="0 0 162 416" svg:d="M162 409c-18 5-37 7-56 7-45 0-67-25-67-76v-224h-39v-41h41l16-75h38v75h62v41h-62v212c0 16 2 27 7 34 6 6 15 10 28 10 7 0 18-2 32-5z"><text:p/></draw:path><draw:path draw:style-name="gr604" draw:text-style-name="P247" svg:width="0.1193in" svg:height="0.1768in" svg:x="5.2657in" svg:y="0.4646in" svg:viewBox="0 0 304 450" svg:d="M304 225c0 73-13 129-39 167-26 39-64 58-114 58s-88-19-113-57c-25-39-38-95-38-168 0-75 12-131 37-169 24-37 63-56 116-56 51 0 89 19 114 57 24 38 37 94 37 168zM247 225c0-63-7-109-22-137-15-29-39-43-72-43-34 0-59 14-74 42s-23 74-23 138c0 62 8 107 23 136s40 43 73 43c32 0 57-14 72-44 15-29 23-74 23-135z"><text:p/></draw:path><draw:path draw:style-name="gr604" draw:text-style-name="P247" svg:width="0.1193in" svg:height="0.1768in" svg:x="5.2657in" svg:y="0.7441in" svg:viewBox="0 0 304 450" svg:d="M304 225c0 73-13 129-39 167-26 39-64 58-114 58s-88-19-113-57c-25-39-38-95-38-168 0-75 12-131 37-169 24-37 63-56 116-56 51 0 89 19 114 57 24 38 37 94 37 168zM247 225c0-63-7-109-22-137-15-29-39-43-72-43-34 0-59 14-74 42s-23 74-23 138c0 62 8 107 23 136s40 43 73 43c32 0 57-14 72-44 15-29 23-74 23-135z"><text:p/></draw:path><draw:path draw:style-name="gr604" draw:text-style-name="P247" svg:width="0.1193in" svg:height="0.1768in" svg:x="5.2657in" svg:y="1.024in" svg:viewBox="0 0 304 450" svg:d="M304 225c0 73-13 129-39 167-26 39-64 58-114 58s-88-19-113-57c-25-39-38-95-38-168 0-75 12-131 37-169 24-37 63-56 116-56 51 0 89 19 114 57 24 38 37 94 37 168zM247 225c0-63-7-109-22-137-15-29-39-43-72-43-34 0-59 14-74 42s-23 74-23 138c0 62 8 107 23 136s40 43 73 43c32 0 57-14 72-44 15-29 23-74 23-135z"><text:p/></draw:path><draw:path draw:style-name="gr604" draw:text-style-name="P247" svg:width="0.1193in" svg:height="0.1768in" svg:x="5.2657in" svg:y="1.3047in" svg:viewBox="0 0 304 450" svg:d="M304 225c0 73-13 129-39 167-26 39-64 58-114 58s-88-19-113-57c-25-39-38-95-38-168 0-75 12-131 37-169 24-37 63-56 116-56 51 0 89 19 114 57 24 38 37 94 37 168zM247 225c0-63-7-109-22-137-15-29-39-43-72-43-34 0-59 14-74 42s-23 74-23 138c0 62 8 107 23 136s40 43 73 43c32 0 57-14 72-44 15-29 23-74 23-135z"><text:p/></draw:path><draw:path draw:style-name="gr604" draw:text-style-name="P247" svg:width="0.1181in" svg:height="0.1768in" svg:x="5.2654in" svg:y="1.5846in" svg:viewBox="0 0 301 450" svg:d="M301 323c0 40-13 72-38 94-26 22-63 33-110 33-44 0-80-10-106-30s-42-49-47-89l58-5c7 52 39 78 95 78 28 0 50-7 66-21s24-34 24-62c0-24-9-42-27-56-19-13-45-20-80-20h-31v-48h30c31 0 55-7 71-20 17-13 26-32 26-55 0-24-7-42-21-56-14-13-34-20-61-20-25 0-45 6-60 19-15 12-24 30-26 53l-57-4c5-36 19-64 45-84 25-20 58-30 98-30 44 0 78 10 103 31 24 20 36 48 36 85 0 28-8 50-23 68-16 17-39 29-68 35v2c32 3 58 14 76 32 18 19 27 42 27 70z"><text:p/></draw:path><draw:path draw:style-name="gr604" draw:text-style-name="P247" svg:width="0.1181in" svg:height="0.1768in" svg:x="5.2654in" svg:y="1.8646in" svg:viewBox="0 0 301 450" svg:d="M301 323c0 40-13 72-38 94-26 22-63 33-110 33-44 0-80-10-106-30s-42-49-47-89l58-5c7 52 39 78 95 78 28 0 50-7 66-21s24-34 24-62c0-24-9-42-27-56-19-13-45-20-80-20h-31v-48h30c31 0 55-7 71-20 17-13 26-32 26-55 0-24-7-42-21-56-14-13-34-20-61-20-25 0-45 6-60 19-15 12-24 30-26 53l-57-4c5-36 19-64 45-84 25-20 58-30 98-30 44 0 78 10 103 31 24 20 36 48 36 85 0 28-8 50-23 68-16 17-39 29-68 35v2c32 3 58 14 76 32 18 19 27 42 27 70z"><text:p/></draw:path><draw:path draw:style-name="gr604" draw:text-style-name="P247" svg:width="0.1134in" svg:height="0.1744in" svg:x="5.2685in" svg:y="2.1441in" svg:viewBox="0 0 289 444" svg:d="M0 444v-39c11-25 23-46 39-65 15-18 31-35 48-50 16-15 33-29 49-42 17-12 32-25 45-38s24-26 32-40c8-15 12-31 12-48 0-24-7-43-21-56s-34-20-59-20c-23 0-43 6-58 19-16 13-25 31-27 55l-58-5c5-35 19-63 45-84s58-31 98-31c44 0 78 10 102 31s35 51 35 89c0 17-3 34-11 50-8 17-19 34-35 51-15 17-44 42-87 78-24 19-43 37-57 52-14 16-24 31-31 45h228v48z"><text:p/></draw:path></draw:g><draw:g draw:style-name="gr2"><draw:path draw:style-name="gr603" draw:text-style-name="P250" svg:width="0.9039in" svg:height="2.3378in" svg:x="5.8642in" svg:y="0.0839in" svg:viewBox="0 0 2297 5939" svg:d="M0 5939c0-1980 0-3959 0-5939 766 0 1531 0 2297 0 0 1980 0 3959 0 5939-766 0-1531 0-2297 0z"><text:p/></draw:path><draw:path draw:style-name="gr604" draw:text-style-name="P247" svg:width="0.1579in" svg:height="0.1768in" svg:x="5.9752in" svg:y="0.185in" svg:viewBox="0 0 402 450" svg:d="M213 48c-48 0-86 16-113 47-26 31-40 74-40 128s14 97 42 129c28 33 66 49 114 49 61 0 107-30 138-91l48 25c-18 37-43 66-76 86-32 19-70 29-113 29-44 0-82-9-114-27-32-19-57-45-74-79s-25-74-25-121c0-70 19-124 56-164 38-39 90-59 157-59 46 0 85 9 116 27 31 19 54 46 69 81l-56 19c-10-26-26-45-49-58-22-14-49-21-80-21z"><text:p/></draw:path><draw:path draw:style-name="gr604" draw:text-style-name="P247" svg:width="0.1051in" svg:height="0.1811in" svg:x="6.1598in" svg:y="0.1787in" svg:viewBox="0 0 268 461" svg:d="M54 182c12-21 27-38 44-48 16-10 38-15 64-15 36 0 63 9 80 27s26 48 26 91v224h-56v-213c0-24-2-41-7-53-4-11-11-20-21-25s-24-8-41-8c-27 0-48 9-63 27-16 18-24 43-24 74v198h-56v-461h56v120c0 13-1 26-1 39-1 14-1 21-2 23z"><text:p/></draw:path><draw:path draw:style-name="gr604" draw:text-style-name="P247" svg:width="0.1169in" svg:height="0.1366in" svg:x="6.2917in" svg:y="0.2244in" svg:viewBox="0 0 298 348" svg:d="M59 186c0 39 8 68 23 89 16 21 40 31 70 31 24 0 44-4 58-14 15-10 25-22 30-37l49 14c-20 53-66 79-137 79-49 0-87-15-113-44-26-30-39-74-39-132 0-55 13-98 39-128 26-29 63-44 111-44 99 0 148 60 148 179v7zM240 143c-3-35-12-61-27-77-15-17-36-25-64-25-27 0-48 9-64 28-16 18-25 43-26 74z"><text:p/></draw:path><draw:path draw:style-name="gr604" draw:text-style-name="P247" svg:width="0.1075in" svg:height="0.1366in" svg:x="6.4299in" svg:y="0.2244in" svg:viewBox="0 0 274 348" svg:d="M58 172c0 45 7 78 21 100 14 21 36 32 64 32 20 0 36-5 50-16 13-11 21-27 24-50l57 4c-5 32-18 58-41 77-24 19-53 29-88 29-47 0-83-15-108-44-25-30-37-73-37-130s12-100 37-129c25-30 61-45 107-45 34 0 63 9 85 27 23 17 37 42 43 73l-57 5c-3-19-11-34-22-45-12-11-29-16-51-16-29 0-51 10-64 29-13 20-20 53-20 99z"><text:p/></draw:path><draw:path draw:style-name="gr604" draw:text-style-name="P247" svg:width="0.1083in" svg:height="0.1811in" svg:x="6.561in" svg:y="0.1787in" svg:viewBox="0 0 276 461" svg:d="M210 461c-38-51-75-102-113-154-14 12-28 23-41 34 0 40 0 80 0 120-19 0-37 0-56 0 0-154 0-307 0-461 19 0 37 0 56 0 0 96 0 192 0 288 49-54 98-109 147-163 22 0 44 0 66 0-46 48-91 96-137 144 48 64 96 128 144 192-22 0-44 0-66 0z"><text:p/></draw:path><draw:path draw:style-name="gr604" draw:text-style-name="P247" svg:width="0.1193in" svg:height="0.1768in" svg:x="5.9728in" svg:y="0.4646in" svg:viewBox="0 0 304 450" svg:d="M304 225c0 73-13 129-39 167-26 39-64 58-114 58s-88-19-113-57c-25-39-38-95-38-168 0-75 12-131 37-169 24-37 63-56 116-56 51 0 89 19 114 57 24 38 37 94 37 168zM247 225c0-63-7-109-22-137-15-29-39-43-72-43-34 0-59 14-74 42s-23 74-23 138c0 62 8 107 23 136s40 43 73 43c32 0 57-14 72-44 15-29 23-74 23-135z"><text:p/></draw:path><draw:path draw:style-name="gr604" draw:text-style-name="P247" svg:width="0.1193in" svg:height="0.1768in" svg:x="5.9728in" svg:y="0.7441in" svg:viewBox="0 0 304 450" svg:d="M304 225c0 73-13 129-39 167-26 39-64 58-114 58s-88-19-113-57c-25-39-38-95-38-168 0-75 12-131 37-169 24-37 63-56 116-56 51 0 89 19 114 57 24 38 37 94 37 168zM247 225c0-63-7-109-22-137-15-29-39-43-72-43-34 0-59 14-74 42s-23 74-23 138c0 62 8 107 23 136s40 43 73 43c32 0 57-14 72-44 15-29 23-74 23-135z"><text:p/></draw:path><draw:path draw:style-name="gr604" draw:text-style-name="P247" svg:width="0.1193in" svg:height="0.1768in" svg:x="5.9728in" svg:y="1.024in" svg:viewBox="0 0 304 450" svg:d="M304 225c0 73-13 129-39 167-26 39-64 58-114 58s-88-19-113-57c-25-39-38-95-38-168 0-75 12-131 37-169 24-37 63-56 116-56 51 0 89 19 114 57 24 38 37 94 37 168zM247 225c0-63-7-109-22-137-15-29-39-43-72-43-34 0-59 14-74 42s-23 74-23 138c0 62 8 107 23 136s40 43 73 43c32 0 57-14 72-44 15-29 23-74 23-135z"><text:p/></draw:path><draw:path draw:style-name="gr604" draw:text-style-name="P247" svg:width="0.1193in" svg:height="0.1768in" svg:x="5.9728in" svg:y="1.3047in" svg:viewBox="0 0 304 450" svg:d="M304 225c0 73-13 129-39 167-26 39-64 58-114 58s-88-19-113-57c-25-39-38-95-38-168 0-75 12-131 37-169 24-37 63-56 116-56 51 0 89 19 114 57 24 38 37 94 37 168zM247 225c0-63-7-109-22-137-15-29-39-43-72-43-34 0-59 14-74 42s-23 74-23 138c0 62 8 107 23 136s40 43 73 43c32 0 57-14 72-44 15-29 23-74 23-135z"><text:p/></draw:path><draw:path draw:style-name="gr604" draw:text-style-name="P247" svg:width="0.1134in" svg:height="0.1744in" svg:x="5.9752in" svg:y="1.5846in" svg:viewBox="0 0 289 444" svg:d="M0 444v-39c11-25 23-46 39-65 15-18 31-35 48-50 16-15 33-29 49-42 17-12 32-25 45-38s24-26 32-40c8-15 12-31 12-48 0-24-7-43-21-56s-34-20-59-20c-23 0-43 6-58 19-16 13-25 31-27 55l-58-5c5-35 19-63 45-84s58-31 98-31c44 0 78 10 102 31s35 51 35 89c0 17-3 34-11 50-8 17-19 34-35 51-15 17-44 42-87 78-24 19-43 37-57 52-14 16-24 31-31 45h228v48z"><text:p/></draw:path><draw:path draw:style-name="gr604" draw:text-style-name="P247" svg:width="0.1134in" svg:height="0.1744in" svg:x="5.9752in" svg:y="1.8646in" svg:viewBox="0 0 289 444" svg:d="M0 444v-39c11-25 23-46 39-65 15-18 31-35 48-50 16-15 33-29 49-42 17-12 32-25 45-38s24-26 32-40c8-15 12-31 12-48 0-24-7-43-21-56s-34-20-59-20c-23 0-43 6-58 19-16 13-25 31-27 55l-58-5c5-35 19-63 45-84s58-31 98-31c44 0 78 10 102 31s35 51 35 89c0 17-3 34-11 50-8 17-19 34-35 51-15 17-44 42-87 78-24 19-43 37-57 52-14 16-24 31-31 45h228v48z"><text:p/></draw:path><draw:path draw:style-name="gr604" draw:text-style-name="P247" svg:width="0.1075in" svg:height="0.172in" svg:x="5.9819in" svg:y="2.1472in" svg:viewBox="0 0 274 438" svg:d="M0 438c0-16 0-32 0-48 37 0 74 0 111 0 0-112 0-224 0-337-33 24-65 47-98 71 0-18 0-35 0-53 34-24 69-47 103-71 17 0 34 0 51 0 0 130 0 260 0 390 36 0 71 0 107 0 0 16 0 32 0 48-91 0-183 0-274 0z"><text:p/></draw:path></draw:g><draw:path draw:style-name="gr605" draw:text-style-name="P237" svg:width="1.5996in" svg:height="0in" svg:x="5.1685in" svg:y="0.3874in" svg:viewBox="0 0 4064 0" svg:d="M0 0c1355 0 2709 0 4064 0"><text:p/></draw:path></draw:g><draw:g draw:style-name="gr2"><draw:g draw:style-name="gr2"><draw:path draw:style-name="gr603" draw:text-style-name="P252" svg:width="0.7807in" svg:height="1.498in" svg:x="0.1559in" svg:y="0.4587in" svg:viewBox="0 0 1984 3806" svg:d="M0 3806c0-1269 0-2537 0-3806 661 0 1323 0 1984 0 0 1269 0 2537 0 3806-661 0-1323 0-1984 0z"><text:p/></draw:path><draw:path draw:style-name="gr604" draw:text-style-name="P253" svg:width="0.1437in" svg:height="0.1768in" svg:x="0.2661in" svg:y="0.5591in" svg:viewBox="0 0 366 450" svg:d="M366 323c0 40-16 72-48 94-31 22-76 33-133 33-106 0-168-37-185-111l57-12c7 27 21 46 43 58 21 13 50 19 87 19 39 0 68-7 89-20s31-32 31-58c0-14-3-26-10-35-6-8-15-16-27-22-12-5-26-10-42-14-17-4-35-8-55-13-34-8-60-15-78-23s-32-16-43-25c-10-10-18-21-23-34-6-12-9-27-9-43 0-37 15-66 43-87 29-20 70-30 123-30 50 0 88 8 114 23s45 41 55 78l-58 10c-6-23-19-40-37-51-18-10-42-15-74-15-35 0-62 6-80 17-19 12-28 29-28 52 0 13 4 24 11 33s17 17 31 23c13 6 40 13 80 22 13 3 27 6 40 10 13 3 26 7 38 11 13 5 24 10 35 16 10 6 20 13 27 22 8 8 14 19 19 30 4 12 7 26 7 42z"><text:p/></draw:path><draw:path draw:style-name="gr604" draw:text-style-name="P253" svg:width="0.0634in" svg:height="0.1634in" svg:x="0.4252in" svg:y="0.5728in" svg:viewBox="0 0 162 416" svg:d="M162 409c-18 5-37 7-56 7-45 0-67-25-67-76v-224h-39v-41h41l16-75h38v75h62v41h-62v212c0 16 2 27 7 34 6 6 15 10 28 10 7 0 18-2 32-5z"><text:p/></draw:path><draw:path draw:style-name="gr604" draw:text-style-name="P253" svg:width="0.128in" svg:height="0.1366in" svg:x="0.502in" svg:y="0.6in" svg:viewBox="0 0 326 348" svg:d="M101 348c-33 0-59-9-76-27-17-17-25-42-25-73 0-35 11-61 34-80 23-18 60-28 111-30l75-1v-18c0-27-6-47-17-59-12-12-30-17-55-17s-43 4-54 12c-12 9-19 22-21 41l-58-5c9-61 54-91 134-91 43 0 74 10 96 29 21 19 32 47 32 84v145c0 16 2 29 6 37s13 12 25 12c5 0 11 0 18-2v35c-14 3-28 5-43 5-21 0-36-5-45-16s-15-28-16-51h-2c-14 25-31 43-50 54s-42 16-69 16zM114 306c21 0 39-5 55-14s28-22 37-38c10-16 14-33 14-50v-28l-61 1c-26 1-46 4-60 8-13 5-24 13-31 23-7 11-11 24-11 41 0 18 5 32 15 42s24 15 42 15z"><text:p/></draw:path><draw:path draw:style-name="gr604" draw:text-style-name="P253" svg:width="0.0634in" svg:height="0.1634in" svg:x="0.6346in" svg:y="0.5728in" svg:viewBox="0 0 162 416" svg:d="M162 409c-18 5-37 7-56 7-45 0-67-25-67-76v-224h-39v-41h41l16-75h38v75h62v41h-62v212c0 16 2 27 7 34 6 6 15 10 28 10 7 0 18-2 32-5z"><text:p/></draw:path><draw:path draw:style-name="gr604" draw:text-style-name="P253" svg:width="0.1169in" svg:height="0.1366in" svg:x="0.711in" svg:y="0.6in" svg:viewBox="0 0 298 348" svg:d="M59 186c0 39 8 68 23 89 16 21 40 31 70 31 24 0 44-4 58-14 15-10 25-22 30-37l49 14c-20 53-66 79-137 79-49 0-87-15-113-44-26-30-39-74-39-132 0-55 13-98 39-128 26-29 63-44 111-44 99 0 148 60 148 179v7zM240 143c-3-35-12-61-27-77-15-17-36-25-64-25-27 0-48 9-64 28-16 18-25 43-26 74z"><text:p/></draw:path><draw:path draw:style-name="gr604" draw:text-style-name="P253" svg:width="0.1193in" svg:height="0.1768in" svg:x="0.7098in" svg:y="0.839in" svg:viewBox="0 0 304 450" svg:d="M304 225c0 73-13 129-39 167-26 39-64 58-114 58s-88-19-113-57c-25-39-38-95-38-168 0-75 12-131 37-169 24-37 63-56 116-56 51 0 89 19 114 57 24 38 37 94 37 168zM247 225c0-63-7-109-22-137-15-29-39-43-72-43-34 0-59 14-74 42s-23 74-23 138c0 62 8 107 23 136s40 43 73 43c32 0 57-14 72-44 15-29 23-74 23-135z"><text:p/></draw:path><draw:path draw:style-name="gr604" draw:text-style-name="P253" svg:width="0.1075in" svg:height="0.172in" svg:x="0.7189in" svg:y="1.1224in" svg:viewBox="0 0 274 438" svg:d="M0 438c0-16 0-32 0-48 37 0 74 0 111 0 0-112 0-224 0-337-33 24-65 47-98 71 0-18 0-35 0-53 34-24 69-47 103-71 17 0 34 0 51 0 0 130 0 260 0 390 36 0 71 0 107 0 0 16 0 32 0 48-91 0-183 0-274 0z"><text:p/></draw:path><draw:path draw:style-name="gr604" draw:text-style-name="P253" svg:width="0.1134in" svg:height="0.1744in" svg:x="0.7126in" svg:y="1.3996in" svg:viewBox="0 0 289 444" svg:d="M0 444v-39c11-25 23-46 39-65 15-18 31-35 48-50 16-15 33-29 49-42 17-12 32-25 45-38s24-26 32-40c8-15 12-31 12-48 0-24-7-43-21-56s-34-20-59-20c-23 0-43 6-58 19-16 13-25 31-27 55l-58-5c5-35 19-63 45-84s58-31 98-31c44 0 78 10 102 31s35 51 35 89c0 17-3 34-11 50-8 17-19 34-35 51-15 17-44 42-87 78-24 19-43 37-57 52-14 16-24 31-31 45h228v48z"><text:p/></draw:path><draw:path draw:style-name="gr604" draw:text-style-name="P253" svg:width="0.1181in" svg:height="0.1768in" svg:x="0.7094in" svg:y="1.6791in" svg:viewBox="0 0 301 450" svg:d="M301 323c0 40-13 72-38 94-26 22-63 33-110 33-44 0-80-10-106-30s-42-49-47-89l58-5c7 52 39 78 95 78 28 0 50-7 66-21s24-34 24-62c0-24-9-42-27-56-19-13-45-20-80-20h-31v-48h30c31 0 55-7 71-20 17-13 26-32 26-55 0-24-7-42-21-56-14-13-34-20-61-20-25 0-45 6-60 19-15 12-24 30-26 53l-57-4c5-36 19-64 45-84 25-20 58-30 98-30 44 0 78 10 103 31 24 20 36 48 36 85 0 28-8 50-23 68-16 17-39 29-68 35v2c32 3 58 14 76 32 18 19 27 42 27 70z"><text:p/></draw:path></draw:g><draw:g draw:style-name="gr2"><draw:path draw:style-name="gr603" draw:text-style-name="P250" svg:width="0.9874in" svg:height="1.498in" svg:x="1.9059in" svg:y="0.4602in" svg:viewBox="0 0 2509 3806" svg:d="M0 3806c0-1269 0-2537 0-3806 836 0 1673 0 2509 0 0 1269 0 2537 0 3806-836 0-1673 0-2509 0z"><text:p/></draw:path><draw:path draw:style-name="gr604" draw:text-style-name="P247" svg:width="0.1476in" svg:height="0.1717in" svg:x="2.0248in" svg:y="0.5642in" svg:viewBox="0 0 376 437" svg:d="M376 214c0 45-9 85-26 119-18 34-43 59-75 77s-69 27-112 27h-163v-437h144c74 0 132 19 172 56s60 90 60 158zM317 214c0-54-15-95-45-124-30-28-73-43-129-43h-84v343h98c32 0 60-7 84-21s43-34 56-61c13-26 20-58 20-94z"><text:p/></draw:path><draw:path draw:style-name="gr604" draw:text-style-name="P247" svg:width="0.1169in" svg:height="0.1366in" svg:x="2.1949in" svg:y="0.6008in" svg:viewBox="0 0 298 348" svg:d="M59 186c0 39 8 68 23 89 16 21 40 31 70 31 24 0 44-4 58-14 15-10 25-22 30-37l49 14c-20 53-66 79-137 79-49 0-87-15-113-44-26-30-39-74-39-132 0-55 13-98 39-128 26-29 63-44 111-44 99 0 148 60 148 179v7zM240 143c-3-35-12-61-27-77-15-17-36-25-64-25-27 0-48 9-64 28-16 18-25 43-26 74z"><text:p/></draw:path><draw:path draw:style-name="gr604" draw:text-style-name="P247" svg:width="0.0657in" svg:height="0.1807in" svg:x="2.3264in" svg:y="0.5551in" svg:viewBox="0 0 168 460" svg:d="M103 165v295h-56v-295h-47v-41h47v-38c0-30 7-52 20-66 14-13 34-20 62-20 16 0 29 1 39 4v42c-9-1-17-2-24-2-15 0-25 3-31 11-7 7-10 20-10 39v30h65v41z"><text:p/></draw:path><draw:path draw:style-name="gr604" draw:text-style-name="P247" svg:width="0.128in" svg:height="0.1366in" svg:x="2.4031in" svg:y="0.6008in" svg:viewBox="0 0 326 348" svg:d="M101 348c-33 0-59-9-76-27-17-17-25-42-25-73 0-35 11-61 34-80 23-18 60-28 111-30l75-1v-18c0-27-6-47-17-59-12-12-30-17-55-17s-43 4-54 12c-12 9-19 22-21 41l-58-5c9-61 54-91 134-91 43 0 74 10 96 29 21 19 32 47 32 84v145c0 16 2 29 6 37s13 12 25 12c5 0 11 0 18-2v35c-14 3-28 5-43 5-21 0-36-5-45-16s-15-28-16-51h-2c-14 25-31 43-50 54s-42 16-69 16zM114 306c21 0 39-5 55-14s28-22 37-38c10-16 14-33 14-50v-28l-61 1c-26 1-46 4-60 8-13 5-24 13-31 23-7 11-11 24-11 41 0 18 5 32 15 42s24 15 42 15z"><text:p/></draw:path><draw:path draw:style-name="gr604" draw:text-style-name="P247" svg:width="0.1059in" svg:height="0.1343in" svg:x="2.5472in" svg:y="0.6031in" svg:viewBox="0 0 270 342" svg:d="M56 0v213c0 22 2 39 7 51 4 13 11 21 20 27 10 5 24 8 42 8 27 0 48-9 64-28 15-18 23-44 23-76v-195h56v264c0 39 1 63 2 72h-53c0-1 0-4-1-9 0-4 0-9 0-15-1-6-1-17-1-34h-1c-13 24-28 40-45 50-17 9-38 14-63 14-36 0-63-9-80-27-17-19-26-49-26-91v-224z"><text:p/></draw:path><draw:path draw:style-name="gr604" draw:text-style-name="P247" svg:width="0.0217in" svg:height="0.1811in" svg:x="2.6862in" svg:y="0.5551in" svg:viewBox="0 0 56 461" svg:d="M0 461c0-154 0-307 0-461 19 0 37 0 56 0 0 154 0 307 0 461-19 0-37 0-56 0z"><text:p/></draw:path><draw:path draw:style-name="gr604" draw:text-style-name="P247" svg:width="0.0634in" svg:height="0.1634in" svg:x="2.7283in" svg:y="0.5736in" svg:viewBox="0 0 162 416" svg:d="M162 409c-18 5-37 7-56 7-45 0-67-25-67-76v-224h-39v-41h41l16-75h38v75h62v41h-62v212c0 16 2 27 7 34 6 6 15 10 28 10 7 0 18-2 32-5z"><text:p/></draw:path><draw:path draw:style-name="gr604" draw:text-style-name="P247" svg:width="0.1193in" svg:height="0.1768in" svg:x="2.0142in" svg:y="0.8409in" svg:viewBox="0 0 304 450" svg:d="M304 225c0 73-13 129-39 167-26 39-64 58-114 58s-88-19-113-57c-25-39-38-95-38-168 0-75 12-131 37-169 24-37 63-56 116-56 51 0 89 19 114 57 24 38 37 94 37 168zM247 225c0-63-7-109-22-137-15-29-39-43-72-43-34 0-59 14-74 42s-23 74-23 138c0 62 8 107 23 136s40 43 73 43c32 0 57-14 72-44 15-29 23-74 23-135z"><text:p/></draw:path><draw:path draw:style-name="gr604" draw:text-style-name="P247" svg:width="0.1193in" svg:height="0.1768in" svg:x="2.0142in" svg:y="1.1205in" svg:viewBox="0 0 304 450" svg:d="M304 225c0 73-13 129-39 167-26 39-64 58-114 58s-88-19-113-57c-25-39-38-95-38-168 0-75 12-131 37-169 24-37 63-56 116-56 51 0 89 19 114 57 24 38 37 94 37 168zM247 225c0-63-7-109-22-137-15-29-39-43-72-43-34 0-59 14-74 42s-23 74-23 138c0 62 8 107 23 136s40 43 73 43c32 0 57-14 72-44 15-29 23-74 23-135z"><text:p/></draw:path><draw:path draw:style-name="gr604" draw:text-style-name="P247" svg:width="0.1181in" svg:height="0.1768in" svg:x="2.0138in" svg:y="1.4004in" svg:viewBox="0 0 301 450" svg:d="M301 323c0 40-13 72-38 94-26 22-63 33-110 33-44 0-80-10-106-30s-42-49-47-89l58-5c7 52 39 78 95 78 28 0 50-7 66-21s24-34 24-62c0-24-9-42-27-56-19-13-45-20-80-20h-31v-48h30c31 0 55-7 71-20 17-13 26-32 26-55 0-24-7-42-21-56-14-13-34-20-61-20-25 0-45 6-60 19-15 12-24 30-26 53l-57-4c5-36 19-64 45-84 25-20 58-30 98-30 44 0 78 10 103 31 24 20 36 48 36 85 0 28-8 50-23 68-16 17-39 29-68 35v2c32 3 58 14 76 32 18 19 27 42 27 70z"><text:p/></draw:path><draw:path draw:style-name="gr604" draw:text-style-name="P247" svg:width="0.1181in" svg:height="0.1768in" svg:x="2.0138in" svg:y="1.6811in" svg:viewBox="0 0 301 450" svg:d="M301 323c0 40-13 72-38 94-26 22-63 33-110 33-44 0-80-10-106-30s-42-49-47-89l58-5c7 52 39 78 95 78 28 0 50-7 66-21s24-34 24-62c0-24-9-42-27-56-19-13-45-20-80-20h-31v-48h30c31 0 55-7 71-20 17-13 26-32 26-55 0-24-7-42-21-56-14-13-34-20-61-20-25 0-45 6-60 19-15 12-24 30-26 53l-57-4c5-36 19-64 45-84 25-20 58-30 98-30 44 0 78 10 103 31 24 20 36 48 36 85 0 28-8 50-23 68-16 17-39 29-68 35v2c32 3 58 14 76 32 18 19 27 42 27 70z"><text:p/></draw:path></draw:g><draw:g draw:style-name="gr2"><draw:path draw:style-name="gr603" draw:text-style-name="P250" svg:width="0.9606in" svg:height="1.498in" svg:x="0.9449in" svg:y="0.4587in" svg:viewBox="0 0 2441 3806" svg:d="M0 3806c0-1269 0-2537 0-3806 814 0 1627 0 2441 0 0 1269 0 2537 0 3806-814 0-1627 0-2441 0z"><text:p/></draw:path><draw:path draw:style-name="gr604" draw:text-style-name="P247" svg:width="0.1654in" svg:height="0.172in" svg:x="1.0437in" svg:y="0.5618in" svg:viewBox="0 0 421 438" svg:d="M361 438l-50-128h-199l-51 128h-61l178-438h68l175 438zM211 45l-3 8c-5 18-12 40-23 67l-55 143h163l-56-144c-6-14-12-30-17-48z"><text:p/></draw:path><draw:path draw:style-name="gr604" draw:text-style-name="P247" svg:width="0.1075in" svg:height="0.1366in" svg:x="1.2205in" svg:y="0.6in" svg:viewBox="0 0 274 348" svg:d="M58 172c0 45 7 78 21 100 14 21 36 32 64 32 20 0 36-5 50-16 13-11 21-27 24-50l57 4c-5 32-18 58-41 77-24 19-53 29-88 29-47 0-83-15-108-44-25-30-37-73-37-130s12-100 37-129c25-30 61-45 107-45 34 0 63 9 85 27 23 17 37 42 43 73l-57 5c-3-19-11-34-22-45-12-11-29-16-51-16-29 0-51 10-64 29-13 20-20 53-20 99z"><text:p/></draw:path><draw:path draw:style-name="gr604" draw:text-style-name="P247" svg:width="0.1075in" svg:height="0.1366in" svg:x="1.3465in" svg:y="0.6in" svg:viewBox="0 0 274 348" svg:d="M58 172c0 45 7 78 21 100 14 21 36 32 64 32 20 0 36-5 50-16 13-11 21-27 24-50l57 4c-5 32-18 58-41 77-24 19-53 29-88 29-47 0-83-15-108-44-25-30-37-73-37-130s12-100 37-129c25-30 61-45 107-45 34 0 63 9 85 27 23 17 37 42 43 73l-57 5c-3-19-11-34-22-45-12-11-29-16-51-16-29 0-51 10-64 29-13 20-20 53-20 99z"><text:p/></draw:path><draw:path draw:style-name="gr604" draw:text-style-name="P247" svg:width="0.1169in" svg:height="0.1366in" svg:x="1.4705in" svg:y="0.6in" svg:viewBox="0 0 298 348" svg:d="M59 186c0 39 8 68 23 89 16 21 40 31 70 31 24 0 44-4 58-14 15-10 25-22 30-37l49 14c-20 53-66 79-137 79-49 0-87-15-113-44-26-30-39-74-39-132 0-55 13-98 39-128 26-29 63-44 111-44 99 0 148 60 148 179v7zM240 143c-3-35-12-61-27-77-15-17-36-25-64-25-27 0-48 9-64 28-16 18-25 43-26 74z"><text:p/></draw:path><draw:path draw:style-name="gr604" draw:text-style-name="P247" svg:width="0.1122in" svg:height="0.1862in" svg:x="1.6146in" svg:y="0.6in" svg:viewBox="0 0 286 474" svg:d="M286 172c0 118-42 176-124 176-51 0-86-19-104-58h-2c1 2 2 19 2 53v131h-56v-399c0-35-1-58-2-69h54c0 1 0 4 1 9 0 5 1 13 1 23 1 11 1 18 1 22h1c10-21 23-36 40-46 16-9 38-14 64-14 42 0 72 14 93 42 20 27 31 71 31 130zM227 174c0-47-6-81-19-101s-33-30-60-30c-22 0-40 5-52 14-13 9-22 24-29 44-6 20-9 45-9 77 0 44 7 77 21 98s37 31 68 31c28 0 48-10 61-31 13-20 19-54 19-102z"><text:p/></draw:path><draw:path draw:style-name="gr604" draw:text-style-name="P247" svg:width="0.0634in" svg:height="0.1634in" svg:x="1.7406in" svg:y="0.5728in" svg:viewBox="0 0 162 416" svg:d="M162 409c-18 5-37 7-56 7-45 0-67-25-67-76v-224h-39v-41h41l16-75h38v75h62v41h-62v212c0 16 2 27 7 34 6 6 15 10 28 10 7 0 18-2 32-5z"><text:p/></draw:path><draw:path draw:style-name="gr604" draw:text-style-name="P247" svg:width="0.1059in" svg:height="0.1343in" svg:x="1.0598in" svg:y="0.8791in" svg:viewBox="0 0 270 342" svg:d="M214 342v-213c0-22-3-39-7-51-4-13-11-21-21-27-9-5-23-8-42-8-26 0-48 9-63 28-16 18-23 44-23 76v195h-56v-264c0-39-1-63-2-72h53c0 1 0 4 0 9 1 4 1 9 1 15s1 17 1 34h1c13-24 28-40 45-50 16-9 37-14 62-14 37 0 64 9 81 27 17 19 26 49 26 91v224z"><text:p/></draw:path><draw:path draw:style-name="gr604" draw:text-style-name="P247" svg:width="0.1177in" svg:height="0.1366in" svg:x="1.1921in" svg:y="0.8791in" svg:viewBox="0 0 300 348" svg:d="M300 174c0 59-13 102-39 131s-63 43-112 43-86-15-111-45c-25-29-38-73-38-129 0-116 50-174 150-174 52 0 89 14 114 42 24 29 36 72 36 132zM241 174c0-47-7-80-20-101-14-21-37-32-70-32-32 0-56 11-71 32-14 22-21 55-21 101 0 44 7 77 21 100 15 22 37 33 68 33 33 0 57-11 72-32 14-22 21-55 21-101z"><text:p/></draw:path><draw:path draw:style-name="gr604" draw:text-style-name="P247" svg:width="0.1059in" svg:height="0.1343in" svg:x="1.0598in" svg:y="1.1591in" svg:viewBox="0 0 270 342" svg:d="M214 342v-213c0-22-3-39-7-51-4-13-11-21-21-27-9-5-23-8-42-8-26 0-48 9-63 28-16 18-23 44-23 76v195h-56v-264c0-39-1-63-2-72h53c0 1 0 4 0 9 1 4 1 9 1 15s1 17 1 34h1c13-24 28-40 45-50 16-9 37-14 62-14 37 0 64 9 81 27 17 19 26 49 26 91v224z"><text:p/></draw:path><draw:path draw:style-name="gr604" draw:text-style-name="P247" svg:width="0.1177in" svg:height="0.1366in" svg:x="1.1921in" svg:y="1.1591in" svg:viewBox="0 0 300 348" svg:d="M300 174c0 59-13 102-39 131s-63 43-112 43-86-15-111-45c-25-29-38-73-38-129 0-116 50-174 150-174 52 0 89 14 114 42 24 29 36 72 36 132zM241 174c0-47-7-80-20-101-14-21-37-32-70-32-32 0-56 11-71 32-14 22-21 55-21 101 0 44 7 77 21 100 15 22 37 33 68 33 33 0 57-11 72-32 14-22 21-55 21-101z"><text:p/></draw:path><draw:path draw:style-name="gr604" draw:text-style-name="P247" svg:width="0.1059in" svg:height="0.1343in" svg:x="1.0598in" svg:y="1.439in" svg:viewBox="0 0 270 342" svg:d="M214 342v-213c0-22-3-39-7-51-4-13-11-21-21-27-9-5-23-8-42-8-26 0-48 9-63 28-16 18-23 44-23 76v195h-56v-264c0-39-1-63-2-72h53c0 1 0 4 0 9 1 4 1 9 1 15s1 17 1 34h1c13-24 28-40 45-50 16-9 37-14 62-14 37 0 64 9 81 27 17 19 26 49 26 91v224z"><text:p/></draw:path><draw:path draw:style-name="gr604" draw:text-style-name="P247" svg:width="0.1177in" svg:height="0.1366in" svg:x="1.1921in" svg:y="1.439in" svg:viewBox="0 0 300 348" svg:d="M300 174c0 59-13 102-39 131s-63 43-112 43-86-15-111-45c-25-29-38-73-38-129 0-116 50-174 150-174 52 0 89 14 114 42 24 29 36 72 36 132zM241 174c0-47-7-80-20-101-14-21-37-32-70-32-32 0-56 11-71 32-14 22-21 55-21 101 0 44 7 77 21 100 15 22 37 33 68 33 33 0 57-11 72-32 14-22 21-55 21-101z"><text:p/></draw:path><draw:path draw:style-name="gr604" draw:text-style-name="P247" svg:width="0.1236in" svg:height="0.1839in" svg:x="1.0441in" svg:y="1.7224in" svg:viewBox="0 0 315 468" svg:d="M58 468c-16-1-28-2-39-4v-42c8 1 17 2 26 2 35 0 62-25 83-77l5-13-133-334h60l70 186c1 2 3 6 4 10s6 18 14 41c8 22 12 35 13 38l21-61 74-214h59l-129 336c-14 35-27 62-39 80-12 17-25 30-40 39-14 8-31 12-49 13z"><text:p/></draw:path><draw:path draw:style-name="gr604" draw:text-style-name="P247" svg:width="0.1169in" svg:height="0.1366in" svg:x="1.1791in" svg:y="1.7197in" svg:viewBox="0 0 298 348" svg:d="M59 186c0 39 8 68 23 89 16 21 40 31 70 31 24 0 44-4 58-14 15-10 25-22 30-37l49 14c-20 53-66 79-137 79-49 0-87-15-113-44-26-30-39-74-39-132 0-55 13-98 39-128 26-29 63-44 111-44 99 0 148 60 148 179v7zM240 143c-3-35-12-61-27-77-15-17-36-25-64-25-27 0-48 9-64 28-16 18-25 43-26 74z"><text:p/></draw:path><draw:path draw:style-name="gr604" draw:text-style-name="P247" svg:width="0.1087in" svg:height="0.1362in" svg:x="1.3138in" svg:y="1.7201in" svg:viewBox="0 0 277 347" svg:d="M277 248c0 32-12 56-36 73-24 18-57 26-100 26-42 0-74-7-97-20-22-14-37-36-44-65l49-9c5 18 15 31 30 39 15 9 35 13 62 13 28 0 49-5 62-13 13-9 20-22 20-39 0-14-5-24-14-33-9-8-24-15-44-20l-40-11c-32-8-55-16-68-24-14-8-25-18-32-29-8-11-12-25-12-42 0-31 11-54 33-70s54-24 95-24c37 0 67 7 89 20 21 13 35 33 41 62l-50 6c-3-14-12-26-25-34-14-8-32-12-55-12-25 0-43 4-55 12-12 7-18 19-18 34 0 10 2 18 7 24s12 12 22 16 30 10 61 18c30 7 51 14 64 20 13 7 24 14 31 21 8 8 14 17 18 27s6 21 6 34z"><text:p/></draw:path></draw:g><draw:g draw:style-name="gr2"><draw:path draw:style-name="gr603" draw:text-style-name="P250" svg:width="0.7657in" svg:height="1.498in" svg:x="2.8898in" svg:y="0.4587in" svg:viewBox="0 0 1946 3806" svg:d="M0 3806c0-1269 0-2537 0-3806 649 0 1297 0 1946 0 0 1269 0 2537 0 3806-649 0-1297 0-1946 0z"><text:p/></draw:path><draw:path draw:style-name="gr604" draw:text-style-name="P247" svg:width="0.1327in" svg:height="0.1717in" svg:x="3.0087in" svg:y="0.5618in" svg:viewBox="0 0 338 437" svg:d="M338 314c0 39-14 69-43 91-28 22-67 32-118 32h-177v-437h159c102 0 154 35 154 106 0 26-8 48-22 66-15 17-35 29-62 35 35 4 62 16 81 35s28 43 28 72zM253 113c0-23-8-40-24-50s-40-16-70-16h-100v139h100c31 0 55-6 71-18 15-12 23-30 23-55zM278 310c0-52-36-78-108-78h-111v158h115c36 0 63-7 79-20 17-14 25-34 25-60z"><text:p/></draw:path><draw:path draw:style-name="gr604" draw:text-style-name="P247" svg:width="0.128in" svg:height="0.1366in" svg:x="3.1654in" svg:y="0.6in" svg:viewBox="0 0 326 348" svg:d="M101 348c-33 0-59-9-76-27-17-17-25-42-25-73 0-35 11-61 34-80 23-18 60-28 111-30l75-1v-18c0-27-6-47-17-59-12-12-30-17-55-17s-43 4-54 12c-12 9-19 22-21 41l-58-5c9-61 54-91 134-91 43 0 74 10 96 29 21 19 32 47 32 84v145c0 16 2 29 6 37s13 12 25 12c5 0 11 0 18-2v35c-14 3-28 5-43 5-21 0-36-5-45-16s-15-28-16-51h-2c-14 25-31 43-50 54s-42 16-69 16zM114 306c21 0 39-5 55-14s28-22 37-38c10-16 14-33 14-50v-28l-61 1c-26 1-46 4-60 8-13 5-24 13-31 23-7 11-11 24-11 41 0 18 5 32 15 42s24 15 42 15z"><text:p/></draw:path><draw:path draw:style-name="gr604" draw:text-style-name="P247" svg:width="0.1087in" svg:height="0.1362in" svg:x="3.3004in" svg:y="0.6in" svg:viewBox="0 0 277 347" svg:d="M277 248c0 32-12 56-36 73-24 18-57 26-100 26-42 0-74-7-97-20-22-14-37-36-44-65l49-9c5 18 15 31 30 39 15 9 35 13 62 13 28 0 49-5 62-13 13-9 20-22 20-39 0-14-5-24-14-33-9-8-24-15-44-20l-40-11c-32-8-55-16-68-24-14-8-25-18-32-29-8-11-12-25-12-42 0-31 11-54 33-70s54-24 95-24c37 0 67 7 89 20 21 13 35 33 41 62l-50 6c-3-14-12-26-25-34-14-8-32-12-55-12-25 0-43 4-55 12-12 7-18 19-18 34 0 10 2 18 7 24s12 12 22 16 30 10 61 18c30 7 51 14 64 20 13 7 24 14 31 21 8 8 14 17 18 27s6 21 6 34z"><text:p/></draw:path><draw:path draw:style-name="gr604" draw:text-style-name="P247" svg:width="0.1169in" svg:height="0.1366in" svg:x="3.4287in" svg:y="0.6in" svg:viewBox="0 0 298 348" svg:d="M59 186c0 39 8 68 23 89 16 21 40 31 70 31 24 0 44-4 58-14 15-10 25-22 30-37l49 14c-20 53-66 79-137 79-49 0-87-15-113-44-26-30-39-74-39-132 0-55 13-98 39-128 26-29 63-44 111-44 99 0 148 60 148 179v7zM240 143c-3-35-12-61-27-77-15-17-36-25-64-25-27 0-48 9-64 28-16 18-25 43-26 74z"><text:p/></draw:path><draw:path draw:style-name="gr604" draw:text-style-name="P247" svg:width="0.1193in" svg:height="0.1768in" svg:x="2.998in" svg:y="0.839in" svg:viewBox="0 0 304 450" svg:d="M304 225c0 73-13 129-39 167-26 39-64 58-114 58s-88-19-113-57c-25-39-38-95-38-168 0-75 12-131 37-169 24-37 63-56 116-56 51 0 89 19 114 57 24 38 37 94 37 168zM247 225c0-63-7-109-22-137-15-29-39-43-72-43-34 0-59 14-74 42s-23 74-23 138c0 62 8 107 23 136s40 43 73 43c32 0 57-14 72-44 15-29 23-74 23-135z"><text:p/></draw:path><draw:path draw:style-name="gr604" draw:text-style-name="P247" svg:width="0.115in" svg:height="0.1768in" svg:x="3.0008in" svg:y="1.1197in" svg:viewBox="0 0 293 450" svg:d="M293 301c0 46-12 82-38 109-25 27-59 40-103 40-49 0-87-18-113-55s-39-90-39-160c0-75 14-134 41-174 27-41 65-61 115-61 66 0 108 30 125 89l-53 10c-11-36-35-54-72-54-32 0-57 15-74 45-18 30-26 72-26 129 10-19 24-33 42-43 19-10 40-15 64-15 40 0 72 13 96 38 23 25 35 59 35 102zM236 303c0-31-7-56-23-73-15-17-37-26-65-26-26 0-47 8-63 23s-24 36-24 63c0 34 8 61 25 83 17 21 38 32 64 32 27 0 48-9 63-27 16-18 23-43 23-75z"><text:p/></draw:path><draw:path draw:style-name="gr604" draw:text-style-name="P247" svg:width="0.1181in" svg:height="0.1768in" svg:x="2.9976in" svg:y="1.3996in" svg:viewBox="0 0 301 450" svg:d="M301 323c0 40-13 72-38 94-26 22-63 33-110 33-44 0-80-10-106-30s-42-49-47-89l58-5c7 52 39 78 95 78 28 0 50-7 66-21s24-34 24-62c0-24-9-42-27-56-19-13-45-20-80-20h-31v-48h30c31 0 55-7 71-20 17-13 26-32 26-55 0-24-7-42-21-56-14-13-34-20-61-20-25 0-45 6-60 19-15 12-24 30-26 53l-57-4c5-36 19-64 45-84 25-20 58-30 98-30 44 0 78 10 103 31 24 20 36 48 36 85 0 28-8 50-23 68-16 17-39 29-68 35v2c32 3 58 14 76 32 18 19 27 42 27 70z"><text:p/></draw:path><draw:path draw:style-name="gr604" draw:text-style-name="P247" svg:width="0.1193in" svg:height="0.1768in" svg:x="2.998in" svg:y="1.6791in" svg:viewBox="0 0 304 450" svg:d="M304 225c0 73-13 129-39 167-26 39-64 58-114 58s-88-19-113-57c-25-39-38-95-38-168 0-75 12-131 37-169 24-37 63-56 116-56 51 0 89 19 114 57 24 38 37 94 37 168zM247 225c0-63-7-109-22-137-15-29-39-43-72-43-34 0-59 14-74 42s-23 74-23 138c0 62 8 107 23 136s40 43 73 43c32 0 57-14 72-44 15-29 23-74 23-135z"><text:p/></draw:path></draw:g><draw:path draw:style-name="gr605" draw:text-style-name="P237" svg:width="3.4996in" svg:height="0in" svg:x="0.1559in" svg:y="0.7839in" svg:viewBox="0 0 8890 0" svg:d="M0 0c2963 0 5927 0 8890 0"><text:p/></draw:path></draw:g><draw:path draw:style-name="gr606" draw:text-style-name="P237" svg:width="1.5457in" svg:height="-0.0004in" draw:transform="rotate (0.245044226980004) translate (3.65592752010857in 0.933640113403756in)" svg:viewBox="0 0 3927 0" svg:d="M0 0c1309 0 2618 0 3927 0"><text:p/></draw:path><draw:path draw:style-name="gr606" draw:text-style-name="P237" svg:width="1.8024in" svg:height="-0.0004in" draw:transform="rotate (-0.58800142499689) translate (3.655949256343in 1.20853018372701in)" svg:viewBox="0 0 4579 0" svg:d="M0 0c1526 0 3053 0 4579 0"><text:p/></draw:path><draw:path draw:style-name="gr606" draw:text-style-name="P237" svg:width="1.5in" svg:height="-0.0004in" draw:transform="rotate (0.0167551608191456) translate (3.65594822178785in 1.43366529443916in)" svg:viewBox="0 0 3811 0" svg:d="M0 0c1270 0 2540 0 3811 0"><text:p/></draw:path><draw:path draw:style-name="gr606" draw:text-style-name="P237" svg:width="1.8898in" svg:height="0in" draw:transform="skewX (0.000523598775598373) rotate (0.654323936572674) translate (3.65594925634297in 1.70853018372703in)" svg:viewBox="0 0 4801 1" svg:d="M0 0c1600 0 3201 1 4801 1"><text:p/></draw:path></draw:g></text:p>
      <text:p text:style-name="P120">Notice how state 2 input range overlaps both the ranges for state 0 and state 1. The check value disambiguates which state owns the Next value.</text:p>
      <text:p text:style-name="P120">??? <text:span text:style-name="T85">TODO: improve diagram to show base+input to make easier to follow</text:span></text:p>
      <text:h text:style-name="P128" text:outline-level="3"><text:bookmark-start text:name="__RefHeading___Toc6944_4138333514"/>Size Comparison to Naive DFA<text:bookmark-end text:name="__RefHeading___Toc6944_4138333514"/></text:h>
      <text:p text:style-name="P119">The size of the cDFA varies based on the number of transitions that need to be represented in the next and check tables. With the worst case being when a state needs a unique transition for each possible input and the best case when the default state covers all transitions. Using the same sizes in the Naive DFA size section we get the size being number of states * (4+2+<text:span text:style-name="T87">4</text:span><text:span text:style-name="T81">) + number of transitions * (4) + number of holes.</text:span></text:p>
      <text:p text:style-name="P219">In the worst case a single state will need 1<text:span text:style-name="T87">0</text:span>+255*4 = 103<text:span text:style-name="T87">0</text:span> bytes compared to the naive DFA states 5<text:span text:style-name="T87">16</text:span> bytes. Where in the best case (all states represented by default) a single state will require 1<text:span text:style-name="T87">0</text:span> bytes. The break even point is when a state needs to encode 126.5 <text:span text:style-name="T82">unique </text:span>transitions. For AppArmor’s DFAs use cases, using both default and differential encoding the average is usually in 2-3 unique transitions per state.</text:p>
      <text:h text:style-name="P129" text:outline-level="3"><text:bookmark-start text:name="__RefHeading___Toc20186_3317420195"/>Walking states in the DFA<text:bookmark-end text:name="__RefHeading___Toc20186_3317420195"/></text:h>
      <text:p text:style-name="P221"/>
      <text:p text:style-name="P222">State is minimum working memory</text:p>
      <text:p text:style-name="P221">Repeat example from dfa/nfas but with actual dfa state tables</text:p>
      <text:p text:style-name="P223"/>
      <text:p text:style-name="P224">fns</text:p>
      <text:p text:style-name="P223">dfa_next()</text:p>
      <text:p text:style-name="P223">dfa_match_len()</text:p>
      <text:p text:style-name="P223">dfa_match()</text:p>
      <text:p text:style-name="P223"><text:soft-page-break/>dfa_<text:span text:style-name="T39">left</text:span>match() …</text:p>
      <text:p text:style-name="P223"/>
      <text:h text:style-name="P132" text:outline-level="4"><text:bookmark-start text:name="__RefHeading___Toc6946_4138333514"/>Longest Left Matches - TODO<text:bookmark-end text:name="__RefHeading___Toc6946_4138333514"/></text:h>
      <text:p text:style-name="P220">???? requires work buffer</text:p>
      <text:h text:style-name="Heading_20_3" text:outline-level="3">Base DFA extensions</text:h>
      <text:p text:style-name="P225">There are several extensions over the base DFA encoding described above.</text:p>
      <text:h text:style-name="P132" text:outline-level="4"><text:bookmark-start text:name="__RefHeading___Toc6940_4138333514"/>State Differential Encode - TODO<text:bookmark-end text:name="__RefHeading___Toc6940_4138333514"/></text:h>
      <text:p text:style-name="P171">To reduce the number of transitions a state has to encode states can be made to encode their transitions as a differential to a<text:span text:style-name="T77">nother</text:span> state. <text:span text:style-name="T77">When the diffencode flag is the default state is the state that is being differntially encoded against. </text:span>If a transition is not represented in the current state the default state is entered and the process is repeated until the transition is found or the state is not marked to be encoded relative to it default.</text:p>
      <text:p text:style-name="P171">This type of state encoding can be quite effective in reducing the number of states but it can increase both encoding and matching time (as multiple states must be traversed for a single match). However if the states to encode against are chosen carefully, then both the encoding time and matching time can be bounded <text:span text:style-name="T45">(AppArmor guarantees O(2n)</text:span>, and differential encoding can even result in a faster <text:span text:style-name="T45">DFA</text:span> as it can <text:span text:style-name="T45">increase cache locality</text:span>.</text:p>
      <text:p text:style-name="P185">While state differential encoding does not reduce the number of states it can significantly reduce the number of transitions per state that need to be encoded. More importantly state differential encoding can <text:span text:style-name="T78">increase the density of transitions that need to be encoded. This helps with both cache locality at run time and also benefits comb compression during the cDFA build.</text:span></text:p>
      <text:p text:style-name="P185"/>
      <text:p text:style-name="P185">??? <text:span text:style-name="T78">more on comb compression under build section: state density = better compression, state density reduces search time.</text:span></text:p>
      <text:p text:style-name="P185"/>
      <text:p text:style-name="P185">??? <text:span text:style-name="T79">example</text:span></text:p>
      <text:h text:style-name="P132" text:outline-level="4"><text:bookmark-start text:name="__RefHeading___Toc6942_4138333514"/>Out of Bounds <text:span text:style-name="T40">(OOB) </text:span>transitions - TODO<text:bookmark-end text:name="__RefHeading___Toc6942_4138333514"/></text:h>
      <text:p text:style-name="P181">When this flag is set the state has out of bounds transitions defined. Out of band transitions are stored at positions that have a negative offset from the states base location. This ensures that input can never reference an OOB transition, only special dfa functions can be used to cause a match that causes an OOB transition.</text:p>
      <text:p text:style-name="P181">Out of Band transitions are used when a variable length match of binary data is needed. That is the binary data being matched may contain zero which is often used as an OOB style transition for string data.</text:p>
      <text:p text:style-name="P181">For matching code to cause an OOB transition to occur the appropriate function is used and the desired OOB number (-1..-255) is specified. The transition is looked up just like every other transition.</text:p>
      <text:p text:style-name="P181"><text:soft-page-break/><text:s text:c="2"/>check[base[state] + OOB]</text:p>
      <text:p text:style-name="P181">If the checked transition belongs to the state then the next table value is looked up.</text:p>
      <text:h text:style-name="P134" text:outline-level="4"><text:bookmark-start text:name="__RefHeading___Toc20198_3317420195"/><text:span text:style-name="T96">Pattern</text:span> Variables: <text:span text:style-name="T96">TODO</text:span><text:bookmark-end text:name="__RefHeading___Toc20198_3317420195"/></text:h>
      <text:p text:style-name="P201">Variables that are embedded as part of a pattern match such as back references or special dynamic kernel variables (eg. @{pid})require an eHFA, and will be discussed more in the ???build section and the ???ehfa document. For the purposes of encoding at this level they are treated as just part of a match expression for a particular component of the match.</text:p>
      <text:p text:style-name="P204">Variables Embedded in Variables: TODO</text:p>
      <text:p text:style-name="P204">Eg. /proc/@{pid}/self</text:p>
      <text:p text:style-name="P182"/>
      <text:h text:style-name="Heading_20_4" text:outline-level="4">Back references: TODO</text:h>
      <text:p text:style-name="P183">Pattern Variable + capture group</text:p>
      <text:p text:style-name="P183"/>
      <text:h text:style-name="Heading_20_2" text:outline-level="2"><text:bookmark-start text:name="__RefHeading___Toc10730_3317420195"/>Additional Notes<text:bookmark-end text:name="__RefHeading___Toc10730_3317420195"/></text:h>
      <text:p text:style-name="P94">Most sources on DFAs/NFAs do a good job covering the basics but do not cover certain topics that AppArmor relies on.</text:p>
      <text:h text:style-name="Heading_20_4" text:outline-level="4"><text:bookmark-start text:name="__RefHeading___Toc10734_3317420195"/>Build time<text:bookmark-end text:name="__RefHeading___Toc10734_3317420195"/></text:h>
      <text:p text:style-name="P94">At build time accept states are combined together into accept sets. This means overlapping rules may result in an accept state that needs rules that can combine the permission of the set of states represented by the new DFA accept state.</text:p>
      <text:h text:style-name="Heading_20_4" text:outline-level="4"><text:bookmark-start text:name="__RefHeading___Toc10736_3317420195"/>Minimization<text:bookmark-end text:name="__RefHeading___Toc10736_3317420195"/></text:h>
      <text:p text:style-name="P94">During minimization each unique <text:span text:style-name="T117">non-conflicting </text:span>accept set is split into its own partition; meaning that minimization will never <text:span text:style-name="T59">result in a new </text:span><text:span text:style-name="T117">rule conflicts. Permission types that can be combined can be assigned to the same partition potentially resulting in a smaller DFA.</text:span></text:p>
      <text:h text:style-name="Heading_20_3" text:outline-level="3"><text:bookmark-start text:name="__RefHeading___Toc10738_3317420195"/>Multiple equivalent DFAs<text:bookmark-end text:name="__RefHeading___Toc10738_3317420195"/></text:h>
      <text:p text:style-name="P95">There are many different possible DFAs that functionally are equivalent. They can have different number of states, accept states, and how transitions are divided between states. The DFA generated by a build algorithm is seldom minimal and its structure is very dependent on the input expressions.</text:p>
      <text:p text:style-name="P95">When a DFA is minimized there are usually multiple equivalent isomorphic DFAs can be generated. This means they will have the same number of states, and accept states, but <text:span text:style-name="T60">a naïve equality test will fail to find equivalence</text:span></text:p>
      <text:h text:style-name="Heading_20_3" text:outline-level="3"><text:bookmark-start text:name="__RefHeading___Toc10740_3317420195"/><text:soft-page-break/>Build time<text:bookmark-end text:name="__RefHeading___Toc10740_3317420195"/></text:h>
      <text:p text:style-name="P95">The time to build a DFA is related to the size of the <text:span text:style-name="T60">generated </text:span>DFA. <text:span text:style-name="T60">The </text:span>growth <text:span text:style-name="T60">of build time is non-linear to the number of states, thus larger DFAs can take much more time to build. In addition the larger the DFA the longer it takes to minimize (m*log(n)).</text:span></text:p>
      <text:p text:style-name="P96">DFA build algorithms are influenced by the input expressions and restructuring the input can result in a smaller DFA build resulting in faster build and minimization.</text:p>
      <text:h text:style-name="Heading_20_3" text:outline-level="3"><text:bookmark-start text:name="__RefHeading___Toc10742_3317420195"/><text:span text:style-name="T61">Co</text:span>nverting <text:span text:style-name="T60">regular expressions</text:span> to <text:span text:style-name="T60">a </text:span>DFA<text:bookmark-end text:name="__RefHeading___Toc10742_3317420195"/></text:h>
      <text:p text:style-name="P96">Most sources use a two stage build that convert regular expression first to an NFA and then convert the NFA to a DFA. AppArmor uses a one stage build that converts directly from the parsed expression tree to a DFA.</text:p>
      <text:h text:style-name="P85" text:outline-level="3"><text:bookmark-start text:name="__RefHeading___Toc10744_3317420195"/>Extensions<text:bookmark-end text:name="__RefHeading___Toc10744_3317420195"/></text:h>
      <text:p text:style-name="P97">Many extended regular expression features <text:span text:style-name="T126">(back references, counting constraints, …) </text:span>require a state machine with more functionality than a <text:span text:style-name="T126">plain</text:span> DFA/NFA. Th<text:span text:style-name="T126">ese</text:span> <text:span text:style-name="T126">extensions will be covered in a separate document.</text:span></text:p>
      <text:h text:style-name="P83" text:outline-level="3"/>
      <text:h text:style-name="Heading_20_1" text:outline-level="1"><text:bookmark-start text:name="__RefHeading___Toc10746_3317420195"/>AppArmor Policy<text:bookmark-end text:name="__RefHeading___Toc10746_3317420195"/></text:h>
      <text:p text:style-name="P84">AppArmor policy makes use of both DFA/<text:span text:style-name="T62">HFA</text:span>s and ancillary data <text:span text:style-name="T65">tied to the DFA via match order, state and accept info</text:span>. Some mediation type<text:span text:style-name="T65">s (especially older types) do not make use of the DFA, but any type that needs more complex matching will. In addition some types have an old form and newer form where the older form doesn’t use the dfa and support for it is retained to provide backwards compatibility while the newer form uses the DFA.</text:span></text:p>
      <text:h text:style-name="P73" text:outline-level="2"><text:bookmark-start text:name="__RefHeading___Toc10171_33174201951"/><text:span text:style-name="T63">C</text:span><text:span text:style-name="T58">onstraints </text:span><text:span text:style-name="T63">Revisited</text:span><text:bookmark-end text:name="__RefHeading___Toc10171_33174201951"/></text:h>
      <text:p text:style-name="P98">AppArmor uses DFA/HFAs for pattern matching, this provides</text:p>
      <text:list xml:id="list1318082229" text:style-name="L7">
        <text:list-item>
          <text:p text:style-name="P186">Fast O(n) runtime match</text:p>
        </text:list-item>
        <text:list-item>
          <text:p text:style-name="P186">Combine multiple expressions/match patterns into a single DFA</text:p>
        </text:list-item>
        <text:list-item>
          <text:p text:style-name="P186">Known up-front resource constraints. None/minimal dynamic memory allocation.</text:p>
        </text:list-item>
        <text:list-item>
          <text:p text:style-name="P186">The ability to share the static representation without locking</text:p>
        </text:list-item>
      </text:list>
      <text:p text:style-name="P101">In addition AppArmor does a few optimization to improve runtime match performance</text:p>
      <text:list xml:id="list1653049171" text:style-name="L8">
        <text:list-item>
          <text:p text:style-name="P188">Use of a host native runtime implementation</text:p>
          <text:list>
            <text:list-item>
              <text:p text:style-name="P188">Data is converted to host native alignment</text:p>
            </text:list-item>
            <text:list-item>
              <text:p text:style-name="P188">Data is converted to host native endianess</text:p>
            </text:list-item>
          </text:list>
        </text:list-item>
        <text:list-item>
          <text:p text:style-name="P188">Conversion time (unpack) verification</text:p>
          <text:list>
            <text:list-item>
              <text:p text:style-name="P188"><text:soft-page-break/>DFA states and transitions are verified at unpack time while converting from the storage format to native format. This ensures that there are no invalid transitions and runtime bounding steps can be safely skipped.</text:p>
            </text:list-item>
          </text:list>
        </text:list-item>
      </text:list>
      <text:p text:style-name="P99">To mitigate the <text:span text:style-name="T65">disadvantages</text:span> of DFAs AppArmor does several things</text:p>
      <text:list xml:id="list1872437986" text:style-name="L9">
        <text:list-item>
          <text:p text:style-name="P187">Build time costs</text:p>
          <text:list>
            <text:list-item>
              <text:p text:style-name="P187">cache build policy so it doesn’t have to be rebuilt</text:p>
            </text:list-item>
            <text:list-item>
              <text:p text:style-name="P187">performs <text:span text:style-name="T65">rule and expression </text:span>transforms to try to minimize build and minimization costs</text:p>
            </text:list-item>
            <text:list-item>
              <text:p text:style-name="P187">use <text:span text:style-name="T65">of</text:span> transform<text:span text:style-name="T65">s</text:span> to help minimize compression costs</text:p>
            </text:list-item>
          </text:list>
        </text:list-item>
        <text:list-item>
          <text:p text:style-name="P187"><text:span text:style-name="T65">M</text:span>emory use</text:p>
          <text:list>
            <text:list-item>
              <text:p text:style-name="P187">use <text:span text:style-name="T65">of</text:span> DFA minimization <text:span text:style-name="T64">to </text:span><text:span text:style-name="T65">ensure DFA is smallest size possible</text:span></text:p>
            </text:list-item>
            <text:list-item>
              <text:p text:style-name="P187">use <text:span text:style-name="T65">of</text:span> <text:span text:style-name="T64">a compressed DFA representation to reduce runtime memory use</text:span></text:p>
            </text:list-item>
            <text:list-item>
              <text:p text:style-name="P189">use <text:span text:style-name="T65">of</text:span> DFA sharing to reduce runtime memory use</text:p>
            </text:list-item>
          </text:list>
        </text:list-item>
      </text:list>
      <text:p text:style-name="P100"/>
      <text:p text:style-name="P102">Policy DFAs</text:p>
      <text:p text:style-name="P102">attachment, file, policydb</text:p>
      <text:h text:style-name="P77" text:outline-level="2"><text:bookmark-start text:name="__RefHeading___Toc6984_4138333514"/>Sharing the DFA ??? <text:span text:style-name="T86">where </text:span><text:span text:style-name="T88">to put</text:span><text:bookmark-end text:name="__RefHeading___Toc6984_4138333514"/></text:h>
      <text:p text:style-name="P16">- can be shared by profiles</text:p>
      <text:p text:style-name="P16">- <text:span text:style-name="T128">separate perms, strings tables, but same index</text:span></text:p>
      <text:p text:style-name="P17">- each</text:p>
      <text:h text:style-name="P74" text:outline-level="2"><text:bookmark-start text:name="__RefHeading___Toc10726_3317420195"/>Implementing Boolean Operations <text:span text:style-name="T73">for match expressions</text:span><text:bookmark-end text:name="__RefHeading___Toc10726_3317420195"/></text:h>
      <text:p text:style-name="P109">AppArmor’s use<text:span text:style-name="T76">s</text:span> boolean operations within match expressions/rules to determine if a set of conditions have been matched.</text:p>
      <text:p text:style-name="P106">The Boolean operations Union and Intersection for against two different matches can be easily implemented with <text:span text:style-name="T75">regexs </text:span>DFA/NFAs. AppArmor uses this ability in its policy encoding to be able to handle different types of conditionals.</text:p>
      <text:h text:style-name="P75" text:outline-level="3"><text:bookmark-start text:name="__RefHeading___Toc11134_3317420195"/>OR <text:span text:style-name="T73">(Union or Alternation)</text:span><text:bookmark-end text:name="__RefHeading___Toc11134_3317420195"/></text:h>
      <text:p text:style-name="P109">Regular express alternation is used to achieve OR within policy encoding. <text:span text:style-name="T74">The order of the expression within the alternation is not important. As long as the correct input that should be matched against the expressions is feed into the section of the DFA matching the expressions.</text:span></text:p>
      <text:p text:style-name="P109">(expr1|expr2)</text:p>
      <text:p text:style-name="P110">dfa graph???</text:p>
      <text:h text:style-name="P75" text:outline-level="3"><text:bookmark-start text:name="__RefHeading___Toc11136_3317420195"/><text:soft-page-break/>And <text:span text:style-name="T73">(Intersection</text:span>)<text:bookmark-end text:name="__RefHeading___Toc11136_3317420195"/></text:h>
      <text:p text:style-name="P109">And is implemented through concatenating two expressions. <text:span text:style-name="T74">The ordering of these expressions is important, where the data that should match the first expression must be input into the dfa before the data that should match the second expression. This implements a strict “and then” semantic, where the result is only know after both expressions are matched.</text:span></text:p>
      <text:p text:style-name="P109"/>
      <text:p text:style-name="P109">(expr1.expr2)</text:p>
      <text:p text:style-name="P110">dfa graph ???</text:p>
      <text:p text:style-name="P109"/>
      <text:h text:style-name="P130" text:outline-level="4"/>
      <text:h text:style-name="P130" text:outline-level="4"/>
      <text:h text:style-name="P75" text:outline-level="3"><text:bookmark-start text:name="__RefHeading___Toc11142_3317420195"/>Difference ()<text:bookmark-end text:name="__RefHeading___Toc11142_3317420195"/></text:h>
      <text:p text:style-name="P103">??? <text:span text:style-name="T74">permissions</text:span></text:p>
      <text:p text:style-name="P103"/>
      <text:h text:style-name="P74" text:outline-level="2"><text:bookmark-start text:name="__RefHeading___Toc11144_3317420195"/><text:span text:style-name="T94">Data </text:span>Encoding<text:bookmark-end text:name="__RefHeading___Toc11144_3317420195"/></text:h>
      <text:p text:style-name="P122">AppArmor uses some standard encoding techniques <text:span text:style-name="T89">and patterns when setting up the DFA. These are then put together in a fixed order that is encoded both in the data and the match instruction stream.</text:span>The instruction stream is currently hard coded in the kernel and the layout ordering with the DFA must match the ordering expected by the kernel. In the future it is possible that a more generic instruction stream ordering will be allowed but it must be done carefully to ensure guarantees around guaranteed completion of matches.</text:p>
      <text:p text:style-name="P190">AppArmor uses a byte input walk pattern and all data is mapped to function under this constraint. How this is done for basic data types will be covered first followed by how they are combined to form compound match conditions.</text:p>
      <text:h text:style-name="Heading_20_3" text:outline-level="3"><text:bookmark-start text:name="__RefHeading___Toc11138_3317420195"/>Expression Separator<text:bookmark-end text:name="__RefHeading___Toc11138_3317420195"/></text:h>
      <text:p text:style-name="P191">Some data (<text:span text:style-name="T91">eg. </text:span>variable length) may require a separator between expressions. The separator is <text:span text:style-name="T91">encoded between two expression that are to be matched </text:span>an<text:span text:style-name="T91">d must be a value that the</text:span> input <text:span text:style-name="T91">fed into the </text:span>first expression can NOT <text:span text:style-name="T91">provide</text:span>. This enables the DFA to know when the first expression input ends and the second expression input should start.</text:p>
      <text:p text:style-name="P192">AppArmor currently uses two expression separators: the null character 0x00, and the first out of bounds transition (the DFA allows for 255 different out of bounds transitions).</text:p>
      <text:p text:style-name="P192"><draw:g text:anchor-type="paragraph" draw:z-index="22" draw:name="Group object 9" draw:style-name="gr578"><draw:g draw:style-name="gr2"><draw:path draw:style-name="gr579" draw:text-style-name="P251" svg:width="1.75in" svg:height="1in" svg:x="1.2122in" svg:y="0.0831in" svg:viewBox="0 0 4446 2541" svg:d="M423 0h1c-75 0-148 20-212 57-65 37-118 90-155 155-37 64-57 137-57 212 0 564 0 1129 0 1693v1c0 74 20 147 57 211 37 65 90 118 155 155 64 37 137 57 212 57 1199 0 2399 0 3598 0h1c74 0 147-20 211-57 65-37 118-90 155-155 37-64 57-137 57-211 0-565 0-1130 0-1695v1c0-75-20-148-57-212-37-65-90-118-155-155-64-37-137-57-211-57-1200 0-2400 0-3600 0z"><text:p/></draw:path><draw:g draw:style-name="gr2"><draw:path draw:style-name="gr580" draw:text-style-name="P247" svg:width="0.1169in" svg:height="0.1366in" svg:x="1.7465in" svg:y="0.1996in" svg:viewBox="0 0 298 348" svg:d="M59 186c0 39 8 68 23 89 16 21 40 31 70 31 24 0 44-4 58-14 15-10 25-22 30-37l49 14c-20 53-66 79-137 79-49 0-87-15-113-44-26-30-39-74-39-132 0-55 13-98 39-128 26-29 63-44 111-44 99 0 148 60 148 179v7zM240 143c-3-35-12-61-27-77-15-17-36-25-64-25-27 0-48 9-64 28-16 18-25 43-26 74z"><text:p/></draw:path><draw:path draw:style-name="gr581" draw:text-style-name="P247" svg:width="0.1193in" svg:height="0.1319in" svg:x="1.8768in" svg:y="0.2016in" svg:viewBox="0 0 304 336" svg:d="M241 336c-30-46-60-92-90-138-30 46-61 92-91 138-20 0-40 0-60 0 40-58 80-115 119-173-38-54-75-109-113-163 20 0 41 0 61 0 28 44 56 87 84 131 28-44 55-87 83-131 21 0 42 0 62 0-38 54-75 108-113 163 40 57 80 115 121 173-21 0-42 0-63 0z"><text:p/></draw:path><draw:path draw:style-name="gr582" draw:text-style-name="P247" svg:width="0.1122in" svg:height="0.1862in" svg:x="2.0154in" svg:y="0.1996in" svg:viewBox="0 0 286 474" svg:d="M286 172c0 118-42 176-124 176-51 0-86-19-104-58h-2c1 2 2 19 2 53v131h-56v-399c0-35-1-58-2-69h54c0 1 0 4 1 9 0 5 1 13 1 23 1 11 1 18 1 22h1c10-21 23-36 40-46 16-9 38-14 64-14 42 0 72 14 93 42 20 27 31 71 31 130zM227 174c0-47-6-81-19-101s-33-30-60-30c-22 0-40 5-52 14-13 9-22 24-29 44-6 20-9 45-9 77 0 44 7 77 21 98s37 31 68 31c28 0 48-10 61-31 13-20 19-54 19-102z"><text:p/></draw:path><draw:path draw:style-name="gr583" draw:text-style-name="P247" svg:width="0.0622in" svg:height="0.1343in" svg:x="2.1539in" svg:y="0.1996in" svg:viewBox="0 0 159 342" svg:d="M2 342v-258c0-23-1-49-2-78h53c1 38 2 61 2 69h1c9-29 20-49 31-59 12-11 28-16 49-16 8 0 15 1 23 3v51c-8-2-18-3-30-3-23 0-41 10-53 30s-18 49-18 86v175z"><text:p/></draw:path><draw:path draw:style-name="gr584" draw:text-style-name="P247" svg:width="0.1075in" svg:height="0.172in" svg:x="2.2398in" svg:y="0.1618in" svg:viewBox="0 0 274 438" svg:d="M0 438c0-16 0-32 0-48 37 0 74 0 111 0 0-112 0-224 0-337-33 24-65 47-98 71 0-18 0-35 0-53 34-24 69-47 103-71 17 0 34 0 51 0 0 130 0 260 0 390 36 0 71 0 107 0 0 16 0 32 0 48-91 0-183 0-274 0z"><text:p/></draw:path></draw:g><draw:path draw:style-name="gr585" draw:text-style-name="P232" svg:width="0.5024in" svg:height="0.5016in" svg:x="1.385in" svg:y="0.4831in" svg:viewBox="0 0 1277 1275" svg:d="M1277 638c0 111-30 221-86 318s-136 178-233 234-207 85-319 85c-113 0-223-29-320-85s-177-137-233-234-86-207-86-318c0-112 30-222 86-319s136-178 233-234 207-85 319-85c113 0 223 29 320 85s177 137 233 234 86 207 86 319z"><text:p/></draw:path><draw:path draw:style-name="gr586" draw:text-style-name="P232" svg:width="0.5024in" svg:height="0.5016in" svg:x="2.2878in" svg:y="0.4831in" svg:viewBox="0 0 1277 1275" svg:d="M1277 638c0 111-30 221-86 318s-136 178-233 234-207 85-319 85c-113 0-223-29-320-85s-177-137-233-234-86-207-86-318c0-112 30-222 86-319s136-178 233-234 207-85 319-85c113 0 223 29 320 85s177 137 233 234 86 207 86 319z"><text:p/></draw:path><draw:path draw:style-name="gr587" draw:text-style-name="P237" svg:width="0.3996in" svg:height="0in" svg:x="1.8878in" svg:y="0.7343in" svg:viewBox="0 0 1016 0" svg:d="M0 0c339 0 677 0 1016 0"><text:p/></draw:path></draw:g><draw:g draw:style-name="gr2"><draw:g draw:style-name="gr2"><draw:path draw:style-name="gr588" draw:text-style-name="P247" svg:width="0.1169in" svg:height="0.1366in" svg:x="4.5217in" svg:y="0.2244in" svg:viewBox="0 0 298 348" svg:d="M59 186c0 39 8 68 23 89 16 21 40 31 70 31 24 0 44-4 58-14 15-10 25-22 30-37l49 14c-20 53-66 79-137 79-49 0-87-15-113-44-26-30-39-74-39-132 0-55 13-98 39-128 26-29 63-44 111-44 99 0 148 60 148 179v7zM240 143c-3-35-12-61-27-77-15-17-36-25-64-25-27 0-48 9-64 28-16 18-25 43-26 74z"><text:p/></draw:path><draw:path draw:style-name="gr589" draw:text-style-name="P247" svg:width="0.1193in" svg:height="0.1319in" svg:x="4.6524in" svg:y="0.2268in" svg:viewBox="0 0 304 336" svg:d="M241 336c-30-46-60-92-90-138-30 46-61 92-91 138-20 0-40 0-60 0 40-58 80-115 119-173-38-54-75-109-113-163 20 0 41 0 61 0 28 44 56 87 84 131 28-44 55-87 83-131 21 0 42 0 62 0-38 54-75 108-113 163 40 57 80 115 121 173-21 0-42 0-63 0z"><text:p/></draw:path><draw:path draw:style-name="gr590" draw:text-style-name="P247" svg:width="0.1122in" svg:height="0.1862in" svg:x="4.7909in" svg:y="0.2244in" svg:viewBox="0 0 286 474" svg:d="M286 172c0 118-42 176-124 176-51 0-86-19-104-58h-2c1 2 2 19 2 53v131h-56v-399c0-35-1-58-2-69h54c0 1 0 4 1 9 0 5 1 13 1 23 1 11 1 18 1 22h1c10-21 23-36 40-46 16-9 38-14 64-14 42 0 72 14 93 42 20 27 31 71 31 130zM227 174c0-47-6-81-19-101s-33-30-60-30c-22 0-40 5-52 14-13 9-22 24-29 44-6 20-9 45-9 77 0 44 7 77 21 98s37 31 68 31c28 0 48-10 61-31 13-20 19-54 19-102z"><text:p/></draw:path><draw:path draw:style-name="gr591" draw:text-style-name="P247" svg:width="0.0622in" svg:height="0.1343in" svg:x="4.9291in" svg:y="0.2244in" svg:viewBox="0 0 159 342" svg:d="M2 342v-258c0-23-1-49-2-78h53c1 38 2 61 2 69h1c9-29 20-49 31-59 12-11 28-16 49-16 8 0 15 1 23 3v51c-8-2-18-3-30-3-23 0-41 10-53 30s-18 49-18 86v175z"><text:p/></draw:path><draw:path draw:style-name="gr592" draw:text-style-name="P247" svg:width="0.1134in" svg:height="0.1744in" svg:x="5.0087in" svg:y="0.1846in" svg:viewBox="0 0 289 444" svg:d="M0 444v-39c11-25 23-46 39-65 15-18 31-35 48-50 16-15 33-29 49-42 17-12 32-25 45-38s24-26 32-40c8-15 12-31 12-48 0-24-7-43-21-56s-34-20-59-20c-23 0-43 6-58 19-16 13-25 31-27 55l-58-5c5-35 19-63 45-84s58-31 98-31c44 0 78 10 102 31s35 51 35 89c0 17-3 34-11 50-8 17-19 34-35 51-15 17-44 42-87 78-24 19-43 37-57 52-14 16-24 31-31 45h228v48z"><text:p/></draw:path></draw:g><draw:path draw:style-name="gr593" draw:text-style-name="P251" svg:width="1.75in" svg:height="1in" svg:x="3.9622in" svg:y="0.0831in" svg:viewBox="0 0 4446 2541" svg:d="M423 0h1c-75 0-148 20-212 57-65 37-118 90-155 155-37 64-57 137-57 212 0 564 0 1129 0 1693v1c0 74 20 147 57 211 37 65 90 118 155 155 64 37 137 57 212 57 1199 0 2399 0 3598 0h1c74 0 147-20 211-57 65-37 118-90 155-155 37-64 57-137 57-211 0-565 0-1130 0-1695v1c0-75-20-148-57-212-37-65-90-118-155-155-64-37-137-57-211-57-1200 0-2400 0-3600 0z"><text:p/></draw:path><draw:path draw:style-name="gr594" draw:text-style-name="P232" svg:width="0.5024in" svg:height="0.5016in" svg:x="4.1327in" svg:y="0.5067in" svg:viewBox="0 0 1277 1275" svg:d="M1277 638c0 111-30 221-86 318s-136 178-233 234-207 85-319 85c-113 0-223-29-320-85s-177-137-233-234-86-207-86-318c0-112 30-222 86-319s136-178 233-234 207-85 320-85c112 0 222 29 319 85s177 137 233 234 86 207 86 319z"><text:p/></draw:path><draw:path draw:style-name="gr595" draw:text-style-name="P232" svg:width="0.5024in" svg:height="0.5016in" svg:x="5.035in" svg:y="0.5067in" svg:viewBox="0 0 1277 1275" svg:d="M1277 638c0 111-30 221-86 318s-136 178-233 234-207 85-319 85c-113 0-223-29-320-85s-177-137-233-234-86-207-86-318c0-112 30-222 86-319s136-178 233-234 207-85 320-85c112 0 222 29 319 85s177 137 233 234 86 207 86 319z"><text:p/></draw:path><draw:path draw:style-name="gr596" draw:text-style-name="P237" svg:width="0.3996in" svg:height="0in" svg:x="4.635in" svg:y="0.7579in" svg:viewBox="0 0 1016 0" svg:d="M0 0c339 0 677 0 1016 0"><text:p/></draw:path></draw:g><draw:path draw:style-name="gr597" draw:text-style-name="P237" svg:width="0.9996in" svg:height="0.0004in" draw:transform="rotate (-0.0132645023151572) translate (2.96260221722761in 0.569736094251574in)" svg:viewBox="0 0 2540 2" svg:d="M0 2c847-1 1693-1 2540-2"><text:p/></draw:path><draw:g draw:style-name="gr2"><draw:path draw:style-name="gr598" draw:text-style-name="P247" svg:width="0.0689in" svg:height="0.1835in" svg:x="3.211in" svg:y="0.3528in" svg:viewBox="0 0 176 467" svg:d="M126 467c-42-156-84-311-126-467 16 0 33 0 49 0 42 156 85 311 127 467-16 0-33 0-50 0z"><text:p/></draw:path><draw:path draw:style-name="gr599" draw:text-style-name="P247" svg:width="0.1193in" svg:height="0.1319in" svg:x="3.2843in" svg:y="0.4016in" svg:viewBox="0 0 304 336" svg:d="M241 336c-30-46-60-92-90-138-30 46-61 92-91 138-20 0-40 0-60 0 40-58 80-115 119-173-38-54-75-109-113-163 20 0 41 0 61 0 28 44 56 87 84 131 28-44 55-87 83-131 21 0 42 0 62 0-38 54-75 108-113 163 40 57 80 115 121 173-21 0-42 0-63 0z"><text:p/></draw:path><draw:path draw:style-name="gr600" draw:text-style-name="P247" svg:width="0.1193in" svg:height="0.1768in" svg:x="3.4157in" svg:y="0.3591in" svg:viewBox="0 0 304 450" svg:d="M304 225c0 73-13 129-39 167-26 39-64 58-114 58s-88-19-113-57c-25-39-38-95-38-168 0-75 12-131 37-169 24-37 63-56 116-56 51 0 89 19 114 57 24 38 37 94 37 168zM247 225c0-63-7-109-22-137-15-29-39-43-72-43-34 0-59 14-74 42s-23 74-23 138c0 62 8 107 23 136s40 43 73 43c32 0 57-14 72-44 15-29 23-74 23-135z"><text:p/></draw:path><draw:path draw:style-name="gr601" draw:text-style-name="P247" svg:width="0.1193in" svg:height="0.1768in" svg:x="3.5543in" svg:y="0.3591in" svg:viewBox="0 0 304 450" svg:d="M304 225c0 73-13 129-39 167-26 39-64 58-114 58s-88-19-113-57c-25-39-38-95-38-168 0-75 12-131 37-169 24-37 63-56 116-56 51 0 89 19 114 57 24 38 37 94 37 168zM247 225c0-63-7-109-22-137-15-29-39-43-72-43-34 0-59 14-74 42s-23 74-23 138c0 62 8 107 23 136s40 43 73 43c32 0 57-14 72-44 15-29 23-74 23-135z"><text:p/></draw:path></draw:g></draw:g><text:soft-page-break/></text:p>
      <text:h text:style-name="Heading_20_4" text:outline-level="4"><text:bookmark-start text:name="__RefHeading___Toc20188_3317420195"/>Null character<text:bookmark-end text:name="__RefHeading___Toc20188_3317420195"/></text:h>
      <text:p text:style-name="P194">The null character is used for variable length data like strings. If used the internal regular expressions must explicitly exclude it. Eg. <text:span text:style-name="T92">(</text:span>[^\x00]*<text:span text:style-name="T92">)</text:span>. <text:span text:style-name="T92">Thus an expression separating two strings would be ([^x00]*)\x00([^x00]*) resulting in the DFA in </text:span><text:span text:style-name="T92"><text:sequence-ref text:reference-format="category-and-value" text:ref-name="refFigure6">Figure 14</text:sequence-ref></text:span></text:p>
      <text:p text:style-name="P194"><draw:frame draw:style-name="fr1" draw:name="Frame7" text:anchor-type="paragraph" svg:y="0.0835in" svg:width="3.011in" draw:z-index="23"><draw:text-box fo:min-height="0.9736in"><text:p text:style-name="Figure"><draw:g text:anchor-type="paragraph" draw:z-index="24" draw:name="Group object 10" draw:style-name="gr1"><draw:path draw:style-name="gr545" draw:text-style-name="P232" svg:width="0.5016in" svg:height="0.5024in" svg:x="0.5083in" svg:y="0.4697in" svg:viewBox="0 0 1275 1277" svg:d="M1275 639c0 112-29 222-85 319s-137 177-234 233-207 86-318 86c-112 0-222-30-319-86s-178-136-234-233-85-207-85-319c0-113 29-223 85-320s137-177 234-233 207-86 318-86c112 0 222 30 319 86s178 136 234 233 85 207 85 320z"><text:p/></draw:path><draw:path draw:style-name="gr546" draw:text-style-name="P232" svg:width="0.5016in" svg:height="0.5024in" svg:x="1.5083in" svg:y="0.4673in" svg:viewBox="0 0 1275 1277" svg:d="M1275 639c0 112-29 222-85 319s-137 177-234 233-207 86-318 86c-112 0-222-30-319-86s-178-136-234-233-85-207-85-319c0-113 29-223 85-320s137-177 234-233 207-86 318-86c112 0 222 30 319 86s178 136 234 233 85 207 85 320z"><text:p/></draw:path><draw:path draw:style-name="gr547" draw:text-style-name="P240" svg:width="0.3547in" svg:height="0.3039in" svg:x="0.5827in" svg:y="0.2406in" svg:viewBox="0 0 902 773" svg:d="M902 773c0-1031-902-1031-902 0"><text:p/></draw:path><draw:g draw:style-name="gr2"><draw:path draw:style-name="gr548" draw:text-style-name="P249" svg:width="0.0327in" svg:height="0.1551in" svg:x="2.0181in" svg:y="0.4642in" svg:viewBox="0 0 84 395" svg:d="M0 395c0-132 0-263 0-395 28 0 56 0 84 0 0 9 0 18 0 27-16 0-32 0-48 0 0 114 0 227 0 341 16 0 32 0 48 0 0 9 0 18 0 27-28 0-56 0-84 0z"><text:p/></draw:path><draw:path draw:style-name="gr549" draw:text-style-name="P249" svg:width="0.076in" svg:height="0.0598in" svg:x="2.0539in" svg:y="0.4705in" svg:viewBox="0 0 194 153" svg:d="M160 153c-21-44-42-88-63-132-21 44-42 88-64 132-11 0-22 0-33 0 25-51 51-102 76-153 14 0 28 0 42 0 25 51 51 102 76 153-11 0-22 0-34 0z"><text:p/></draw:path><draw:path draw:style-name="gr550" draw:text-style-name="P249" svg:width="0.0461in" svg:height="0.122in" svg:x="2.1319in" svg:y="0.4642in" svg:viewBox="0 0 118 311" svg:d="M84 311c-28-104-56-207-84-311 11 0 22 0 33 0 28 104 56 207 85 311-12 0-23 0-34 0z"><text:p/></draw:path><draw:path draw:style-name="gr551" draw:text-style-name="P249" svg:width="0.0791in" svg:height="0.0878in" svg:x="2.1799in" svg:y="0.4969in" svg:viewBox="0 0 202 224" svg:d="M161 224c-20-31-40-61-60-92-21 31-41 61-61 92-13 0-27 0-40 0 27-38 53-77 80-115-26-36-51-73-76-109 13 0 27 0 41 0 18 29 37 58 56 87 18-29 36-58 55-87 14 0 28 0 41 0-25 36-50 72-75 108 27 39 53 77 80 116-14 0-27 0-41 0z"><text:p/></draw:path><draw:path draw:style-name="gr552" draw:text-style-name="P249" svg:width="0.0791in" svg:height="0.1177in" svg:x="2.2681in" svg:y="0.4685in" svg:viewBox="0 0 202 300" svg:d="M202 150c0 49-8 86-26 112-17 25-42 38-75 38-34 0-59-13-76-38-17-26-25-63-25-112 0-50 8-88 24-113 17-25 43-37 78-37 34 0 59 13 76 38 16 25 24 62 24 112zM164 150c0-42-4-73-14-91-10-19-26-29-48-29-23 0-39 10-49 28-10 19-15 49-15 92 0 41 5 72 15 91s26 29 48 29 38-10 48-30c10-19 15-49 15-90z"><text:p/></draw:path><draw:path draw:style-name="gr553" draw:text-style-name="P249" svg:width="0.0791in" svg:height="0.1177in" svg:x="2.3614in" svg:y="0.4685in" svg:viewBox="0 0 202 300" svg:d="M202 150c0 49-8 86-26 112-17 25-42 38-75 38-34 0-59-13-76-38-17-26-25-63-25-112 0-50 8-88 24-113 17-25 43-37 78-37 34 0 59 13 76 38 16 25 24 62 24 112zM164 150c0-42-4-73-14-91-10-19-26-29-48-29-23 0-39 10-49 28-10 19-15 49-15 92 0 41 5 72 15 91s26 29 48 29 38-10 48-30c10-19 15-49 15-90z"><text:p/></draw:path><draw:path draw:style-name="gr554" draw:text-style-name="P249" svg:width="0.0327in" svg:height="0.1551in" svg:x="2.4492in" svg:y="0.4642in" svg:viewBox="0 0 84 395" svg:d="M0 395c0-9 0-18 0-27 16 0 32 0 48 0 0-114 0-227 0-341-16 0-32 0-48 0 0-9 0-18 0-27 28 0 56 0 84 0 0 132 0 263 0 395-28 0-56 0-84 0z"><text:p/></draw:path></draw:g><draw:path draw:style-name="gr555" draw:text-style-name="P232" svg:width="0.5016in" svg:height="0.5024in" svg:x="2.5083in" svg:y="0.4673in" svg:viewBox="0 0 1275 1277" svg:d="M1275 639c0 112-29 222-85 319s-137 177-234 233-207 86-318 86c-112 0-222-30-319-86s-178-136-234-233-85-207-85-319c0-113 29-223 85-320s137-177 234-233 207-86 319-86c111 0 221 30 318 86s178 136 234 233 85 207 85 320z"><text:p/></draw:path><draw:path draw:style-name="gr556" draw:text-style-name="P240" svg:width="0.3547in" svg:height="0.3039in" svg:x="2.5776in" svg:y="0.2406in" svg:viewBox="0 0 902 773" svg:d="M902 773c0-1031-902-1031-902 0"><text:p/></draw:path><draw:g draw:style-name="gr2"><draw:path draw:style-name="gr557" draw:text-style-name="P249" svg:width="0.0327in" svg:height="0.1551in" svg:x="2.5181in" svg:y="0.0244in" svg:viewBox="0 0 84 395" svg:d="M0 395c0-132 0-263 0-395 28 0 56 0 84 0 0 9 0 18 0 27-16 0-32 0-48 0 0 114 0 227 0 341 16 0 32 0 48 0 0 9 0 18 0 27-28 0-56 0-84 0z"><text:p/></draw:path><draw:path draw:style-name="gr558" draw:text-style-name="P249" svg:width="0.076in" svg:height="0.0598in" svg:x="2.5539in" svg:y="0.0307in" svg:viewBox="0 0 194 153" svg:d="M160 153c-21-44-42-88-63-132-21 44-42 88-64 132-11 0-22 0-33 0 25-51 51-102 76-153 14 0 28 0 42 0 25 51 51 102 76 153-11 0-22 0-34 0z"><text:p/></draw:path><draw:path draw:style-name="gr559" draw:text-style-name="P249" svg:width="0.0461in" svg:height="0.122in" svg:x="2.6319in" svg:y="0.0244in" svg:viewBox="0 0 118 311" svg:d="M84 311c-28-104-56-207-84-311 11 0 22 0 33 0 28 104 56 207 85 311-12 0-23 0-34 0z"><text:p/></draw:path><draw:path draw:style-name="gr560" draw:text-style-name="P249" svg:width="0.0791in" svg:height="0.0878in" svg:x="2.6799in" svg:y="0.0571in" svg:viewBox="0 0 202 224" svg:d="M161 224c-20-31-40-61-60-92-21 31-41 61-61 92-13 0-27 0-40 0 27-38 53-77 80-115-26-36-51-73-76-109 13 0 27 0 41 0 18 29 37 58 56 87 18-29 36-58 55-87 14 0 28 0 41 0-25 36-50 72-75 108 27 39 53 77 80 116-14 0-27 0-41 0z"><text:p/></draw:path><draw:path draw:style-name="gr561" draw:text-style-name="P249" svg:width="0.0791in" svg:height="0.1177in" svg:x="2.7681in" svg:y="0.0287in" svg:viewBox="0 0 202 300" svg:d="M202 150c0 49-8 86-26 112-17 25-42 38-75 38-34 0-59-13-76-38-17-26-25-63-25-112 0-50 8-88 24-113 17-25 43-37 78-37 34 0 59 13 76 38 16 25 24 62 24 112zM164 150c0-42-4-73-14-91-10-19-26-29-48-29-23 0-39 10-49 28-10 19-15 49-15 92 0 41 5 72 15 91s26 29 48 29 38-10 48-30c10-19 15-49 15-90z"><text:p/></draw:path><draw:path draw:style-name="gr562" draw:text-style-name="P249" svg:width="0.0791in" svg:height="0.1177in" svg:x="2.8614in" svg:y="0.0287in" svg:viewBox="0 0 202 300" svg:d="M202 150c0 49-8 86-26 112-17 25-42 38-75 38-34 0-59-13-76-38-17-26-25-63-25-112 0-50 8-88 24-113 17-25 43-37 78-37 34 0 59 13 76 38 16 25 24 62 24 112zM164 150c0-42-4-73-14-91-10-19-26-29-48-29-23 0-39 10-49 28-10 19-15 49-15 92 0 41 5 72 15 91s26 29 48 29 38-10 48-30c10-19 15-49 15-90z"><text:p/></draw:path><draw:path draw:style-name="gr563" draw:text-style-name="P249" svg:width="0.0327in" svg:height="0.1551in" svg:x="2.9492in" svg:y="0.0244in" svg:viewBox="0 0 84 395" svg:d="M0 395c0-9 0-18 0-27 16 0 32 0 48 0 0-114 0-227 0-341-16 0-32 0-48 0 0-9 0-18 0-27 28 0 56 0 84 0 0 132 0 263 0 395-28 0-56 0-84 0z"><text:p/></draw:path></draw:g><draw:path draw:style-name="gr564" draw:text-style-name="P237" svg:width="0.498in" svg:height="0in" draw:transform="rotate (0.00558505360638185) translate (1.00944875568691in 0.720852728097169in)" svg:viewBox="0 0 1266 1" svg:d="M0 0c422 0 844 1 1266 1"><text:p/></draw:path><draw:path draw:style-name="gr565" draw:text-style-name="P237" svg:width="0.498in" svg:height="0in" svg:x="2.0094in" svg:y="0.7185in" svg:viewBox="0 0 1266 0" svg:d="M0 0c422 0 844 0 1266 0"><text:p/></draw:path><draw:g draw:style-name="gr2"><draw:path draw:style-name="gr566" draw:text-style-name="P249" svg:width="0.0461in" svg:height="0.122in" svg:x="1.0063in" svg:y="0.539in" svg:viewBox="0 0 118 311" svg:d="M84 311c-28-104-56-207-84-311 11 0 22 0 33 0 28 104 56 207 85 311-12 0-23 0-34 0z"><text:p/></draw:path><draw:path draw:style-name="gr567" draw:text-style-name="P249" svg:width="0.0791in" svg:height="0.0878in" svg:x="1.0555in" svg:y="0.5717in" svg:viewBox="0 0 202 224" svg:d="M161 224c-20-31-40-61-60-92-21 31-41 61-61 92-13 0-27 0-40 0 27-38 53-77 80-115-26-36-51-73-76-109 13 0 27 0 41 0 18 29 37 58 56 87 18-29 36-58 55-87 14 0 28 0 41 0-25 36-50 72-75 108 27 39 53 77 80 116-14 0-27 0-41 0z"><text:p/></draw:path><draw:path draw:style-name="gr568" draw:text-style-name="P249" svg:width="0.0791in" svg:height="0.1177in" svg:x="1.1433in" svg:y="0.5433in" svg:viewBox="0 0 202 300" svg:d="M202 150c0 49-8 86-26 112-17 25-42 38-75 38-34 0-59-13-76-38-17-26-25-63-25-112 0-50 8-88 24-113 17-25 43-37 78-37 34 0 59 13 76 38 16 25 24 62 24 112zM164 150c0-42-4-73-14-91-10-19-26-29-48-29-23 0-39 10-49 28-10 19-15 49-15 92 0 41 5 72 15 91s26 29 48 29 38-10 48-30c10-19 15-49 15-90z"><text:p/></draw:path><draw:path draw:style-name="gr569" draw:text-style-name="P249" svg:width="0.0791in" svg:height="0.1177in" svg:x="1.2362in" svg:y="0.5433in" svg:viewBox="0 0 202 300" svg:d="M202 150c0 49-8 86-26 112-17 25-42 38-75 38-34 0-59-13-76-38-17-26-25-63-25-112 0-50 8-88 24-113 17-25 43-37 78-37 34 0 59 13 76 38 16 25 24 62 24 112zM164 150c0-42-4-73-14-91-10-19-26-29-48-29-23 0-39 10-49 28-10 19-15 49-15 92 0 41 5 72 15 91s26 29 48 29 38-10 48-30c10-19 15-49 15-90z"><text:p/></draw:path></draw:g><draw:g draw:style-name="gr2"><draw:path draw:style-name="gr570" draw:text-style-name="P249" svg:width="0.0327in" svg:height="0.1551in" svg:x="0.5433in" svg:y="0in" svg:viewBox="0 0 84 395" svg:d="M0 395c0-132 0-263 0-395 28 0 56 0 84 0 0 9 0 18 0 27-16 0-32 0-48 0 0 114 0 227 0 341 16 0 32 0 48 0 0 9 0 18 0 27-28 0-56 0-84 0z"><text:p/></draw:path><draw:path draw:style-name="gr571" draw:text-style-name="P249" svg:width="0.076in" svg:height="0.0598in" svg:x="0.5791in" svg:y="0.0063in" svg:viewBox="0 0 194 153" svg:d="M160 153c-21-44-42-88-63-132-21 44-42 88-64 132-11 0-22 0-33 0 25-51 51-102 76-153 14 0 28 0 42 0 25 51 51 102 76 153-11 0-22 0-34 0z"><text:p/></draw:path><draw:path draw:style-name="gr572" draw:text-style-name="P249" svg:width="0.0461in" svg:height="0.122in" svg:x="0.6563in" svg:y="0in" svg:viewBox="0 0 118 311" svg:d="M84 311c-28-104-56-207-84-311 11 0 22 0 33 0 28 104 56 207 85 311-12 0-23 0-34 0z"><text:p/></draw:path><draw:path draw:style-name="gr573" draw:text-style-name="P249" svg:width="0.0791in" svg:height="0.0878in" svg:x="0.7051in" svg:y="0.0327in" svg:viewBox="0 0 202 224" svg:d="M161 224c-20-31-40-61-60-92-21 31-41 61-61 92-13 0-27 0-40 0 27-38 53-77 80-115-26-36-51-73-76-109 13 0 27 0 41 0 18 29 37 58 56 87 18-29 36-58 55-87 14 0 28 0 41 0-25 36-50 72-75 108 27 39 53 77 80 116-14 0-27 0-41 0z"><text:p/></draw:path><draw:path draw:style-name="gr574" draw:text-style-name="P249" svg:width="0.0791in" svg:height="0.1177in" svg:x="0.7933in" svg:y="0.0043in" svg:viewBox="0 0 202 300" svg:d="M202 150c0 49-8 86-26 112-17 25-42 38-75 38-34 0-59-13-76-38-17-26-25-63-25-112 0-50 8-88 24-113 17-25 43-37 78-37 34 0 59 13 76 38 16 25 24 62 24 112zM164 150c0-42-4-73-14-91-10-19-26-29-48-29-23 0-39 10-49 28-10 19-15 49-15 92 0 41 5 72 15 91s26 29 48 29 38-10 48-30c10-19 15-49 15-90z"><text:p/></draw:path><draw:path draw:style-name="gr575" draw:text-style-name="P249" svg:width="0.0791in" svg:height="0.1177in" svg:x="0.8862in" svg:y="0.0043in" svg:viewBox="0 0 202 300" svg:d="M202 150c0 49-8 86-26 112-17 25-42 38-75 38-34 0-59-13-76-38-17-26-25-63-25-112 0-50 8-88 24-113 17-25 43-37 78-37 34 0 59 13 76 38 16 25 24 62 24 112zM164 150c0-42-4-73-14-91-10-19-26-29-48-29-23 0-39 10-49 28-10 19-15 49-15 92 0 41 5 72 15 91s26 29 48 29 38-10 48-30c10-19 15-49 15-90z"><text:p/></draw:path><draw:path draw:style-name="gr576" draw:text-style-name="P249" svg:width="0.0327in" svg:height="0.1551in" svg:x="0.974in" svg:y="0in" svg:viewBox="0 0 84 395" svg:d="M0 395c0-9 0-18 0-27 16 0 32 0 48 0 0-114 0-227 0-341-16 0-32 0-48 0 0-9 0-18 0-27 28 0 56 0 84 0 0 132 0 263 0 395-28 0-56 0-84 0z"><text:p/></draw:path></draw:g><draw:path draw:style-name="gr577" draw:text-style-name="P233" svg:width="0.5071in" svg:height="-0.0004in" draw:transform="rotate (-0.0164060949687468) translate (0.000395153843243179in 0.71959647926641in)" svg:viewBox="0 0 1289 0" svg:d="M0 0c430 0 859 0 1289 0"><text:p/></draw:path></draw:g>Figure <text:sequence text:ref-name="refFigure6" text:name="Figure" text:formula="ooow:Figure+1" style:num-format="1">14</text:sequence>: matching a string followed by a second string</text:p></draw:text-box></draw:frame></text:p>
      <text:p text:style-name="P193"/>
      <text:h text:style-name="Heading_20_4" text:outline-level="4"><text:bookmark-start text:name="__RefHeading___Toc20190_3317420195"/>Out of Bounds transition<text:bookmark-end text:name="__RefHeading___Toc20190_3317420195"/></text:h>
      <text:p text:style-name="P195">Out of band transition can not be expressed in a regular expression but for the purposes of this document they will be expressed as -1. Doing so the expressions containing them look similar to the expressions containing the null separator. Eg. Separating two strings becomes ([^x00]*)\x-1([^x00])*, and the DFA looks the same except for the transition match character.</text:p>
      <text:p text:style-name="P195"><draw:frame draw:style-name="fr1" draw:name="Frame13" text:anchor-type="paragraph" svg:y="0.0835in" svg:width="3.011in" draw:z-index="25"><draw:text-box fo:min-height="0.9744in"><text:p text:style-name="Figure"><draw:g text:anchor-type="paragraph" draw:z-index="26" draw:name="Group object 11" draw:style-name="gr1"><draw:path draw:style-name="gr515" draw:text-style-name="P232" svg:width="0.5016in" svg:height="0.5024in" svg:x="0.5083in" svg:y="0.4697in" svg:viewBox="0 0 1275 1277" svg:d="M1275 639c0 112-29 222-85 319s-137 177-234 233-207 86-318 86c-112 0-222-30-319-86s-178-136-234-233-85-207-85-319c0-113 29-223 85-320s137-177 234-233 207-86 318-86c112 0 222 30 319 86s178 136 234 233 85 207 85 320z"><text:p/></draw:path><draw:path draw:style-name="gr516" draw:text-style-name="P232" svg:width="0.5016in" svg:height="0.5024in" svg:x="1.5083in" svg:y="0.4673in" svg:viewBox="0 0 1275 1277" svg:d="M1275 639c0 112-29 222-85 319s-137 177-234 233-207 86-318 86c-112 0-222-30-319-86s-178-136-234-233-85-207-85-319c0-113 29-223 85-320s137-177 234-233 207-86 318-86c112 0 222 30 319 86s178 136 234 233 85 207 85 320z"><text:p/></draw:path><draw:path draw:style-name="gr517" draw:text-style-name="P240" svg:width="0.3547in" svg:height="0.3039in" svg:x="0.5827in" svg:y="0.2406in" svg:viewBox="0 0 902 773" svg:d="M902 773c0-1031-902-1031-902 0"><text:p/></draw:path><draw:g draw:style-name="gr2"><draw:path draw:style-name="gr518" draw:text-style-name="P249" svg:width="0.0327in" svg:height="0.1551in" svg:x="2.0181in" svg:y="0.4642in" svg:viewBox="0 0 84 395" svg:d="M0 395c0-132 0-263 0-395 28 0 56 0 84 0 0 9 0 18 0 27-16 0-32 0-48 0 0 114 0 227 0 341 16 0 32 0 48 0 0 9 0 18 0 27-28 0-56 0-84 0z"><text:p/></draw:path><draw:path draw:style-name="gr519" draw:text-style-name="P249" svg:width="0.076in" svg:height="0.0598in" svg:x="2.0539in" svg:y="0.4705in" svg:viewBox="0 0 194 153" svg:d="M160 153c-21-44-42-88-63-132-21 44-42 88-64 132-11 0-22 0-33 0 25-51 51-102 76-153 14 0 28 0 42 0 25 51 51 102 76 153-11 0-22 0-34 0z"><text:p/></draw:path><draw:path draw:style-name="gr520" draw:text-style-name="P249" svg:width="0.0461in" svg:height="0.122in" svg:x="2.1319in" svg:y="0.4642in" svg:viewBox="0 0 118 311" svg:d="M84 311c-28-104-56-207-84-311 11 0 22 0 33 0 28 104 56 207 85 311-12 0-23 0-34 0z"><text:p/></draw:path><draw:path draw:style-name="gr521" draw:text-style-name="P249" svg:width="0.0791in" svg:height="0.0878in" svg:x="2.1799in" svg:y="0.4969in" svg:viewBox="0 0 202 224" svg:d="M161 224c-20-31-40-61-60-92-21 31-41 61-61 92-13 0-27 0-40 0 27-38 53-77 80-115-26-36-51-73-76-109 13 0 27 0 41 0 18 29 37 58 56 87 18-29 36-58 55-87 14 0 28 0 41 0-25 36-50 72-75 108 27 39 53 77 80 116-14 0-27 0-41 0z"><text:p/></draw:path><draw:path draw:style-name="gr522" draw:text-style-name="P249" svg:width="0.0791in" svg:height="0.1177in" svg:x="2.2681in" svg:y="0.4685in" svg:viewBox="0 0 202 300" svg:d="M202 150c0 49-8 86-26 112-17 25-42 38-75 38-34 0-59-13-76-38-17-26-25-63-25-112 0-50 8-88 24-113 17-25 43-37 78-37 34 0 59 13 76 38 16 25 24 62 24 112zM164 150c0-42-4-73-14-91-10-19-26-29-48-29-23 0-39 10-49 28-10 19-15 49-15 92 0 41 5 72 15 91s26 29 48 29 38-10 48-30c10-19 15-49 15-90z"><text:p/></draw:path><draw:path draw:style-name="gr523" draw:text-style-name="P249" svg:width="0.0791in" svg:height="0.1177in" svg:x="2.3614in" svg:y="0.4685in" svg:viewBox="0 0 202 300" svg:d="M202 150c0 49-8 86-26 112-17 25-42 38-75 38-34 0-59-13-76-38-17-26-25-63-25-112 0-50 8-88 24-113 17-25 43-37 78-37 34 0 59 13 76 38 16 25 24 62 24 112zM164 150c0-42-4-73-14-91-10-19-26-29-48-29-23 0-39 10-49 28-10 19-15 49-15 92 0 41 5 72 15 91s26 29 48 29 38-10 48-30c10-19 15-49 15-90z"><text:p/></draw:path><draw:path draw:style-name="gr524" draw:text-style-name="P249" svg:width="0.0327in" svg:height="0.1551in" svg:x="2.4492in" svg:y="0.4642in" svg:viewBox="0 0 84 395" svg:d="M0 395c0-9 0-18 0-27 16 0 32 0 48 0 0-114 0-227 0-341-16 0-32 0-48 0 0-9 0-18 0-27 28 0 56 0 84 0 0 132 0 263 0 395-28 0-56 0-84 0z"><text:p/></draw:path></draw:g><draw:path draw:style-name="gr525" draw:text-style-name="P232" svg:width="0.5016in" svg:height="0.5024in" svg:x="2.5083in" svg:y="0.4673in" svg:viewBox="0 0 1275 1277" svg:d="M1275 639c0 112-29 222-85 319s-137 177-234 233-207 86-318 86c-112 0-222-30-319-86s-178-136-234-233-85-207-85-319c0-113 29-223 85-320s137-177 234-233 207-86 319-86c111 0 221 30 318 86s178 136 234 233 85 207 85 320z"><text:p/></draw:path><draw:path draw:style-name="gr526" draw:text-style-name="P240" svg:width="0.3547in" svg:height="0.3039in" svg:x="2.5776in" svg:y="0.2406in" svg:viewBox="0 0 902 773" svg:d="M902 773c0-1031-902-1031-902 0"><text:p/></draw:path><draw:g draw:style-name="gr2"><draw:path draw:style-name="gr527" draw:text-style-name="P249" svg:width="0.0327in" svg:height="0.1551in" svg:x="2.5181in" svg:y="0.0244in" svg:viewBox="0 0 84 395" svg:d="M0 395c0-132 0-263 0-395 28 0 56 0 84 0 0 9 0 18 0 27-16 0-32 0-48 0 0 114 0 227 0 341 16 0 32 0 48 0 0 9 0 18 0 27-28 0-56 0-84 0z"><text:p/></draw:path><draw:path draw:style-name="gr528" draw:text-style-name="P249" svg:width="0.076in" svg:height="0.0598in" svg:x="2.5539in" svg:y="0.0307in" svg:viewBox="0 0 194 153" svg:d="M160 153c-21-44-42-88-63-132-21 44-42 88-64 132-11 0-22 0-33 0 25-51 51-102 76-153 14 0 28 0 42 0 25 51 51 102 76 153-11 0-22 0-34 0z"><text:p/></draw:path><draw:path draw:style-name="gr529" draw:text-style-name="P249" svg:width="0.0461in" svg:height="0.122in" svg:x="2.6319in" svg:y="0.0244in" svg:viewBox="0 0 118 311" svg:d="M84 311c-28-104-56-207-84-311 11 0 22 0 33 0 28 104 56 207 85 311-12 0-23 0-34 0z"><text:p/></draw:path><draw:path draw:style-name="gr530" draw:text-style-name="P249" svg:width="0.0791in" svg:height="0.0878in" svg:x="2.6799in" svg:y="0.0571in" svg:viewBox="0 0 202 224" svg:d="M161 224c-20-31-40-61-60-92-21 31-41 61-61 92-13 0-27 0-40 0 27-38 53-77 80-115-26-36-51-73-76-109 13 0 27 0 41 0 18 29 37 58 56 87 18-29 36-58 55-87 14 0 28 0 41 0-25 36-50 72-75 108 27 39 53 77 80 116-14 0-27 0-41 0z"><text:p/></draw:path><draw:path draw:style-name="gr531" draw:text-style-name="P249" svg:width="0.0791in" svg:height="0.1177in" svg:x="2.7681in" svg:y="0.0287in" svg:viewBox="0 0 202 300" svg:d="M202 150c0 49-8 86-26 112-17 25-42 38-75 38-34 0-59-13-76-38-17-26-25-63-25-112 0-50 8-88 24-113 17-25 43-37 78-37 34 0 59 13 76 38 16 25 24 62 24 112zM164 150c0-42-4-73-14-91-10-19-26-29-48-29-23 0-39 10-49 28-10 19-15 49-15 92 0 41 5 72 15 91s26 29 48 29 38-10 48-30c10-19 15-49 15-90z"><text:p/></draw:path><draw:path draw:style-name="gr532" draw:text-style-name="P249" svg:width="0.0791in" svg:height="0.1177in" svg:x="2.8614in" svg:y="0.0287in" svg:viewBox="0 0 202 300" svg:d="M202 150c0 49-8 86-26 112-17 25-42 38-75 38-34 0-59-13-76-38-17-26-25-63-25-112 0-50 8-88 24-113 17-25 43-37 78-37 34 0 59 13 76 38 16 25 24 62 24 112zM164 150c0-42-4-73-14-91-10-19-26-29-48-29-23 0-39 10-49 28-10 19-15 49-15 92 0 41 5 72 15 91s26 29 48 29 38-10 48-30c10-19 15-49 15-90z"><text:p/></draw:path><draw:path draw:style-name="gr533" draw:text-style-name="P249" svg:width="0.0327in" svg:height="0.1551in" svg:x="2.9492in" svg:y="0.0244in" svg:viewBox="0 0 84 395" svg:d="M0 395c0-9 0-18 0-27 16 0 32 0 48 0 0-114 0-227 0-341-16 0-32 0-48 0 0-9 0-18 0-27 28 0 56 0 84 0 0 132 0 263 0 395-28 0-56 0-84 0z"><text:p/></draw:path></draw:g><draw:path draw:style-name="gr534" draw:text-style-name="P237" svg:width="0.498in" svg:height="0in" draw:transform="rotate (0.00558505360638185) translate (1.00944875568691in 0.720852728097129in)" svg:viewBox="0 0 1266 1" svg:d="M0 0c422 0 844 1 1266 1"><text:p/></draw:path><draw:path draw:style-name="gr535" draw:text-style-name="P237" svg:width="0.498in" svg:height="0in" svg:x="2.0094in" svg:y="0.7185in" svg:viewBox="0 0 1266 0" svg:d="M0 0c422 0 844 0 1266 0"><text:p/></draw:path><draw:g draw:style-name="gr2"><draw:path draw:style-name="gr536" draw:text-style-name="P249" svg:width="0.0327in" svg:height="0.1551in" svg:x="0.5433in" svg:y="0in" svg:viewBox="0 0 84 395" svg:d="M0 395c0-132 0-263 0-395 28 0 56 0 84 0 0 9 0 18 0 27-16 0-32 0-48 0 0 114 0 227 0 341 16 0 32 0 48 0 0 9 0 18 0 27-28 0-56 0-84 0z"><text:p/></draw:path><draw:path draw:style-name="gr537" draw:text-style-name="P249" svg:width="0.076in" svg:height="0.0598in" svg:x="0.5791in" svg:y="0.0063in" svg:viewBox="0 0 194 153" svg:d="M160 153c-21-44-42-88-63-132-21 44-42 88-64 132-11 0-22 0-33 0 25-51 51-102 76-153 14 0 28 0 42 0 25 51 51 102 76 153-11 0-22 0-34 0z"><text:p/></draw:path><draw:path draw:style-name="gr538" draw:text-style-name="P249" svg:width="0.0461in" svg:height="0.122in" svg:x="0.6563in" svg:y="0in" svg:viewBox="0 0 118 311" svg:d="M84 311c-28-104-56-207-84-311 11 0 22 0 33 0 28 104 56 207 85 311-12 0-23 0-34 0z"><text:p/></draw:path><draw:path draw:style-name="gr539" draw:text-style-name="P249" svg:width="0.0791in" svg:height="0.0878in" svg:x="0.7051in" svg:y="0.0327in" svg:viewBox="0 0 202 224" svg:d="M161 224c-20-31-40-61-60-92-21 31-41 61-61 92-13 0-27 0-40 0 27-38 53-77 80-115-26-36-51-73-76-109 13 0 27 0 41 0 18 29 37 58 56 87 18-29 36-58 55-87 14 0 28 0 41 0-25 36-50 72-75 108 27 39 53 77 80 116-14 0-27 0-41 0z"><text:p/></draw:path><draw:path draw:style-name="gr540" draw:text-style-name="P249" svg:width="0.0791in" svg:height="0.1177in" svg:x="0.7933in" svg:y="0.0043in" svg:viewBox="0 0 202 300" svg:d="M202 150c0 49-8 86-26 112-17 25-42 38-75 38-34 0-59-13-76-38-17-26-25-63-25-112 0-50 8-88 24-113 17-25 43-37 78-37 34 0 59 13 76 38 16 25 24 62 24 112zM164 150c0-42-4-73-14-91-10-19-26-29-48-29-23 0-39 10-49 28-10 19-15 49-15 92 0 41 5 72 15 91s26 29 48 29 38-10 48-30c10-19 15-49 15-90z"><text:p/></draw:path><draw:path draw:style-name="gr541" draw:text-style-name="P249" svg:width="0.0791in" svg:height="0.1177in" svg:x="0.8862in" svg:y="0.0043in" svg:viewBox="0 0 202 300" svg:d="M202 150c0 49-8 86-26 112-17 25-42 38-75 38-34 0-59-13-76-38-17-26-25-63-25-112 0-50 8-88 24-113 17-25 43-37 78-37 34 0 59 13 76 38 16 25 24 62 24 112zM164 150c0-42-4-73-14-91-10-19-26-29-48-29-23 0-39 10-49 28-10 19-15 49-15 92 0 41 5 72 15 91s26 29 48 29 38-10 48-30c10-19 15-49 15-90z"><text:p/></draw:path><draw:path draw:style-name="gr542" draw:text-style-name="P249" svg:width="0.0327in" svg:height="0.1551in" svg:x="0.974in" svg:y="0in" svg:viewBox="0 0 84 395" svg:d="M0 395c0-9 0-18 0-27 16 0 32 0 48 0 0-114 0-227 0-341-16 0-32 0-48 0 0-9 0-18 0-27 28 0 56 0 84 0 0 132 0 263 0 395-28 0-56 0-84 0z"><text:p/></draw:path></draw:g><draw:path draw:style-name="gr543" draw:text-style-name="P233" svg:width="0.5071in" svg:height="-0.0004in" draw:transform="rotate (-0.0164060949687468) translate (0.000395153843242547in 0.71959647926645in)" svg:viewBox="0 0 1289 0" svg:d="M0 0c430 0 859 0 1289 0"><text:p/></draw:path><draw:frame draw:style-name="gr544" draw:text-style-name="P236" svg:width="0.4768in" svg:height="0.2858in" svg:x="0.9579in" svg:y="0.4445in"><draw:text-box><text:p text:style-name="P245"><text:span text:style-name="T129">\x-1</text:span></text:p></draw:text-box></draw:frame></draw:g>Figure <text:sequence text:ref-name="refFigure12" text:name="Figure" text:formula="ooow:Figure+1" style:num-format="1">15</text:sequence>: Two string matches separated by an Out of Bounds transition</text:p></draw:text-box></draw:frame></text:p>
      <text:h text:style-name="P75" text:outline-level="3"><text:bookmark-start text:name="__RefHeading___Toc11146_3317420195"/>Variable Length Data<text:bookmark-end text:name="__RefHeading___Toc11146_3317420195"/></text:h>
      <text:p text:style-name="P107">Variable length data needs to either come at the end of a match sequence or have a separator that can not appear as part of the input being matched. <text:span text:style-name="T89">Within the regular expression pattern and its matching DFA the separator must be excluded.</text:span></text:p>
      <text:h text:style-name="P76" text:outline-level="4"><text:bookmark-start text:name="__RefHeading___Toc11148_3317420195"/>String<text:span text:style-name="T72">s</text:span><text:bookmark-end text:name="__RefHeading___Toc11148_3317420195"/></text:h>
      <text:p text:style-name="P107">Most strings in the kernel are represented with C strings or utf8 format which means the zero byte can be used as a separator. <text:span text:style-name="T90">As such “character” strings are built using match patterns that explicitly exclude the \x00 character.</text:span></text:p>
      <text:h text:style-name="P76" text:outline-level="4"><text:bookmark-start text:name="__RefHeading___Toc11150_3317420195"/><text:soft-page-break/>Byte String/Binary Date<text:bookmark-end text:name="__RefHeading___Toc11150_3317420195"/></text:h>
      <text:p text:style-name="P107">For binary data where all byte values are valid a different type of transition must be used <text:span text:style-name="T72">for the separator. In this case the Out of Bound (oob) transition can be used. This transition while encoded in the DFA can only be triggered via the instruction stream.</text:span></text:p>
      <text:h text:style-name="P75" text:outline-level="3"><text:bookmark-start text:name="__RefHeading___Toc11152_3317420195"/>Fixed <text:span text:style-name="T93">S</text:span>ize Data<text:bookmark-end text:name="__RefHeading___Toc11152_3317420195"/></text:h>
      <text:p text:style-name="P196">Fixed sized data does not need a separator, the data is simply spit by walking the requisite number of bytes.</text:p>
      <text:h text:style-name="Heading_20_4" text:outline-level="4"><text:bookmark-start text:name="__RefHeading___Toc20192_3317420195"/>Byte Arrays<text:bookmark-end text:name="__RefHeading___Toc20192_3317420195"/></text:h>
      <text:p text:style-name="P197">Byte <text:s/>Arrays are stored as a fixed size match. The size of the match is either stored in the instruction stream or an external (to the DFA) variable.</text:p>
      <text:h text:style-name="Heading_20_4" text:outline-level="4"><text:bookmark-start text:name="__RefHeading___Toc20194_3317420195"/>Integers<text:bookmark-end text:name="__RefHeading___Toc20194_3317420195"/></text:h>
      <text:p text:style-name="P197">Integers are stored in the DFA as byte arrays of the appropriate size, with the integers bytes stored in big endian format. Big endian format is used for a couple of reasons: networking packets are in big endian format, and it allows the last bytes matched to be the lower digits of the number.</text:p>
      <text:h text:style-name="Heading_20_4" text:outline-level="4"><text:bookmark-start text:name="__RefHeading___Toc20196_3317420195"/><text:span text:style-name="T95">External </text:span>Boolean <text:span text:style-name="T95">Variables</text:span><text:bookmark-end text:name="__RefHeading___Toc20196_3317420195"/></text:h>
      <text:p text:style-name="P199">The results of a boolean are stored as a single byte with 0 being false and 1 being true. The boolean being checked is determined by the instruction stream. The result of the boolean comparison can then be fed into the DFA to walk to the next part of the match or to be able to lookup permissions based on the boolean comparison results.</text:p>
      <text:h text:style-name="P133" text:outline-level="4"/>
      <text:p text:style-name="P108">Short Circuit Accept</text:p>
      <text:p text:style-name="P108">check perm early to stop match</text:p>
      <text:p text:style-name="P108"/>
      <text:p text:style-name="P197">perm on states, which states</text:p>
      <text:p text:style-name="P197">multiple backend rules to express a single rule</text:p>
      <text:h text:style-name="P15" text:outline-level="2"/>
      <text:h text:style-name="Heading_20_2" text:outline-level="2"><text:bookmark-start text:name="__RefHeading___Toc6948_4138333514"/>Policy DFAs and Permission Encoding<text:bookmark-end text:name="__RefHeading___Toc6948_4138333514"/></text:h>
      <text:h text:style-name="P131" text:outline-level="4"><text:bookmark-start text:name="__RefHeading___Toc11140_3317420195"/>Early Bail-out<text:bookmark-end text:name="__RefHeading___Toc11140_3317420195"/></text:h>
      <text:p text:style-name="P202">???</text:p>
      <text:p text:style-name="P62">Perms Encoded in the Accept tables</text:p>
      <text:p text:style-name="P62"/>
      <text:p text:style-name="P62"><text:soft-page-break/>file</text:p>
      <text:p text:style-name="P62"/>
      <text:p text:style-name="P62">attachment</text:p>
      <text:p text:style-name="P62"/>
      <text:p text:style-name="P62">policydb</text:p>
      <text:p text:style-name="P62"/>
      <text:p text:style-name="P62">Perms Encoded in an external table.</text:p>
      <text:p text:style-name="P62"/>
      <text:p text:style-name="P62"/>
      <text:h text:style-name="Heading_20_2" text:outline-level="2"><text:bookmark-start text:name="__RefHeading___Toc6195_4080081430"/><text:bookmark text:name="Overview"/>PolicyDB – encoding of policy rules into the HFA<text:bookmark-end text:name="__RefHeading___Toc6195_4080081430"/></text:h>
      <text:p text:style-name="P7">The PolicyDB is the state machine that matches various permission requests to the permission permissions granted by a profile.</text:p>
      <text:p text:style-name="P7">AppArmor <text:span text:style-name="T98">2.???</text:span> introduced the PolicyDB, which extends the use of the <text:span text:style-name="T98">D</text:span>FA beyond file rules into other mediation types. The <text:span text:style-name="T98">PolicyDB combines all mediation classes into a single DFA (file can still be separate for compatibility reasons ??? when can be merged in).</text:span></text:p>
      <text:p text:style-name="P7">The layout of the PolicyDB can be thought of as a tree <text:span text:style-name="T100">(see </text:span><text:span text:style-name="T100"><text:sequence-ref text:reference-format="category-and-value" text:ref-name="refFigure7">Figure 16</text:sequence-ref></text:span><text:span text:style-name="T100">)</text:span>, that begins with the <text:span text:style-name="T98">D</text:span>FA start state. From <text:span text:style-name="T106">t</text:span>here a single byte transition based on the <text:span text:style-name="T98">class</text:span> of permission request, finds the rules governing that <text:span text:style-name="T98">class</text:span>. Further transitions within a <text:span text:style-name="T100">class</text:span> lead to more specific sub-types and eventually a match that can be used to determine permissions.</text:p>
      <text:p text:style-name="P38"><draw:frame draw:style-name="fr1" draw:name="Frame8" text:anchor-type="paragraph" svg:y="0.0835in" svg:width="4.5043in" draw:z-index="27"><draw:text-box fo:min-height="3.5055in"><text:p text:style-name="Figure"><draw:g text:anchor-type="paragraph" draw:z-index="28" draw:name="Group object 12" draw:style-name="gr1"><draw:custom-shape draw:style-name="gr487" draw:text-style-name="P232" xml:id="id68" draw:id="id68" svg:width="0.5016in" svg:height="0.5016in" svg:x="4.0016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88" draw:text-style-name="P232" xml:id="id63" draw:id="id63" svg:width="0.5016in" svg:height="0.5016in" svg:x="0.5071in" svg:y="1.75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89" draw:text-style-name="P232" xml:id="id66" draw:id="id66" svg:width="0.5024in" svg:height="0.5016in" svg:x="2.2587in" svg:y="1.75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90" draw:text-style-name="P233" draw:type="line" svg:x1="0.0016in" svg:y1="2.0016in" svg:x2="0.5083in" svg:y2="2.0098in" svg:d="M4 5084l1287 21" svg:viewBox="0 0 1289 23"><text:p/></draw:connector><draw:custom-shape draw:style-name="gr491" draw:text-style-name="P232" xml:id="id64" draw:id="id64" svg:width="0.5024in" svg:height="0.5016in" svg:x="2.2587in" svg:y="3.00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92" draw:text-style-name="P231" svg:width="0.3031in" svg:height="0.3043in" svg:x="2.3559in" svg:y="3.0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93" draw:text-style-name="P243" svg:width="0.2925in" svg:height="0.2921in" svg:x="2.3913in" svg:y="3.1028in"><draw:text-box><text:p text:style-name="P235"><text:span text:style-name="T134">r</text:span></text:p></draw:text-box></draw:frame><draw:custom-shape draw:style-name="gr494" draw:text-style-name="P231" svg:width="0.3039in" svg:height="0.3043in" svg:x="2.3587in" svg:y="0.60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95" draw:text-style-name="P232" xml:id="id65" draw:id="id65" svg:width="0.5024in" svg:height="0.5016in" svg:x="2.2587in" svg:y="0.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96" draw:text-style-name="P243" svg:width="0.2925in" svg:height="0.2913in" svg:x="2.3913in" svg:y="0.6016in"><draw:text-box><text:p text:style-name="P235"><text:span text:style-name="T134">r</text:span></text:p></draw:text-box></draw:frame><draw:connector draw:style-name="gr497" draw:text-style-name="P237" draw:type="line" svg:x1="0.9354in" svg:y1="2.1799in" svg:x2="2.3319in" svg:y2="3.0744in" draw:start-shape="id63" draw:start-glue-point="9" draw:end-shape="id64" draw:end-glue-point="5" svg:d="M2376 5537l3547 2272" svg:viewBox="0 0 3549 2274"><text:p/></draw:connector><draw:connector draw:style-name="gr498" draw:text-style-name="P237" draw:type="line" svg:x1="0.9354in" svg:y1="1.8244in" svg:x2="2.3319in" svg:y2="0.9283in" draw:start-shape="id63" draw:start-glue-point="11" draw:end-shape="id65" draw:end-glue-point="7" svg:d="M2376 4634l3547-2276" svg:viewBox="0 0 3549 2277"><text:p/></draw:connector><draw:frame draw:style-name="gr499" draw:text-style-name="P236" svg:width="0.948in" svg:height="0.2862in" draw:transform="rotate (0.572991593429738) translate (1.07608814523185in 1.40972222222222in)"><draw:text-box><text:p text:style-name="P245"><text:span text:style-name="T129">class_cap</text:span></text:p></draw:text-box></draw:frame><draw:frame draw:style-name="gr500" draw:text-style-name="P236" svg:width="0.9067in" svg:height="0.2858in" draw:transform="rotate (-0.557981761862587) translate (1.24861111111111in 2.40902777777778in)"><draw:text-box><text:p text:style-name="P245"><text:span text:style-name="T129">class_net</text:span></text:p></draw:text-box></draw:frame><draw:connector draw:style-name="gr501" draw:text-style-name="P237" draw:type="line" svg:x1="1.0087in" svg:y1="2.002in" svg:x2="2.2587in" svg:y2="2.0008in" draw:start-shape="id63" draw:start-glue-point="10" draw:end-shape="id66" draw:end-glue-point="6" svg:d="M2562 5085l3175-3" svg:viewBox="0 0 3177 5"><text:p/></draw:connector><draw:frame draw:style-name="gr502" draw:text-style-name="P236" svg:width="0.8953in" svg:height="0.2858in" svg:x="1.2496in" svg:y="1.7764in"><draw:text-box><text:p text:style-name="P245"><text:span text:style-name="T129">class_file</text:span></text:p></draw:text-box></draw:frame><draw:line draw:style-name="gr503" draw:text-style-name="P237" svg:x1="1.0835in" svg:y1="2.126in" svg:x2="2.2835in" svg:y2="2.576in"><text:p/></draw:line><draw:line draw:style-name="gr504" draw:text-style-name="P237" svg:x1="1.0835in" svg:y1="1.876in" svg:x2="2.2587in" svg:y2="1.4012in"><text:p/></draw:line><draw:line draw:style-name="gr505" draw:text-style-name="P237" svg:x1="2.5091in" svg:y1="1.1512in" svg:x2="2.5091in" svg:y2="1.6512in"><text:p/></draw:line><draw:connector draw:style-name="gr506" draw:text-style-name="P237" draw:type="line" svg:x1="2.687in" svg:y1="0.9283in" svg:x2="3.9996in" svg:y2="1.2508in" draw:start-shape="id65" draw:start-glue-point="9" draw:end-shape="id67" draw:end-glue-point="6" svg:d="M6825 2358l3334 819" svg:viewBox="0 0 3336 820"><text:p/></draw:connector><draw:connector draw:style-name="gr507" draw:text-style-name="P237" draw:type="line" svg:x1="2.687in" svg:y1="0.5728in" svg:x2="4.002in" svg:y2="0.2508in" draw:start-shape="id65" draw:start-glue-point="11" draw:end-shape="id68" draw:end-glue-point="6" svg:d="M6825 1455l3340-818" svg:viewBox="0 0 3341 820"><text:p/></draw:connector><draw:frame draw:style-name="gr508" draw:text-style-name="P236" svg:width="0.4858in" svg:height="0.2858in" svg:x="2.2906in" svg:y="1.839in"><draw:text-box><text:p text:style-name="P245"><text:span text:style-name="T129">trap</text:span></text:p></draw:text-box></draw:frame><draw:connector draw:style-name="gr509" draw:text-style-name="P237" draw:type="line" svg:x1="2.5098in" svg:y1="3.0016in" svg:x2="2.5098in" svg:y2="2.2516in" draw:start-shape="id64" draw:start-glue-point="4" draw:end-shape="id66" draw:end-glue-point="8" svg:d="M6375 7624v-1905" svg:viewBox="0 0 2 1907"><text:p/></draw:connector><draw:custom-shape draw:style-name="gr510" draw:text-style-name="P232" xml:id="id67" draw:id="id67" svg:width="0.5024in" svg:height="0.5016in" svg:x="3.9996in" svg:y="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11" draw:text-style-name="P231" svg:width="0.3031in" svg:height="0.3039in" svg:x="4.1016in" svg:y="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12" draw:text-style-name="P231" svg:width="0.3031in" svg:height="0.3039in" svg:x="4.1016in" svg:y="0.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13" draw:text-style-name="P236" svg:width="1.0004in" svg:height="0.2858in" draw:transform="rotate (0.244869694054804) translate (2.74067147856518in 0.315972222222222in)"><draw:text-box><text:p text:style-name="P245"><text:span text:style-name="T129">sys_admin</text:span></text:p></draw:text-box></draw:frame><draw:frame draw:style-name="gr514" draw:text-style-name="P236" svg:width="1.1669in" svg:height="0.2862in" draw:transform="rotate (-0.247662220857995) translate (2.72261592300962in 0.9125in)"><draw:text-box><text:p text:style-name="P245"><text:span text:style-name="T129">dac_override</text:span></text:p></draw:text-box></draw:frame></draw:g>Figure <text:sequence text:ref-name="refFigure7" text:name="Figure" text:formula="ooow:Figure+1" style:num-format="1">16</text:sequence>: PolicyDB <text:span text:style-name="T100">example of base </text:span>layout</text:p></draw:text-box></draw:frame></text:p>
      <text:h text:style-name="Heading_20_3" text:outline-level="3"><text:bookmark-start text:name="__RefHeading___Toc20200_3317420195"/><text:soft-page-break/>Supported Rule Classes – ABI compatibility<text:bookmark-end text:name="__RefHeading___Toc20200_3317420195"/></text:h>
      <text:p text:style-name="P168"><text:span text:style-name="T101">The </text:span><text:span text:style-name="T99">Permission on class states </text:span><text:span text:style-name="T101">(see </text:span><text:span text:style-name="T101"><text:sequence-ref text:reference-format="category-and-value" text:ref-name="refFigure8">Figure 17</text:sequence-ref></text:span><text:span text:style-name="T101">) that are immediately reached from the start state via the class number are used to encode information about whether a mediation class is supported. </text:span><text:span text:style-name="T106">This is how the mediation engine maintains compatibility with older ABI versions</text:span><text:span text:style-name="T101">. If a mediation class is supported by policy then its corresponding class state will be an accept state with the AA_MAY_READ permission set </text:span><text:span text:style-name="T102">(r)</text:span><text:span text:style-name="T101">.</text:span></text:p>
      <text:p text:style-name="P7"><draw:frame draw:style-name="fr2" draw:name="Frame9" text:anchor-type="paragraph" svg:y="0.0835in" svg:width="4.5043in" draw:z-index="29"><draw:text-box fo:min-height="3.7528in"><text:p text:style-name="Figure"><draw:g text:anchor-type="paragraph" draw:z-index="30" draw:name="Group object 13" draw:style-name="gr1"><draw:custom-shape draw:style-name="gr458" draw:text-style-name="P251" svg:width="0.676in" svg:height="3.5004in" svg:x="2.176in" svg:y="0.2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2"><draw:custom-shape draw:style-name="gr459" draw:text-style-name="P232" xml:id="id62" draw:id="id62" svg:width="0.5016in" svg:height="0.5016in" svg:x="4.0016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60" draw:text-style-name="P232" xml:id="id57" draw:id="id57" svg:width="0.5016in" svg:height="0.5016in" svg:x="0.5071in" svg:y="1.75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61" draw:text-style-name="P232" xml:id="id60" draw:id="id60" svg:width="0.5024in" svg:height="0.5016in" svg:x="2.2587in" svg:y="1.75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62" draw:text-style-name="P233" draw:type="line" svg:x1="0.0016in" svg:y1="2.0016in" svg:x2="0.5083in" svg:y2="2.0098in" svg:d="M4 5084l1287 21" svg:viewBox="0 0 1289 23"><text:p/></draw:connector><draw:custom-shape draw:style-name="gr463" draw:text-style-name="P232" xml:id="id58" draw:id="id58" svg:width="0.5024in" svg:height="0.5016in" svg:x="2.2587in" svg:y="3.00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64" draw:text-style-name="P231" svg:width="0.3031in" svg:height="0.3043in" svg:x="2.3559in" svg:y="3.0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65" draw:text-style-name="P243" svg:width="0.2925in" svg:height="0.2921in" svg:x="2.3913in" svg:y="3.1028in"><draw:text-box><text:p text:style-name="P235"><text:span text:style-name="T134">r</text:span></text:p></draw:text-box></draw:frame><draw:custom-shape draw:style-name="gr466" draw:text-style-name="P231" svg:width="0.3039in" svg:height="0.3043in" svg:x="2.3587in" svg:y="0.60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67" draw:text-style-name="P232" xml:id="id59" draw:id="id59" svg:width="0.5024in" svg:height="0.5016in" svg:x="2.2587in" svg:y="0.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68" draw:text-style-name="P243" svg:width="0.2925in" svg:height="0.2913in" svg:x="2.3913in" svg:y="0.6016in"><draw:text-box><text:p text:style-name="P235"><text:span text:style-name="T134">r</text:span></text:p></draw:text-box></draw:frame><draw:connector draw:style-name="gr469" draw:text-style-name="P237" draw:type="line" svg:x1="0.9354in" svg:y1="2.1799in" svg:x2="2.3319in" svg:y2="3.0744in" draw:start-shape="id57" draw:start-glue-point="9" draw:end-shape="id58" draw:end-glue-point="5" svg:d="M2376 5537l3547 2272" svg:viewBox="0 0 3549 2274"><text:p/></draw:connector><draw:connector draw:style-name="gr470" draw:text-style-name="P237" draw:type="line" svg:x1="0.9354in" svg:y1="1.8244in" svg:x2="2.3319in" svg:y2="0.9283in" draw:start-shape="id57" draw:start-glue-point="11" draw:end-shape="id59" draw:end-glue-point="7" svg:d="M2376 4634l3547-2276" svg:viewBox="0 0 3549 2277"><text:p/></draw:connector><draw:frame draw:style-name="gr471" draw:text-style-name="P236" svg:width="0.948in" svg:height="0.2862in" draw:transform="rotate (0.572991593429738) translate (1.07608814523185in 1.40972222222222in)"><draw:text-box><text:p text:style-name="P245"><text:span text:style-name="T129">class_cap</text:span></text:p></draw:text-box></draw:frame><draw:frame draw:style-name="gr472" draw:text-style-name="P236" svg:width="0.9067in" svg:height="0.2858in" draw:transform="rotate (-0.557981761862587) translate (1.24861111111111in 2.40902777777778in)"><draw:text-box><text:p text:style-name="P245"><text:span text:style-name="T129">class_net</text:span></text:p></draw:text-box></draw:frame><draw:connector draw:style-name="gr473" draw:text-style-name="P237" draw:type="line" svg:x1="1.0087in" svg:y1="2.002in" svg:x2="2.2587in" svg:y2="2.0008in" draw:start-shape="id57" draw:start-glue-point="10" draw:end-shape="id60" draw:end-glue-point="6" svg:d="M2562 5085l3175-3" svg:viewBox="0 0 3177 5"><text:p/></draw:connector><draw:frame draw:style-name="gr474" draw:text-style-name="P236" svg:width="0.8953in" svg:height="0.2858in" svg:x="1.2496in" svg:y="1.7764in"><draw:text-box><text:p text:style-name="P245"><text:span text:style-name="T129">class_file</text:span></text:p></draw:text-box></draw:frame><draw:line draw:style-name="gr475" draw:text-style-name="P237" svg:x1="1.0835in" svg:y1="2.126in" svg:x2="2.2835in" svg:y2="2.576in"><text:p/></draw:line><draw:line draw:style-name="gr476" draw:text-style-name="P237" svg:x1="1.0835in" svg:y1="1.876in" svg:x2="2.2587in" svg:y2="1.4012in"><text:p/></draw:line><draw:line draw:style-name="gr477" draw:text-style-name="P237" svg:x1="2.5091in" svg:y1="1.1512in" svg:x2="2.5091in" svg:y2="1.6512in"><text:p/></draw:line><draw:connector draw:style-name="gr478" draw:text-style-name="P237" draw:type="line" svg:x1="2.687in" svg:y1="0.9283in" svg:x2="3.9996in" svg:y2="1.2508in" draw:start-shape="id59" draw:start-glue-point="9" draw:end-shape="id61" draw:end-glue-point="6" svg:d="M6825 2358l3334 819" svg:viewBox="0 0 3336 820"><text:p/></draw:connector><draw:connector draw:style-name="gr479" draw:text-style-name="P237" draw:type="line" svg:x1="2.687in" svg:y1="0.5728in" svg:x2="4.002in" svg:y2="0.2508in" draw:start-shape="id59" draw:start-glue-point="11" draw:end-shape="id62" draw:end-glue-point="6" svg:d="M6825 1455l3340-818" svg:viewBox="0 0 3341 820"><text:p/></draw:connector><draw:frame draw:style-name="gr480" draw:text-style-name="P236" svg:width="0.4858in" svg:height="0.2858in" svg:x="2.2906in" svg:y="1.839in"><draw:text-box><text:p text:style-name="P245"><text:span text:style-name="T129">trap</text:span></text:p></draw:text-box></draw:frame><draw:connector draw:style-name="gr481" draw:text-style-name="P237" draw:type="line" svg:x1="2.5098in" svg:y1="3.0016in" svg:x2="2.5098in" svg:y2="2.2516in" draw:start-shape="id58" draw:start-glue-point="4" draw:end-shape="id60" draw:end-glue-point="8" svg:d="M6375 7624v-1905" svg:viewBox="0 0 2 1907"><text:p/></draw:connector><draw:custom-shape draw:style-name="gr482" draw:text-style-name="P232" xml:id="id61" draw:id="id61" svg:width="0.5024in" svg:height="0.5016in" svg:x="3.9996in" svg:y="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83" draw:text-style-name="P231" svg:width="0.3031in" svg:height="0.3039in" svg:x="4.1016in" svg:y="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84" draw:text-style-name="P231" svg:width="0.3031in" svg:height="0.3039in" svg:x="4.1016in" svg:y="0.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85" draw:text-style-name="P236" svg:width="1.0004in" svg:height="0.2858in" draw:transform="rotate (0.244869694054804) translate (2.74067147856518in 0.315972222222222in)"><draw:text-box><text:p text:style-name="P245"><text:span text:style-name="T129">sys_admin</text:span></text:p></draw:text-box></draw:frame><draw:frame draw:style-name="gr486" draw:text-style-name="P236" svg:width="1.1669in" svg:height="0.2862in" draw:transform="rotate (-0.247662220857995) translate (2.72261592300962in 0.9125in)"><draw:text-box><text:p text:style-name="P245"><text:span text:style-name="T129">dac_override</text:span></text:p></draw:text-box></draw:frame></draw:g></draw:g>Figure <text:sequence text:ref-name="refFigure8" text:name="Figure" text:formula="ooow:Figure+1" style:num-format="1">17</text:sequence>: Set of class states <text:span text:style-name="T105">highlighted by the green box. </text:span></text:p></draw:text-box></draw:frame></text:p>
      <text:p text:style-name="P174"><text:span text:style-name="T102">In </text:span><text:span text:style-name="T102"><text:sequence-ref text:reference-format="category-and-value" text:ref-name="refFigure8">Figure 17</text:sequence-ref></text:span><text:span text:style-name="T102"><text:s/>both class_cap and class_net are mediated classes, but class_file is not as it transitions directly to the trap state. </text:span><text:span text:style-name="T103">In fact due to how the DFA is setup all unmediated classes will transition to the trap state; this is used by mediation to determine whether the class should be mediated or ignored. </text:span><text:span text:style-name="T104">Mediation does not even have to check the permission flag on the class state to determine if the class should be mediated. </text:span><text:span text:style-name="T103">The kernel macros PROFILE_MEDIATES() and RULE_MEDIATES() </text:span><text:span text:style-name="T104">are used to perform this check.</text:span></text:p>
      <text:p text:style-name="P175">While the permission stored on the mediated class states is not directly used it is still critically important. The permission keeps a class state with no rules (ie. it denies the class) from being removed during minimization. We can see an example of this in <text:sequence-ref text:reference-format="category-and-value" text:ref-name="refFigure8">Figure 17</text:sequence-ref>, the state for class_net is marked as accepting and exists, but its only transition is to the trap state. Without being marked as an accepting state the state for class_net would be eliminated by minimization thus loosing the information that class_net should be mediated even though it allows nothing. The state for class_cap does not technically need to be marked as an accept state because it has transitions to other states that are not the trap state. However its is marked as accepting for consistency and also to ensure that once denial and DFA differences are applied that it won’t be removed by minimization, which would be possible if its connected states are removed.</text:p>
      <text:p text:style-name="P169"><text:span text:style-name="T105">When doing a check if a class is mediated it is important to use the PROFILE_MEDIATES(), and RULE_MEDIATES() macros. This is because they may do more than the simple DFA walk discussed above, which could also be done by </text:span></text:p>
      <text:p text:style-name="P135"><draw:frame text:anchor-type="paragraph" draw:z-index="31" draw:name="Text Frame 'state = ...' 2" draw:style-name="gr457" draw:text-style-name="P250" svg:width="6.9295in" svg:height="0.387in" svg:x="-0.002in" svg:y="0.0839in"><draw:text-box><text:p text:style-name="P245"><text:span text:style-name="T133">state = </text:span><text:span text:style-name="T133">aa_dfa_next(Polic</text:span><text:span text:style-name="T133">yDB, start_state, </text:span><text:span text:style-name="T133">AA_FILE_TYPE);</text:span></text:p></draw:text-box></draw:frame><text:soft-page-break/></text:p>
      <text:p text:style-name="P176">and then testing if <text:span text:style-name="T21">state </text:span><text:span text:style-name="T69">is 0. The MEDIATES macros may also check flags to force mediation, or complain mode for classes that the policy was not built to support.</text:span></text:p>
      <text:p text:style-name="P168"/>
      <text:p text:style-name="P168">????</text:p>
      <text:p text:style-name="P168">will find the file rules within the PolicyDB. Note that file rules are stored in a backwards compatible manner so that, direct access is possible by specifying an alternate start state for file rules.</text:p>
      <text:h text:style-name="Heading_20_3" text:outline-level="3"><text:bookmark-start text:name="__RefHeading___Toc20202_3317420195"/>Mediation Classes<text:bookmark-end text:name="__RefHeading___Toc20202_3317420195"/></text:h>
      <text:p text:style-name="P7">Each kind of permission request has a defined <text:span text:style-name="T107">classes</text:span>, with unknown <text:span text:style-name="T107">classes</text:span> reserved for future expansion. The Layout and ordering of matching within a given <text:span text:style-name="T107">class</text:span>, is tailored to the the input of the <text:span text:style-name="T107">classes</text:span> permission request, so each <text:span text:style-name="T107">class</text:span> has its own layout and high level match routine.</text:p>
      <text:p text:style-name="P7">The currently define classes for the policydb are</text:p>
      <text:list xml:id="list147217732" text:style-name="L10">
        <text:list-item>
          <text:p text:style-name="P177">AA_CLASS_NONE = 0</text:p>
        </text:list-item>
        <text:list-item>
          <text:p text:style-name="P177">AA_CLASS_UNKNOWN = 1</text:p>
        </text:list-item>
        <text:list-item>
          <text:p text:style-name="P177">AA_CLASS_FILE = 2</text:p>
        </text:list-item>
        <text:list-item>
          <text:p text:style-name="P149">AA_CLASS_CAP <text:span text:style-name="T107">= 3</text:span></text:p>
        </text:list-item>
        <text:list-item>
          <text:p text:style-name="P150">AA_CLASS_<text:span text:style-name="T107">DEPRECATE</text:span> <text:span text:style-name="T107">= AA_CLASS_NETv7 = 4</text:span></text:p>
        </text:list-item>
        <text:list-item>
          <text:p text:style-name="P178">AA_CLASS_RLIMITS = 5</text:p>
        </text:list-item>
        <text:list-item>
          <text:p text:style-name="P178">AA_CLASS_DOMAIN = 6</text:p>
        </text:list-item>
        <text:list-item>
          <text:p text:style-name="P178">AA_CLASS_MOUNT = 7</text:p>
        </text:list-item>
        <text:list-item>
          <text:p text:style-name="P178">AA_CLASS_PTRACE = 9</text:p>
        </text:list-item>
        <text:list-item>
          <text:p text:style-name="P178">AA_CLASS_SIGNAL = 10</text:p>
        </text:list-item>
        <text:list-item>
          <text:p text:style-name="P178">AA_CLASS_XMATCH = 11</text:p>
        </text:list-item>
        <text:list-item>
          <text:p text:style-name="P179">AA_CLASS_ENV = 12</text:p>
        </text:list-item>
        <text:list-item>
          <text:p text:style-name="P179">AA_CLASS_ARG = 13</text:p>
        </text:list-item>
        <text:list-item>
          <text:p text:style-name="P178">AA_CLASS_NET = 14</text:p>
        </text:list-item>
        <text:list-item>
          <text:p text:style-name="P178">AA_CLASS_LABEL = 16</text:p>
        </text:list-item>
        <text:list-item>
          <text:p text:style-name="P178">AA_CLASS_POSIX_MQUEUE = 17</text:p>
        </text:list-item>
        <text:list-item>
          <text:p text:style-name="P178">AA_CLASS_<text:span text:style-name="T108">IO_URING = 18</text:span></text:p>
        </text:list-item>
        <text:list-item>
          <text:p text:style-name="P179">AA_CLASS_MODULE = 19</text:p>
        </text:list-item>
        <text:list-item>
          <text:p text:style-name="P179">AA_CLASS_DISPLAY_LSM = 20</text:p>
        </text:list-item>
        <text:list-item>
          <text:p text:style-name="P179">AA_CLASS_X = 31</text:p>
        </text:list-item>
        <text:list-item>
          <text:p text:style-name="P179">AA_CLASS_DBUS = 32</text:p>
        </text:list-item>
        <text:list-item>
          <text:p text:style-name="P150"/>
        </text:list-item>
        <text:list-item>
          <text:p text:style-name="P150">AA_CLASS_PIPE</text:p>
        </text:list-item>
        <text:list-item>
          <text:p text:style-name="P150">AA_CLASS_SYSV_MSGQ</text:p>
        </text:list-item>
        <text:list-item>
          <text:p text:style-name="P150">AA_CLASS_SYSV_SEM</text:p>
        </text:list-item>
        <text:list-item>
          <text:p text:style-name="P150">AA_CLASS_SYSV_SHMEM</text:p>
        </text:list-item>
        <text:list-item>
          <text:p text:style-name="P150">AA_MEMORY_CLASS</text:p>
        </text:list-item>
        <text:list-item>
          <text:p text:style-name="P150">AA_CPU_CLASS</text:p>
        </text:list-item>
        <text:list-item>
          <text:p text:style-name="P150">AA_CLASS_AUDIT</text:p>
        </text:list-item>
        <text:list-item>
          <text:p text:style-name="P150"><text:soft-page-break/>AA_CLASS_KEY</text:p>
        </text:list-item>
      </text:list>
      <text:h text:style-name="Heading_20_4" text:outline-level="4"><text:bookmark-start text:name="__RefHeading___Toc6197_4080081430"/><text:bookmark text:name="File_type"/>File <text:span text:style-name="T109">class</text:span><text:bookmark-end text:name="__RefHeading___Toc6197_4080081430"/></text:h>
      <text:h text:style-name="P21" text:outline-level="2"><text:bookmark-start text:name="__RefHeading___Toc6199_4080081430"/><text:bookmark text:name="Link_and_snapshot_rules"/>Link and snapshot rules<text:bookmark-end text:name="__RefHeading___Toc6199_4080081430"/></text:h>
      <text:h text:style-name="P21" text:outline-level="2"><text:bookmark-start text:name="__RefHeading___Toc6201_4080081430"/><text:bookmark text:name="change_profile"/>change_profile<text:bookmark-end text:name="__RefHeading___Toc6201_4080081430"/></text:h>
      <text:h text:style-name="P21" text:outline-level="2"><text:bookmark-start text:name="__RefHeading___Toc6203_4080081430"/><text:bookmark text:name="exec_rules_and_environment_filtering"/>exec rules and environment filtering<text:bookmark-end text:name="__RefHeading___Toc6203_4080081430"/></text:h>
      <text:h text:style-name="Heading_20_4" text:outline-level="4"><text:bookmark-start text:name="__RefHeading___Toc6205_4080081430"/><text:bookmark text:name="Capability_type"/>Capability <text:span text:style-name="T109">class</text:span><text:bookmark-end text:name="__RefHeading___Toc6205_4080081430"/></text:h>
      <text:h text:style-name="Heading_20_4" text:outline-level="4"><text:bookmark-start text:name="__RefHeading___Toc6207_4080081430"/><text:bookmark text:name="Mount_type"/>Mount <text:span text:style-name="T109">class</text:span><text:bookmark-end text:name="__RefHeading___Toc6207_4080081430"/></text:h>
      <text:h text:style-name="Heading_20_4" text:outline-level="4"><text:bookmark-start text:name="__RefHeading___Toc6209_4080081430"/><text:bookmark text:name="Network_type"/>Network <text:span text:style-name="T109">class</text:span><text:bookmark-end text:name="__RefHeading___Toc6209_4080081430"/></text:h>
      <text:p text:style-name="P58"/>
      <text:p text:style-name="P58"/>
      <text:h text:style-name="P2" text:outline-level="1"><text:bookmark-start text:name="__RefHeading___Toc6211_4080081430"/><text:bookmark text:name="Overview1"/>Encoding permissions<text:bookmark-end text:name="__RefHeading___Toc6211_4080081430"/></text:h>
      <text:p text:style-name="P7">The encoding of permissions in the DFA/HFA has evolved over time.</text:p>
      <text:p text:style-name="P7">AppArmor 2.1 AppArmor 2.3 - 2.7</text:p>
      <text:p text:style-name="P7">AppArmor 3.0</text:p>
      <text:h text:style-name="P21" text:outline-level="2"><text:bookmark-start text:name="__RefHeading___Toc6213_4080081430"/><text:bookmark text:name="Reasons_for_the_major_permission_rework"/>Reasons for the major permission rework<text:bookmark-end text:name="__RefHeading___Toc6213_4080081430"/></text:h>
      <text:p text:style-name="P7">There are four basic reasons a permission layout was changed after AppArmor 2.7</text:p>
      <text:p text:style-name="P7"><text:span text:style-name="T20">Efficiency</text:span> The layout of AppArmor 2.1 - 2.7 permissions was inefficient wasting space, even for the limited set of permissions covered by AppArmor 2.7. Even though the full set of bits per entry where in use, if a state shared the same permission with another state the information was duplicated, 64bits per state. With a DFA/HFA with a size of 10,000 states typically having between 20 and 30 unique accept permissions, the result was less than efficient, and would be even less efficient if the accept information was widened.</text:p>
      <text:p text:style-name="P29"><text:s/><text:span text:style-name="T1">2.7 accept table size = 8*(states)</text:span></text:p>
      <text:p text:style-name="P30"><text:s/><text:span text:style-name="T1">3.0 accept table size = 2*(states) + (# unique perms) * (size of expanded permission block)</text:span></text:p>
      <text:p text:style-name="P7">So assuming the accept block size was not expanded and encoded the same 64bit permissions, and there where 30 unique permissions to encode.</text:p>
      <text:p text:style-name="P29"><text:s/><text:span text:style-name="T1">2.7 format = 8*10,000 = 80,000 bytes</text:span></text:p>
      <text:p text:style-name="P30"><text:s/><text:span text:style-name="T1">3.0 format = 2*10,000 + 30*8 = 20,240 bytes</text:span></text:p>
      <text:p text:style-name="P7">And as the accept block is expanded the saving increase.</text:p>
      <text:p text:style-name="P7"><text:span text:style-name="T20">Future expansion</text:span> As documented in the AppArmor 2.7 layout all 64bits of the permission structure where in use, an expansion was needed to be able to add new abilities. The expansion could have just expanded the width of the accept table, but that would not have been as efficient or flexible.</text:p>
      <text:p text:style-name="P7"><text:soft-page-break/><text:span text:style-name="T20">Flexibility</text:span> The older accept format was to ridged to be able to efficiently represent, all the new abilities that where desired.</text:p>
      <text:p text:style-name="P7"><text:span text:style-name="T20">Speed</text:span> Reworking the layout provided for better cache efficiency, and no need to unpack and transform the entries to determine the final permissions.</text:p>
      <text:p text:style-name="P7"><text:line-break/>The permission rework also affected the the internals of the DFA/HFA compilation engine. - rework to track information</text:p>
      <text:p text:style-name="P28"><text:s/><text:span text:style-name="T1">- lost at tree to dfa state</text:span></text:p>
      <text:p text:style-name="P7">- provide for full minimization - provide for per rule negation - provide for conditional tracking</text:p>
      <text:h text:style-name="P1" text:outline-level="1"><text:bookmark-start text:name="__RefHeading___Toc6215_4080081430"/><text:bookmark text:name="AppArmor_2.11"/>AppArmor 2.1<text:bookmark-end text:name="__RefHeading___Toc6215_4080081430"/></text:h>
      <text:p text:style-name="P7">AppArmor 2.1 used a single 32 bit accept table in DFA to store permission.</text:p>
      <text:h text:style-name="P21" text:outline-level="2"><text:bookmark-start text:name="__RefHeading___Toc6217_4080081430"/><text:bookmark text:name="Layout"/>Layout<text:bookmark-end text:name="__RefHeading___Toc6217_4080081430"/></text:h>
      <text:h text:style-name="P21" text:outline-level="2"><text:bookmark-start text:name="__RefHeading___Toc6219_4080081430"/><text:bookmark text:name="Compiler_internals"/>Compiler internals<text:bookmark-end text:name="__RefHeading___Toc6219_4080081430"/></text:h>
      <text:h text:style-name="P1" text:outline-level="1"><text:bookmark-start text:name="__RefHeading___Toc6221_4080081430"/><text:bookmark text:name="AppArmor_2.3_-_2.71"/>AppArmor 2.3 - 2.7<text:bookmark-end text:name="__RefHeading___Toc6221_4080081430"/></text:h>
      <text:h text:style-name="P21" text:outline-level="2"><text:bookmark-start text:name="__RefHeading___Toc6223_4080081430"/><text:bookmark text:name="File_Permission_Layout"/>File Permission Layout<text:bookmark-end text:name="__RefHeading___Toc6223_4080081430"/></text:h>
      <text:p text:style-name="P7">AppArmor 2.3 introduced a second accept 32 bit accept table to the DFA making each accept state a total of 64 bits wide, and reworked the bit layout, breaking compatibility with AppArmor 2.1.</text:p>
      <text:p text:style-name="P7">The permissions where packed into the accept states as follows</text:p>
      <text:p text:style-name="P58"/>
      <text:p text:style-name="P55">Bit layout of AppArmor 2.3 permissions</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B" table:number-columns-repeated="4"/>
        <table:table-column table:style-name="Table1.K"/>
        <table:table-column table:style-name="Table1.C"/>
        <table:table-column table:style-name="Table1.B" table:number-columns-repeated="7"/>
        <table:table-column table:style-name="Table1.F"/>
        <table:table-column table:style-name="Table1.B" table:number-columns-repeated="3"/>
        <table:table-column table:style-name="Table1.X"/>
        <table:table-column table:style-name="Table1.K"/>
        <table:table-column table:style-name="Table1.C"/>
        <table:table-column table:style-name="Table1.a" table:number-columns-repeated="2"/>
        <table:table-column table:style-name="Table1.c" table:number-columns-repeated="3"/>
        <table:table-column table:style-name="Table1.a"/>
        <table:table-column table:style-name="Table1.g"/>
        <table:table-row>
          <table:table-cell table:style-name="Table1.A1" office:value-type="string">
            <text:p text:style-name="P54">Bit</text:p>
          </table:table-cell>
          <table:table-cell table:style-name="Table1.A1" office:value-type="string">
            <text:p text:style-name="P54">31</text:p>
          </table:table-cell>
          <table:table-cell table:style-name="Table1.A1" office:value-type="string">
            <text:p text:style-name="P54">30</text:p>
          </table:table-cell>
          <table:table-cell table:style-name="Table1.A1" office:value-type="string">
            <text:p text:style-name="P54">29</text:p>
          </table:table-cell>
          <table:table-cell table:style-name="Table1.A1" office:value-type="string">
            <text:p text:style-name="P54">28</text:p>
          </table:table-cell>
          <table:table-cell table:style-name="Table1.A1" office:value-type="string">
            <text:p text:style-name="P54">27</text:p>
          </table:table-cell>
          <table:table-cell table:style-name="Table1.A1" office:value-type="string">
            <text:p text:style-name="P54">26</text:p>
          </table:table-cell>
          <table:table-cell table:style-name="Table1.A1" office:value-type="string">
            <text:p text:style-name="P54">25</text:p>
          </table:table-cell>
          <table:table-cell table:style-name="Table1.A1" office:value-type="string">
            <text:p text:style-name="P54">24</text:p>
          </table:table-cell>
          <table:table-cell table:style-name="Table1.A1" office:value-type="string">
            <text:p text:style-name="P54">23</text:p>
          </table:table-cell>
          <table:table-cell table:style-name="Table1.A1" office:value-type="string">
            <text:p text:style-name="P54">22</text:p>
          </table:table-cell>
          <table:table-cell table:style-name="Table1.A1" office:value-type="string">
            <text:p text:style-name="P54">21</text:p>
          </table:table-cell>
          <table:table-cell table:style-name="Table1.A1" office:value-type="string">
            <text:p text:style-name="P54">20</text:p>
          </table:table-cell>
          <table:table-cell table:style-name="Table1.A1" office:value-type="string">
            <text:p text:style-name="P54">19</text:p>
          </table:table-cell>
          <table:table-cell table:style-name="Table1.A1" office:value-type="string">
            <text:p text:style-name="P54">18</text:p>
          </table:table-cell>
          <table:table-cell table:style-name="Table1.A1" office:value-type="string">
            <text:p text:style-name="P54">17</text:p>
          </table:table-cell>
          <table:table-cell table:style-name="Table1.A1" office:value-type="string">
            <text:p text:style-name="P54">16</text:p>
          </table:table-cell>
          <table:table-cell table:style-name="Table1.A1" office:value-type="string">
            <text:p text:style-name="P54">15</text:p>
          </table:table-cell>
          <table:table-cell table:style-name="Table1.A1" office:value-type="string">
            <text:p text:style-name="P54">14</text:p>
          </table:table-cell>
          <table:table-cell table:style-name="Table1.A1" office:value-type="string">
            <text:p text:style-name="P54">13</text:p>
          </table:table-cell>
          <table:table-cell table:style-name="Table1.A1" office:value-type="string">
            <text:p text:style-name="P54">12</text:p>
          </table:table-cell>
          <table:table-cell table:style-name="Table1.A1" office:value-type="string">
            <text:p text:style-name="P54">11</text:p>
          </table:table-cell>
          <table:table-cell table:style-name="Table1.A1" office:value-type="string">
            <text:p text:style-name="P54">10</text:p>
          </table:table-cell>
          <table:table-cell table:style-name="Table1.A1" office:value-type="string">
            <text:p text:style-name="P54">9</text:p>
          </table:table-cell>
          <table:table-cell table:style-name="Table1.A1" office:value-type="string">
            <text:p text:style-name="P54">8</text:p>
          </table:table-cell>
          <table:table-cell table:style-name="Table1.A1" office:value-type="string">
            <text:p text:style-name="P54">7</text:p>
          </table:table-cell>
          <table:table-cell table:style-name="Table1.A1" office:value-type="string">
            <text:p text:style-name="P54">6</text:p>
          </table:table-cell>
          <table:table-cell table:style-name="Table1.A1" office:value-type="string">
            <text:p text:style-name="P54">5</text:p>
          </table:table-cell>
          <table:table-cell table:style-name="Table1.A1" office:value-type="string">
            <text:p text:style-name="P54">4</text:p>
          </table:table-cell>
          <table:table-cell table:style-name="Table1.A1" office:value-type="string">
            <text:p text:style-name="P54">3</text:p>
          </table:table-cell>
          <table:table-cell table:style-name="Table1.A1" office:value-type="string">
            <text:p text:style-name="P54">2</text:p>
          </table:table-cell>
          <table:table-cell table:style-name="Table1.A1" office:value-type="string">
            <text:p text:style-name="P54">1</text:p>
          </table:table-cell>
          <table:table-cell table:style-name="Table1.A1" office:value-type="string">
            <text:p text:style-name="P54">0</text:p>
          </table:table-cell>
        </table:table-row>
        <table:table-row>
          <table:table-cell table:style-name="Table1.A1" office:value-type="string">
            <text:p text:style-name="P50"/>
          </table:table-cell>
          <table:table-cell table:style-name="Table1.A1" table:number-columns-spanned="4" office:value-type="string">
            <text:p text:style-name="P54">Global</text:p>
          </table:table-cell>
          <table:covered-table-cell/>
          <table:covered-table-cell/>
          <table:covered-table-cell/>
          <table:table-cell table:style-name="Table1.A1" table:number-columns-spanned="14" office:value-type="string">
            <text:p text:style-name="P54">Oth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A1" table:number-columns-spanned="14" office:value-type="string">
            <text:p text:style-name="P54">Own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1" office:value-type="string">
            <text:p text:style-name="P54">Table 1 - perms mask</text:p>
          </table:table-cell>
          <table:table-cell table:style-name="Table1.B3" office:value-type="string">
            <text:p text:style-name="P43">cp</text:p>
          </table:table-cell>
          <table:table-cell table:style-name="Table1.C3" office:value-type="string">
            <text:p text:style-name="P43">onx</text:p>
          </table:table-cell>
          <table:table-cell table:style-name="Table1.D3" office:value-type="string">
            <text:p text:style-name="P49"/>
          </table:table-cell>
          <table:table-cell table:style-name="Table1.E3" office:value-type="string">
            <text:p text:style-name="P49"/>
          </table:table-cell>
          <table:table-cell table:style-name="Table1.F3" office:value-type="string">
            <text:p text:style-name="P43">x3</text:p>
          </table:table-cell>
          <table:table-cell table:style-name="Table1.G3" office:value-type="string">
            <text:p text:style-name="P43">x2</text:p>
          </table:table-cell>
          <table:table-cell table:style-name="Table1.H3" office:value-type="string">
            <text:p text:style-name="P43">x1</text:p>
          </table:table-cell>
          <table:table-cell table:style-name="Table1.I3" office:value-type="string">
            <text:p text:style-name="P43">x0</text:p>
          </table:table-cell>
          <table:table-cell table:style-name="Table1.J3" office:value-type="string">
            <text:p text:style-name="P43">i</text:p>
          </table:table-cell>
          <table:table-cell table:style-name="Table1.K3" office:value-type="string">
            <text:p text:style-name="P43">u</text:p>
          </table:table-cell>
          <table:table-cell table:style-name="Table1.L3" office:value-type="string">
            <text:p text:style-name="P43">pux</text:p>
          </table:table-cell>
          <table:table-cell table:style-name="Table1.M3" office:value-type="string">
            <text:p text:style-name="P43">m</text:p>
          </table:table-cell>
          <table:table-cell table:style-name="Table1.N3" office:value-type="string">
            <text:p text:style-name="P43">k/ls</text:p>
          </table:table-cell>
          <table:table-cell table:style-name="Table1.O3" office:value-type="string">
            <text:p text:style-name="P43">l</text:p>
          </table:table-cell>
          <table:table-cell table:style-name="Table1.P3" office:value-type="string">
            <text:p text:style-name="P43">a</text:p>
          </table:table-cell>
          <table:table-cell table:style-name="Table1.Q3" office:value-type="string">
            <text:p text:style-name="P43">r</text:p>
          </table:table-cell>
          <table:table-cell table:style-name="Table1.R3" office:value-type="string">
            <text:p text:style-name="P43">w</text:p>
          </table:table-cell>
          <table:table-cell table:style-name="Table1.S3" office:value-type="string">
            <text:p text:style-name="P43">x</text:p>
          </table:table-cell>
          <table:table-cell table:style-name="Table1.T3" office:value-type="string">
            <text:p text:style-name="P43">x3</text:p>
          </table:table-cell>
          <table:table-cell table:style-name="Table1.U3" office:value-type="string">
            <text:p text:style-name="P43">x2</text:p>
          </table:table-cell>
          <table:table-cell table:style-name="Table1.V3" office:value-type="string">
            <text:p text:style-name="P43">x1</text:p>
          </table:table-cell>
          <table:table-cell table:style-name="Table1.W3" office:value-type="string">
            <text:p text:style-name="P43">x0</text:p>
          </table:table-cell>
          <table:table-cell table:style-name="Table1.X3" office:value-type="string">
            <text:p text:style-name="P43">i</text:p>
          </table:table-cell>
          <table:table-cell table:style-name="Table1.Y3" office:value-type="string">
            <text:p text:style-name="P43">u</text:p>
          </table:table-cell>
          <table:table-cell table:style-name="Table1.Z3" office:value-type="string">
            <text:p text:style-name="P43">pux</text:p>
          </table:table-cell>
          <table:table-cell table:style-name="Table1.a3" office:value-type="string">
            <text:p text:style-name="P43">m</text:p>
          </table:table-cell>
          <table:table-cell table:style-name="Table1.b3" office:value-type="string">
            <text:p text:style-name="P43">k/ls</text:p>
          </table:table-cell>
          <table:table-cell table:style-name="Table1.c3" office:value-type="string">
            <text:p text:style-name="P43">l</text:p>
          </table:table-cell>
          <table:table-cell table:style-name="Table1.d3" office:value-type="string">
            <text:p text:style-name="P43">a</text:p>
          </table:table-cell>
          <table:table-cell table:style-name="Table1.e3" office:value-type="string">
            <text:p text:style-name="P43">r</text:p>
          </table:table-cell>
          <table:table-cell table:style-name="Table1.f3" office:value-type="string">
            <text:p text:style-name="P43">w</text:p>
          </table:table-cell>
          <table:table-cell table:style-name="Table1.g3" office:value-type="string">
            <text:p text:style-name="P43">x</text:p>
          </table:table-cell>
        </table:table-row>
        <table:table-row>
          <table:table-cell table:style-name="Table1.A1" office:value-type="string">
            <text:p text:style-name="P54">Table 2 - audit mask</text:p>
          </table:table-cell>
          <table:table-cell table:style-name="Table1.B3" office:value-type="string">
            <text:p text:style-name="P43">cp</text:p>
          </table:table-cell>
          <table:table-cell table:style-name="Table1.C3" office:value-type="string">
            <text:p text:style-name="P43">onx</text:p>
          </table:table-cell>
          <table:table-cell table:style-name="Table1.D3" office:value-type="string">
            <text:p text:style-name="P49"/>
          </table:table-cell>
          <table:table-cell table:style-name="Table1.E3" office:value-type="string">
            <text:p text:style-name="P49"/>
          </table:table-cell>
          <table:table-cell table:style-name="Table1.F3" office:value-type="string">
            <text:p text:style-name="P43">qm</text:p>
          </table:table-cell>
          <table:table-cell table:style-name="Table1.G3" office:value-type="string">
            <text:p text:style-name="P43">qk</text:p>
          </table:table-cell>
          <table:table-cell table:style-name="Table1.H3" office:value-type="string">
            <text:p text:style-name="P43">ql</text:p>
          </table:table-cell>
          <table:table-cell table:style-name="Table1.I3" office:value-type="string">
            <text:p text:style-name="P43">qa</text:p>
          </table:table-cell>
          <table:table-cell table:style-name="Table1.J3" office:value-type="string">
            <text:p text:style-name="P43">qr</text:p>
          </table:table-cell>
          <table:table-cell table:style-name="Table1.K3" office:value-type="string">
            <text:p text:style-name="P43">qw</text:p>
          </table:table-cell>
          <table:table-cell table:style-name="Table1.L3" office:value-type="string">
            <text:p text:style-name="P43">qx</text:p>
          </table:table-cell>
          <table:table-cell table:style-name="Table1.M3" office:value-type="string">
            <text:p text:style-name="P43">m</text:p>
          </table:table-cell>
          <table:table-cell table:style-name="Table1.N3" office:value-type="string">
            <text:p text:style-name="P43">k/ls</text:p>
          </table:table-cell>
          <table:table-cell table:style-name="Table1.O3" office:value-type="string">
            <text:p text:style-name="P43">l</text:p>
          </table:table-cell>
          <table:table-cell table:style-name="Table1.P3" office:value-type="string">
            <text:p text:style-name="P43">a</text:p>
          </table:table-cell>
          <table:table-cell table:style-name="Table1.Q3" office:value-type="string">
            <text:p text:style-name="P43">r</text:p>
          </table:table-cell>
          <table:table-cell table:style-name="Table1.R3" office:value-type="string">
            <text:p text:style-name="P43">w</text:p>
          </table:table-cell>
          <table:table-cell table:style-name="Table1.S3" office:value-type="string">
            <text:p text:style-name="P43">x</text:p>
          </table:table-cell>
          <table:table-cell table:style-name="Table1.T3" office:value-type="string">
            <text:p text:style-name="P43">qm</text:p>
          </table:table-cell>
          <table:table-cell table:style-name="Table1.U3" office:value-type="string">
            <text:p text:style-name="P43">qk</text:p>
          </table:table-cell>
          <table:table-cell table:style-name="Table1.V3" office:value-type="string">
            <text:p text:style-name="P43">ql</text:p>
          </table:table-cell>
          <table:table-cell table:style-name="Table1.W3" office:value-type="string">
            <text:p text:style-name="P43">qa</text:p>
          </table:table-cell>
          <table:table-cell table:style-name="Table1.X3" office:value-type="string">
            <text:p text:style-name="P43">qr</text:p>
          </table:table-cell>
          <table:table-cell table:style-name="Table1.Y3" office:value-type="string">
            <text:p text:style-name="P43">qw</text:p>
          </table:table-cell>
          <table:table-cell table:style-name="Table1.Z3" office:value-type="string">
            <text:p text:style-name="P43">qx</text:p>
          </table:table-cell>
          <table:table-cell table:style-name="Table1.a3" office:value-type="string">
            <text:p text:style-name="P43">m</text:p>
          </table:table-cell>
          <table:table-cell table:style-name="Table1.b3" office:value-type="string">
            <text:p text:style-name="P43">k/ls</text:p>
          </table:table-cell>
          <table:table-cell table:style-name="Table1.c3" office:value-type="string">
            <text:p text:style-name="P43">l</text:p>
          </table:table-cell>
          <table:table-cell table:style-name="Table1.d3" office:value-type="string">
            <text:p text:style-name="P43">a</text:p>
          </table:table-cell>
          <table:table-cell table:style-name="Table1.e3" office:value-type="string">
            <text:p text:style-name="P43">r</text:p>
          </table:table-cell>
          <table:table-cell table:style-name="Table1.f3" office:value-type="string">
            <text:p text:style-name="P43">w</text:p>
          </table:table-cell>
          <table:table-cell table:style-name="Table1.g3" office:value-type="string">
            <text:p text:style-name="P43">x</text:p>
          </table:table-cell>
        </table:table-row>
      </table:table>
      <text:p text:style-name="P7">The permissions stored in the <text:span text:style-name="T20">owner</text:span> mask are used if the objects uid == to the tasks fsuid, other wise the other mask is used.</text:p>
      <text:p text:style-name="P7"><text:line-break/>Execute permissions is determined by x, with the transition type determined by a combination of pux, u, i, and x0-x3. i - fall back to inherit current profile u - unsafe exec, have glibc scrub environment variables pux - unconfined flag used in combination with x0-x3 to create pux. Was added after original layout to extend pux support explaining duplication of unconfined flag. x0-x3 - index into transition table. 0 - not defined (use i, u to determine transition) 1 - unconfined (precludes px) 2 - use executable name 3 - use executable name, lookup child profile 4-15 - index into named <text:soft-page-break/>transition table, to find transition name. Note: named transition to children profiles where stored using compound name (ie parent//child), so they could share in a single global table entry.</text:p>
      <text:p text:style-name="P7"><text:line-break/>cp - is the change_profile permission onx - change_profile on exec permission</text:p>
      <text:p text:style-name="P7">the link pair permission overlaid the on k permission on the second pair.</text:p>
      <text:p text:style-name="P7">ls - link subset permission, overlaps k permission, only happens in second match of chain (see link below) where k is not possible.</text:p>
      <text:p text:style-name="P7">The audit and quiet table (Table2). The permissions stored in table 2 are used to determine if a permission is forced audited, or if for denied requests where the auditing is quieted. The upper 7 bits of the Owner and Other sets store the quiet masks, which get shifted by 7 bits when applied to mask the x through m permissions.</text:p>
      <text:p text:style-name="P7"><text:line-break/>Link rules are encoded requiring sequential matching and permissions in two permission tables. First the link name is matched, and a permission lookup for the l permission bit is done against the matched state. A transition on the 0 byte from the current state is done and then the target name is matched, and a second permission look up for the l permission bit is done against the new match state. The link_subset permission (overlaps k in permission table) can also be looked up against the second match.</text:p>
      <text:p text:style-name="P7"><text:line-break/>change profile rules use cp and onx permissions and are overlayed over top of file rule dfa entries. They are encoded in a multiphase lookup, with the change_profile permission bit being used to determine permission. First a check is done against the profile name for permission, if that doesn't succeed then a second lookup is done against the namespace name followed by a colon followed by a profile name.</text:p>
      <text:h text:style-name="P21" text:outline-level="2"><text:bookmark-start text:name="__RefHeading___Toc6225_4080081430"/><text:bookmark text:name="Compiler_internals_2"/>Compiler internals<text:bookmark-end text:name="__RefHeading___Toc6225_4080081430"/></text:h>
      <text:list xml:id="list1465006038" text:style-name="L11">
        <text:list-item>
          <text:p text:style-name="P151">AppArmor 2.6 saw flattening of permissions at state creation time as part of internal optimizations to speed up the compiler.</text:p>
        </text:list-item>
      </text:list>
      <text:h text:style-name="P1" text:outline-level="1"/>
      <text:h text:style-name="P1" text:outline-level="1"><text:bookmark-start text:name="__RefHeading___Toc6227_4080081430"/><text:bookmark text:name="AppArmor_3.01"/>AppArmor 3.0<text:bookmark-end text:name="__RefHeading___Toc6227_4080081430"/></text:h>
      <text:h text:style-name="P21" text:outline-level="2"><text:bookmark-start text:name="__RefHeading___Toc6229_4080081430"/><text:bookmark text:name="Permission_Layout"/>Permission Layout<text:bookmark-end text:name="__RefHeading___Toc6229_4080081430"/></text:h>
      <text:p text:style-name="P7">AppArmor 3.0 extends and reworks the dfa and permissions structures used in the AppArmor 2.x series. Unlike the AppArmor 2.x series a single dfa can be shared by more than one profile, with each profile having its own accept permissions for a give state. To accommodate this the permission structure is split off from the dfa. The dfa accept table now contains a single 16 or 32 bit index value (size dependent on dfa16, or dfa32 format).</text:p>
      <text:p text:style-name="P7">If the accept index value has its high bit clear (15 or 31) then it is an index into a profiles permission table. If the accept index value has its high bit set then it is an index into a profiles conditional table. Each profile that references the dfa defines its own conditional and permission tables allow each profile to have a different set of permissions for any given state.</text:p>
      <text:p text:style-name="P7"><text:soft-page-break/>This split of the dfa and permissions was done to allow for dfa sharing and to provide greater performance as when a dfa is shared multiple profile matches can performed at once. It also allowed reducing the amount of memory dedicated to storing permission data, by allowing for duplicate elimination of permissions.</text:p>
      <text:p text:style-name="P7">The split of the conditional information from the permissions structure was done to allow for a much broader range of conditions that could be easily extended in the future, and for better sharing of the extended permission structure.</text:p>
      <text:p text:style-name="P7">The permission structure for AppArmor 3.0 is extended to support a much broader set of permissions, and information. Firstly as mention with the dfa accept table value, it has been split into a permission table and a conditional table. The conditional table contains entries that encode conditional expressions to obtain a permission (eg. the owner flag), the permission table contains the actual permissions that the profile will grant.</text:p>
      <text:p text:style-name="P7">The permission table has been expanded to support a broader set of permissions, including file, network, ipc.</text:p>
      <text:h text:style-name="P24" text:outline-level="3"><text:bookmark-start text:name="__RefHeading___Toc6231_4080081430"/><text:bookmark text:name="File_Permission_Entry"/>File Permission Entry<text:bookmark-end text:name="__RefHeading___Toc6231_4080081430"/></text:h>
      <text:h text:style-name="P24" text:outline-level="3"><text:bookmark-start text:name="__RefHeading___Toc6233_4080081430"/><text:bookmark text:name="Network_Permission_Entry"/>Network Permission Entry<text:bookmark-end text:name="__RefHeading___Toc6233_4080081430"/></text:h>
      <text:h text:style-name="P24" text:outline-level="3"><text:bookmark-start text:name="__RefHeading___Toc6235_4080081430"/><text:bookmark text:name="Capability_Permission_Entry"/>Capability Permission Entry<text:bookmark-end text:name="__RefHeading___Toc6235_4080081430"/></text:h>
      <text:h text:style-name="P27" text:outline-level="3"><text:bookmark-start text:name="__RefHeading___Toc6237_4080081430"/><text:bookmark text:name=".3F.3F.3F.3F"/> <text:span text:style-name="T3">????</text:span><text:bookmark-end text:name="__RefHeading___Toc6237_4080081430"/></text:h>
      <text:h text:style-name="P21" text:outline-level="2"><text:bookmark-start text:name="__RefHeading___Toc6239_4080081430"/><text:bookmark text:name="Compiler_internals_3"/>Compiler internals<text:bookmark-end text:name="__RefHeading___Toc6239_4080081430"/></text:h>
      <text:list xml:id="list1063781433" text:style-name="L12">
        <text:list-item>
          <text:p text:style-name="P152">rework of permission handling to find unique permissions during DFA/HFA creation and to carry full permission information through out the DFA/HFA creation pipe line. Carry the full information through the entire pipeline reduced performance slightly but was offset by improvements brought by reducing comparison time by separating out the accept states into unique sets.</text:p>
        </text:list-item>
      </text:list>
      <text:p text:style-name="P7">The AppArmor DFA/HFA uses multiple unique accept states to encode permissions, and related control information for any given match.</text:p>
      <text:h text:style-name="P1" text:outline-level="1"><text:bookmark-start text:name="__RefHeading___Toc6241_4080081430"/><text:bookmark text:name="Why_multiple_distinct_accept_states"/>Why multiple distinct accept states<text:bookmark-end text:name="__RefHeading___Toc6241_4080081430"/></text:h>
      <text:p text:style-name="P7">could encode in stream but</text:p>
      <text:p text:style-name="P29"><text:s/><text:span text:style-name="T1">have to make multiple matches one for each permission</text:span></text:p>
      <text:p text:style-name="P30"><text:s/><text:span text:style-name="T1">still have to store extra information for control that happens for the matched state (xtrans ..)</text:span></text:p>
      <text:h text:style-name="P1" text:outline-level="1"><text:bookmark-start text:name="__RefHeading___Toc6243_4080081430"/><text:bookmark text:name="Encoding_Conditional_permissions"/>Encoding Conditional permissions<text:bookmark-end text:name="__RefHeading___Toc6243_4080081430"/></text:h>
      <text:p text:style-name="P7">AppArmor encodes conditional information both in the DFA/HFA and in a separate conditional structure. The split is determined by how the permission request is done. Permission queries done with information external to the object (file path vs. inode) are done within the dfa while, permissions conditional on object properties are done in the conditional table.</text:p>
      <text:h text:style-name="P21" text:outline-level="2"><text:bookmark-start text:name="__RefHeading___Toc6245_4080081430"/><text:bookmark text:name="Encoding_within_the_DFA.2FHFA_.28parameter.29"/>Encoding within the DFA/HFA (parameter)<text:bookmark-end text:name="__RefHeading___Toc6245_4080081430"/></text:h>
      <text:p text:style-name="P7">To encode conditionals within the DFA alternations and ordering are used.</text:p>
      <text:p text:style-name="P58"><text:soft-page-break/></text:p>
      <text:h text:style-name="P21" text:outline-level="2"><text:bookmark-start text:name="__RefHeading___Toc6247_4080081430"/><text:bookmark text:name="Encoding_in_the_.28object.29"/>Encoding in the (object)<text:bookmark-end text:name="__RefHeading___Toc6247_4080081430"/></text:h>
      <text:h text:style-name="P21" text:outline-level="2"><text:bookmark-start text:name="__RefHeading___Toc6249_4080081430"/><text:bookmark text:name="When_conditionals_are_encoded_in_stream"/>When conditionals are encoded in stream<text:bookmark-end text:name="__RefHeading___Toc6249_4080081430"/></text:h>
      <text:h text:style-name="P21" text:outline-level="2"><text:bookmark-start text:name="__RefHeading___Toc6251_4080081430"/><text:bookmark text:name="When_conditionals_are_encoded_out_of_band"/>When conditionals are encoded out of band<text:bookmark-end text:name="__RefHeading___Toc6251_4080081430"/></text:h>
      <text:p text:style-name="P58"/>
      <text:p text:style-name="P58"/>
      <text:p text:style-name="P58"/>
      <text:p text:style-name="P58">Putting it altogether – relationship of the PolicyDB and DFA/HFA</text:p>
      <text:h text:style-name="P2" text:outline-level="1"><text:bookmark-start text:name="__RefHeading___Toc6253_4080081430"/><text:bookmark text:name="Overview2"/>Overview<text:bookmark-end text:name="__RefHeading___Toc6253_4080081430"/></text:h>
      <text:p text:style-name="P42"><draw:a xlink:type="simple" xlink:href="http://wiki.apparmor.net/index.php/File:Shared-dfa.png"><draw:frame draw:style-name="fr7" draw:name="graphics4" text:anchor-type="as-char" svg:width="8.3543in" svg:height="6.1772in" draw:z-index="0"><draw:image xlink:href="http://wiki.apparmor.net/images/8/80/Shared-dfa.png" xlink:type="simple" xlink:show="embed" xlink:actuate="onLoad"/><svg:title>Shared-dfa.png</svg:title></draw:frame></draw:a></text:p>
      <text:p text:style-name="P58"/>
      <text:h text:style-name="P3" text:outline-level="1"><text:bookmark-start text:name="__RefHeading___Toc6255_4080081430"/><text:soft-page-break/><text:span text:style-name="T27">G</text:span>enerating the DFA/HFA<text:bookmark-end text:name="__RefHeading___Toc6255_4080081430"/></text:h>
      <text:p text:style-name="P6"><text:line-break/>AppArmor is capable of generating dfa graphs that can help understand what is happening in the apparmor_parser back end.</text:p>
      <text:p text:style-name="P39"><draw:a xlink:type="simple" xlink:href="http://wiki.apparmor.net/index.php/File:Example-dfa.png"><draw:frame draw:style-name="fr7" draw:name="graphics5" text:anchor-type="as-char" svg:width="2.6772in" svg:height="4.7189in" draw:z-index="1"><draw:image xlink:href="http://wiki.apparmor.net/images/4/48/Example-dfa.png" xlink:type="simple" xlink:show="embed" xlink:actuate="onLoad"/><svg:title>Example-dfa.png</svg:title></draw:frame></draw:a></text:p>
      <text:list xml:id="list849643905" text:style-name="L13">
        <text:list-item>
          <text:p text:style-name="P153">circles represent a state</text:p>
        </text:list-item>
        <text:list-item>
          <text:p text:style-name="P154">{ } within a circle are the set of expression tree nodes that make the state</text:p>
        </text:list-item>
        <text:list-item>
          <text:p text:style-name="P154">( ) within a circle are optional and indicate an accepting state. The number is the permission set for the state</text:p>
        </text:list-item>
        <text:list-item>
          <text:p text:style-name="P154">characters along a given edge indicate valid transitions. If there is input that doesn't match a valid transition then the dfa transitions to a null non-accepting state that can not be exited (ie it will consume all input).</text:p>
        </text:list-item>
      </text:list>
      <text:h text:style-name="P44" text:outline-level="2"><text:bookmark-start text:name="__RefHeading___Toc6259_4080081430"/><text:bookmark text:name="Issues_with_AppArmor.27s_DFA"/>Issues with AppArmor's DFA<text:bookmark-end text:name="__RefHeading___Toc6259_4080081430"/></text:h>
      <text:p text:style-name="P6">The dfa that apparmor uses, is a simple direct representation with <text:span text:style-name="T42">simple runtime compatible</text:span> compression schemes. It also does not allow for in line variable matching or other advances that are desirable.</text:p>
      <text:p text:style-name="P6">Specific issues with the current implementation</text:p>
      <text:list xml:id="list2680270567" text:style-name="L14">
        <text:list-item>
          <text:p text:style-name="P155">it generates large tables that need to be loaded into kernel consuming memory that could be used else where</text:p>
        </text:list-item>
        <text:list-item>
          <text:p text:style-name="P156">it takes a relatively long time to compute</text:p>
          <text:list>
            <text:list-item>
              <text:p text:style-name="P155"><text:soft-page-break/>the generation of the dfa without the factoring steps can be impractical even on modern hardware</text:p>
            </text:list-item>
            <text:list-item>
              <text:p text:style-name="P156">the dfa is subject to exponential state explosion.</text:p>
            </text:list-item>
            <text:list-item>
              <text:p text:style-name="P156">equivalence classes (if used) are applied post generation</text:p>
            </text:list-item>
          </text:list>
        </text:list-item>
        <text:list-item>
          <text:p text:style-name="P156">the table compression algorithm is a simple and straight forward with O(n^2) running time (slow). The compression achieved is not perfect but is fairly good given the limits of the compression format.</text:p>
        </text:list-item>
        <text:list-item>
          <text:p text:style-name="P156">the table compression format is simple and direct and does not leverage any state or transition redundancies, resulting in poor compression compared to what could be achieved</text:p>
        </text:list-item>
        <text:list-item>
          <text:p text:style-name="P156">The implementation needs to be cleaned up</text:p>
        </text:list-item>
      </text:list>
      <text:p text:style-name="P6">Overall the dfa engine needs to be updated and replaced with a better a<text:span text:style-name="T42">u</text:span>tomata representation that keeps many of the dfas properties while being flexible, faster to compute (control state explosion), and leverages a better compression format. Better alternative exist so it is only a matter of examining the alternatives and implementing.</text:p>
      <text:h text:style-name="P44" text:outline-level="2"><text:bookmark-start text:name="__RefHeading___Toc6261_4080081430"/><text:bookmark text:name="Rule_to_DFA_conversion"/>Rule to DFA conversion<text:bookmark-end text:name="__RefHeading___Toc6261_4080081430"/></text:h>
      <text:p text:style-name="P6">AppArmor file rules are compiled into a dfa that is loaded into the kernel to do path matching. To do this AppArmor transforms the rules in the profiles, going through several steps to create the final dfa. The pipeline is as follows</text:p>
      <text:p text:style-name="P31"><text:s text:c="2"/><text:span text:style-name="T27">parse </text:span><text:span text:style-name="T1">profile rules</text:span></text:p>
      <text:p text:style-name="P33"><text:s text:c="6"/><text:span text:style-name="T1">|</text:span></text:p>
      <text:p text:style-name="P33"><text:s text:c="6"/><text:span text:style-name="T1">v</text:span></text:p>
      <text:p text:style-name="P33"><text:s text:c="2"/><text:span text:style-name="T1">sort profile rules</text:span></text:p>
      <text:p text:style-name="P33"><text:s text:c="6"/><text:span text:style-name="T1">|</text:span></text:p>
      <text:p text:style-name="P33"><text:s text:c="6"/><text:span text:style-name="T1">v</text:span></text:p>
      <text:p text:style-name="P33"><text:s text:c="2"/><text:span text:style-name="T1">merge duplicate rules</text:span></text:p>
      <text:p text:style-name="P33"><text:s text:c="6"/><text:span text:style-name="T1">|</text:span></text:p>
      <text:p text:style-name="P33"><text:s text:c="6"/><text:span text:style-name="T1">v</text:span></text:p>
      <text:p text:style-name="P33"><text:s text:c="2"/><text:span text:style-name="T1">convert rules to expression tree</text:span></text:p>
      <text:p text:style-name="P33"><text:s text:c="6"/><text:span text:style-name="T1">|</text:span></text:p>
      <text:p text:style-name="P33"><text:s text:c="6"/><text:span text:style-name="T1">v</text:span></text:p>
      <text:p text:style-name="P33"><text:s text:c="2"/><text:span text:style-name="T1">expression tree simplification</text:span></text:p>
      <text:p text:style-name="P33"><text:s text:c="6"/><text:span text:style-name="T1">|</text:span></text:p>
      <text:p text:style-name="P33"><text:s text:c="6"/><text:span text:style-name="T1">v</text:span></text:p>
      <text:p text:style-name="P33"><text:s text:c="2"/><text:span text:style-name="T1">dfa creation </text:span><text:span text:style-name="T2">(libapparmor_re/hfa.cc</text:span></text:p>
      <text:p text:style-name="P33"><text:s text:c="6"/><text:span text:style-name="T1">|</text:span></text:p>
      <text:p text:style-name="P33"><text:s text:c="6"/><text:span text:style-name="T1">v</text:span></text:p>
      <text:p text:style-name="P33"><text:s text:c="2"/><text:span text:style-name="T1">dfa minimization</text:span></text:p>
      <text:p text:style-name="P33"><text:s text:c="6"/><text:span text:style-name="T1">|</text:span></text:p>
      <text:p text:style-name="P33"><text:s text:c="6"/><text:span text:style-name="T1">v</text:span></text:p>
      <text:p text:style-name="P33"><text:s text:c="2"/><text:span text:style-name="T1">dfa unreachable state removal</text:span></text:p>
      <text:p text:style-name="P33"><text:s text:c="6"/><text:span text:style-name="T1">|</text:span></text:p>
      <text:p text:style-name="P33"><text:s text:c="6"/><text:span text:style-name="T1">v</text:span></text:p>
      <text:p text:style-name="P33"><text:s text:c="2"/><text:span text:style-name="T1">creation of equivalence</text:span></text:p>
      <text:p text:style-name="P33"><text:s text:c="6"/><text:span text:style-name="T1">|</text:span></text:p>
      <text:p text:style-name="P33"><text:s text:c="6"/><text:span text:style-name="T1">v</text:span></text:p>
      <text:p text:style-name="P33"><text:s text:c="2"/><text:span text:style-name="T1">transition table compression</text:span></text:p>
      <text:p text:style-name="P47"/>
      <text:p text:style-name="P6">To illustrate the steps of the conversion pipeline the following simple profile is used through out the following discussion</text:p>
      <text:p text:style-name="P35"><text:soft-page-break/>/usr/bin/example {</text:p>
      <text:p text:style-name="P33"><text:s text:c="2"/><text:span text:style-name="T1">/etc/passwd r,</text:span></text:p>
      <text:p text:style-name="P33"><text:s text:c="2"/><text:span text:style-name="T1">/home/*/** rl,</text:span></text:p>
      <text:p text:style-name="P33"><text:s text:c="2"/><text:span text:style-name="T1">/home/*/bin/ ix,</text:span></text:p>
      <text:p text:style-name="P33"><text:s text:c="2"/><text:span text:style-name="T1">/home/likewise/*/*/** rwl,</text:span></text:p>
      <text:p text:style-name="P33"><text:s text:c="2"/><text:span text:style-name="T1">/{usr,}/bin/** px,</text:span></text:p>
      <text:p text:style-name="P33"><text:s text:c="2"/><text:span text:style-name="T1">/etc/passwd r, <text:s text:c="2"/># duplicate</text:span></text:p>
      <text:p text:style-name="P33"><text:s text:c="2"/><text:span text:style-name="T1">/home/*/** w, <text:s text:c="3"/># duplicate</text:span></text:p>
      <text:p text:style-name="P48"/>
      <text:p text:style-name="P36">}</text:p>
      <text:h text:style-name="P22" text:outline-level="2"><text:bookmark-start text:name="__RefHeading___Toc6263_4080081430"/><text:bookmark text:name="rule_sorting"/>rule sorting<text:bookmark-end text:name="__RefHeading___Toc6263_4080081430"/></text:h>
      <text:p text:style-name="P6">The first step is sorting path based rules this allows for simple merging can take place, and also aids in regular expression factoring as it put similar expressions close to each other in the tree.</text:p>
      <text:p text:style-name="P35">/usr/bin/example {</text:p>
      <text:p text:style-name="P33"><text:s text:c="2"/><text:span text:style-name="T1">/etc/passwd r,</text:span></text:p>
      <text:p text:style-name="P33"><text:s text:c="2"/><text:span text:style-name="T1">/etc/passwd r, <text:s text:c="2"/># duplicate</text:span></text:p>
      <text:p text:style-name="P33"><text:s text:c="2"/><text:span text:style-name="T1">/home/*/** rl,</text:span></text:p>
      <text:p text:style-name="P33"><text:s text:c="2"/><text:span text:style-name="T1">/home/*/** w, <text:s text:c="3"/># duplicate</text:span></text:p>
      <text:p text:style-name="P33"><text:s text:c="2"/><text:span text:style-name="T1">/home/*/bin/ ix,</text:span></text:p>
      <text:p text:style-name="P33"><text:s text:c="2"/><text:span text:style-name="T1">/home/likewise/*/*/** rwl,</text:span></text:p>
      <text:p text:style-name="P33"><text:s text:c="2"/><text:span text:style-name="T1">/{usr,}/bin/** px,</text:span></text:p>
      <text:p text:style-name="P36">}</text:p>
      <text:h text:style-name="P22" text:outline-level="2"><text:bookmark-start text:name="__RefHeading___Toc6265_4080081430"/><text:bookmark text:name="merge_duplicates_rules"/>merge duplicates rules<text:bookmark-end text:name="__RefHeading___Toc6265_4080081430"/></text:h>
      <text:p text:style-name="P6">Rules with the exact same path description are merged, merging permission as well. There are exceptions in rule merging x permission and rules that have a pair, like link rules may actually be separated. This step reduces the number of rules going through pcre conversion and also the amount of rules that expression simplifications needs to consider. The permissions merging done in this step results in smaller expression trees (tree simplification can not do permission merging as it does evaluate at the rule level), and hence smaller dfas being constructed.</text:p>
      <text:p text:style-name="P35">/usr/bin/example {</text:p>
      <text:p text:style-name="P33"><text:s text:c="2"/><text:span text:style-name="T1">/etc/passwd r,</text:span></text:p>
      <text:p text:style-name="P33"><text:s text:c="2"/><text:span text:style-name="T1">/home/*/** rwl,</text:span></text:p>
      <text:p text:style-name="P33"><text:s text:c="2"/><text:span text:style-name="T1">/home/*/bin/ ix,</text:span></text:p>
      <text:p text:style-name="P33"><text:s text:c="2"/><text:span text:style-name="T1">/home/likewise/*/*/** rwl,</text:span></text:p>
      <text:p text:style-name="P33"><text:s text:c="2"/><text:span text:style-name="T1">/{usr,}/bin/** px,</text:span></text:p>
      <text:p text:style-name="P36">}</text:p>
      <text:h text:style-name="P22" text:outline-level="2"><text:bookmark-start text:name="__RefHeading___Toc6267_4080081430"/><text:bookmark text:name="rule_to_expression_tree_conversion"/>rule to expression tree conversion<text:bookmark-end text:name="__RefHeading___Toc6267_4080081430"/></text:h>
      <text:p text:style-name="P6">AppArmor globbing rules are converted into a single pcre expression tree, that represents the rules for entire profile. This is done by first converting an individual rule into and expression tree and then using an alternation to merge it into the main expression tree (this is equivalent to combining two rules with an alternation).</text:p>
      <text:p text:style-name="P6">Early versions of AppArmor this step is split into two parts, a text conversion to pcre syntax, and then a pcre parse tree is generated from that.</text:p>
      <text:p text:style-name="P32"><text:s/><text:span text:style-name="T1">eg. <text:s/>rule1 r, rule2 w, <text:s text:c="3"/>can be combined as (rule1 r|rule2 w)</text:span></text:p>
      <text:p text:style-name="P6">The handling of rule permissions in tree conversion ???</text:p>
      <text:p text:style-name="P6"><text:soft-page-break/>Note: each parse tree includes a fake node containing the permission of the rule.</text:p>
      <text:p text:style-name="P6">This step can be examined in AppArmor 2.4 and later by doing</text:p>
      <text:p text:style-name="P32"><text:s/><text:span text:style-name="T1">apparmor_parser -QT -D expr-tree &lt;profile&gt;</text:span></text:p>
      <text:p text:style-name="P6">eg, for a single rule from a profile do</text:p>
      <text:p text:style-name="P5">echo "profile example { /home/*/** rl,} " | ./apparmor_parser -QT -D expr-tree</text:p>
      <text:p text:style-name="P5">DFA: Expression Tree</text:p>
      <text:p text:style-name="P5">(/home/[^\0000/]([^\0000/])*/[^\0000/]([^\0000])*(((&lt;4&gt;|&lt;16&gt;)|&lt;65536&gt;)|&lt;262144&gt;)|/home/[^\0000/]([^\0000/])*/[^\0000/]([^\0000])*\0000/[^/](.)*((&lt;16&gt;|&lt;32&gt;)|&lt;262144&gt;))</text:p>
      <text:p text:style-name="P6"><text:line-break/>eg. for the profile</text:p>
      <text:p text:style-name="P5">./apparmor_parser -QT -D expr-tree &lt;profile_name&gt;</text:p>
      <text:p text:style-name="P5">DFA: Expression Tree</text:p>
      <text:p text:style-name="P5">((((((/etc/passwd(&lt;4&gt;|&lt;65536&gt;)|/home/[^\0000/]([^\0000/])*/[^\0000/]([^\0000])*(((((((&lt;2&gt;|&lt;4&gt;)|&lt;8&gt;)|&lt;16&gt;)|&lt;32768&gt;)|&lt;65536&gt;)|&lt;131072&gt;)|&lt;262144&gt;))|/home/[^\0000/]([^\0000/])*/[^\0000/]([^\0000])*\0000/[^/](.)*((&lt;16&gt;|&lt;32&gt;)|&lt;262144&gt;))|/home/[^\0000/]([^\0000/])*/bin/(((&lt;513&gt;|&lt;64&gt;)|&lt;8404992&gt;)|&lt;1048576&gt;))|/home/likewise/[^\0000/]([^\0000/])*/[^\0000/]([^\0000/])*/[^\0000/]([^\0000])*(((((((&lt;2&gt;|&lt;4&gt;)|&lt;8&gt;)|&lt;16&gt;)|&lt;32768&gt;)|&lt;65536&gt;)|&lt;131072&gt;)|&lt;262144&gt;))|/home/likewise/[^\0000/]([^\0000/])*/[^\0000/]([^\0000/])*/[^\0000/]([^\0000])*\0000/[^/](.)*((&lt;16&gt;|&lt;32&gt;)|&lt;262144&gt;))|/(usr|[])/bin/[^\0000/]([^\0000])*(&lt;2305&gt;|&lt;37765120&gt;))</text:p>
      <text:h text:style-name="P25" text:outline-level="3"><text:bookmark-start text:name="__RefHeading___Toc6269_4080081430"/><text:bookmark text:name="understanding_the_tree_output"/>understanding the tree output<text:bookmark-end text:name="__RefHeading___Toc6269_4080081430"/></text:h>
      <text:p text:style-name="P6">The tree is output as as a regular expression where ( ) - groups and expression precedence<text:line-break/>| - alternation that separates two alternatives eg. A|B</text:p>
      <text:list xml:id="list221338370" text:style-name="L15">
        <text:list-item>
          <text:p text:style-name="P157">- means repeat the previous expression 0 or more times</text:p>
        </text:list-item>
      </text:list>
      <text:p text:style-name="P6">+ - means repeat the previous expression 1 or more times<text:line-break/>. - match any character<text:line-break/>[] - character class which can contain multiple alternative characters<text:line-break/>[^] - an inverted character class<text:line-break/>\xxxx - a non-printable character</text:p>
      <text:h text:style-name="P22" text:outline-level="2"><text:bookmark-start text:name="__RefHeading___Toc6271_4080081430"/><text:bookmark text:name="expression_tree_simplification_.28AppArmor_2.3_and_later.29"/>expression tree simplification (AppArmor 2.3 and later)<text:bookmark-end text:name="__RefHeading___Toc6271_4080081430"/></text:h>
      <text:p text:style-name="P6">This stage does expression tree factoring which can remove common subexpressions that cancel out. To do this the tree is first normalized into a left or right normal form, and then a factoring pass is made finding common nodes. The normalization is then flipped and the process is repeated as necessary until the tree stabilizes and no more simplification is possible.</text:p>
      <text:p text:style-name="P32"><text:s/><text:span text:style-name="T1">eg. (ab|ac) would be factored into a(b|c)</text:span></text:p>
      <text:p text:style-name="P6">This step was introduced because the dfa conversion step can cause exponential state explosion. The factoring is biased towards minimizing the cases that will cause state explosion (right normalization <text:soft-page-break/>first). This stage is critical for large or complicated policies as it can make them possible to compute in reasonable amounts of time and memory.</text:p>
      <text:h text:style-name="P25" text:outline-level="3"><text:bookmark-start text:name="__RefHeading___Toc6273_4080081430"/><text:bookmark text:name="Normalization"/>Normalization<text:bookmark-end text:name="__RefHeading___Toc6273_4080081430"/></text:h>
      <text:p text:style-name="P6">Normalization rewrites the expression tree so that alternations and concatenations always have the same consistent form, which simplifies the the Factoring stage.</text:p>
      <text:p text:style-name="P31"><text:s/><text:span text:style-name="T1">left normalization rules (right normalization is opposite)</text:span></text:p>
      <text:p text:style-name="P33"><text:s/><text:span text:style-name="T1">(E | a) -&gt; a | E</text:span></text:p>
      <text:p text:style-name="P33"><text:s/><text:span text:style-name="T1">(a | b) | c <text:s/>-&gt; <text:s/>a | (b | c)</text:span></text:p>
      <text:p text:style-name="P34"><text:s/><text:span text:style-name="T1">[b] | a -&gt; a | [b]</text:span></text:p>
      <text:p text:style-name="P31"><text:s/><text:span text:style-name="T1">Ea -&gt; aE</text:span></text:p>
      <text:p text:style-name="P34"><text:s/><text:span text:style-name="T1">(ab)c -&gt; a(bc)</text:span></text:p>
      <text:p text:style-name="P59"/>
      <text:p text:style-name="P32"><text:s/><text:span text:style-name="T1">todo add actual tree diagrams</text:span></text:p>
      <text:h text:style-name="P25" text:outline-level="3"><text:bookmark-start text:name="__RefHeading___Toc6275_4080081430"/><text:bookmark text:name="Factoring_Patterns"/>Factoring Patterns<text:bookmark-end text:name="__RefHeading___Toc6275_4080081430"/></text:h>
      <text:p text:style-name="P31"><text:s/><text:span text:style-name="T1">aE -&gt; a</text:span></text:p>
      <text:p text:style-name="P37">(a | a) -&gt; a</text:p>
      <text:p text:style-name="P37">a | (a | b) -&gt; (a | b)</text:p>
      <text:p text:style-name="P37">a | (ab) -&gt; a (E | b) -&gt; a (b | E)</text:p>
      <text:p text:style-name="P36">(ab) | (ac) -&gt; a(b|c)</text:p>
      <text:p text:style-name="P6"><text:line-break/>To see the tree after the apparmor_parser has done simplification do</text:p>
      <text:p text:style-name="P5">./apparmor_parser -D expr-simple -QT &lt;profile_name&gt;</text:p>
      <text:p text:style-name="P5">DFA: Simplified Expression Tree</text:p>
      <text:p text:style-name="P5">/((usr|[])/bin/[^\0000/]([^\0000])*(&lt;2305&gt;|&lt;37765120&gt;)|(etc/passwd(&lt;4&gt;|&lt;65536&gt;)|home(/[^\0000/]([^\0000/])*/bin/(&lt;513&gt;|(&lt;8404992&gt;|(&lt;1048576&gt;|&lt;64&gt;)))|(/likewise/[^\0000/]([^\0000/])*|[])/[^\0000/]([^\0000/])*/[^\0000/]([^\0000])*(&lt;4&gt;|(&lt;16&gt;|(&lt;32768&gt;|(&lt;65536&gt;|(&lt;131072&gt;|(&lt;262144&gt;|(&lt;2&gt;|(&lt;8&gt;|\0000/[^/](.)*(&lt;16&gt;|(&lt;32&gt;|&lt;262144&gt;)))))))))))))</text:p>
      <text:h text:style-name="P22" text:outline-level="2"><text:bookmark-start text:name="__RefHeading___Toc6277_4080081430"/><text:bookmark text:name="dfa_creation"/>dfa creation<text:bookmark-end text:name="__RefHeading___Toc6277_4080081430"/></text:h>
      <text:p text:style-name="P60"><text:span text:style-name="T5">AppArmor does direct single regex to dfa creation as described in </text:span><text:a xlink:type="simple" xlink:href="http://www.amazon.co.uk/Compilers-Principles-Techniques-Alfred-Aho/dp/0201100886%7C" text:style-name="Internet_20_link" text:visited-style-name="Visited_20_Internet_20_Link"><text:span text:style-name="T19">Compilers - Principles, Techniques and Tools</text:span></text:a><text:span text:style-name="T5"> (aka the Dragon Book). This combines the traditional two step conversion of regex to NFA and then subset construction, and should general be faster and consume less memory.</text:span></text:p>
      <text:p text:style-name="P6">At this stage of the dfa lots of information is available to do analysis on.</text:p>
      <text:p text:style-name="P6">To see the dfa statistics and compare how previous optimization have do</text:p>
      <text:p text:style-name="P31"><text:s/><text:span text:style-name="T1"># tree stats without simplification</text:span></text:p>
      <text:p text:style-name="P33"><text:s/><text:span text:style-name="T1">apparmor_parser -O no-minimize -O no-remove-unreachable -O no-expr-simplify -D dfa-stats -QT example.txt</text:span></text:p>
      <text:p text:style-name="P34"><text:s/><text:span text:style-name="T1">Created dfa: states 58 matching 69 <text:s text:c="4"/>nonmatching 56</text:span></text:p>
      <text:p text:style-name="P59"/>
      <text:p text:style-name="P31"><text:soft-page-break/><text:s/><text:span text:style-name="T1"># tree with simplifications applied</text:span></text:p>
      <text:p text:style-name="P33"><text:s/><text:span text:style-name="T1">apparmor_parser -O no-minimize -O no-remove-unreachable -D dfa-stats -QT example.txt</text:span></text:p>
      <text:p text:style-name="P34"><text:s/><text:span text:style-name="T1">Created dfa: states 54 matching 67 <text:s text:c="4"/>nonmatching 52</text:span></text:p>
      <text:p text:style-name="P6"><text:line-break/>The important output from dumping dfa-stats is the number of states created. The matching entry indicates the number of expression node comparisons that were folded into existing states while nomatching is the number of expression nodes that resulted in the creation of new states.</text:p>
      <text:p text:style-name="P6">At this stage you can also obtain a visual graph of the generated dfa. This is done by dumping the dfa in graphviz format and using graphviz to generate a diagram. Warning it is easy to create graphs that are to big to be viewed.</text:p>
      <text:p text:style-name="P6">To generate a graph do</text:p>
      <text:p text:style-name="P31"><text:s/><text:span text:style-name="T1">apparmor_parser -O no-minimize -O no-remove-unreachable -D dfa-graph -QT &lt;profile_name&gt; 2&gt;profile.gv</text:span></text:p>
      <text:p text:style-name="P34"><text:s/><text:span text:style-name="T1">dot -Tpng -o profile.png profile.gv</text:span></text:p>
      <text:p text:style-name="P59"/>
      <text:p text:style-name="P56">Comparison of unsimplified and simplified dfa</text:p>
      <table:table table:name="Table2" table:style-name="Table2">
        <table:table-column table:style-name="Table2.A"/>
        <table:table-column table:style-name="Table2.B"/>
        <table:table-row>
          <table:table-cell table:style-name="Table2.A1" office:value-type="string">
            <text:p text:style-name="P46">no tree simplification</text:p>
          </table:table-cell>
          <table:table-cell table:style-name="Table2.A1" office:value-type="string">
            <text:p text:style-name="P46">tree simplification</text:p>
          </table:table-cell>
        </table:table-row>
        <text:soft-page-break/>
        <table:table-row>
          <table:table-cell table:style-name="Table2.A1" office:value-type="string">
            <text:p text:style-name="P53"><draw:a xlink:type="simple" xlink:href="http://wiki.apparmor.net/index.php/File:Example-dfa-no-simplification.png"><draw:frame draw:style-name="fr7" draw:name="graphics6" text:anchor-type="as-char" svg:width="4.1874in" svg:height="3.4374in" draw:z-index="2"><draw:image xlink:href="http://wiki.apparmor.net/images/thumb/5/53/Example-dfa-no-simplification.png/400px-Example-dfa-no-simplification.png" xlink:type="simple" xlink:show="embed" xlink:actuate="onLoad"/></draw:frame></draw:a></text:p>
          </table:table-cell>
          <table:table-cell table:style-name="Table2.A1" office:value-type="string">
            <text:p text:style-name="P53"><draw:a xlink:type="simple" xlink:href="http://wiki.apparmor.net/index.php/File:Example-dfa-simplified.png"><draw:frame draw:style-name="fr7" draw:name="graphics7" text:anchor-type="as-char" svg:width="4.1874in" svg:height="5.802in" draw:z-index="3"><draw:image xlink:href="http://wiki.apparmor.net/images/thumb/c/ce/Example-dfa-simplified.png/400px-Example-dfa-simplified.png" xlink:type="simple" xlink:show="embed" xlink:actuate="onLoad"/></draw:frame></draw:a></text:p>
          </table:table-cell>
        </table:table-row>
      </table:table>
      <text:h text:style-name="P22" text:outline-level="2"><text:bookmark-start text:name="__RefHeading___Toc6279_4080081430"/><text:bookmark text:name="dfa_minimization_.28AppArmor_2.5_and_later.29"/>dfa minimization (AppArmor 2.5 and later)<text:bookmark-end text:name="__RefHeading___Toc6279_4080081430"/></text:h>
      <text:p text:style-name="P6">AppArmor uses Hopcroft's dfa minimization algorithm to reduce the number of states in the dfa to the smallest dfa possible. This step was added to help reduce kernel memory consumption by the dfa and compilation times.</text:p>
      <text:p text:style-name="P6">insert dfa state example pic</text:p>
      <text:p text:style-name="P6">??? <text:span text:style-name="T110">accept state partitioning</text:span></text:p>
      <text:p text:style-name="P6">- <text:span text:style-name="T110">if combining allowed can be in same partion</text:span></text:p>
      <text:p text:style-name="P6">- <text:span text:style-name="T110">if combining not allowed must be in separate partitions</text:span></text:p>
      <text:p text:style-name="P6">???</text:p>
      <text:p text:style-name="P180">Finite automata can have multiple accept states that are unique and should not be combined during minimization. AppArmor uses this property to track unique permission sets. However the to do this the accept states must also be combinable as a set during the DFA build. AppArmor handles the accept states differently in the build and minimization phase.</text:p>
      <text:h text:style-name="P25" text:outline-level="3"><text:bookmark-start text:name="__RefHeading___Toc6281_4080081430"/><text:bookmark text:name="hashing_partition_setup"/><text:soft-page-break/>hashing partition setup<text:bookmark-end text:name="__RefHeading___Toc6281_4080081430"/></text:h>
      <text:p text:style-name="P6">Traditionally minimization starts with 2 partitions (1 accepting, 1 non-accepting) and the partitions are iteratively split until all states in a partition are indistinguishable. A single representative state is then chosen from each partition, removing the other states and a minimized dfa is created. Instead of splitting the dfa states into 2 partitions, and repartitioning, a linear pass is made through the states setting up an initial set of partitions using hashing to separate states that can never be equivalent.</text:p>
      <text:h text:style-name="P26" text:outline-level="4"><text:bookmark-start text:name="__RefHeading___Toc6283_4080081430"/><text:bookmark text:name="transition_based_hashing"/>transition based hashing<text:bookmark-end text:name="__RefHeading___Toc6283_4080081430"/></text:h>
      <text:p text:style-name="P6">By default transition based hashing is used.</text:p>
      <text:p text:style-name="P6">The hashing algorithm takes advantage of the fact that states are stored in a compressed form with a default transition and then a set of N non-default transitions.</text:p>
      <text:p text:style-name="P32"><text:s/><text:span text:style-name="T1">The rules for the hash are</text:span></text:p>
      <text:list xml:id="list621681025" text:style-name="L16">
        <text:list-item>
          <text:p text:style-name="P158">states can not be used as part of the hash as different states may be reduced to the same Partition. Only transitions and known unique partitions can be considered</text:p>
        </text:list-item>
        <text:list-item>
          <text:p text:style-name="P159">states will only be equivalent if they have the same set of non-default transitions.</text:p>
          <text:list>
            <text:list-item>
              <text:p text:style-name="P158">number of none default transitions are the same</text:p>
            </text:list-item>
            <text:list-item>
              <text:p text:style-name="P159">the set of characters used for non-default transitions are the same</text:p>
            </text:list-item>
          </text:list>
        </text:list-item>
      </text:list>
      <text:h text:style-name="P26" text:outline-level="4"><text:bookmark-start text:name="__RefHeading___Toc6285_4080081430"/><text:bookmark text:name="permission_based_hashing"/>permission based hashing<text:bookmark-end text:name="__RefHeading___Toc6285_4080081430"/></text:h>
      <text:p text:style-name="P6">The permissions of the accept state can be used as part of the initial partition setup (it is defaulted on in AppArmor 2.4 - 2.6). This can lead to even more initial partitions (speeding up minimization) but it can result in a non-minimum dfa as some states that would have been merged end up in separate partitions, which will increase the final size and can slow down total creation time as state minimization has more states to compress.</text:p>
      <text:h text:style-name="P25" text:outline-level="3"><text:bookmark-start text:name="__RefHeading___Toc6287_4080081430"/><text:bookmark text:name="partition_merging"/>partition merging<text:bookmark-end text:name="__RefHeading___Toc6287_4080081430"/></text:h>
      <text:p text:style-name="P6">The current algorithm for state comparison within a partition is not the most efficient form, but since the partition setup does a very good job, it is adequate for the number of states currently present in partitions.</text:p>
      <text:h text:style-name="P22" text:outline-level="2"><text:bookmark-start text:name="__RefHeading___Toc6289_4080081430"/><text:bookmark text:name="dfa_unreachable_state_removal_.28AppArmor_2.5_and_later.29"/>dfa unreachable state removal (AppArmor 2.5 and later)<text:bookmark-end text:name="__RefHeading___Toc6289_4080081430"/></text:h>
      <text:p text:style-name="P6">The creation and or minimization of a dfa can result in unreachable states. This phase walks the dfa from the start state finding all reachable states and deletes any that can not be reached.</text:p>
      <text:p text:style-name="P6">insert dfa state example pic</text:p>
      <text:h text:style-name="P22" text:outline-level="2"><text:bookmark-start text:name="__RefHeading___Toc6291_4080081430"/><text:bookmark text:name="Default_state_differential_encoding_.28compression.29"/>Default state differential encoding (compression)<text:bookmark-end text:name="__RefHeading___Toc6291_4080081430"/></text:h>
      <text:p text:style-name="P6">To reduce the number of transitions a state has to encode states can be made to encode their transitions as a differential to a "default" state. If a transition is not represented in the current state the default state is entered and the process is repeated until the transition is found or the state is not marked to be encoded relative to it default.</text:p>
      <text:p text:style-name="P6">This type of state encoding can be quite effective in reducing the number of states but it can increase both encoding and matching time (as multiple states must be traversed for a single match). However if the states to encode against are chosen carefully, then both the encoding time and <text:soft-page-break/>matching time can be bounded, and differential encoding can even result in a faster HFA as it can reduce the memory bandwidth required by the HFA.</text:p>
      <text:p text:style-name="P6">The requirements AppArmor uses to choose the states to encode against are</text:p>
      <text:list xml:id="list558754001" text:style-name="L17">
        <text:list-item>
          <text:p text:style-name="P160">The state must have been previously matched while walking the dfa (it will be hot in the cache then)</text:p>
        </text:list-item>
        <text:list-item>
          <text:p text:style-name="P161">or the state must be at the same level in a DAG decomposition of the dfa, sharing a common ancestor (more on this below)</text:p>
        </text:list-item>
      </text:list>
      <text:p text:style-name="P6">The first requirement was primarily for performance concerns but in practice works out well for compression too, as states that are close to each other often have similar transitions. The second allows expanding the reach of the compression to a few more likely options while keeping a potentially common hot path, and without breaking other properties of only referencing previously matched states.</text:p>
      <text:p text:style-name="P6">In practice requirement 1 can not be met as each match string takes a different path through the dfa. It can however be approximated by converting the dfa into a directed acyclic graph (DAG) with the start states as the root. The DAG provides a good approximation for requirement 1 and at the same time limits how many states have to be considered for compression (only backwards in the DAG). It also provides guarentees on how many states will be walked at run time (at most 2n).</text:p>
      <text:p text:style-name="P6">Converting the HFA into DAG for compression does have a limitation in that it removes many of a states immediate neighbours from consideration. In a DAG a states neighbours can be broken into five classes, immediate predecessor, predecessor on another branch, sibling on another branch, immediate successor, successor on another branch. The immediate predecessor and immediate successor cases are covered by the predecessor differential compression scheme described above (successor as the current state is the successor state predecessor, and thus will be considered when the successor is differentially encoded). However the successor and predecessor on another branch and sibling cases are not covered, and they maybe the more optimal path for encoding, and may be the hot path the match came through.</text:p>
      <text:p text:style-name="P6">To help account for this AppArmor also compares to the immediate successors of the state being consider if there are transitions between the states. Sibling states are also considered if there are transitions between the state and the sibling is differentially encoded against a predecessor (not another sibling), or not differentially encoded. This broadens the set of states considered but limits it to states that were potentially matched against and thus in the cache. It also has the property of looking backwards in the DAG thus keeping the maximum number of states that are required to be transitioned to in a match to a linear constant. If only branch predecessor where used then the limit could be kept at 2n but because immediate siblings can be used iff they transition to a predecessor the limit is bounded to a slightly higher value of 5/2n.</text:p>
      <text:p text:style-name="P6">When considering which state to differentially encode against AppArmor computes a weighted value and chooses the best one. The value is computed as follows.</text:p>
      <text:list xml:id="list891960581" text:style-name="L18">
        <text:list-item>
          <text:p text:style-name="P162">For each defined transition in the state</text:p>
          <text:list>
            <text:list-item>
              <text:p text:style-name="P162">+0 to candidate state weight - if the transition is undefined in the candidate state (the transition must be represented in the current state)</text:p>
            </text:list-item>
            <text:list-item>
              <text:p text:style-name="P163">+1 to candidate state weight - if the candidate state has the same transition to the same state (the transition can be eliminated from the current state)</text:p>
            </text:list-item>
            <text:list-item>
              <text:p text:style-name="P163"><text:soft-page-break/>-1 to candidate state weight - if the transition is defined in the candidate state and it is not the same transition (current state must add a transition entry to override candidate transition)</text:p>
            </text:list-item>
          </text:list>
        </text:list-item>
        <text:list-item>
          <text:p text:style-name="P163">For each undefined transition in the state</text:p>
          <text:list>
            <text:list-item>
              <text:p text:style-name="P162">+0 to candidate state weight - if the transition is undefined in the candidate state</text:p>
            </text:list-item>
            <text:list-item>
              <text:p text:style-name="P163">-1 to candidate state weight - if the transition is defined in candidate state (current state must add an entry to override the candidate transition)</text:p>
            </text:list-item>
          </text:list>
        </text:list-item>
      </text:list>
      <text:p text:style-name="P6">The current state will be differentially encoded against the candidate state with the largest weight &gt; 0. If there is no weighting &gt; 0 then no differential encoding for the state will be done as their is no benefit to doing so.</text:p>
      <text:p text:style-name="P6">Note: differential encoding can in one special case reduce a state to 0 stored transitions. This can happen when two states have the exact same transitions but belong in different partitions when minimized. This would happen for example when one state was an accept state and the other a none accepting state. Other wise if states have the same transitions they are redundant and removed during state minimization.</text:p>
      <text:h text:style-name="P22" text:outline-level="2"><text:bookmark-start text:name="__RefHeading___Toc6293_4080081430"/><text:bookmark text:name="creation_of_equivalence_classes"/>creation of equivalence classes<text:bookmark-end text:name="__RefHeading___Toc6293_4080081430"/></text:h>
      <text:p text:style-name="P6">AppArmor can use (they are optional) equivalence classes to further compress a states transitions. AppArmor uses a single HFA table to encode equivalence classes at the byte level (ie 256 entries). The equivalence class can be used in two ways to improve compression.</text:p>
      <text:list xml:id="list452430100" text:style-name="L19">
        <text:list-item>
          <text:p text:style-name="P164">map multiple characters to a single transition</text:p>
        </text:list-item>
        <text:list-item>
          <text:p text:style-name="P165">remap characters to reduce the distance between characters allowing the better comb compression</text:p>
        </text:list-item>
      </text:list>
      <text:p text:style-name="P6">The mapping of multiple characters to a single character transition is the traditional use of equivalence classes. Each equivalence class in the HFA consists of the set of characters that have the exact same transitions for every state in the HFA. That is 'a' and 'A' are in the same equivalence class if and only if for every state that 'a' has a defined transition, 'A' also has a defined transition and 'a' and 'A' transition to the same state. This allows 'a' and 'A' to represented by a single transition, and for an equivalence class table to be used to remap 'a' and 'A' to the equivalence class.</text:p>
      <text:p text:style-name="P6">Even if there are no equivalence classes to be found within the HFA the equivalence class table can be used to remap characters, so that they can be better compressed by the following comb compression step. In this case the distance between common transitions is reduced (ideally to zero). For example assume that 'a' and 'A' appear as transition with in states frequently but are not equivalence classes, and that no characters between 'a' and 'A' are used in transitions. When the transitions for 'a' and 'A' are encoded in the transition table there is a gap between the two transitions as the transition table is index by character. Comb compression is a technique to try and fill the gap between those characters so that the transition table is fully packed, but this is a hard problem (np complete) and so comb compression often does a less than optimal job. The equivalence class can be used to map these two characters to be adjacent so that there is no gap to fill in the transition table. This can result in higher and faster compression as the comb compressor then has less combinations to consider.</text:p>
      <text:p text:style-name="P6">Implementation wise the equivalence class is a 256 byte table that is index by the input character to find the equivalence class that is then used as the index for the state transition. The equivalence class transformation is one way as multiple characters can map to a single equivalence class (which is just a character). While equivalence classes require and extra lookup they can actually increase <text:soft-page-break/>performances as they reduce the memory bandwidth required to traverse the HFA and the equivalence class table is small and cache hot.</text:p>
      <text:p text:style-name="P6">The equivalence class computation is performed after state differential transition encoding as that reduces the number of transitions that must be considered. This in turn can improve the chance of finding equivalence classes, and even if it doesn't can result character transitions being mapped tighter together for comb compression.</text:p>
      <text:h text:style-name="P22" text:outline-level="2"><text:bookmark-start text:name="__RefHeading___Toc6295_4080081430"/><text:bookmark text:name="dfa_table_compression"/>dfa table compression<text:bookmark-end text:name="__RefHeading___Toc6295_4080081430"/></text:h>
      <text:p text:style-name="P6">Currently there are is a single compression scheme with some options that can affect compression times, match times and size. The compression format is based on the split tables and comb (interleaved column) compression from the Dragon book. The current compression schemes are designed to be used at dfa runtime such that the the data is kept in an immediately accessible form using naturally accessible word entries with no bit compression. A consequence is that the tables could be further compressed using a gzip style compression for on disk storage.</text:p>
      <text:p text:style-name="P6">The simplest form of the compression is straight comb compression with non-differential entries. Other compression variants modify the base compression by making entries differential to other states as discussed above.</text:p>
      <text:h text:style-name="P25" text:outline-level="3"><text:bookmark-start text:name="__RefHeading___Toc6297_4080081430"/><text:bookmark text:name="Compression_Efficiency"/>Compression Efficiency<text:bookmark-end text:name="__RefHeading___Toc6297_4080081430"/></text:h>
      <text:p text:style-name="P6">The base compression format of split tables + comb compression works well as long as the average number of transitions per state is low. The use of differential encoding does not change the base compression format but serves to further reduce the average number of transitions that need to represented.</text:p>
      <text:p text:style-name="P6">The effectiveness is determined by comparing the compressed format to an uncompressed dfa representation which is a table indexing the rows by state, the columns by input character, and the cells containing the next state and accept information. Ignoring any extended HFA information, this would be</text:p>
      <text:p text:style-name="P31"><text:s/><text:span text:style-name="T1">size = (sizeof(next state)) * (# of input characters) * (# of states) + sizeof(accept index) * (# of states)</text:span></text:p>
      <text:p text:style-name="P33"><text:s text:c="6"/><text:span text:style-name="T1">= (2) * 256 * s + 2 * x</text:span></text:p>
      <text:p text:style-name="P33"><text:s text:c="6"/><text:span text:style-name="T1">= 512s + 2s</text:span></text:p>
      <text:p text:style-name="P34"><text:s text:c="6"/><text:span text:style-name="T1">= 514s</text:span></text:p>
      <text:p text:style-name="P6">Therefore AppArmor's uncompressed encoding (2 bytes for next state, 2 bytes for accept index) takes up 514bytes of memory for each state. The compressed table size is represented by:</text:p>
      <text:p text:style-name="P31"><text:s/><text:span text:style-name="T1">size = ((sizeof(base index) + sizeof(default) + sizeof(accept index)) + ((sizeof(next)+sizeof(check)) * (Average transitions per state) * (Packing factor))) * (# of states)</text:span></text:p>
      <text:p text:style-name="P33"><text:s text:c="6"/><text:span text:style-name="T1">= ((4 + 2 + 2) + ((2 + 2) * Ave * Pf)) * s</text:span></text:p>
      <text:p text:style-name="P34"><text:s text:c="6"/><text:span text:style-name="T1">= 8s + 4(Ave*Pf)s</text:span></text:p>
      <text:p text:style-name="P6">The packing factor (Pf) expresses the effeciency of the packing done by comb compression. A perfect packing of 1000 transitions would be a table with 1000 entries. When the packing isn't perfect the comb compression leaves unused entries (gaps) in the table so a Pf of 1.1x for a 1000 transitions would result in a table with a size of 1100 entries.</text:p>
      <text:p text:style-name="P6">The theoretical maximum compression of the split table + comb compression scheme is 64.25x (514s/8s) and only occurs when there is only a default transition for every state in the DFA. Since this <text:soft-page-break/>makes the average number of transition per state 0, the second term of the table size equation can be eliminated.</text:p>
      <text:p text:style-name="P6">In practice, 64.25x compression is not achievable but good compression is still achieved. For a given profile, the average number of transitions per state ranges from 3 up to approximately 16 (see apparmor_parser -D stats) and the packing factor ranging from 1.1 to 1.4.</text:p>
      <text:p text:style-name="P6">Compression efficiency for different transition averages and packing factors:</text:p>
      <table:table table:name="Table3" table:style-name="Table3">
        <table:table-column table:style-name="Table3.A"/>
        <table:table-column table:style-name="Table3.B" table:number-columns-repeated="5"/>
        <table:table-column table:style-name="Table3.G"/>
        <table:table-row>
          <table:table-cell table:style-name="Table3.A1" office:value-type="string">
            <text:p text:style-name="P46">Ave</text:p>
          </table:table-cell>
          <table:table-cell table:style-name="Table3.A1" office:value-type="string">
            <text:p text:style-name="P46">1.0x</text:p>
          </table:table-cell>
          <table:table-cell table:style-name="Table3.A1" office:value-type="string">
            <text:p text:style-name="P46">1.1x</text:p>
          </table:table-cell>
          <table:table-cell table:style-name="Table3.A1" office:value-type="string">
            <text:p text:style-name="P46">1.2x</text:p>
          </table:table-cell>
          <table:table-cell table:style-name="Table3.A1" office:value-type="string">
            <text:p text:style-name="P46">1.3x</text:p>
          </table:table-cell>
          <table:table-cell table:style-name="Table3.A1" office:value-type="string">
            <text:p text:style-name="P46">1.4x</text:p>
          </table:table-cell>
          <table:table-cell table:style-name="Table3.G1" office:value-type="string">
            <text:p text:style-name="P46">1.5x</text:p>
          </table:table-cell>
        </table:table-row>
        <table:table-row>
          <table:table-cell table:style-name="Table3.A2" office:value-type="string">
            <text:p text:style-name="P45">1</text:p>
          </table:table-cell>
          <table:table-cell table:style-name="Table3.A2" office:value-type="string">
            <text:p text:style-name="P45">42.83</text:p>
          </table:table-cell>
          <table:table-cell table:style-name="Table3.A2" office:value-type="string">
            <text:p text:style-name="P45">41.45</text:p>
          </table:table-cell>
          <table:table-cell table:style-name="Table3.A2" office:value-type="string">
            <text:p text:style-name="P45">40.16</text:p>
          </table:table-cell>
          <table:table-cell table:style-name="Table3.A2" office:value-type="string">
            <text:p text:style-name="P45">38.94</text:p>
          </table:table-cell>
          <table:table-cell table:style-name="Table3.A2" office:value-type="string">
            <text:p text:style-name="P45">37.79</text:p>
          </table:table-cell>
          <table:table-cell table:style-name="Table3.G2" office:value-type="string">
            <text:p text:style-name="P45">36.71</text:p>
          </table:table-cell>
        </table:table-row>
        <table:table-row>
          <table:table-cell table:style-name="Table3.A2" office:value-type="string">
            <text:p text:style-name="P45">2</text:p>
          </table:table-cell>
          <table:table-cell table:style-name="Table3.A2" office:value-type="string">
            <text:p text:style-name="P45">32.13</text:p>
          </table:table-cell>
          <table:table-cell table:style-name="Table3.A2" office:value-type="string">
            <text:p text:style-name="P45">30.60</text:p>
          </table:table-cell>
          <table:table-cell table:style-name="Table3.A2" office:value-type="string">
            <text:p text:style-name="P45">29.20</text:p>
          </table:table-cell>
          <table:table-cell table:style-name="Table3.A2" office:value-type="string">
            <text:p text:style-name="P45">27.93</text:p>
          </table:table-cell>
          <table:table-cell table:style-name="Table3.A2" office:value-type="string">
            <text:p text:style-name="P45">26.77</text:p>
          </table:table-cell>
          <table:table-cell table:style-name="Table3.G2" office:value-type="string">
            <text:p text:style-name="P45">25.70</text:p>
          </table:table-cell>
        </table:table-row>
        <table:table-row>
          <table:table-cell table:style-name="Table3.A2" office:value-type="string">
            <text:p text:style-name="P45">3</text:p>
          </table:table-cell>
          <table:table-cell table:style-name="Table3.A2" office:value-type="string">
            <text:p text:style-name="P45">25.70</text:p>
          </table:table-cell>
          <table:table-cell table:style-name="Table3.A2" office:value-type="string">
            <text:p text:style-name="P45">24.25</text:p>
          </table:table-cell>
          <table:table-cell table:style-name="Table3.A2" office:value-type="string">
            <text:p text:style-name="P45">22.95</text:p>
          </table:table-cell>
          <table:table-cell table:style-name="Table3.A2" office:value-type="string">
            <text:p text:style-name="P45">21.78</text:p>
          </table:table-cell>
          <table:table-cell table:style-name="Table3.A2" office:value-type="string">
            <text:p text:style-name="P45">20.73</text:p>
          </table:table-cell>
          <table:table-cell table:style-name="Table3.G2" office:value-type="string">
            <text:p text:style-name="P45">19.77</text:p>
          </table:table-cell>
        </table:table-row>
        <table:table-row>
          <table:table-cell table:style-name="Table3.A2" office:value-type="string">
            <text:p text:style-name="P45">4</text:p>
          </table:table-cell>
          <table:table-cell table:style-name="Table3.A2" office:value-type="string">
            <text:p text:style-name="P45">21.42</text:p>
          </table:table-cell>
          <table:table-cell table:style-name="Table3.A2" office:value-type="string">
            <text:p text:style-name="P45">20.08</text:p>
          </table:table-cell>
          <table:table-cell table:style-name="Table3.A2" office:value-type="string">
            <text:p text:style-name="P45">18.90</text:p>
          </table:table-cell>
          <table:table-cell table:style-name="Table3.A2" office:value-type="string">
            <text:p text:style-name="P45">17.85</text:p>
          </table:table-cell>
          <table:table-cell table:style-name="Table3.A2" office:value-type="string">
            <text:p text:style-name="P45">16.91</text:p>
          </table:table-cell>
          <table:table-cell table:style-name="Table3.G2" office:value-type="string">
            <text:p text:style-name="P45">16.06</text:p>
          </table:table-cell>
        </table:table-row>
        <table:table-row>
          <table:table-cell table:style-name="Table3.A2" office:value-type="string">
            <text:p text:style-name="P45">6</text:p>
          </table:table-cell>
          <table:table-cell table:style-name="Table3.A2" office:value-type="string">
            <text:p text:style-name="P45">16.06</text:p>
          </table:table-cell>
          <table:table-cell table:style-name="Table3.A2" office:value-type="string">
            <text:p text:style-name="P45">14.94</text:p>
          </table:table-cell>
          <table:table-cell table:style-name="Table3.A2" office:value-type="string">
            <text:p text:style-name="P45">13.97</text:p>
          </table:table-cell>
          <table:table-cell table:style-name="Table3.A2" office:value-type="string">
            <text:p text:style-name="P45">13.11</text:p>
          </table:table-cell>
          <table:table-cell table:style-name="Table3.A2" office:value-type="string">
            <text:p text:style-name="P45">12.36</text:p>
          </table:table-cell>
          <table:table-cell table:style-name="Table3.G2" office:value-type="string">
            <text:p text:style-name="P45">11.68</text:p>
          </table:table-cell>
        </table:table-row>
        <table:table-row>
          <table:table-cell table:style-name="Table3.A2" office:value-type="string">
            <text:p text:style-name="P45">8</text:p>
          </table:table-cell>
          <table:table-cell table:style-name="Table3.A2" office:value-type="string">
            <text:p text:style-name="P45">12.85</text:p>
          </table:table-cell>
          <table:table-cell table:style-name="Table3.A2" office:value-type="string">
            <text:p text:style-name="P45">11.90</text:p>
          </table:table-cell>
          <table:table-cell table:style-name="Table3.A2" office:value-type="string">
            <text:p text:style-name="P45">11.08</text:p>
          </table:table-cell>
          <table:table-cell table:style-name="Table3.A2" office:value-type="string">
            <text:p text:style-name="P45">10.36</text:p>
          </table:table-cell>
          <table:table-cell table:style-name="Table3.A2" office:value-type="string">
            <text:p text:style-name="P45">9.73</text:p>
          </table:table-cell>
          <table:table-cell table:style-name="Table3.G2" office:value-type="string">
            <text:p text:style-name="P45">9.18</text:p>
          </table:table-cell>
        </table:table-row>
        <table:table-row>
          <table:table-cell table:style-name="Table3.A2" office:value-type="string">
            <text:p text:style-name="P45">12</text:p>
          </table:table-cell>
          <table:table-cell table:style-name="Table3.A2" office:value-type="string">
            <text:p text:style-name="P45">9.18</text:p>
          </table:table-cell>
          <table:table-cell table:style-name="Table3.A2" office:value-type="string">
            <text:p text:style-name="P45">8.45</text:p>
          </table:table-cell>
          <table:table-cell table:style-name="Table3.A2" office:value-type="string">
            <text:p text:style-name="P45">7.84</text:p>
          </table:table-cell>
          <table:table-cell table:style-name="Table3.A2" office:value-type="string">
            <text:p text:style-name="P45">7.30</text:p>
          </table:table-cell>
          <table:table-cell table:style-name="Table3.A2" office:value-type="string">
            <text:p text:style-name="P45">6.84</text:p>
          </table:table-cell>
          <table:table-cell table:style-name="Table3.G2" office:value-type="string">
            <text:p text:style-name="P45">6.43</text:p>
          </table:table-cell>
        </table:table-row>
        <table:table-row>
          <table:table-cell table:style-name="Table3.A2" office:value-type="string">
            <text:p text:style-name="P45">16</text:p>
          </table:table-cell>
          <table:table-cell table:style-name="Table3.A2" office:value-type="string">
            <text:p text:style-name="P45">7.14</text:p>
          </table:table-cell>
          <table:table-cell table:style-name="Table3.A2" office:value-type="string">
            <text:p text:style-name="P45">6.56</text:p>
          </table:table-cell>
          <table:table-cell table:style-name="Table3.A2" office:value-type="string">
            <text:p text:style-name="P45">6.06</text:p>
          </table:table-cell>
          <table:table-cell table:style-name="Table3.A2" office:value-type="string">
            <text:p text:style-name="P45">5.64</text:p>
          </table:table-cell>
          <table:table-cell table:style-name="Table3.A2" office:value-type="string">
            <text:p text:style-name="P45">5.27</text:p>
          </table:table-cell>
          <table:table-cell table:style-name="Table3.G2" office:value-type="string">
            <text:p text:style-name="P45">4.94</text:p>
          </table:table-cell>
        </table:table-row>
        <table:table-row>
          <table:table-cell table:style-name="Table3.A2" office:value-type="string">
            <text:p text:style-name="P45">32</text:p>
          </table:table-cell>
          <table:table-cell table:style-name="Table3.A2" office:value-type="string">
            <text:p text:style-name="P45">3.78</text:p>
          </table:table-cell>
          <table:table-cell table:style-name="Table3.A2" office:value-type="string">
            <text:p text:style-name="P45">3.45</text:p>
          </table:table-cell>
          <table:table-cell table:style-name="Table3.A2" office:value-type="string">
            <text:p text:style-name="P45">3.18</text:p>
          </table:table-cell>
          <table:table-cell table:style-name="Table3.A2" office:value-type="string">
            <text:p text:style-name="P45">2.95</text:p>
          </table:table-cell>
          <table:table-cell table:style-name="Table3.A2" office:value-type="string">
            <text:p text:style-name="P45">2.75</text:p>
          </table:table-cell>
          <table:table-cell table:style-name="Table3.G2" office:value-type="string">
            <text:p text:style-name="P45">2.57</text:p>
          </table:table-cell>
        </table:table-row>
        <table:table-row>
          <table:table-cell table:style-name="Table3.A2" office:value-type="string">
            <text:p text:style-name="P45">64</text:p>
          </table:table-cell>
          <table:table-cell table:style-name="Table3.A2" office:value-type="string">
            <text:p text:style-name="P45">1.95</text:p>
          </table:table-cell>
          <table:table-cell table:style-name="Table3.A2" office:value-type="string">
            <text:p text:style-name="P45">1.77</text:p>
          </table:table-cell>
          <table:table-cell table:style-name="Table3.A2" office:value-type="string">
            <text:p text:style-name="P45">1.63</text:p>
          </table:table-cell>
          <table:table-cell table:style-name="Table3.A2" office:value-type="string">
            <text:p text:style-name="P45">1.51</text:p>
          </table:table-cell>
          <table:table-cell table:style-name="Table3.A2" office:value-type="string">
            <text:p text:style-name="P45">1.40</text:p>
          </table:table-cell>
          <table:table-cell table:style-name="Table3.G2" office:value-type="string">
            <text:p text:style-name="P45">1.31</text:p>
          </table:table-cell>
        </table:table-row>
        <table:table-row>
          <table:table-cell table:style-name="Table3.A2" office:value-type="string">
            <text:p text:style-name="P45">128</text:p>
          </table:table-cell>
          <table:table-cell table:style-name="Table3.A2" office:value-type="string">
            <text:p text:style-name="P45">0.99</text:p>
          </table:table-cell>
          <table:table-cell table:style-name="Table3.A2" office:value-type="string">
            <text:p text:style-name="P45">0.90</text:p>
          </table:table-cell>
          <table:table-cell table:style-name="Table3.A2" office:value-type="string">
            <text:p text:style-name="P45">0.83</text:p>
          </table:table-cell>
          <table:table-cell table:style-name="Table3.A2" office:value-type="string">
            <text:p text:style-name="P45">0.76</text:p>
          </table:table-cell>
          <table:table-cell table:style-name="Table3.A2" office:value-type="string">
            <text:p text:style-name="P45">0.71</text:p>
          </table:table-cell>
          <table:table-cell table:style-name="Table3.G2" office:value-type="string">
            <text:p text:style-name="P45">0.66</text:p>
          </table:table-cell>
        </table:table-row>
        <table:table-row>
          <table:table-cell table:style-name="Table3.A2" office:value-type="string">
            <text:p text:style-name="P45">240</text:p>
          </table:table-cell>
          <table:table-cell table:style-name="Table3.A2" office:value-type="string">
            <text:p text:style-name="P45">0.53</text:p>
          </table:table-cell>
          <table:table-cell table:style-name="Table3.A2" office:value-type="string">
            <text:p text:style-name="P45">0.48</text:p>
          </table:table-cell>
          <table:table-cell table:style-name="Table3.A2" office:value-type="string">
            <text:p text:style-name="P45">0.44</text:p>
          </table:table-cell>
          <table:table-cell table:style-name="Table3.A2" office:value-type="string">
            <text:p text:style-name="P45">0.41</text:p>
          </table:table-cell>
          <table:table-cell table:style-name="Table3.A2" office:value-type="string">
            <text:p text:style-name="P45">0.38</text:p>
          </table:table-cell>
          <table:table-cell table:style-name="Table3.G2" office:value-type="string">
            <text:p text:style-name="P45">0.35</text:p>
          </table:table-cell>
        </table:table-row>
        <table:table-row>
          <table:table-cell table:style-name="Table3.A2" office:value-type="string">
            <text:p text:style-name="P45">250</text:p>
          </table:table-cell>
          <table:table-cell table:style-name="Table3.A2" office:value-type="string">
            <text:p text:style-name="P45">0.51</text:p>
          </table:table-cell>
          <table:table-cell table:style-name="Table3.A2" office:value-type="string">
            <text:p text:style-name="P45">0.46</text:p>
          </table:table-cell>
          <table:table-cell table:style-name="Table3.A2" office:value-type="string">
            <text:p text:style-name="P45">0.43</text:p>
          </table:table-cell>
          <table:table-cell table:style-name="Table3.A2" office:value-type="string">
            <text:p text:style-name="P45">0.39</text:p>
          </table:table-cell>
          <table:table-cell table:style-name="Table3.A2" office:value-type="string">
            <text:p text:style-name="P45">0.37</text:p>
          </table:table-cell>
          <table:table-cell table:style-name="Table3.G2" office:value-type="string">
            <text:p text:style-name="P45">0.34</text:p>
          </table:table-cell>
        </table:table-row>
        <table:table-row>
          <table:table-cell table:style-name="Table3.A2" office:value-type="string">
            <text:p text:style-name="P45">256</text:p>
          </table:table-cell>
          <table:table-cell table:style-name="Table3.A2" office:value-type="string">
            <text:p text:style-name="P45">0.50</text:p>
          </table:table-cell>
          <table:table-cell table:style-name="Table3.A2" office:value-type="string">
            <text:p text:style-name="P45">0.45</text:p>
          </table:table-cell>
          <table:table-cell table:style-name="Table3.A2" office:value-type="string">
            <text:p text:style-name="P45">0.42</text:p>
          </table:table-cell>
          <table:table-cell table:style-name="Table3.A2" office:value-type="string">
            <text:p text:style-name="P45">0.38</text:p>
          </table:table-cell>
          <table:table-cell table:style-name="Table3.A2" office:value-type="string">
            <text:p text:style-name="P45">0.36</text:p>
          </table:table-cell>
          <table:table-cell table:style-name="Table3.G2" office:value-type="string">
            <text:p text:style-name="P45">0.33</text:p>
          </table:table-cell>
        </table:table-row>
      </table:table>
      <text:p text:style-name="P6">When differential state compression is used, the average number of transitions stays closer to the low end (2 and 3) and the packing factor approaches 1. This is because as the number of transitions approach the upper and lower bounds (1 and 256), the vector are denser and tend to pack better.</text:p>
      <text:h text:style-name="P25" text:outline-level="3"><text:bookmark-start text:name="__RefHeading___Toc6299_4080081430"/><text:bookmark text:name="Effect_various_options_have_on_the_size_of_the_dfa"/>Effect various options have on the size of the dfa<text:bookmark-end text:name="__RefHeading___Toc6299_4080081430"/></text:h>
      <text:p text:style-name="P6">add no tree-expr, no min</text:p>
      <text:p text:style-name="P6">old style accept</text:p>
      <text:p text:style-name="P6">An example of the effectiveness of the compression scheme is the evince profile, which compiles into 3 profiles with DFAs.</text:p>
      <text:p text:style-name="P56">Evince DFA size with different DFA option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table-cell table:style-name="Table4.A1" office:value-type="string">
            <text:p text:style-name="P46">Profile 1</text:p>
          </table:table-cell>
          <table:table-cell table:style-name="Table4.A1" office:value-type="string">
            <text:p text:style-name="P46">options</text:p>
          </table:table-cell>
          <table:table-cell table:style-name="Table4.A1" office:value-type="string">
            <text:p text:style-name="P46">DFA # of states</text:p>
          </table:table-cell>
          <table:table-cell table:style-name="Table4.A1" office:value-type="string">
            <text:p text:style-name="P46">no compression</text:p>
          </table:table-cell>
          <table:table-cell table:style-name="Table4.A1" office:value-type="string">
            <text:p text:style-name="P46">2 table (no comb)</text:p>
          </table:table-cell>
          <table:table-cell table:style-name="Table4.A1" office:value-type="string">
            <text:p text:style-name="P46">2 table + comb</text:p>
          </table:table-cell>
          <table:table-cell table:style-name="Table4.A1" office:value-type="string">
            <text:p text:style-name="P46">2 table + comb + differential</text:p>
          </table:table-cell>
          <table:table-cell table:style-name="Table4.H1" office:value-type="string">
            <text:p text:style-name="P52"/>
          </table:table-cell>
        </table:table-row>
        <table:table-row>
          <table:table-cell table:style-name="Table4.A2" office:value-type="string">
            <text:p text:style-name="P45">1</text:p>
          </table:table-cell>
          <table:table-cell table:style-name="Table4.A2" office:value-type="string">
            <text:p text:style-name="P45">no minimize, no sharing</text:p>
          </table:table-cell>
          <table:table-cell table:style-name="Table4.A2" office:value-type="string">
            <text:p text:style-name="P45">11977</text:p>
          </table:table-cell>
          <table:table-cell table:style-name="Table4.A2" office:value-type="string">
            <text:p text:style-name="P45">5.87 MB</text:p>
          </table:table-cell>
          <table:table-cell table:style-name="Table4.A2" office:value-type="string">
            <text:p text:style-name="P51"/>
          </table:table-cell>
          <table:table-cell table:style-name="Table4.A2" office:value-type="string">
            <text:p text:style-name="P45">563KB ave=7.54, Pf=1.33</text:p>
          </table:table-cell>
          <table:table-cell table:style-name="Table4.A2" office:value-type="string">
            <text:p text:style-name="P51"/>
          </table:table-cell>
          <table:table-cell table:style-name="Table4.H2" office:value-type="string">
            <text:p text:style-name="P51"/>
          </table:table-cell>
        </table:table-row>
        <table:table-row>
          <table:table-cell table:style-name="Table4.A2" office:value-type="string">
            <text:p text:style-name="P45">2</text:p>
          </table:table-cell>
          <table:table-cell table:style-name="Table4.A2" office:value-type="string">
            <text:p text:style-name="P45">no minimize, no sharing</text:p>
          </table:table-cell>
          <table:table-cell table:style-name="Table4.A2" office:value-type="string">
            <text:p text:style-name="P45">8172</text:p>
          </table:table-cell>
          <table:table-cell table:style-name="Table4.A2" office:value-type="string">
            <text:p text:style-name="P45">4.01 MB</text:p>
          </table:table-cell>
          <table:table-cell table:style-name="Table4.A2" office:value-type="string">
            <text:p text:style-name="P51"/>
          </table:table-cell>
          <table:table-cell table:style-name="Table4.A2" office:value-type="string">
            <text:p text:style-name="P45">306KB ave=6.22, Pf=1.22</text:p>
          </table:table-cell>
          <table:table-cell table:style-name="Table4.A2" office:value-type="string">
            <text:p text:style-name="P51"/>
          </table:table-cell>
          <table:table-cell table:style-name="Table4.H2" office:value-type="string">
            <text:p text:style-name="P51"/>
          </table:table-cell>
        </table:table-row>
        <table:table-row>
          <table:table-cell table:style-name="Table4.A2" office:value-type="string">
            <text:p text:style-name="P45">3</text:p>
          </table:table-cell>
          <table:table-cell table:style-name="Table4.A2" office:value-type="string">
            <text:p text:style-name="P45">no minimize, <text:soft-page-break/>no sharing</text:p>
          </table:table-cell>
          <table:table-cell table:style-name="Table4.A2" office:value-type="string">
            <text:p text:style-name="P45">5954</text:p>
          </table:table-cell>
          <table:table-cell table:style-name="Table4.A2" office:value-type="string">
            <text:p text:style-name="P45">2.92 MB</text:p>
          </table:table-cell>
          <table:table-cell table:style-name="Table4.A2" office:value-type="string">
            <text:p text:style-name="P51"/>
          </table:table-cell>
          <table:table-cell table:style-name="Table4.A2" office:value-type="string">
            <text:p text:style-name="P45">230KB <text:soft-page-break/>ave=6.40, Pf=1.23</text:p>
          </table:table-cell>
          <table:table-cell table:style-name="Table4.A2" office:value-type="string">
            <text:p text:style-name="P51"/>
          </table:table-cell>
          <table:table-cell table:style-name="Table4.H2" office:value-type="string">
            <text:p text:style-name="P51"/>
          </table:table-cell>
        </table:table-row>
        <table:table-row>
          <table:table-cell table:style-name="Table4.A2" office:value-type="string">
            <text:p text:style-name="P45">1</text:p>
          </table:table-cell>
          <table:table-cell table:style-name="Table4.A2" office:value-type="string">
            <text:p text:style-name="P45">minimize, no sharing</text:p>
          </table:table-cell>
          <table:table-cell table:style-name="Table4.A2" office:value-type="string">
            <text:p text:style-name="P45">8852</text:p>
          </table:table-cell>
          <table:table-cell table:style-name="Table4.A2" office:value-type="string">
            <text:p text:style-name="P45">4.34 MB</text:p>
          </table:table-cell>
          <table:table-cell table:style-name="Table4.A2" office:value-type="string">
            <text:p text:style-name="P51"/>
          </table:table-cell>
          <table:table-cell table:style-name="Table4.A2" office:value-type="string">
            <text:p text:style-name="P45">425KB ave=7.74, Pf=1.33</text:p>
          </table:table-cell>
          <table:table-cell table:style-name="Table4.A2" office:value-type="string">
            <text:p text:style-name="P51"/>
          </table:table-cell>
          <table:table-cell table:style-name="Table4.H2" office:value-type="string">
            <text:p text:style-name="P51"/>
          </table:table-cell>
        </table:table-row>
        <table:table-row>
          <table:table-cell table:style-name="Table4.A2" office:value-type="string">
            <text:p text:style-name="P45">2</text:p>
          </table:table-cell>
          <table:table-cell table:style-name="Table4.A2" office:value-type="string">
            <text:p text:style-name="P45">minimize, no sharing</text:p>
          </table:table-cell>
          <table:table-cell table:style-name="Table4.A2" office:value-type="string">
            <text:p text:style-name="P45">6016</text:p>
          </table:table-cell>
          <table:table-cell table:style-name="Table4.A2" office:value-type="string">
            <text:p text:style-name="P45">2.99 MB</text:p>
          </table:table-cell>
          <table:table-cell table:style-name="Table4.A2" office:value-type="string">
            <text:p text:style-name="P51"/>
          </table:table-cell>
          <table:table-cell table:style-name="Table4.A2" office:value-type="string">
            <text:p text:style-name="P45">237KB ave=6.61, Pf=1.22</text:p>
          </table:table-cell>
          <table:table-cell table:style-name="Table4.A2" office:value-type="string">
            <text:p text:style-name="P51"/>
          </table:table-cell>
          <table:table-cell table:style-name="Table4.H2" office:value-type="string">
            <text:p text:style-name="P51"/>
          </table:table-cell>
        </table:table-row>
        <table:table-row>
          <table:table-cell table:style-name="Table4.A2" office:value-type="string">
            <text:p text:style-name="P45">3</text:p>
          </table:table-cell>
          <table:table-cell table:style-name="Table4.A2" office:value-type="string">
            <text:p text:style-name="P45">minimize, no sharing</text:p>
          </table:table-cell>
          <table:table-cell table:style-name="Table4.A2" office:value-type="string">
            <text:p text:style-name="P45">4086</text:p>
          </table:table-cell>
          <table:table-cell table:style-name="Table4.A2" office:value-type="string">
            <text:p text:style-name="P45">2.95 MB</text:p>
          </table:table-cell>
          <table:table-cell table:style-name="Table4.A2" office:value-type="string">
            <text:p text:style-name="P51"/>
          </table:table-cell>
          <table:table-cell table:style-name="Table4.A2" office:value-type="string">
            <text:p text:style-name="P45">168KB ave=6.93, Pf=1.23</text:p>
          </table:table-cell>
          <table:table-cell table:style-name="Table4.A2" office:value-type="string">
            <text:p text:style-name="P51"/>
          </table:table-cell>
          <table:table-cell table:style-name="Table4.H2" office:value-type="string">
            <text:p text:style-name="P51"/>
          </table:table-cell>
        </table:table-row>
        <table:table-row>
          <table:table-cell table:style-name="Table4.A2" office:value-type="string">
            <text:p text:style-name="P45">1,2,3</text:p>
          </table:table-cell>
          <table:table-cell table:style-name="Table4.A2" office:value-type="string">
            <text:p text:style-name="P45">minimize + sharing</text:p>
          </table:table-cell>
          <table:table-cell table:style-name="Table4.A2" office:value-type="string">
            <text:p text:style-name="P45"> ???</text:p>
          </table:table-cell>
          <table:table-cell table:style-name="Table4.A2" office:value-type="string">
            <text:p text:style-name="P51"/>
          </table:table-cell>
          <table:table-cell table:style-name="Table4.A2" office:value-type="string">
            <text:p text:style-name="P51"/>
          </table:table-cell>
          <table:table-cell table:style-name="Table4.A2" office:value-type="string">
            <text:p text:style-name="P45">Ave=, Pf=</text:p>
          </table:table-cell>
          <table:table-cell table:style-name="Table4.A2" office:value-type="string">
            <text:p text:style-name="P51"/>
          </table:table-cell>
          <table:table-cell table:style-name="Table4.H2" office:value-type="string">
            <text:p text:style-name="P51"/>
          </table:table-cell>
        </table:table-row>
      </table:table>
      <text:h text:style-name="P25" text:outline-level="3"/>
      <text:h text:style-name="P25" text:outline-level="3"><text:bookmark-start text:name="__RefHeading___Toc6301_4080081430"/><text:bookmark text:name="The_Basic_format"/>The Basic format<text:bookmark-end text:name="__RefHeading___Toc6301_4080081430"/></text:h>
      <text:p text:style-name="P6">The HFA is split into multiple tables, for a basic DFA (subset of the EHFA) there are 5 table types used, default, base, next, check, and accept. The default, base, and accept tables store the basic information about a state and are indexed by the state number. While the next and check tables store state transitions are index by the base value (obtained from base table) + input character.</text:p>
      <text:p text:style-name="P59"/>
      <text:p text:style-name="P6">The accept table provides the information to determine the permission associated with that state, whether directly stored in the table or an index into another structure.</text:p>
      <text:p text:style-name="P6">The default table stores the default transition that should be taken for the state, if the check entry does not match.</text:p>
      <text:p text:style-name="P6">The base table stores the start position value into the next check tables for the state.</text:p>
      <text:p text:style-name="P6">The next check, tables store the non-default transitions for the dfa. Each state begins in the table with a location determined by its base value and then it is index from that position by the character (byte) being checked. The next table stores the state to transition to for the character being checked, and the check table stores whether the entry being checked belongs to the current state.</text:p>
      <text:p text:style-name="P6">Each state with in the table is treated as a sparse matrix column only storing non default entries. The states are then interleaved so that one states entries are mapped into the holes of another state.</text:p>
      <text:p text:style-name="P6"><text:line-break/>Comb compression affects the base value which determines the position of the states transitions in the next, check tables. State differential encoding affects the default state and number of transition that need to be stored for the state.</text:p>
      <text:p text:style-name="P6">performance optimization, grouping tables together so they are the same cache line.</text:p>
      <text:h text:style-name="P25" text:outline-level="3"><text:bookmark-start text:name="__RefHeading___Toc6303_4080081430"/><text:bookmark text:name="Basic_default_entry_compression"/>Basic default entry compression<text:bookmark-end text:name="__RefHeading___Toc6303_4080081430"/></text:h>
      <text:p text:style-name="P56">Uncompressed dfa state table</text:p>
      <table:table table:name="Table5" table:style-name="Table5">
        <table:table-column table:style-name="Table5.A"/>
        <table:table-column table:style-name="Table5.B" table:number-columns-repeated="3"/>
        <table:table-column table:style-name="Table5.E"/>
        <table:table-column table:style-name="Table5.B"/>
        <table:table-column table:style-name="Table5.G"/>
        <table:table-row>
          <table:table-cell table:style-name="Table5.A1" office:value-type="string">
            <text:p text:style-name="P46">State</text:p>
          </table:table-cell>
          <table:table-cell table:style-name="Table5.A1" office:value-type="string">
            <text:p text:style-name="P46">\000</text:p>
          </table:table-cell>
          <table:table-cell table:style-name="Table5.A1" office:value-type="string">
            <text:p text:style-name="P46">\001</text:p>
          </table:table-cell>
          <table:table-cell table:style-name="Table5.A1" office:value-type="string">
            <text:p text:style-name="P46">\002</text:p>
          </table:table-cell>
          <table:table-cell table:style-name="Table5.A1" office:value-type="string">
            <text:p text:style-name="P46">..</text:p>
          </table:table-cell>
          <table:table-cell table:style-name="Table5.A1" office:value-type="string">
            <text:p text:style-name="P46">\254</text:p>
          </table:table-cell>
          <table:table-cell table:style-name="Table5.G1" office:value-type="string">
            <text:p text:style-name="P46">\255</text:p>
          </table:table-cell>
        </table:table-row>
        <table:table-row>
          <table:table-cell table:style-name="Table5.A2" office:value-type="string">
            <text:p text:style-name="P45">0 (dead)</text:p>
          </table:table-cell>
          <table:table-cell table:style-name="Table5.A2" office:value-type="string">
            <text:p text:style-name="P45">0</text:p>
          </table:table-cell>
          <table:table-cell table:style-name="Table5.A2" office:value-type="string">
            <text:p text:style-name="P45">0</text:p>
          </table:table-cell>
          <table:table-cell table:style-name="Table5.A2" office:value-type="string">
            <text:p text:style-name="P45">0</text:p>
          </table:table-cell>
          <table:table-cell table:style-name="Table5.A2" office:value-type="string">
            <text:p text:style-name="P45">..</text:p>
          </table:table-cell>
          <table:table-cell table:style-name="Table5.A2" office:value-type="string">
            <text:p text:style-name="P45">0</text:p>
          </table:table-cell>
          <table:table-cell table:style-name="Table5.G2" office:value-type="string">
            <text:p text:style-name="P45">0</text:p>
          </table:table-cell>
        </table:table-row>
        <text:soft-page-break/>
        <table:table-row>
          <table:table-cell table:style-name="Table5.A2" office:value-type="string">
            <text:p text:style-name="P45">1 (start)</text:p>
          </table:table-cell>
          <table:table-cell table:style-name="Table5.A2" office:value-type="string">
            <text:p text:style-name="P51"/>
          </table:table-cell>
          <table:table-cell table:style-name="Table5.A2" office:value-type="string">
            <text:p text:style-name="P51"/>
          </table:table-cell>
          <table:table-cell table:style-name="Table5.A2" office:value-type="string">
            <text:p text:style-name="P51"/>
          </table:table-cell>
          <table:table-cell table:style-name="Table5.A2" office:value-type="string">
            <text:p text:style-name="P45">..</text:p>
          </table:table-cell>
          <table:table-cell table:style-name="Table5.A2" office:value-type="string">
            <text:p text:style-name="P51"/>
          </table:table-cell>
          <table:table-cell table:style-name="Table5.G2" office:value-type="string">
            <text:p text:style-name="P51"/>
          </table:table-cell>
        </table:table-row>
        <table:table-row>
          <table:table-cell table:style-name="Table5.A2" office:value-type="string">
            <text:p text:style-name="P45">2</text:p>
          </table:table-cell>
          <table:table-cell table:style-name="Table5.A2" office:value-type="string">
            <text:p text:style-name="P51"/>
          </table:table-cell>
          <table:table-cell table:style-name="Table5.A2" office:value-type="string">
            <text:p text:style-name="P51"/>
          </table:table-cell>
          <table:table-cell table:style-name="Table5.A2" office:value-type="string">
            <text:p text:style-name="P51"/>
          </table:table-cell>
          <table:table-cell table:style-name="Table5.A2" office:value-type="string">
            <text:p text:style-name="P45">..</text:p>
          </table:table-cell>
          <table:table-cell table:style-name="Table5.A2" office:value-type="string">
            <text:p text:style-name="P51"/>
          </table:table-cell>
          <table:table-cell table:style-name="Table5.G2" office:value-type="string">
            <text:p text:style-name="P51"/>
          </table:table-cell>
        </table:table-row>
        <table:table-row>
          <table:table-cell table:style-name="Table5.A2" office:value-type="string">
            <text:p text:style-name="P51"/>
          </table:table-cell>
          <table:table-cell table:style-name="Table5.B5" table:number-columns-spanned="6" office:value-type="string">
            <text:p text:style-name="P51"/>
          </table:table-cell>
          <table:covered-table-cell/>
          <table:covered-table-cell/>
          <table:covered-table-cell/>
          <table:covered-table-cell/>
          <table:covered-table-cell/>
        </table:table-row>
        <table:table-row>
          <table:table-cell table:style-name="Table5.A2" office:value-type="string">
            <text:p text:style-name="P45">53</text:p>
          </table:table-cell>
          <table:table-cell table:style-name="Table5.A2" office:value-type="string">
            <text:p text:style-name="P51"/>
          </table:table-cell>
          <table:table-cell table:style-name="Table5.A2" office:value-type="string">
            <text:p text:style-name="P51"/>
          </table:table-cell>
          <table:table-cell table:style-name="Table5.A2" office:value-type="string">
            <text:p text:style-name="P51"/>
          </table:table-cell>
          <table:table-cell table:style-name="Table5.A2" office:value-type="string">
            <text:p text:style-name="P45">..</text:p>
          </table:table-cell>
          <table:table-cell table:style-name="Table5.A2" office:value-type="string">
            <text:p text:style-name="P51"/>
          </table:table-cell>
          <table:table-cell table:style-name="Table5.G2" office:value-type="string">
            <text:p text:style-name="P51"/>
          </table:table-cell>
        </table:table-row>
        <table:table-row>
          <table:table-cell table:style-name="Table5.A2" office:value-type="string">
            <text:p text:style-name="P45">54</text:p>
          </table:table-cell>
          <table:table-cell table:style-name="Table5.A2" office:value-type="string">
            <text:p text:style-name="P51"/>
          </table:table-cell>
          <table:table-cell table:style-name="Table5.A2" office:value-type="string">
            <text:p text:style-name="P51"/>
          </table:table-cell>
          <table:table-cell table:style-name="Table5.A2" office:value-type="string">
            <text:p text:style-name="P51"/>
          </table:table-cell>
          <table:table-cell table:style-name="Table5.A2" office:value-type="string">
            <text:p text:style-name="P45">..</text:p>
          </table:table-cell>
          <table:table-cell table:style-name="Table5.A2" office:value-type="string">
            <text:p text:style-name="P51"/>
          </table:table-cell>
          <table:table-cell table:style-name="Table5.G2" office:value-type="string">
            <text:p text:style-name="P51"/>
          </table:table-cell>
        </table:table-row>
      </table:table>
      <text:p text:style-name="P59"/>
      <text:p text:style-name="P59"/>
      <text:p text:style-name="P56">Compressed Dfa</text:p>
      <table:table table:name="Table6" table:style-name="Table6">
        <table:table-column table:style-name="Table6.A"/>
        <table:table-column table:style-name="Table6.B"/>
        <table:table-row>
          <table:table-cell table:style-name="Table6.A1" office:value-type="string">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46">State</text:p>
                </table:table-cell>
                <table:table-cell table:style-name="Table7.A1" office:value-type="string">
                  <text:p text:style-name="P46">Accept</text:p>
                </table:table-cell>
                <table:table-cell table:style-name="Table7.A1" office:value-type="string">
                  <text:p text:style-name="P46">Default</text:p>
                </table:table-cell>
                <table:table-cell table:style-name="Table7.D1" office:value-type="string">
                  <text:p text:style-name="P46">Base</text:p>
                </table:table-cell>
              </table:table-row>
              <table:table-row>
                <table:table-cell table:style-name="Table7.A2" office:value-type="string">
                  <text:p text:style-name="P45">0 (dead)</text:p>
                </table:table-cell>
                <table:table-cell table:style-name="Table7.A2" office:value-type="string">
                  <text:p text:style-name="P45">0</text:p>
                </table:table-cell>
                <table:table-cell table:style-name="Table7.A2" office:value-type="string">
                  <text:p text:style-name="P45">0</text:p>
                </table:table-cell>
                <table:table-cell table:style-name="Table7.D2" office:value-type="string">
                  <text:p text:style-name="P45">0</text:p>
                </table:table-cell>
              </table:table-row>
              <table:table-row>
                <table:table-cell table:style-name="Table7.A2" office:value-type="string">
                  <text:p text:style-name="P45">1 (start)</text:p>
                </table:table-cell>
                <table:table-cell table:style-name="Table7.A2" office:value-type="string">
                  <text:p text:style-name="P51"/>
                </table:table-cell>
                <table:table-cell table:style-name="Table7.A2" office:value-type="string">
                  <text:p text:style-name="P51"/>
                </table:table-cell>
                <table:table-cell table:style-name="Table7.D2" office:value-type="string">
                  <text:p text:style-name="P51"/>
                </table:table-cell>
              </table:table-row>
              <table:table-row>
                <table:table-cell table:style-name="Table7.A2" office:value-type="string">
                  <text:p text:style-name="P45">2</text:p>
                </table:table-cell>
                <table:table-cell table:style-name="Table7.A2" office:value-type="string">
                  <text:p text:style-name="P51"/>
                </table:table-cell>
                <table:table-cell table:style-name="Table7.A2" office:value-type="string">
                  <text:p text:style-name="P51"/>
                </table:table-cell>
                <table:table-cell table:style-name="Table7.D2" office:value-type="string">
                  <text:p text:style-name="P51"/>
                </table:table-cell>
              </table:table-row>
              <table:table-row>
                <table:table-cell table:style-name="Table7.A2" office:value-type="string">
                  <text:p text:style-name="P45">3</text:p>
                </table:table-cell>
                <table:table-cell table:style-name="Table7.A2" office:value-type="string">
                  <text:p text:style-name="P51"/>
                </table:table-cell>
                <table:table-cell table:style-name="Table7.A2" office:value-type="string">
                  <text:p text:style-name="P51"/>
                </table:table-cell>
                <table:table-cell table:style-name="Table7.D2" office:value-type="string">
                  <text:p text:style-name="P51"/>
                </table:table-cell>
              </table:table-row>
              <table:table-row>
                <table:table-cell table:style-name="Table7.A2" office:value-type="string">
                  <text:p text:style-name="P45">4</text:p>
                </table:table-cell>
                <table:table-cell table:style-name="Table7.A2" office:value-type="string">
                  <text:p text:style-name="P51"/>
                </table:table-cell>
                <table:table-cell table:style-name="Table7.A2" office:value-type="string">
                  <text:p text:style-name="P51"/>
                </table:table-cell>
                <table:table-cell table:style-name="Table7.D2" office:value-type="string">
                  <text:p text:style-name="P51"/>
                </table:table-cell>
              </table:table-row>
            </table:table>
            <table:table table:name="Table8" table:style-name="Table8">
              <table:table-column table:style-name="Table8.A"/>
              <table:table-column table:style-name="Table8.B"/>
              <table:table-column table:style-name="Table8.C"/>
              <table:table-row>
                <table:table-cell table:style-name="Table8.A1" office:value-type="string">
                  <text:p text:style-name="P46">Base</text:p>
                </table:table-cell>
                <table:table-cell table:style-name="Table8.A1" office:value-type="string">
                  <text:p text:style-name="P46">Next</text:p>
                </table:table-cell>
                <table:table-cell table:style-name="Table8.C1" office:value-type="string">
                  <text:p text:style-name="P46">Check</text:p>
                </table:table-cell>
              </table:table-row>
              <table:table-row>
                <table:table-cell table:style-name="Table8.A2" office:value-type="string">
                  <text:p text:style-name="P45">0</text:p>
                </table:table-cell>
                <table:table-cell table:style-name="Table8.A2" office:value-type="string">
                  <text:p text:style-name="P51"/>
                </table:table-cell>
                <table:table-cell table:style-name="Table8.C2" office:value-type="string">
                  <text:p text:style-name="P51"/>
                </table:table-cell>
              </table:table-row>
              <table:table-row>
                <table:table-cell table:style-name="Table8.A2" office:value-type="string">
                  <text:p text:style-name="P45">1</text:p>
                </table:table-cell>
                <table:table-cell table:style-name="Table8.A2" office:value-type="string">
                  <text:p text:style-name="P51"/>
                </table:table-cell>
                <table:table-cell table:style-name="Table8.C2" office:value-type="string">
                  <text:p text:style-name="P51"/>
                </table:table-cell>
              </table:table-row>
              <table:table-row>
                <table:table-cell table:style-name="Table8.A2" office:value-type="string">
                  <text:p text:style-name="P45">2</text:p>
                </table:table-cell>
                <table:table-cell table:style-name="Table8.A2" office:value-type="string">
                  <text:p text:style-name="P51"/>
                </table:table-cell>
                <table:table-cell table:style-name="Table8.C2" office:value-type="string">
                  <text:p text:style-name="P51"/>
                </table:table-cell>
              </table:table-row>
              <table:table-row>
                <table:table-cell table:style-name="Table8.A2" office:value-type="string">
                  <text:p text:style-name="P45">3</text:p>
                </table:table-cell>
                <table:table-cell table:style-name="Table8.A2" office:value-type="string">
                  <text:p text:style-name="P51"/>
                </table:table-cell>
                <table:table-cell table:style-name="Table8.C2" office:value-type="string">
                  <text:p text:style-name="P51"/>
                </table:table-cell>
              </table:table-row>
              <table:table-row>
                <table:table-cell table:style-name="Table8.A2" office:value-type="string">
                  <text:p text:style-name="P45">4</text:p>
                </table:table-cell>
                <table:table-cell table:style-name="Table8.A2" office:value-type="string">
                  <text:p text:style-name="P51"/>
                </table:table-cell>
                <table:table-cell table:style-name="Table8.C2" office:value-type="string">
                  <text:p text:style-name="P51"/>
                </table:table-cell>
              </table:table-row>
            </table:table>
            <text:p text:style-name="P45"/>
          </table:table-cell>
          <table:table-cell table:style-name="Table6.A1" office:value-type="string">
            <text:p text:style-name="P51"/>
          </table:table-cell>
        </table:table-row>
      </table:table>
      <text:h text:style-name="P25" text:outline-level="3"><text:bookmark-start text:name="__RefHeading___Toc6305_4080081430"/><text:bookmark text:name="Recursive_default_entry_compression"/>Recursive default entry compression<text:bookmark-end text:name="__RefHeading___Toc6305_4080081430"/></text:h>
      <text:h text:style-name="P4" text:outline-level="1"><text:bookmark-start text:name="__RefHeading___Toc6307_4080081430"/><text:bookmark text:name="Computing_State_Permissions_from_Rules"/>Computing State Permissions from Rules<text:bookmark-end text:name="__RefHeading___Toc6307_4080081430"/></text:h>
      <text:h text:style-name="P22" text:outline-level="2"><text:bookmark-start text:name="__RefHeading___Toc6309_4080081430"/><text:bookmark text:name="accept_nodes"/>accept nodes<text:bookmark-end text:name="__RefHeading___Toc6309_4080081430"/></text:h>
      <text:p text:style-name="P6">- unique per permission</text:p>
      <text:h text:style-name="P22" text:outline-level="2"><text:bookmark-start text:name="__RefHeading___Toc6311_4080081430"/><text:bookmark text:name="deny"/>deny<text:bookmark-end text:name="__RefHeading___Toc6311_4080081430"/></text:h>
      <text:h text:style-name="P22" text:outline-level="2"><text:bookmark-start text:name="__RefHeading___Toc6313_4080081430"/><text:bookmark text:name="x_permission"/>x permission<text:bookmark-end text:name="__RefHeading___Toc6313_4080081430"/></text:h>
      <text:p text:style-name="P6">- intersection test – dominance</text:p>
      <text:p text:style-name="P6"/>
      <text:p text:style-name="P6"/>
      <text:p text:style-name="P6"/>
      <text:p text:style-name="P6"/>
      <text:p text:style-name="P12">TODO:</text:p>
      <text:p text:style-name="P12">eHFA flags</text:p>
      <text:p text:style-name="P12"/>
      <text:list xml:id="list2827659965" text:style-name="L20">
        <text:list-item>
          <text:p text:style-name="P166">variable conditional accept <text:span text:style-name="T32">TODO</text:span></text:p>
        </text:list-item>
        <text:list-item>
          <text:p text:style-name="P166">back ref - can this be tied to variable conds <text:span text:style-name="T32">TODO</text:span></text:p>
        </text:list-item>
        <text:list-item>
          <text:p text:style-name="P166"><text:soft-page-break/>counting constraing - can this be tied to variable conds <text:span text:style-name="T32">TODO</text:span></text:p>
        </text:list-item>
        <text:list-item>
          <text:p text:style-name="P166">border state - could just do side lookup? <text:span text:style-name="T32">TODO</text:span></text:p>
        </text:list-item>
        <text:list-item>
          <text:p text:style-name="P166">forward lookahead, and negative forward lookahead for match at this state? Or should this be encoded in a perm <text:span text:style-name="T32">TODO</text:span></text:p>
          <text:list>
            <text:list-item>
              <text:p text:style-name="P167">need to know what state(s) perms to hit on the look ahead so probably in perms</text:p>
            </text:list-item>
          </text:list>
        </text:list-item>
      </text:list>
      <text:p text:style-name="P8">2-5 bits would like to get 28 bits for base value</text:p>
      <text:p text:style-name="P12"/>
      <text:p text:style-name="P12"/>
      <text:h text:style-name="P63" text:outline-level="1"><text:bookmark-start text:name="__RefHeading___Toc6930_4138333514"/>Compressed DFA/HFA <text:span text:style-name="T41">Storage</text:span> Format and Layout – <text:span text:style-name="T36">MOVE???</text:span><text:bookmark-end text:name="__RefHeading___Toc6930_4138333514"/></text:h>
      <text:h text:style-name="P64" text:outline-level="2"><text:bookmark-start text:name="__RefHeading___Toc6171_4080081430"/><text:bookmark text:name="Base_Layout_DFA"/>Base Layout<text:bookmark-end text:name="__RefHeading___Toc6171_4080081430"/></text:h>
      <text:p text:style-name="P9">The base layout consists of a header (at the start of the stream) containing DFA generic information and then a set of tables, each with their own headers with data following immediately after.</text:p>
      <text:p text:style-name="P41"><text:soft-page-break/><draw:a xlink:type="simple" xlink:href="http://wiki.apparmor.net/index.php/File:Base-dfa.png"><draw:frame draw:style-name="fr7" draw:name="graphics1" text:anchor-type="as-char" svg:width="5.5937in" svg:height="5.8335in" draw:z-index="7"><draw:image xlink:href="http://wiki.apparmor.net/images/6/61/Base-dfa.png" xlink:type="simple" xlink:show="embed" xlink:actuate="onLoad"/><svg:title>Base-dfa.png</svg:title></draw:frame></draw:a></text:p>
      <text:p text:style-name="P9">???</text:p>
      <text:p text:style-name="P9">As shown above in states 2 transitions, they can be interleaved with over states transitions. This comb compression is done to save space, instead of requiring 256 transition entries for a given state only the transitions not covered by the default transition need to stored in the next check table. It is possible that some entries of the next/check tables may be empty but comb compression will usually fill the majority of entries.</text:p>
      <text:p text:style-name="P13">The above diagram can not show the differential state compression, because default state transition are used to represent both differential state compression and simple default state transitions, the only difference being a flag that is stored in the high bit of the base table.</text:p>
      <text:p text:style-name="P13"/>
      <text:h text:style-name="P65" text:outline-level="3"><text:bookmark-start text:name="__RefHeading___Toc6187_4080081430"/><text:bookmark text:name="eDFA_-_variable_extension"/>eDFA - variable extension - <text:span text:style-name="T31">TODO</text:span><text:bookmark-end text:name="__RefHeading___Toc6187_4080081430"/></text:h>
      <text:p text:style-name="P8">In addition to the tables and transitions outlined for the base dfa the variable extension add several new tables and transition relationships.</text:p>
      <text:p text:style-name="P40"><text:soft-page-break/><draw:a xlink:type="simple" xlink:href="http://wiki.apparmor.net/index.php/File:Edfa.png"><draw:frame draw:style-name="fr7" draw:name="graphics2" text:anchor-type="as-char" svg:width="8.3543in" svg:height="6.5728in" draw:z-index="4"><draw:image xlink:href="http://wiki.apparmor.net/images/e/ec/Edfa.png" xlink:type="simple" xlink:show="embed" xlink:actuate="onLoad"/><svg:title>Edfa.png</svg:title></draw:frame></draw:a></text:p>
      <text:p text:style-name="P8">The variable eDFA extends the base DFA with six new tables: caccept, trans, inst, tcond, tbase, and cond. The caccept, and trans tables are the same size and maybe less than or equal to the size of the accept, default and base tables. The inst table maybe less than or equal to the size of next check and the tcond, tbase and cond tables size is independent of all other tables.</text:p>
      <text:p text:style-name="P8">The cond table stores, logical variable combinations, like A&amp;B, A&amp;B&amp;C, etc.</text:p>
      <text:p text:style-name="P8">The trans table stores an index into the tcond and tbase tables that are used to find the transitions for a particular variable combination that is possible for the state. The tcond table is an index into cond for a particular variable condition, and tbase references into next/check for the actual transition.</text:p>
      <text:p text:style-name="P8">The inst table stores an index into the cond table for the set of variables that a transition into next will instantiate.</text:p>
      <text:p text:style-name="P8"><text:soft-page-break/>If the state is flagged as conditionally accepting the accept table entry takes on a new meaning, it becomes an index into the acond, and aaccept tables. These provide the accept value that matches the current variable match conditions.</text:p>
      <text:p text:style-name="P8">The tcond/tbase and acond/accept tables, are stored in an ordered set of perms that belong to the referencing state, that is the state can have more than one entry.  ?? does the state have another table to list how many entries, or is a null entry used. Another table for size is smaller. So add an extra table?</text:p>
      <text:p text:style-name="P8">Note that states that have conditional accept, or conditional transitions are sorted to be in the lower DFA state entries.</text:p>
      <text:h text:style-name="P65" text:outline-level="3"><text:bookmark-start text:name="__RefHeading___Toc6950_4138333514"/>eDFA – <text:span text:style-name="T35">transition</text:span> action <text:span text:style-name="T35">TODO</text:span><text:bookmark-end text:name="__RefHeading___Toc6950_4138333514"/></text:h>
      <text:p text:style-name="P23">???</text:p>
      <text:h text:style-name="P65" text:outline-level="3"><text:bookmark-start text:name="__RefHeading___Toc6189_4080081430"/><text:bookmark text:name="eDFA_-_back_reference_extension"/>eDFA - back reference extension - <text:span text:style-name="T31">TODO</text:span><text:bookmark-end text:name="__RefHeading___Toc6189_4080081430"/></text:h>
      <text:p text:style-name="P8"><text:span text:style-name="T34">Back references are built on top of </text:span><text:span text:style-name="T35">transition</text:span><text:span text:style-name="T34"> actions, and the embedded variable extension. </text:span><text:span text:style-name="T33">When a back reference </text:span><text:span text:style-name="T34">definition point is entered, an entry action opens a new multi-variable instance to track the variable. When the the back reference definition closing point is encounter the variable is </text:span><text:span text:style-name="T33">defined </text:span><text:span text:style-name="T34">the</text:span><text:span text:style-name="T33"> new value is added to the matching multi-valued variable. This special variable is then used at the back reference match point just like a regular multi-valued variable.</text:span></text:p>
      <text:p text:style-name="P8">??? <text:span text:style-name="T33">examples.</text:span></text:p>
      <text:p text:style-name="P8">- <text:span text:style-name="T35">flags</text:span></text:p>
      <text:p text:style-name="P8">- <text:span text:style-name="T33">need to show setup</text:span></text:p>
      <text:p text:style-name="P8">- <text:span text:style-name="T33">need to show multi-values per variables</text:span></text:p>
      <text:p text:style-name="P8">- <text:span text:style-name="T33">need to show multi independent variables.</text:span></text:p>
      <text:p text:style-name="P8"/>
      <text:h text:style-name="P65" text:outline-level="3"><text:bookmark-start text:name="__RefHeading___Toc6191_4080081430"/><text:bookmark text:name="eDFA_-_counting_constraints"/>eDFA - counting constraints - <text:span text:style-name="T31">TODO</text:span><text:bookmark-end text:name="__RefHeading___Toc6191_4080081430"/></text:h>
      <text:p text:style-name="P14">Built on transition actions and ancillery data</text:p>
      <text:p text:style-name="P8">Counting constraints while similar to the variable extension are separate and see their own set of tables added (that are similar to the variable tables) to set up the counts, and handle conditional matching based off of the counts.</text:p>
      <text:h text:style-name="P65" text:outline-level="3"><text:bookmark-start text:name="__RefHeading___Toc6193_4080081430"/><text:bookmark text:name="HFA_-_NFA_border_states"/>HFA - NFA border states - <text:span text:style-name="T31">TODO</text:span><text:bookmark-end text:name="__RefHeading___Toc6193_4080081430"/></text:h>
      <text:p text:style-name="P8">The addition of border states to the DFA changes it into an HFA by adding introducing an NFA state. A border state marks the transition from one sub DFA to a set of sub DFAs. It does this by storing a set of transitions, one for each sub DFA it transitions too, which can then be match by breadth or depth first match just has an NFA would do.</text:p>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ans3" svg:font-family="'Liberation Sans'" style:font-adornments="Regular" style:font-family-generic="swiss"/>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ohit Hindi" svg:font-family="'Lohit Hindi'"/>
    <style:font-face style:name="Lohit Hindi1" svg:font-family="'Lohit Hindi'" style:font-family-generic="modern" style:font-pitch="fixed"/>
    <style:font-face style:name="Lohit Hindi2" svg:font-family="'Lohit Hindi'" style:font-family-generic="swiss" style:font-pitch="variable"/>
    <style:font-face style:name="Lohit Hindi3" svg:font-family="'Lohit Hind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ce style:name="WenQuanYi Micro Hei" svg:font-family="'WenQuanYi Micro Hei'" style:font-family-generic="modern" style:font-pitch="fixed"/>
    <style:font-face style:name="WenQuanYi Micro Hei1" svg:font-family="'WenQuanYi Micro Hei'" style:font-family-generic="swiss" style:font-pitch="variable"/>
    <style:font-face style:name="WenQuanYi Micro Hei2" svg:font-family="'WenQuanYi Micro Hei'" style:font-family-generic="system" style:font-pitch="variable"/>
    <style:font-face style:name="sans-serif" svg:font-family="sans-serif"/>
  </office:font-face-decls>
  <office:styles>
    <draw:marker draw:name="Arrow" svg:viewBox="0 0 20 30" svg:d="M10 0l-10 30h20z"/>
    <draw:stroke-dash draw:name="Fine_20_Dotted" draw:display-name="Fine Dotted" draw:style="rect" draw:dots1="1" draw:distance="0.102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2" style:font-size-asian="10.5pt" style:language-asian="zh" style:country-asian="CN" style:font-name-complex="Lohit Hindi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2" style:font-size-asian="10.5pt" style:language-asian="zh" style:country-asian="CN" style:font-name-complex="Lohit Hindi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2" fo:font-family="'Liberation Sans'" style:font-family-generic="swiss" style:font-pitch="variable" fo:font-size="14pt" style:font-name-asian="WenQuanYi Micro Hei2" style:font-family-asian="'WenQuanYi Micro Hei'" style:font-family-generic-asian="system" style:font-pitch-asian="variable" style:font-size-asian="14pt" style:font-name-complex="Lohit Hindi3"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WenQuanYi Micro Hei2" style:font-family-asian="'WenQuanYi Micro Hei'" style:font-family-generic-asian="system" style:font-pitch-asian="variable" style:font-size-asian="18pt" style:font-weight-asian="bold" style:font-name-complex="Lohit Hindi3" style:font-family-complex="'Lohit Hind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Micro Hei2" style:font-family-asian="'WenQuanYi Micro Hei'" style:font-family-generic-asian="system" style:font-pitch-asian="variable" style:font-size-asian="24pt" style:font-weight-asian="bold" style:font-name-complex="Lohit Hindi3" style:font-family-complex="'Lohit Hind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 style:font-family-asian="'WenQuanYi Micro Hei'" style:font-family-generic-asian="modern" style:font-pitch-asian="fixed" style:font-size-asian="10pt" style:font-name-complex="Lohit Hindi1" style:font-family-complex="'Lohit Hindi'"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WenQuanYi Micro Hei2" style:font-family-asian="'WenQuanYi Micro Hei'" style:font-family-generic-asian="system" style:font-pitch-asian="variable" style:font-size-asian="14pt" style:font-weight-asian="bold" style:font-name-complex="Lohit Hindi3" style:font-family-complex="'Lohit Hind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text-properties style:font-name="Liberation Serif" fo:font-family="'Liberation Serif'" style:font-family-generic="roman" style:font-pitch="variable" fo:font-size="12pt" fo:font-weight="bold" style:font-name-asian="WenQuanYi Micro Hei2" style:font-family-asian="'WenQuanYi Micro Hei'" style:font-family-generic-asian="system" style:font-pitch-asian="variable" style:font-size-asian="12pt" style:font-weight-asian="bold" style:font-name-complex="Lohit Hindi3" style:font-family-complex="'Lohit Hindi'" style:font-family-generic-complex="system" style:font-pitch-complex="variable"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hn Johansen</meta:initial-creator>
    <meta:creation-date>2012-03-01T00:24:27</meta:creation-date>
    <dc:date>2023-02-07T04:53:05.603525910</dc:date>
    <dc:creator>John Johansen</dc:creator>
    <meta:editing-duration>P3DT4H55M56S</meta:editing-duration>
    <meta:editing-cycles>130</meta:editing-cycles>
    <meta:generator>LibreOffice/7.3.7.2$Linux_X86_64 LibreOffice_project/30$Build-2</meta:generator>
    <meta:document-statistic meta:table-count="8" meta:image-count="6" meta:object-count="0" meta:page-count="49" meta:paragraph-count="1065" meta:word-count="13239" meta:character-count="78580" meta:non-whitespace-character-count="66220"/>
  </office:meta>
</office:document-meta>
</file>